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6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ackground-color="#8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60"/>
    <style:style style:name="ce5" style:family="table-cell" style:parent-style-name="Default" style:data-style-name="N2"/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13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4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1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6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17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</office:automatic-styles>
  <office:body>
    <office:spreadsheet>
      <table:table table:name="vecto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3" table:default-cell-style-name="ce5"/>
        <table:table-column table:style-name="co3" table:visibility="collapse" table:default-cell-style-name="ce5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Expected Limits – All Samples</text:p>
          </table:table-cell>
          <table:covered-table-cell table:number-columns-repeated="10" table:style-name="ce2"/>
          <table:table-cell table:style-name="ce2"/>
          <table:table-cell/>
          <table:table-cell table:style-name="ce1" office:value-type="string" calcext:value-type="string" table:number-columns-spanned="4" table:number-rows-spanned="1">
            <text:p>Theory Limits</text:p>
          </table:table-cell>
          <table:covered-table-cell table:number-columns-repeated="3" table:style-name="ce2"/>
          <table:table-cell/>
          <table:table-cell table:style-name="ce1" office:value-type="string" calcext:value-type="string" table:number-columns-spanned="10" table:number-rows-spanned="1">
            <text:p>Expected Limits – Leptonic If Available, Otherwise Inclusive</text:p>
          </table:table-cell>
          <table:covered-table-cell table:number-columns-repeated="9"/>
        </table:table-row>
        <table:table-row table:style-name="ro1">
          <table:table-cell table:style-name="ce2" office:value-type="string" calcext:value-type="string">
            <text:p>Mphi</text:p>
          </table:table-cell>
          <table:table-cell table:style-name="ce2" office:value-type="string" calcext:value-type="string">
            <text:p>Mchi</text:p>
          </table:table-cell>
          <table:table-cell table:style-name="ce2" office:value-type="string" calcext:value-type="string">
            <text:p>obs</text:p>
          </table:table-cell>
          <table:table-cell table:style-name="ce2" office:value-type="string" calcext:value-type="string">
            <text:p>-2s</text:p>
          </table:table-cell>
          <table:table-cell table:style-name="ce2" office:value-type="string" calcext:value-type="string">
            <text:p>-1s</text:p>
          </table:table-cell>
          <table:table-cell table:style-name="ce2" office:value-type="string" calcext:value-type="string">
            <text:p>median95</text:p>
          </table:table-cell>
          <table:table-cell table:style-name="ce2" office:value-type="string" calcext:value-type="string">
            <text:p>+1s</text:p>
          </table:table-cell>
          <table:table-cell table:style-name="ce2" office:value-type="string" calcext:value-type="string">
            <text:p>+2s</text:p>
          </table:table-cell>
          <table:table-cell table:style-name="ce2" office:value-type="string" calcext:value-type="string">
            <text:p>leptonic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mu</text:p>
          </table:table-cell>
          <table:table-cell table:style-name="ce2"/>
          <table:table-cell/>
          <table:table-cell table:style-name="ce2" office:value-type="string" calcext:value-type="string">
            <text:p>Mphi</text:p>
          </table:table-cell>
          <table:table-cell table:style-name="ce2" office:value-type="string" calcext:value-type="string">
            <text:p>Mchi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Mphi&amp;Mchi</text:p>
          </table:table-cell>
          <table:table-cell/>
          <table:table-cell table:style-name="ce2" office:value-type="string" calcext:value-type="string">
            <text:p>Mphi</text:p>
          </table:table-cell>
          <table:table-cell table:style-name="ce2" office:value-type="string" calcext:value-type="string">
            <text:p>Mchi</text:p>
          </table:table-cell>
          <table:table-cell table:style-name="ce2" office:value-type="string" calcext:value-type="string">
            <text:p>obs</text:p>
          </table:table-cell>
          <table:table-cell table:style-name="ce2" office:value-type="string" calcext:value-type="string">
            <text:p>-2s</text:p>
          </table:table-cell>
          <table:table-cell table:style-name="ce2" office:value-type="string" calcext:value-type="string">
            <text:p>-1s</text:p>
          </table:table-cell>
          <table:table-cell table:style-name="ce2" office:value-type="string" calcext:value-type="string">
            <text:p>median95</text:p>
          </table:table-cell>
          <table:table-cell table:style-name="ce2" office:value-type="string" calcext:value-type="string">
            <text:p>+1s</text:p>
          </table:table-cell>
          <table:table-cell table:style-name="ce2" office:value-type="string" calcext:value-type="string">
            <text:p>+2s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mu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.4384" calcext:value-type="float">
            <text:p>3.4384</text:p>
          </table:table-cell>
          <table:table-cell office:value-type="float" office:value="1.642" calcext:value-type="float">
            <text:p>1.642</text:p>
          </table:table-cell>
          <table:table-cell office:value-type="float" office:value="2.2561" calcext:value-type="float">
            <text:p>2.2561</text:p>
          </table:table-cell>
          <table:table-cell office:value-type="float" office:value="3.2969" calcext:value-type="float">
            <text:p>3.2969</text:p>
          </table:table-cell>
          <table:table-cell office:value-type="float" office:value="4.9658" calcext:value-type="float">
            <text:p>4.9658</text:p>
          </table:table-cell>
          <table:table-cell office:value-type="float" office:value="7.3177" calcext:value-type="float">
            <text:p>7.317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3]&amp;[.B3]; [.Q$3:.Q$201]; 0)+2))" office:value-type="float" office:value="4.522" calcext:value-type="float">
            <text:p>4.52E+000</text:p>
          </table:table-cell>
          <table:table-cell table:formula="of:=[.F3]/[.J3]" office:value-type="float" office:value="0.729080053073861" calcext:value-type="float">
            <text:p>0.73</text:p>
          </table:table-cell>
          <table:table-cell table:formula="of:=[.A3]&amp;[.B3]" office:value-type="string" office:string-value="9550" calcext:value-type="string">
            <text:p>95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.0000006432" calcext:value-type="float">
            <text:p>6.43E-007</text:p>
          </table:table-cell>
          <table:table-cell table:formula="of:=[.N3]&amp;[.O3]" office:value-type="string" office:string-value="100001000" calcext:value-type="string">
            <text:p>100001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$S3]&amp;[.$T3];[.$L$3:.$L$203];0)+2))" office:value-type="float" office:value="3.4384" calcext:value-type="float">
            <text:p>3.4384</text:p>
          </table:table-cell>
          <table:table-cell table:formula="of:=INDIRECT(&quot;D&quot;&amp;(MATCH([.$S3]&amp;[.$T3];[.$L$3:.$L$203];0)+2))" office:value-type="float" office:value="1.642" calcext:value-type="float">
            <text:p>1.642</text:p>
          </table:table-cell>
          <table:table-cell table:formula="of:=INDIRECT(&quot;E&quot;&amp;(MATCH([.$S3]&amp;[.$T3];[.$L$3:.$L$203];0)+2))" office:value-type="float" office:value="2.2561" calcext:value-type="float">
            <text:p>2.2561</text:p>
          </table:table-cell>
          <table:table-cell table:formula="of:=INDIRECT(&quot;F&quot;&amp;(MATCH([.$S3]&amp;[.$T3];[.$L$3:.$L$203];0)+2))" office:value-type="float" office:value="3.2969" calcext:value-type="float">
            <text:p>3.2969</text:p>
          </table:table-cell>
          <table:table-cell table:formula="of:=INDIRECT(&quot;G&quot;&amp;(MATCH([.$S3]&amp;[.$T3];[.$L$3:.$L$203];0)+2))" office:value-type="float" office:value="4.9658" calcext:value-type="float">
            <text:p>4.9658</text:p>
          </table:table-cell>
          <table:table-cell table:formula="of:=INDIRECT(&quot;H&quot;&amp;(MATCH([.$S3]&amp;[.$T3];[.$L$3:.$L$203];0)+2))" office:value-type="float" office:value="7.3177" calcext:value-type="float">
            <text:p>7.3177</text:p>
          </table:table-cell>
          <table:table-cell table:style-name="ce4" table:formula="of:=INDIRECT(&quot;J&quot;&amp;(MATCH([.$S3]&amp;[.$T3];[.$L$3:.$L$203];0)+2))" office:value-type="float" office:value="4.522" calcext:value-type="float">
            <text:p>4.52E+000</text:p>
          </table:table-cell>
          <table:table-cell table:style-name="ce4" table:formula="of:=INDIRECT(&quot;K&quot;&amp;(MATCH([.$S3]&amp;[.$T3];[.$L$3:.$L$203];0)+2))" office:value-type="float" office:value="0.729080053073861" calcext:value-type="float">
            <text:p>7.29E-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.9398" calcext:value-type="float">
            <text:p>2.9398</text:p>
          </table:table-cell>
          <table:table-cell office:value-type="float" office:value="1.3936" calcext:value-type="float">
            <text:p>1.3936</text:p>
          </table:table-cell>
          <table:table-cell office:value-type="float" office:value="1.9231" calcext:value-type="float">
            <text:p>1.9231</text:p>
          </table:table-cell>
          <table:table-cell office:value-type="float" office:value="2.8203" calcext:value-type="float">
            <text:p>2.8203</text:p>
          </table:table-cell>
          <table:table-cell office:value-type="float" office:value="4.2705" calcext:value-type="float">
            <text:p>4.2705</text:p>
          </table:table-cell>
          <table:table-cell office:value-type="float" office:value="6.3056" calcext:value-type="float">
            <text:p>6.305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]&amp;[.B4]; [.Q$3:.Q$201]; 0)+2))" office:value-type="float" office:value="4.522" calcext:value-type="float">
            <text:p>4.52E+000</text:p>
          </table:table-cell>
          <table:table-cell table:formula="of:=[.F4]/[.J4]" office:value-type="float" office:value="0.623684210526316" calcext:value-type="float">
            <text:p>0.62</text:p>
          </table:table-cell>
          <table:table-cell table:formula="of:=[.A4]&amp;[.B4]" office:value-type="string" office:string-value="9550" calcext:value-type="string">
            <text:p>95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  <table:table-cell table:formula="of:=[.N4]&amp;[.O4]" office:value-type="string" office:string-value="10000100" calcext:value-type="string">
            <text:p>10000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INDIRECT(&quot;C&quot;&amp;(MATCH([.S4]&amp;[.T4];[.L$3:.L$203];0)+2))" office:value-type="float" office:value="2.2323" calcext:value-type="float">
            <text:p>2.2323</text:p>
          </table:table-cell>
          <table:table-cell table:formula="of:=INDIRECT(&quot;D&quot;&amp;(MATCH([.$S4]&amp;[.$T4];[.$L$3:.$L$203];0)+2))" office:value-type="float" office:value="1.0778" calcext:value-type="float">
            <text:p>1.0778</text:p>
          </table:table-cell>
          <table:table-cell table:formula="of:=INDIRECT(&quot;E&quot;&amp;(MATCH([.$S4]&amp;[.$T4];[.$L$3:.$L$203];0)+2))" office:value-type="float" office:value="1.4809" calcext:value-type="float">
            <text:p>1.4809</text:p>
          </table:table-cell>
          <table:table-cell table:formula="of:=INDIRECT(&quot;F&quot;&amp;(MATCH([.$S4]&amp;[.$T4];[.$L$3:.$L$203];0)+2))" office:value-type="float" office:value="2.1641" calcext:value-type="float">
            <text:p>2.1641</text:p>
          </table:table-cell>
          <table:table-cell table:formula="of:=INDIRECT(&quot;G&quot;&amp;(MATCH([.$S4]&amp;[.$T4];[.$L$3:.$L$203];0)+2))" office:value-type="float" office:value="3.2423" calcext:value-type="float">
            <text:p>3.2423</text:p>
          </table:table-cell>
          <table:table-cell table:formula="of:=INDIRECT(&quot;H&quot;&amp;(MATCH([.$S4]&amp;[.$T4];[.$L$3:.$L$203];0)+2))" office:value-type="float" office:value="4.7159" calcext:value-type="float">
            <text:p>4.7159</text:p>
          </table:table-cell>
          <table:table-cell table:style-name="ce4" table:formula="of:=INDIRECT(&quot;J&quot;&amp;(MATCH([.$S4]&amp;[.$T4];[.$L$3:.$L$203];0)+2))" office:value-type="float" office:value="3.167" calcext:value-type="float">
            <text:p>3.17E+000</text:p>
          </table:table-cell>
          <table:table-cell table:style-name="ce4" table:formula="of:=INDIRECT(&quot;K&quot;&amp;(MATCH([.$S4]&amp;[.$T4];[.$L$3:.$L$203];0)+2))" office:value-type="float" office:value="0.683328070729397" calcext:value-type="float">
            <text:p>6.83E-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2323" calcext:value-type="float">
            <text:p>2.2323</text:p>
          </table:table-cell>
          <table:table-cell office:value-type="float" office:value="1.0778" calcext:value-type="float">
            <text:p>1.0778</text:p>
          </table:table-cell>
          <table:table-cell office:value-type="float" office:value="1.4809" calcext:value-type="float">
            <text:p>1.4809</text:p>
          </table:table-cell>
          <table:table-cell office:value-type="float" office:value="2.1641" calcext:value-type="float">
            <text:p>2.1641</text:p>
          </table:table-cell>
          <table:table-cell office:value-type="float" office:value="3.2423" calcext:value-type="float">
            <text:p>3.2423</text:p>
          </table:table-cell>
          <table:table-cell office:value-type="float" office:value="4.7159" calcext:value-type="float">
            <text:p>4.7159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5]&amp;[.B5]; [.Q$3:.Q$201]; 0)+2))" office:value-type="float" office:value="3.167" calcext:value-type="float">
            <text:p>3.17E+000</text:p>
          </table:table-cell>
          <table:table-cell table:formula="of:=[.F5]/[.J5]" office:value-type="float" office:value="0.683328070729397" calcext:value-type="float">
            <text:p>0.68</text:p>
          </table:table-cell>
          <table:table-cell table:formula="of:=[.A5]&amp;[.B5]" office:value-type="string" office:string-value="2001" calcext:value-type="string">
            <text:p>2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  <table:table-cell table:formula="of:=[.N5]&amp;[.O5]" office:value-type="string" office:string-value="1000010" calcext:value-type="string">
            <text:p>10000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S5]&amp;[.T5];[.L$3:.L$203];0)+2))" office:value-type="float" office:value="2.5157" calcext:value-type="float">
            <text:p>2.5157</text:p>
          </table:table-cell>
          <table:table-cell table:formula="of:=INDIRECT(&quot;D&quot;&amp;(MATCH([.$S5]&amp;[.$T5];[.$L$3:.$L$203];0)+2))" office:value-type="float" office:value="1.1725" calcext:value-type="float">
            <text:p>1.1725</text:p>
          </table:table-cell>
          <table:table-cell table:formula="of:=INDIRECT(&quot;E&quot;&amp;(MATCH([.$S5]&amp;[.$T5];[.$L$3:.$L$203];0)+2))" office:value-type="float" office:value="1.6043" calcext:value-type="float">
            <text:p>1.6043</text:p>
          </table:table-cell>
          <table:table-cell table:formula="of:=INDIRECT(&quot;F&quot;&amp;(MATCH([.$S5]&amp;[.$T5];[.$L$3:.$L$203];0)+2))" office:value-type="float" office:value="2.3359" calcext:value-type="float">
            <text:p>2.3359</text:p>
          </table:table-cell>
          <table:table-cell table:formula="of:=INDIRECT(&quot;G&quot;&amp;(MATCH([.$S5]&amp;[.$T5];[.$L$3:.$L$203];0)+2))" office:value-type="float" office:value="3.4998" calcext:value-type="float">
            <text:p>3.4998</text:p>
          </table:table-cell>
          <table:table-cell table:formula="of:=INDIRECT(&quot;H&quot;&amp;(MATCH([.$S5]&amp;[.$T5];[.$L$3:.$L$203];0)+2))" office:value-type="float" office:value="5.0904" calcext:value-type="float">
            <text:p>5.0904</text:p>
          </table:table-cell>
          <table:table-cell table:style-name="ce4" table:formula="of:=INDIRECT(&quot;J&quot;&amp;(MATCH([.$S5]&amp;[.$T5];[.$L$3:.$L$203];0)+2))" office:value-type="float" office:value="3.076" calcext:value-type="float">
            <text:p>3.08E+000</text:p>
          </table:table-cell>
          <table:table-cell table:style-name="ce4" table:formula="of:=INDIRECT(&quot;K&quot;&amp;(MATCH([.$S5]&amp;[.$T5];[.$L$3:.$L$203];0)+2))" office:value-type="float" office:value="0.759395318595579" calcext:value-type="float">
            <text:p>7.59E-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0337" calcext:value-type="float">
            <text:p>2.0337</text:p>
          </table:table-cell>
          <table:table-cell office:value-type="float" office:value="0.9008" calcext:value-type="float">
            <text:p>0.9008</text:p>
          </table:table-cell>
          <table:table-cell office:value-type="float" office:value="1.2594" calcext:value-type="float">
            <text:p>1.2594</text:p>
          </table:table-cell>
          <table:table-cell office:value-type="float" office:value="1.8672" calcext:value-type="float">
            <text:p>1.8672</text:p>
          </table:table-cell>
          <table:table-cell office:value-type="float" office:value="2.8422" calcext:value-type="float">
            <text:p>2.8422</text:p>
          </table:table-cell>
          <table:table-cell office:value-type="float" office:value="4.1825" calcext:value-type="float">
            <text:p>4.182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]&amp;[.B6]; [.Q$3:.Q$201]; 0)+2))" office:value-type="float" office:value="3.167" calcext:value-type="float">
            <text:p>3.17E+000</text:p>
          </table:table-cell>
          <table:table-cell table:formula="of:=[.F6]/[.J6]" office:value-type="float" office:value="0.589580044205873" calcext:value-type="float">
            <text:p>0.59</text:p>
          </table:table-cell>
          <table:table-cell table:formula="of:=[.A6]&amp;[.B6]" office:value-type="string" office:string-value="2001" calcext:value-type="string">
            <text:p>2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  <table:table-cell table:formula="of:=[.N6]&amp;[.O6]" office:value-type="string" office:string-value="10000150" calcext:value-type="string">
            <text:p>10000150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table:formula="of:=INDIRECT(&quot;C&quot;&amp;(MATCH([.S6]&amp;[.T6];[.L$3:.L$203];0)+2))" office:value-type="float" office:value="1.5022" calcext:value-type="float">
            <text:p>1.5022</text:p>
          </table:table-cell>
          <table:table-cell table:formula="of:=INDIRECT(&quot;D&quot;&amp;(MATCH([.$S6]&amp;[.$T6];[.$L$3:.$L$203];0)+2))" office:value-type="float" office:value="0.6891" calcext:value-type="float">
            <text:p>0.6891</text:p>
          </table:table-cell>
          <table:table-cell table:formula="of:=INDIRECT(&quot;E&quot;&amp;(MATCH([.$S6]&amp;[.$T6];[.$L$3:.$L$203];0)+2))" office:value-type="float" office:value="0.9509" calcext:value-type="float">
            <text:p>0.9509</text:p>
          </table:table-cell>
          <table:table-cell table:formula="of:=INDIRECT(&quot;F&quot;&amp;(MATCH([.$S6]&amp;[.$T6];[.$L$3:.$L$203];0)+2))" office:value-type="float" office:value="1.3945" calcext:value-type="float">
            <text:p>1.3945</text:p>
          </table:table-cell>
          <table:table-cell table:formula="of:=INDIRECT(&quot;G&quot;&amp;(MATCH([.$S6]&amp;[.$T6];[.$L$3:.$L$203];0)+2))" office:value-type="float" office:value="2.0894" calcext:value-type="float">
            <text:p>2.0894</text:p>
          </table:table-cell>
          <table:table-cell table:formula="of:=INDIRECT(&quot;H&quot;&amp;(MATCH([.$S6]&amp;[.$T6];[.$L$3:.$L$203];0)+2))" office:value-type="float" office:value="3.0389" calcext:value-type="float">
            <text:p>3.0389</text:p>
          </table:table-cell>
          <table:table-cell table:style-name="ce4" table:formula="of:=INDIRECT(&quot;J&quot;&amp;(MATCH([.$S6]&amp;[.$T6];[.$L$3:.$L$203];0)+2))" office:value-type="float" office:value="0.5348" calcext:value-type="float">
            <text:p>5.35E-001</text:p>
          </table:table-cell>
          <table:table-cell table:style-name="ce4" table:formula="of:=INDIRECT(&quot;K&quot;&amp;(MATCH([.$S6]&amp;[.$T6];[.$L$3:.$L$203];0)+2))" office:value-type="float" office:value="2.60751682872102" calcext:value-type="float">
            <text:p>2.61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.3418" calcext:value-type="float">
            <text:p>2.3418</text:p>
          </table:table-cell>
          <table:table-cell office:value-type="float" office:value="1.1478" calcext:value-type="float">
            <text:p>1.1478</text:p>
          </table:table-cell>
          <table:table-cell office:value-type="float" office:value="1.5771" calcext:value-type="float">
            <text:p>1.5771</text:p>
          </table:table-cell>
          <table:table-cell office:value-type="float" office:value="2.3047" calcext:value-type="float">
            <text:p>2.3047</text:p>
          </table:table-cell>
          <table:table-cell office:value-type="float" office:value="3.453" calcext:value-type="float">
            <text:p>3.453</text:p>
          </table:table-cell>
          <table:table-cell office:value-type="float" office:value="5.0223" calcext:value-type="float">
            <text:p>5.0223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7]&amp;[.B7]; [.Q$3:.Q$201]; 0)+2))" office:value-type="float" office:value="3.162" calcext:value-type="float">
            <text:p>3.16E+000</text:p>
          </table:table-cell>
          <table:table-cell table:formula="of:=[.F7]/[.J7]" office:value-type="float" office:value="0.72887413029728" calcext:value-type="float">
            <text:p>0.73</text:p>
          </table:table-cell>
          <table:table-cell table:formula="of:=[.A7]&amp;[.B7]" office:value-type="string" office:string-value="20010" calcext:value-type="string">
            <text:p>200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  <table:table-cell table:formula="of:=[.N7]&amp;[.O7]" office:value-type="string" office:string-value="100001" calcext:value-type="string">
            <text:p>1000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INDIRECT(&quot;C&quot;&amp;(MATCH([.S7]&amp;[.T7];[.L$3:.L$203];0)+2))" office:value-type="float" office:value="1.7625" calcext:value-type="float">
            <text:p>1.7625</text:p>
          </table:table-cell>
          <table:table-cell table:formula="of:=INDIRECT(&quot;D&quot;&amp;(MATCH([.$S7]&amp;[.$T7];[.$L$3:.$L$203];0)+2))" office:value-type="float" office:value="0.8377" calcext:value-type="float">
            <text:p>0.8377</text:p>
          </table:table-cell>
          <table:table-cell table:formula="of:=INDIRECT(&quot;E&quot;&amp;(MATCH([.$S7]&amp;[.$T7];[.$L$3:.$L$203];0)+2))" office:value-type="float" office:value="1.156" calcext:value-type="float">
            <text:p>1.156</text:p>
          </table:table-cell>
          <table:table-cell table:formula="of:=INDIRECT(&quot;F&quot;&amp;(MATCH([.$S7]&amp;[.$T7];[.$L$3:.$L$203];0)+2))" office:value-type="float" office:value="1.6953" calcext:value-type="float">
            <text:p>1.6953</text:p>
          </table:table-cell>
          <table:table-cell table:formula="of:=INDIRECT(&quot;G&quot;&amp;(MATCH([.$S7]&amp;[.$T7];[.$L$3:.$L$203];0)+2))" office:value-type="float" office:value="2.5265" calcext:value-type="float">
            <text:p>2.5265</text:p>
          </table:table-cell>
          <table:table-cell table:formula="of:=INDIRECT(&quot;H&quot;&amp;(MATCH([.$S7]&amp;[.$T7];[.$L$3:.$L$203];0)+2))" office:value-type="float" office:value="3.6868" calcext:value-type="float">
            <text:p>3.6868</text:p>
          </table:table-cell>
          <table:table-cell table:style-name="ce4" table:formula="of:=INDIRECT(&quot;J&quot;&amp;(MATCH([.$S7]&amp;[.$T7];[.$L$3:.$L$203];0)+2))" office:value-type="float" office:value="1.398" calcext:value-type="float">
            <text:p>1.40E+000</text:p>
          </table:table-cell>
          <table:table-cell table:style-name="ce4" table:formula="of:=INDIRECT(&quot;K&quot;&amp;(MATCH([.$S7]&amp;[.$T7];[.$L$3:.$L$203];0)+2))" office:value-type="float" office:value="1.21266094420601" calcext:value-type="float">
            <text:p>1.21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5157" calcext:value-type="float">
            <text:p>2.5157</text:p>
          </table:table-cell>
          <table:table-cell office:value-type="float" office:value="1.1725" calcext:value-type="float">
            <text:p>1.1725</text:p>
          </table:table-cell>
          <table:table-cell office:value-type="float" office:value="1.6043" calcext:value-type="float">
            <text:p>1.6043</text:p>
          </table:table-cell>
          <table:table-cell office:value-type="float" office:value="2.3359" calcext:value-type="float">
            <text:p>2.3359</text:p>
          </table:table-cell>
          <table:table-cell office:value-type="float" office:value="3.4998" calcext:value-type="float">
            <text:p>3.4998</text:p>
          </table:table-cell>
          <table:table-cell office:value-type="float" office:value="5.0904" calcext:value-type="float">
            <text:p>5.0904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8]&amp;[.B8]; [.Q$3:.Q$201]; 0)+2))" office:value-type="float" office:value="3.076" calcext:value-type="float">
            <text:p>3.08E+000</text:p>
          </table:table-cell>
          <table:table-cell table:formula="of:=[.F8]/[.J8]" office:value-type="float" office:value="0.759395318595579" calcext:value-type="float">
            <text:p>0.76</text:p>
          </table:table-cell>
          <table:table-cell table:formula="of:=[.A8]&amp;[.B8]" office:value-type="string" office:string-value="20050" calcext:value-type="string">
            <text:p>200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  <table:table-cell table:formula="of:=[.N8]&amp;[.O8]" office:value-type="string" office:string-value="10000500" calcext:value-type="string">
            <text:p>100005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formula="of:=INDIRECT(&quot;C&quot;&amp;(MATCH([.S8]&amp;[.T8];[.L$3:.L$203];0)+2))" office:value-type="float" office:value="1.8284" calcext:value-type="float">
            <text:p>1.8284</text:p>
          </table:table-cell>
          <table:table-cell table:formula="of:=INDIRECT(&quot;D&quot;&amp;(MATCH([.$S8]&amp;[.$T8];[.$L$3:.$L$203];0)+2))" office:value-type="float" office:value="0.8599" calcext:value-type="float">
            <text:p>0.8599</text:p>
          </table:table-cell>
          <table:table-cell table:formula="of:=INDIRECT(&quot;E&quot;&amp;(MATCH([.$S8]&amp;[.$T8];[.$L$3:.$L$203];0)+2))" office:value-type="float" office:value="1.1815" calcext:value-type="float">
            <text:p>1.1815</text:p>
          </table:table-cell>
          <table:table-cell table:formula="of:=INDIRECT(&quot;F&quot;&amp;(MATCH([.$S8]&amp;[.$T8];[.$L$3:.$L$203];0)+2))" office:value-type="float" office:value="1.7266" calcext:value-type="float">
            <text:p>1.7266</text:p>
          </table:table-cell>
          <table:table-cell table:formula="of:=INDIRECT(&quot;G&quot;&amp;(MATCH([.$S8]&amp;[.$T8];[.$L$3:.$L$203];0)+2))" office:value-type="float" office:value="2.5868" calcext:value-type="float">
            <text:p>2.5868</text:p>
          </table:table-cell>
          <table:table-cell table:formula="of:=INDIRECT(&quot;H&quot;&amp;(MATCH([.$S8]&amp;[.$T8];[.$L$3:.$L$203];0)+2))" office:value-type="float" office:value="3.7625" calcext:value-type="float">
            <text:p>3.7625</text:p>
          </table:table-cell>
          <table:table-cell table:style-name="ce4" table:formula="of:=INDIRECT(&quot;J&quot;&amp;(MATCH([.$S8]&amp;[.$T8];[.$L$3:.$L$203];0)+2))" office:value-type="float" office:value="1.395" calcext:value-type="float">
            <text:p>1.40E+000</text:p>
          </table:table-cell>
          <table:table-cell table:style-name="ce4" table:formula="of:=INDIRECT(&quot;K&quot;&amp;(MATCH([.$S8]&amp;[.$T8];[.$L$3:.$L$203];0)+2))" office:value-type="float" office:value="1.23770609318996" calcext:value-type="float">
            <text:p>1.24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0737" calcext:value-type="float">
            <text:p>2.0737</text:p>
          </table:table-cell>
          <table:table-cell office:value-type="float" office:value="0.9383" calcext:value-type="float">
            <text:p>0.9383</text:p>
          </table:table-cell>
          <table:table-cell office:value-type="float" office:value="1.3004" calcext:value-type="float">
            <text:p>1.3004</text:p>
          </table:table-cell>
          <table:table-cell office:value-type="float" office:value="1.9141" calcext:value-type="float">
            <text:p>1.9141</text:p>
          </table:table-cell>
          <table:table-cell office:value-type="float" office:value="2.8983" calcext:value-type="float">
            <text:p>2.8983</text:p>
          </table:table-cell>
          <table:table-cell office:value-type="float" office:value="4.2566" calcext:value-type="float">
            <text:p>4.256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9]&amp;[.B9]; [.Q$3:.Q$201]; 0)+2))" office:value-type="float" office:value="3.076" calcext:value-type="float">
            <text:p>3.08E+000</text:p>
          </table:table-cell>
          <table:table-cell table:formula="of:=[.F9]/[.J9]" office:value-type="float" office:value="0.622269180754226" calcext:value-type="float">
            <text:p>0.62</text:p>
          </table:table-cell>
          <table:table-cell table:formula="of:=[.A9]&amp;[.B9]" office:value-type="string" office:string-value="20050" calcext:value-type="string">
            <text:p>200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  <table:table-cell table:formula="of:=[.N9]&amp;[.O9]" office:value-type="string" office:string-value="1000050" calcext:value-type="string">
            <text:p>10000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S9]&amp;[.T9];[.L$3:.L$203];0)+2))" office:value-type="float" office:value="1.7924" calcext:value-type="float">
            <text:p>1.7924</text:p>
          </table:table-cell>
          <table:table-cell table:formula="of:=INDIRECT(&quot;D&quot;&amp;(MATCH([.$S9]&amp;[.$T9];[.$L$3:.$L$203];0)+2))" office:value-type="float" office:value="0.83" calcext:value-type="float">
            <text:p>0.83</text:p>
          </table:table-cell>
          <table:table-cell table:formula="of:=INDIRECT(&quot;E&quot;&amp;(MATCH([.$S9]&amp;[.$T9];[.$L$3:.$L$203];0)+2))" office:value-type="float" office:value="1.1453" calcext:value-type="float">
            <text:p>1.1453</text:p>
          </table:table-cell>
          <table:table-cell table:formula="of:=INDIRECT(&quot;F&quot;&amp;(MATCH([.$S9]&amp;[.$T9];[.$L$3:.$L$203];0)+2))" office:value-type="float" office:value="1.6797" calcext:value-type="float">
            <text:p>1.6797</text:p>
          </table:table-cell>
          <table:table-cell table:formula="of:=INDIRECT(&quot;G&quot;&amp;(MATCH([.$S9]&amp;[.$T9];[.$L$3:.$L$203];0)+2))" office:value-type="float" office:value="2.5032" calcext:value-type="float">
            <text:p>2.5032</text:p>
          </table:table-cell>
          <table:table-cell table:formula="of:=INDIRECT(&quot;H&quot;&amp;(MATCH([.$S9]&amp;[.$T9];[.$L$3:.$L$203];0)+2))" office:value-type="float" office:value="3.6325" calcext:value-type="float">
            <text:p>3.6325</text:p>
          </table:table-cell>
          <table:table-cell table:style-name="ce4" table:formula="of:=INDIRECT(&quot;J&quot;&amp;(MATCH([.$S9]&amp;[.$T9];[.$L$3:.$L$203];0)+2))" office:value-type="float" office:value="1.363" calcext:value-type="float">
            <text:p>1.36E+000</text:p>
          </table:table-cell>
          <table:table-cell table:style-name="ce4" table:formula="of:=INDIRECT(&quot;K&quot;&amp;(MATCH([.$S9]&amp;[.$T9];[.$L$3:.$L$203];0)+2))" office:value-type="float" office:value="1.23235509904622" calcext:value-type="float">
            <text:p>1.23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.254" calcext:value-type="float">
            <text:p>1.254</text:p>
          </table:table-cell>
          <table:table-cell office:value-type="float" office:value="0.581" calcext:value-type="float">
            <text:p>0.581</text:p>
          </table:table-cell>
          <table:table-cell office:value-type="float" office:value="0.8017" calcext:value-type="float">
            <text:p>0.8017</text:p>
          </table:table-cell>
          <table:table-cell office:value-type="float" office:value="1.1758" calcext:value-type="float">
            <text:p>1.1758</text:p>
          </table:table-cell>
          <table:table-cell office:value-type="float" office:value="1.771" calcext:value-type="float">
            <text:p>1.771</text:p>
          </table:table-cell>
          <table:table-cell office:value-type="float" office:value="2.5675" calcext:value-type="float">
            <text:p>2.567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10]&amp;[.B10]; [.Q$3:.Q$201]; 0)+2))" office:value-type="float" office:value="0.2437" calcext:value-type="float">
            <text:p>2.44E-001</text:p>
          </table:table-cell>
          <table:table-cell table:formula="of:=[.F10]/[.J10]" office:value-type="float" office:value="4.82478457119409" calcext:value-type="float">
            <text:p>4.82</text:p>
          </table:table-cell>
          <table:table-cell table:formula="of:=[.A10]&amp;[.B10]" office:value-type="string" office:string-value="200150" calcext:value-type="string">
            <text:p>20015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  <table:table-cell table:formula="of:=[.N10]&amp;[.O10]" office:value-type="string" office:string-value="10001000" calcext:value-type="string">
            <text:p>10001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INDIRECT(&quot;C&quot;&amp;(MATCH([.S10]&amp;[.T10];[.L$3:.L$203];0)+2))" office:value-type="float" office:value="1.6765" calcext:value-type="float">
            <text:p>1.6765</text:p>
          </table:table-cell>
          <table:table-cell table:formula="of:=INDIRECT(&quot;D&quot;&amp;(MATCH([.$S10]&amp;[.$T10];[.$L$3:.$L$203];0)+2))" office:value-type="float" office:value="0.7594" calcext:value-type="float">
            <text:p>0.7594</text:p>
          </table:table-cell>
          <table:table-cell table:formula="of:=INDIRECT(&quot;E&quot;&amp;(MATCH([.$S10]&amp;[.$T10];[.$L$3:.$L$203];0)+2))" office:value-type="float" office:value="1.0502" calcext:value-type="float">
            <text:p>1.0502</text:p>
          </table:table-cell>
          <table:table-cell table:formula="of:=INDIRECT(&quot;F&quot;&amp;(MATCH([.$S10]&amp;[.$T10];[.$L$3:.$L$203];0)+2))" office:value-type="float" office:value="1.543" calcext:value-type="float">
            <text:p>1.543</text:p>
          </table:table-cell>
          <table:table-cell table:formula="of:=INDIRECT(&quot;G&quot;&amp;(MATCH([.$S10]&amp;[.$T10];[.$L$3:.$L$203];0)+2))" office:value-type="float" office:value="2.3118" calcext:value-type="float">
            <text:p>2.3118</text:p>
          </table:table-cell>
          <table:table-cell table:formula="of:=INDIRECT(&quot;H&quot;&amp;(MATCH([.$S10]&amp;[.$T10];[.$L$3:.$L$203];0)+2))" office:value-type="float" office:value="3.3624" calcext:value-type="float">
            <text:p>3.3624</text:p>
          </table:table-cell>
          <table:table-cell table:style-name="ce4" table:formula="of:=INDIRECT(&quot;J&quot;&amp;(MATCH([.$S10]&amp;[.$T10];[.$L$3:.$L$203];0)+2))" office:value-type="float" office:value="1.148" calcext:value-type="float">
            <text:p>1.15E+000</text:p>
          </table:table-cell>
          <table:table-cell table:style-name="ce4" table:formula="of:=INDIRECT(&quot;K&quot;&amp;(MATCH([.$S10]&amp;[.$T10];[.$L$3:.$L$203];0)+2))" office:value-type="float" office:value="1.34407665505227" calcext:value-type="float">
            <text:p>1.34E+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1.5022" calcext:value-type="float">
            <text:p>1.5022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9509" calcext:value-type="float">
            <text:p>0.9509</text:p>
          </table:table-cell>
          <table:table-cell office:value-type="float" office:value="1.3945" calcext:value-type="float">
            <text:p>1.3945</text:p>
          </table:table-cell>
          <table:table-cell office:value-type="float" office:value="2.0894" calcext:value-type="float">
            <text:p>2.0894</text:p>
          </table:table-cell>
          <table:table-cell office:value-type="float" office:value="3.0389" calcext:value-type="float">
            <text:p>3.0389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11]&amp;[.B11]; [.Q$3:.Q$201]; 0)+2))" office:value-type="float" office:value="0.5348" calcext:value-type="float">
            <text:p>5.35E-001</text:p>
          </table:table-cell>
          <table:table-cell table:formula="of:=[.F11]/[.J11]" office:value-type="float" office:value="2.60751682872102" calcext:value-type="float">
            <text:p>2.61</text:p>
          </table:table-cell>
          <table:table-cell table:formula="of:=[.A11]&amp;[.B11]" office:value-type="string" office:string-value="295150" calcext:value-type="string">
            <text:p>29515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  <table:table-cell table:formula="of:=[.N11]&amp;[.O11]" office:value-type="string" office:string-value="1000100" calcext:value-type="string">
            <text:p>10001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INDIRECT(&quot;C&quot;&amp;(MATCH([.S11]&amp;[.T11];[.L$3:.L$203];0)+2))" office:value-type="float" office:value="1.3273" calcext:value-type="float">
            <text:p>1.3273</text:p>
          </table:table-cell>
          <table:table-cell table:formula="of:=INDIRECT(&quot;D&quot;&amp;(MATCH([.$S11]&amp;[.$T11];[.$L$3:.$L$203];0)+2))" office:value-type="float" office:value="0.587" calcext:value-type="float">
            <text:p>0.587</text:p>
          </table:table-cell>
          <table:table-cell table:formula="of:=INDIRECT(&quot;E&quot;&amp;(MATCH([.$S11]&amp;[.$T11];[.$L$3:.$L$203];0)+2))" office:value-type="float" office:value="0.8171" calcext:value-type="float">
            <text:p>0.8171</text:p>
          </table:table-cell>
          <table:table-cell table:formula="of:=INDIRECT(&quot;F&quot;&amp;(MATCH([.$S11]&amp;[.$T11];[.$L$3:.$L$203];0)+2))" office:value-type="float" office:value="1.207" calcext:value-type="float">
            <text:p>1.207</text:p>
          </table:table-cell>
          <table:table-cell table:formula="of:=INDIRECT(&quot;G&quot;&amp;(MATCH([.$S11]&amp;[.$T11];[.$L$3:.$L$203];0)+2))" office:value-type="float" office:value="1.8229" calcext:value-type="float">
            <text:p>1.8229</text:p>
          </table:table-cell>
          <table:table-cell table:formula="of:=INDIRECT(&quot;H&quot;&amp;(MATCH([.$S11]&amp;[.$T11];[.$L$3:.$L$203];0)+2))" office:value-type="float" office:value="2.6673" calcext:value-type="float">
            <text:p>2.6673</text:p>
          </table:table-cell>
          <table:table-cell table:style-name="ce4" table:formula="of:=INDIRECT(&quot;J&quot;&amp;(MATCH([.$S11]&amp;[.$T11];[.$L$3:.$L$203];0)+2))" office:value-type="float" office:value="0.3574" calcext:value-type="float">
            <text:p>3.57E-001</text:p>
          </table:table-cell>
          <table:table-cell table:style-name="ce4" table:formula="of:=INDIRECT(&quot;K&quot;&amp;(MATCH([.$S11]&amp;[.$T11];[.$L$3:.$L$203];0)+2))" office:value-type="float" office:value="3.37716843872412" calcext:value-type="float">
            <text:p>3.38E+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1.2428" calcext:value-type="float">
            <text:p>1.2428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81" calcext:value-type="float">
            <text:p>0.81</text:p>
          </table:table-cell>
          <table:table-cell office:value-type="float" office:value="1.1836" calcext:value-type="float">
            <text:p>1.1836</text:p>
          </table:table-cell>
          <table:table-cell office:value-type="float" office:value="1.7545" calcext:value-type="float">
            <text:p>1.7545</text:p>
          </table:table-cell>
          <table:table-cell office:value-type="float" office:value="2.5255" calcext:value-type="float">
            <text:p>2.525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12]&amp;[.B12]; [.Q$3:.Q$201]; 0)+2))" office:value-type="float" office:value="0.5348" calcext:value-type="float">
            <text:p>5.35E-001</text:p>
          </table:table-cell>
          <table:table-cell table:formula="of:=[.F12]/[.J12]" office:value-type="float" office:value="2.21316379955123" calcext:value-type="float">
            <text:p>2.21</text:p>
          </table:table-cell>
          <table:table-cell table:formula="of:=[.A12]&amp;[.B12]" office:value-type="string" office:string-value="295150" calcext:value-type="string">
            <text:p>29515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  <table:table-cell table:formula="of:=[.N12]&amp;[.O12]" office:value-type="string" office:string-value="100010" calcext:value-type="string">
            <text:p>10001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INDIRECT(&quot;C&quot;&amp;(MATCH([.S12]&amp;[.T12];[.L$3:.L$203];0)+2))" office:value-type="float" office:value="1.2774" calcext:value-type="float">
            <text:p>1.2774</text:p>
          </table:table-cell>
          <table:table-cell table:formula="of:=INDIRECT(&quot;D&quot;&amp;(MATCH([.$S12]&amp;[.$T12];[.$L$3:.$L$203];0)+2))" office:value-type="float" office:value="0.5851" calcext:value-type="float">
            <text:p>0.5851</text:p>
          </table:table-cell>
          <table:table-cell table:formula="of:=INDIRECT(&quot;E&quot;&amp;(MATCH([.$S12]&amp;[.$T12];[.$L$3:.$L$203];0)+2))" office:value-type="float" office:value="0.8145" calcext:value-type="float">
            <text:p>0.8145</text:p>
          </table:table-cell>
          <table:table-cell table:formula="of:=INDIRECT(&quot;F&quot;&amp;(MATCH([.$S12]&amp;[.$T12];[.$L$3:.$L$203];0)+2))" office:value-type="float" office:value="1.2031" calcext:value-type="float">
            <text:p>1.2031</text:p>
          </table:table-cell>
          <table:table-cell table:formula="of:=INDIRECT(&quot;G&quot;&amp;(MATCH([.$S12]&amp;[.$T12];[.$L$3:.$L$203];0)+2))" office:value-type="float" office:value="1.8218" calcext:value-type="float">
            <text:p>1.8218</text:p>
          </table:table-cell>
          <table:table-cell table:formula="of:=INDIRECT(&quot;H&quot;&amp;(MATCH([.$S12]&amp;[.$T12];[.$L$3:.$L$203];0)+2))" office:value-type="float" office:value="2.6612" calcext:value-type="float">
            <text:p>2.6612</text:p>
          </table:table-cell>
          <table:table-cell table:style-name="ce4" table:formula="of:=INDIRECT(&quot;J&quot;&amp;(MATCH([.$S12]&amp;[.$T12];[.$L$3:.$L$203];0)+2))" office:value-type="float" office:value="0.3596" calcext:value-type="float">
            <text:p>3.60E-001</text:p>
          </table:table-cell>
          <table:table-cell table:style-name="ce4" table:formula="of:=INDIRECT(&quot;K&quot;&amp;(MATCH([.$S12]&amp;[.$T12];[.$L$3:.$L$203];0)+2))" office:value-type="float" office:value="3.34566184649611" calcext:value-type="float">
            <text:p>3.35E+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7625" calcext:value-type="float">
            <text:p>1.7625</text:p>
          </table:table-cell>
          <table:table-cell office:value-type="float" office:value="0.8377" calcext:value-type="float">
            <text:p>0.8377</text:p>
          </table:table-cell>
          <table:table-cell office:value-type="float" office:value="1.156" calcext:value-type="float">
            <text:p>1.156</text:p>
          </table:table-cell>
          <table:table-cell office:value-type="float" office:value="1.6953" calcext:value-type="float">
            <text:p>1.6953</text:p>
          </table:table-cell>
          <table:table-cell office:value-type="float" office:value="2.5265" calcext:value-type="float">
            <text:p>2.5265</text:p>
          </table:table-cell>
          <table:table-cell office:value-type="float" office:value="3.6868" calcext:value-type="float">
            <text:p>3.6868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13]&amp;[.B13]; [.Q$3:.Q$201]; 0)+2))" office:value-type="float" office:value="1.398" calcext:value-type="float">
            <text:p>1.40E+000</text:p>
          </table:table-cell>
          <table:table-cell table:formula="of:=[.F13]/[.J13]" office:value-type="float" office:value="1.21266094420601" calcext:value-type="float">
            <text:p>1.21</text:p>
          </table:table-cell>
          <table:table-cell table:formula="of:=[.A13]&amp;[.B13]" office:value-type="string" office:string-value="3001" calcext:value-type="string">
            <text:p>3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  <table:table-cell table:formula="of:=[.N13]&amp;[.O13]" office:value-type="string" office:string-value="1000150" calcext:value-type="string">
            <text:p>10001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S13]&amp;[.T13];[.L$3:.L$203];0)+2))" office:value-type="float" office:value="1.3063" calcext:value-type="float">
            <text:p>1.3063</text:p>
          </table:table-cell>
          <table:table-cell table:formula="of:=INDIRECT(&quot;D&quot;&amp;(MATCH([.$S13]&amp;[.$T13];[.$L$3:.$L$203];0)+2))" office:value-type="float" office:value="0.5917" calcext:value-type="float">
            <text:p>0.5917</text:p>
          </table:table-cell>
          <table:table-cell table:formula="of:=INDIRECT(&quot;E&quot;&amp;(MATCH([.$S13]&amp;[.$T13];[.$L$3:.$L$203];0)+2))" office:value-type="float" office:value="0.8201" calcext:value-type="float">
            <text:p>0.8201</text:p>
          </table:table-cell>
          <table:table-cell table:formula="of:=INDIRECT(&quot;F&quot;&amp;(MATCH([.$S13]&amp;[.$T13];[.$L$3:.$L$203];0)+2))" office:value-type="float" office:value="1.207" calcext:value-type="float">
            <text:p>1.207</text:p>
          </table:table-cell>
          <table:table-cell table:formula="of:=INDIRECT(&quot;G&quot;&amp;(MATCH([.$S13]&amp;[.$T13];[.$L$3:.$L$203];0)+2))" office:value-type="float" office:value="1.8277" calcext:value-type="float">
            <text:p>1.8277</text:p>
          </table:table-cell>
          <table:table-cell table:formula="of:=INDIRECT(&quot;H&quot;&amp;(MATCH([.$S13]&amp;[.$T13];[.$L$3:.$L$203];0)+2))" office:value-type="float" office:value="2.6555" calcext:value-type="float">
            <text:p>2.6555</text:p>
          </table:table-cell>
          <table:table-cell table:style-name="ce4" table:formula="of:=INDIRECT(&quot;J&quot;&amp;(MATCH([.$S13]&amp;[.$T13];[.$L$3:.$L$203];0)+2))" office:value-type="float" office:value="0.358" calcext:value-type="float">
            <text:p>3.58E-001</text:p>
          </table:table-cell>
          <table:table-cell table:style-name="ce4" table:formula="of:=INDIRECT(&quot;K&quot;&amp;(MATCH([.$S13]&amp;[.$T13];[.$L$3:.$L$203];0)+2))" office:value-type="float" office:value="3.37150837988827" calcext:value-type="float">
            <text:p>3.37E+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6912" calcext:value-type="float">
            <text:p>1.6912</text:p>
          </table:table-cell>
          <table:table-cell office:value-type="float" office:value="0.8609" calcext:value-type="float">
            <text:p>0.8609</text:p>
          </table:table-cell>
          <table:table-cell office:value-type="float" office:value="1.1879" calcext:value-type="float">
            <text:p>1.1879</text:p>
          </table:table-cell>
          <table:table-cell office:value-type="float" office:value="1.7422" calcext:value-type="float">
            <text:p>1.7422</text:p>
          </table:table-cell>
          <table:table-cell office:value-type="float" office:value="2.638" calcext:value-type="float">
            <text:p>2.638</text:p>
          </table:table-cell>
          <table:table-cell office:value-type="float" office:value="3.8536" calcext:value-type="float">
            <text:p>3.853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14]&amp;[.B14]; [.Q$3:.Q$201]; 0)+2))" office:value-type="float" office:value="1.398" calcext:value-type="float">
            <text:p>1.40E+000</text:p>
          </table:table-cell>
          <table:table-cell table:formula="of:=[.F14]/[.J14]" office:value-type="float" office:value="1.24620886981402" calcext:value-type="float">
            <text:p>1.25</text:p>
          </table:table-cell>
          <table:table-cell table:formula="of:=[.A14]&amp;[.B14]" office:value-type="string" office:string-value="3001" calcext:value-type="string">
            <text:p>3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  <table:table-cell table:formula="of:=[.N14]&amp;[.O14]" office:value-type="string" office:string-value="100050" calcext:value-type="string">
            <text:p>1000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INDIRECT(&quot;C&quot;&amp;(MATCH([.S14]&amp;[.T14];[.L$3:.L$203];0)+2))" office:value-type="float" office:value="1.1711" calcext:value-type="float">
            <text:p>1.1711</text:p>
          </table:table-cell>
          <table:table-cell table:formula="of:=INDIRECT(&quot;D&quot;&amp;(MATCH([.$S14]&amp;[.$T14];[.$L$3:.$L$203];0)+2))" office:value-type="float" office:value="0.53" calcext:value-type="float">
            <text:p>0.53</text:p>
          </table:table-cell>
          <table:table-cell table:formula="of:=INDIRECT(&quot;E&quot;&amp;(MATCH([.$S14]&amp;[.$T14];[.$L$3:.$L$203];0)+2))" office:value-type="float" office:value="0.7356" calcext:value-type="float">
            <text:p>0.7356</text:p>
          </table:table-cell>
          <table:table-cell table:formula="of:=INDIRECT(&quot;F&quot;&amp;(MATCH([.$S14]&amp;[.$T14];[.$L$3:.$L$203];0)+2))" office:value-type="float" office:value="1.0898" calcext:value-type="float">
            <text:p>1.0898</text:p>
          </table:table-cell>
          <table:table-cell table:formula="of:=INDIRECT(&quot;G&quot;&amp;(MATCH([.$S14]&amp;[.$T14];[.$L$3:.$L$203];0)+2))" office:value-type="float" office:value="1.6416" calcext:value-type="float">
            <text:p>1.6416</text:p>
          </table:table-cell>
          <table:table-cell table:formula="of:=INDIRECT(&quot;H&quot;&amp;(MATCH([.$S14]&amp;[.$T14];[.$L$3:.$L$203];0)+2))" office:value-type="float" office:value="2.4059" calcext:value-type="float">
            <text:p>2.4059</text:p>
          </table:table-cell>
          <table:table-cell table:style-name="ce4" table:formula="of:=INDIRECT(&quot;J&quot;&amp;(MATCH([.$S14]&amp;[.$T14];[.$L$3:.$L$203];0)+2))" office:value-type="float" office:value="0.3509" calcext:value-type="float">
            <text:p>3.51E-001</text:p>
          </table:table-cell>
          <table:table-cell table:style-name="ce4" table:formula="of:=INDIRECT(&quot;K&quot;&amp;(MATCH([.$S14]&amp;[.$T14];[.$L$3:.$L$203];0)+2))" office:value-type="float" office:value="3.1057281276717" calcext:value-type="float">
            <text:p>3.11E+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8284" calcext:value-type="float">
            <text:p>1.8284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1815" calcext:value-type="float">
            <text:p>1.1815</text:p>
          </table:table-cell>
          <table:table-cell office:value-type="float" office:value="1.7266" calcext:value-type="float">
            <text:p>1.7266</text:p>
          </table:table-cell>
          <table:table-cell office:value-type="float" office:value="2.5868" calcext:value-type="float">
            <text:p>2.5868</text:p>
          </table:table-cell>
          <table:table-cell office:value-type="float" office:value="3.7625" calcext:value-type="float">
            <text:p>3.762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15]&amp;[.B15]; [.Q$3:.Q$201]; 0)+2))" office:value-type="float" office:value="1.395" calcext:value-type="float">
            <text:p>1.40E+000</text:p>
          </table:table-cell>
          <table:table-cell table:formula="of:=[.F15]/[.J15]" office:value-type="float" office:value="1.23770609318996" calcext:value-type="float">
            <text:p>1.24</text:p>
          </table:table-cell>
          <table:table-cell table:formula="of:=[.A15]&amp;[.B15]" office:value-type="string" office:string-value="30010" calcext:value-type="string">
            <text:p>3001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  <table:table-cell table:formula="of:=[.N15]&amp;[.O15]" office:value-type="string" office:string-value="100100" calcext:value-type="string">
            <text:p>10010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formula="of:=INDIRECT(&quot;C&quot;&amp;(MATCH([.S15]&amp;[.T15];[.L$3:.L$203];0)+2))" office:value-type="float" office:value="0.8436" calcext:value-type="float">
            <text:p>0.8436</text:p>
          </table:table-cell>
          <table:table-cell table:formula="of:=INDIRECT(&quot;D&quot;&amp;(MATCH([.$S15]&amp;[.$T15];[.$L$3:.$L$203];0)+2))" office:value-type="float" office:value="0.3463" calcext:value-type="float">
            <text:p>0.3463</text:p>
          </table:table-cell>
          <table:table-cell table:formula="of:=INDIRECT(&quot;E&quot;&amp;(MATCH([.$S15]&amp;[.$T15];[.$L$3:.$L$203];0)+2))" office:value-type="float" office:value="0.4922" calcext:value-type="float">
            <text:p>0.4922</text:p>
          </table:table-cell>
          <table:table-cell table:formula="of:=INDIRECT(&quot;F&quot;&amp;(MATCH([.$S15]&amp;[.$T15];[.$L$3:.$L$203];0)+2))" office:value-type="float" office:value="0.748" calcext:value-type="float">
            <text:p>0.748</text:p>
          </table:table-cell>
          <table:table-cell table:formula="of:=INDIRECT(&quot;G&quot;&amp;(MATCH([.$S15]&amp;[.$T15];[.$L$3:.$L$203];0)+2))" office:value-type="float" office:value="1.1685" calcext:value-type="float">
            <text:p>1.1685</text:p>
          </table:table-cell>
          <table:table-cell table:formula="of:=INDIRECT(&quot;H&quot;&amp;(MATCH([.$S15]&amp;[.$T15];[.$L$3:.$L$203];0)+2))" office:value-type="float" office:value="1.7648" calcext:value-type="float">
            <text:p>1.7648</text:p>
          </table:table-cell>
          <table:table-cell table:style-name="ce4" table:formula="of:=INDIRECT(&quot;J&quot;&amp;(MATCH([.$S15]&amp;[.$T15];[.$L$3:.$L$203];0)+2))" office:value-type="float" office:value="0.004847" calcext:value-type="float">
            <text:p>4.85E-003</text:p>
          </table:table-cell>
          <table:table-cell table:style-name="ce4" table:formula="of:=INDIRECT(&quot;K&quot;&amp;(MATCH([.$S15]&amp;[.$T15];[.$L$3:.$L$203];0)+2))" office:value-type="float" office:value="154.32226119249" calcext:value-type="float">
            <text:p>1.54E+0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6509" calcext:value-type="float">
            <text:p>1.6509</text:p>
          </table:table-cell>
          <table:table-cell office:value-type="float" office:value="0.7587" calcext:value-type="float">
            <text:p>0.7587</text:p>
          </table:table-cell>
          <table:table-cell office:value-type="float" office:value="1.0425" calcext:value-type="float">
            <text:p>1.0425</text:p>
          </table:table-cell>
          <table:table-cell office:value-type="float" office:value="1.5234" calcext:value-type="float">
            <text:p>1.5234</text:p>
          </table:table-cell>
          <table:table-cell office:value-type="float" office:value="2.2825" calcext:value-type="float">
            <text:p>2.2825</text:p>
          </table:table-cell>
          <table:table-cell office:value-type="float" office:value="3.3015" calcext:value-type="float">
            <text:p>3.301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16]&amp;[.B16]; [.Q$3:.Q$201]; 0)+2))" office:value-type="float" office:value="1.395" calcext:value-type="float">
            <text:p>1.40E+000</text:p>
          </table:table-cell>
          <table:table-cell table:formula="of:=[.F16]/[.J16]" office:value-type="float" office:value="1.09204301075269" calcext:value-type="float">
            <text:p>1.09</text:p>
          </table:table-cell>
          <table:table-cell table:formula="of:=[.A16]&amp;[.B16]" office:value-type="string" office:string-value="30010" calcext:value-type="string">
            <text:p>300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  <table:table-cell table:formula="of:=[.N16]&amp;[.O16]" office:value-type="string" office:string-value="10010" calcext:value-type="string">
            <text:p>1001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table:formula="of:=INDIRECT(&quot;C&quot;&amp;(MATCH([.S16]&amp;[.T16];[.L$3:.L$203];0)+2))" office:value-type="float" office:value="0.8297" calcext:value-type="float">
            <text:p>0.8297</text:p>
          </table:table-cell>
          <table:table-cell table:formula="of:=INDIRECT(&quot;D&quot;&amp;(MATCH([.$S16]&amp;[.$T16];[.$L$3:.$L$203];0)+2))" office:value-type="float" office:value="0.3437" calcext:value-type="float">
            <text:p>0.3437</text:p>
          </table:table-cell>
          <table:table-cell table:formula="of:=INDIRECT(&quot;E&quot;&amp;(MATCH([.$S16]&amp;[.$T16];[.$L$3:.$L$203];0)+2))" office:value-type="float" office:value="0.492" calcext:value-type="float">
            <text:p>0.492</text:p>
          </table:table-cell>
          <table:table-cell table:formula="of:=INDIRECT(&quot;F&quot;&amp;(MATCH([.$S16]&amp;[.$T16];[.$L$3:.$L$203];0)+2))" office:value-type="float" office:value="0.752" calcext:value-type="float">
            <text:p>0.752</text:p>
          </table:table-cell>
          <table:table-cell table:formula="of:=INDIRECT(&quot;G&quot;&amp;(MATCH([.$S16]&amp;[.$T16];[.$L$3:.$L$203];0)+2))" office:value-type="float" office:value="1.1806" calcext:value-type="float">
            <text:p>1.1806</text:p>
          </table:table-cell>
          <table:table-cell table:formula="of:=INDIRECT(&quot;H&quot;&amp;(MATCH([.$S16]&amp;[.$T16];[.$L$3:.$L$203];0)+2))" office:value-type="float" office:value="1.7768" calcext:value-type="float">
            <text:p>1.7768</text:p>
          </table:table-cell>
          <table:table-cell table:style-name="ce4" table:formula="of:=INDIRECT(&quot;J&quot;&amp;(MATCH([.$S16]&amp;[.$T16];[.$L$3:.$L$203];0)+2))" office:value-type="float" office:value="0.01307" calcext:value-type="float">
            <text:p>1.31E-002</text:p>
          </table:table-cell>
          <table:table-cell table:style-name="ce4" table:formula="of:=INDIRECT(&quot;K&quot;&amp;(MATCH([.$S16]&amp;[.$T16];[.$L$3:.$L$203];0)+2))" office:value-type="float" office:value="57.5363427697016" calcext:value-type="float">
            <text:p>5.75E+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7924" calcext:value-type="float">
            <text:p>1.7924</text:p>
          </table:table-cell>
          <table:table-cell office:value-type="float" office:value="0.83" calcext:value-type="float">
            <text:p>0.83</text:p>
          </table:table-cell>
          <table:table-cell office:value-type="float" office:value="1.1453" calcext:value-type="float">
            <text:p>1.1453</text:p>
          </table:table-cell>
          <table:table-cell office:value-type="float" office:value="1.6797" calcext:value-type="float">
            <text:p>1.6797</text:p>
          </table:table-cell>
          <table:table-cell office:value-type="float" office:value="2.5032" calcext:value-type="float">
            <text:p>2.5032</text:p>
          </table:table-cell>
          <table:table-cell office:value-type="float" office:value="3.6325" calcext:value-type="float">
            <text:p>3.632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17]&amp;[.B17]; [.Q$3:.Q$201]; 0)+2))" office:value-type="float" office:value="1.363" calcext:value-type="float">
            <text:p>1.36E+000</text:p>
          </table:table-cell>
          <table:table-cell table:formula="of:=[.F17]/[.J17]" office:value-type="float" office:value="1.23235509904622" calcext:value-type="float">
            <text:p>1.23</text:p>
          </table:table-cell>
          <table:table-cell table:formula="of:=[.A17]&amp;[.B17]" office:value-type="string" office:string-value="30050" calcext:value-type="string">
            <text:p>300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N17]&amp;[.O17]" office:value-type="string" office:string-value="1001" calcext:value-type="string">
            <text:p>100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INDIRECT(&quot;C&quot;&amp;(MATCH([.S17]&amp;[.T17];[.L$3:.L$203];0)+2))" office:value-type="float" office:value="0.8719" calcext:value-type="float">
            <text:p>0.8719</text:p>
          </table:table-cell>
          <table:table-cell table:formula="of:=INDIRECT(&quot;D&quot;&amp;(MATCH([.$S17]&amp;[.$T17];[.$L$3:.$L$203];0)+2))" office:value-type="float" office:value="0.3496" calcext:value-type="float">
            <text:p>0.3496</text:p>
          </table:table-cell>
          <table:table-cell table:formula="of:=INDIRECT(&quot;E&quot;&amp;(MATCH([.$S17]&amp;[.$T17];[.$L$3:.$L$203];0)+2))" office:value-type="float" office:value="0.5028" calcext:value-type="float">
            <text:p>0.5028</text:p>
          </table:table-cell>
          <table:table-cell table:formula="of:=INDIRECT(&quot;F&quot;&amp;(MATCH([.$S17]&amp;[.$T17];[.$L$3:.$L$203];0)+2))" office:value-type="float" office:value="0.7715" calcext:value-type="float">
            <text:p>0.7715</text:p>
          </table:table-cell>
          <table:table-cell table:formula="of:=INDIRECT(&quot;G&quot;&amp;(MATCH([.$S17]&amp;[.$T17];[.$L$3:.$L$203];0)+2))" office:value-type="float" office:value="1.2174" calcext:value-type="float">
            <text:p>1.2174</text:p>
          </table:table-cell>
          <table:table-cell table:formula="of:=INDIRECT(&quot;H&quot;&amp;(MATCH([.$S17]&amp;[.$T17];[.$L$3:.$L$203];0)+2))" office:value-type="float" office:value="1.8434" calcext:value-type="float">
            <text:p>1.8434</text:p>
          </table:table-cell>
          <table:table-cell table:style-name="ce4" table:formula="of:=INDIRECT(&quot;J&quot;&amp;(MATCH([.$S17]&amp;[.$T17];[.$L$3:.$L$203];0)+2))" office:value-type="float" office:value="0.00006229" calcext:value-type="float">
            <text:p>6.23E-005</text:p>
          </table:table-cell>
          <table:table-cell table:style-name="ce4" table:formula="of:=INDIRECT(&quot;K&quot;&amp;(MATCH([.$S17]&amp;[.$T17];[.$L$3:.$L$203];0)+2))" office:value-type="float" office:value="12385.6156686467" calcext:value-type="float">
            <text:p>1.24E+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7037" calcext:value-type="float">
            <text:p>1.7037</text:p>
          </table:table-cell>
          <table:table-cell office:value-type="float" office:value="0.7979" calcext:value-type="float">
            <text:p>0.7979</text:p>
          </table:table-cell>
          <table:table-cell office:value-type="float" office:value="1.1106" calcext:value-type="float">
            <text:p>1.1106</text:p>
          </table:table-cell>
          <table:table-cell office:value-type="float" office:value="1.6406" calcext:value-type="float">
            <text:p>1.6406</text:p>
          </table:table-cell>
          <table:table-cell office:value-type="float" office:value="2.4842" calcext:value-type="float">
            <text:p>2.4842</text:p>
          </table:table-cell>
          <table:table-cell office:value-type="float" office:value="3.6681" calcext:value-type="float">
            <text:p>3.668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18]&amp;[.B18]; [.Q$3:.Q$201]; 0)+2))" office:value-type="float" office:value="1.363" calcext:value-type="float">
            <text:p>1.36E+000</text:p>
          </table:table-cell>
          <table:table-cell table:formula="of:=[.F18]/[.J18]" office:value-type="float" office:value="1.20366837857667" calcext:value-type="float">
            <text:p>1.20</text:p>
          </table:table-cell>
          <table:table-cell table:formula="of:=[.A18]&amp;[.B18]" office:value-type="string" office:string-value="30050" calcext:value-type="string">
            <text:p>300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  <table:table-cell table:formula="of:=[.N18]&amp;[.O18]" office:value-type="string" office:string-value="10100" calcext:value-type="string">
            <text:p>101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INDIRECT(&quot;C&quot;&amp;(MATCH([.S18]&amp;[.T18];[.L$3:.L$203];0)+2))" office:value-type="float" office:value="0.8245" calcext:value-type="float">
            <text:p>0.8245</text:p>
          </table:table-cell>
          <table:table-cell table:formula="of:=INDIRECT(&quot;D&quot;&amp;(MATCH([.$S18]&amp;[.$T18];[.$L$3:.$L$203];0)+2))" office:value-type="float" office:value="0.3351" calcext:value-type="float">
            <text:p>0.3351</text:p>
          </table:table-cell>
          <table:table-cell table:formula="of:=INDIRECT(&quot;E&quot;&amp;(MATCH([.$S18]&amp;[.$T18];[.$L$3:.$L$203];0)+2))" office:value-type="float" office:value="0.4809" calcext:value-type="float">
            <text:p>0.4809</text:p>
          </table:table-cell>
          <table:table-cell table:formula="of:=INDIRECT(&quot;F&quot;&amp;(MATCH([.$S18]&amp;[.$T18];[.$L$3:.$L$203];0)+2))" office:value-type="float" office:value="0.7363" calcext:value-type="float">
            <text:p>0.7363</text:p>
          </table:table-cell>
          <table:table-cell table:formula="of:=INDIRECT(&quot;G&quot;&amp;(MATCH([.$S18]&amp;[.$T18];[.$L$3:.$L$203];0)+2))" office:value-type="float" office:value="1.1619" calcext:value-type="float">
            <text:p>1.1619</text:p>
          </table:table-cell>
          <table:table-cell table:formula="of:=INDIRECT(&quot;H&quot;&amp;(MATCH([.$S18]&amp;[.$T18];[.$L$3:.$L$203];0)+2))" office:value-type="float" office:value="1.7594" calcext:value-type="float">
            <text:p>1.7594</text:p>
          </table:table-cell>
          <table:table-cell table:style-name="ce4" table:formula="of:=INDIRECT(&quot;J&quot;&amp;(MATCH([.$S18]&amp;[.$T18];[.$L$3:.$L$203];0)+2))" office:value-type="float" office:value="0.0000619" calcext:value-type="float">
            <text:p>6.19E-005</text:p>
          </table:table-cell>
          <table:table-cell table:style-name="ce4" table:formula="of:=INDIRECT(&quot;K&quot;&amp;(MATCH([.$S18]&amp;[.$T18];[.$L$3:.$L$203];0)+2))" office:value-type="float" office:value="11894.9919224556" calcext:value-type="float">
            <text:p>1.19E+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6765" calcext:value-type="float">
            <text:p>1.6765</text:p>
          </table:table-cell>
          <table:table-cell office:value-type="float" office:value="0.7594" calcext:value-type="float">
            <text:p>0.7594</text:p>
          </table:table-cell>
          <table:table-cell office:value-type="float" office:value="1.0502" calcext:value-type="float">
            <text:p>1.0502</text:p>
          </table:table-cell>
          <table:table-cell office:value-type="float" office:value="1.543" calcext:value-type="float">
            <text:p>1.543</text:p>
          </table:table-cell>
          <table:table-cell office:value-type="float" office:value="2.3118" calcext:value-type="float">
            <text:p>2.3118</text:p>
          </table:table-cell>
          <table:table-cell office:value-type="float" office:value="3.3624" calcext:value-type="float">
            <text:p>3.3624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19]&amp;[.B19]; [.Q$3:.Q$201]; 0)+2))" office:value-type="float" office:value="1.148" calcext:value-type="float">
            <text:p>1.15E+000</text:p>
          </table:table-cell>
          <table:table-cell table:formula="of:=[.F19]/[.J19]" office:value-type="float" office:value="1.34407665505227" calcext:value-type="float">
            <text:p>1.34</text:p>
          </table:table-cell>
          <table:table-cell table:formula="of:=[.A19]&amp;[.B19]" office:value-type="string" office:string-value="300100" calcext:value-type="string">
            <text:p>300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  <table:table-cell table:formula="of:=[.N19]&amp;[.O19]" office:value-type="string" office:string-value="101" calcext:value-type="string">
            <text:p>10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S19]&amp;[.T19];[.L$3:.L$203];0)+2))" office:value-type="float" office:value="0.8405" calcext:value-type="float">
            <text:p>0.8405</text:p>
          </table:table-cell>
          <table:table-cell table:formula="of:=INDIRECT(&quot;D&quot;&amp;(MATCH([.$S19]&amp;[.$T19];[.$L$3:.$L$203];0)+2))" office:value-type="float" office:value="0.3311" calcext:value-type="float">
            <text:p>0.3311</text:p>
          </table:table-cell>
          <table:table-cell table:formula="of:=INDIRECT(&quot;E&quot;&amp;(MATCH([.$S19]&amp;[.$T19];[.$L$3:.$L$203];0)+2))" office:value-type="float" office:value="0.4781" calcext:value-type="float">
            <text:p>0.4781</text:p>
          </table:table-cell>
          <table:table-cell table:formula="of:=INDIRECT(&quot;F&quot;&amp;(MATCH([.$S19]&amp;[.$T19];[.$L$3:.$L$203];0)+2))" office:value-type="float" office:value="0.7402" calcext:value-type="float">
            <text:p>0.7402</text:p>
          </table:table-cell>
          <table:table-cell table:formula="of:=INDIRECT(&quot;G&quot;&amp;(MATCH([.$S19]&amp;[.$T19];[.$L$3:.$L$203];0)+2))" office:value-type="float" office:value="1.174" calcext:value-type="float">
            <text:p>1.174</text:p>
          </table:table-cell>
          <table:table-cell table:formula="of:=INDIRECT(&quot;H&quot;&amp;(MATCH([.$S19]&amp;[.$T19];[.$L$3:.$L$203];0)+2))" office:value-type="float" office:value="1.7882" calcext:value-type="float">
            <text:p>1.7882</text:p>
          </table:table-cell>
          <table:table-cell table:style-name="ce4" table:formula="of:=INDIRECT(&quot;J&quot;&amp;(MATCH([.$S19]&amp;[.$T19];[.$L$3:.$L$203];0)+2))" office:value-type="float" office:value="0.00006186" calcext:value-type="float">
            <text:p>6.19E-005</text:p>
          </table:table-cell>
          <table:table-cell table:style-name="ce4" table:formula="of:=INDIRECT(&quot;K&quot;&amp;(MATCH([.$S19]&amp;[.$T19];[.$L$3:.$L$203];0)+2))" office:value-type="float" office:value="11965.7290656321" calcext:value-type="float">
            <text:p>1.20E+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4336" calcext:value-type="float">
            <text:p>1.4336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9894" calcext:value-type="float">
            <text:p>0.9894</text:p>
          </table:table-cell>
          <table:table-cell office:value-type="float" office:value="1.4648" calcext:value-type="float">
            <text:p>1.4648</text:p>
          </table:table-cell>
          <table:table-cell office:value-type="float" office:value="2.2064" calcext:value-type="float">
            <text:p>2.2064</text:p>
          </table:table-cell>
          <table:table-cell office:value-type="float" office:value="3.2338" calcext:value-type="float">
            <text:p>3.233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20]&amp;[.B20]; [.Q$3:.Q$201]; 0)+2))" office:value-type="float" office:value="1.148" calcext:value-type="float">
            <text:p>1.15E+000</text:p>
          </table:table-cell>
          <table:table-cell table:formula="of:=[.F20]/[.J20]" office:value-type="float" office:value="1.27595818815331" calcext:value-type="float">
            <text:p>1.28</text:p>
          </table:table-cell>
          <table:table-cell table:formula="of:=[.A20]&amp;[.B20]" office:value-type="string" office:string-value="300100" calcext:value-type="string">
            <text:p>300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  <table:table-cell table:formula="of:=[.N20]&amp;[.O20]" office:value-type="string" office:string-value="10500" calcext:value-type="string">
            <text:p>105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table:formula="of:=INDIRECT(&quot;C&quot;&amp;(MATCH([.S20]&amp;[.T20];[.L$3:.L$203];0)+2))" office:value-type="float" office:value="0.8268" calcext:value-type="float">
            <text:p>0.8268</text:p>
          </table:table-cell>
          <table:table-cell table:formula="of:=INDIRECT(&quot;D&quot;&amp;(MATCH([.$S20]&amp;[.$T20];[.$L$3:.$L$203];0)+2))" office:value-type="float" office:value="0.3313" calcext:value-type="float">
            <text:p>0.3313</text:p>
          </table:table-cell>
          <table:table-cell table:formula="of:=INDIRECT(&quot;E&quot;&amp;(MATCH([.$S20]&amp;[.$T20];[.$L$3:.$L$203];0)+2))" office:value-type="float" office:value="0.4746" calcext:value-type="float">
            <text:p>0.4746</text:p>
          </table:table-cell>
          <table:table-cell table:formula="of:=INDIRECT(&quot;F&quot;&amp;(MATCH([.$S20]&amp;[.$T20];[.$L$3:.$L$203];0)+2))" office:value-type="float" office:value="0.7344" calcext:value-type="float">
            <text:p>0.7344</text:p>
          </table:table-cell>
          <table:table-cell table:formula="of:=INDIRECT(&quot;G&quot;&amp;(MATCH([.$S20]&amp;[.$T20];[.$L$3:.$L$203];0)+2))" office:value-type="float" office:value="1.1647" calcext:value-type="float">
            <text:p>1.1647</text:p>
          </table:table-cell>
          <table:table-cell table:formula="of:=INDIRECT(&quot;H&quot;&amp;(MATCH([.$S20]&amp;[.$T20];[.$L$3:.$L$203];0)+2))" office:value-type="float" office:value="1.774" calcext:value-type="float">
            <text:p>1.774</text:p>
          </table:table-cell>
          <table:table-cell table:style-name="ce4" table:formula="of:=INDIRECT(&quot;J&quot;&amp;(MATCH([.$S20]&amp;[.$T20];[.$L$3:.$L$203];0)+2))" office:value-type="float" office:value="0.00006176" calcext:value-type="float">
            <text:p>6.18E-005</text:p>
          </table:table-cell>
          <table:table-cell table:style-name="ce4" table:formula="of:=INDIRECT(&quot;K&quot;&amp;(MATCH([.$S20]&amp;[.$T20];[.$L$3:.$L$203];0)+2))" office:value-type="float" office:value="11891.1917098446" calcext:value-type="float">
            <text:p>1.19E+0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3273" calcext:value-type="float">
            <text:p>1.3273</text:p>
          </table:table-cell>
          <table:table-cell office:value-type="float" office:value="0.587" calcext:value-type="float">
            <text:p>0.587</text:p>
          </table:table-cell>
          <table:table-cell office:value-type="float" office:value="0.8171" calcext:value-type="float">
            <text:p>0.8171</text:p>
          </table:table-cell>
          <table:table-cell office:value-type="float" office:value="1.207" calcext:value-type="float">
            <text:p>1.207</text:p>
          </table:table-cell>
          <table:table-cell office:value-type="float" office:value="1.8229" calcext:value-type="float">
            <text:p>1.8229</text:p>
          </table:table-cell>
          <table:table-cell office:value-type="float" office:value="2.6673" calcext:value-type="float">
            <text:p>2.6673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21]&amp;[.B21]; [.Q$3:.Q$201]; 0)+2))" office:value-type="float" office:value="0.3574" calcext:value-type="float">
            <text:p>3.57E-001</text:p>
          </table:table-cell>
          <table:table-cell table:formula="of:=[.F21]/[.J21]" office:value-type="float" office:value="3.37716843872412" calcext:value-type="float">
            <text:p>3.38</text:p>
          </table:table-cell>
          <table:table-cell table:formula="of:=[.A21]&amp;[.B21]" office:value-type="string" office:string-value="5001" calcext:value-type="string">
            <text:p>50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  <table:table-cell table:formula="of:=[.N21]&amp;[.O21]" office:value-type="string" office:string-value="1050" calcext:value-type="string">
            <text:p>105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table:formula="of:=INDIRECT(&quot;C&quot;&amp;(MATCH([.S21]&amp;[.T21];[.L$3:.L$203];0)+2))" office:value-type="float" office:value="0.7444" calcext:value-type="float">
            <text:p>0.7444</text:p>
          </table:table-cell>
          <table:table-cell table:formula="of:=INDIRECT(&quot;D&quot;&amp;(MATCH([.$S21]&amp;[.$T21];[.$L$3:.$L$203];0)+2))" office:value-type="float" office:value="0.2892" calcext:value-type="float">
            <text:p>0.2892</text:p>
          </table:table-cell>
          <table:table-cell table:formula="of:=INDIRECT(&quot;E&quot;&amp;(MATCH([.$S21]&amp;[.$T21];[.$L$3:.$L$203];0)+2))" office:value-type="float" office:value="0.4204" calcext:value-type="float">
            <text:p>0.4204</text:p>
          </table:table-cell>
          <table:table-cell table:formula="of:=INDIRECT(&quot;F&quot;&amp;(MATCH([.$S21]&amp;[.$T21];[.$L$3:.$L$203];0)+2))" office:value-type="float" office:value="0.6582" calcext:value-type="float">
            <text:p>0.6582</text:p>
          </table:table-cell>
          <table:table-cell table:formula="of:=INDIRECT(&quot;G&quot;&amp;(MATCH([.$S21]&amp;[.$T21];[.$L$3:.$L$203];0)+2))" office:value-type="float" office:value="1.0622" calcext:value-type="float">
            <text:p>1.0622</text:p>
          </table:table-cell>
          <table:table-cell table:formula="of:=INDIRECT(&quot;H&quot;&amp;(MATCH([.$S21]&amp;[.$T21];[.$L$3:.$L$203];0)+2))" office:value-type="float" office:value="1.6419" calcext:value-type="float">
            <text:p>1.6419</text:p>
          </table:table-cell>
          <table:table-cell table:style-name="ce4" table:formula="of:=INDIRECT(&quot;J&quot;&amp;(MATCH([.$S21]&amp;[.$T21];[.$L$3:.$L$203];0)+2))" office:value-type="float" office:value="0.00004019" calcext:value-type="float">
            <text:p>4.02E-005</text:p>
          </table:table-cell>
          <table:table-cell table:style-name="ce4" table:formula="of:=INDIRECT(&quot;K&quot;&amp;(MATCH([.$S21]&amp;[.$T21];[.$L$3:.$L$203];0)+2))" office:value-type="float" office:value="16377.2082607614" calcext:value-type="float">
            <text:p>1.64E+0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135" calcext:value-type="float">
            <text:p>1.13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7272" calcext:value-type="float">
            <text:p>0.7272</text:p>
          </table:table-cell>
          <table:table-cell office:value-type="float" office:value="1.0703" calcext:value-type="float">
            <text:p>1.0703</text:p>
          </table:table-cell>
          <table:table-cell office:value-type="float" office:value="1.6121" calcext:value-type="float">
            <text:p>1.6121</text:p>
          </table:table-cell>
          <table:table-cell office:value-type="float" office:value="2.3628" calcext:value-type="float">
            <text:p>2.362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22]&amp;[.B22]; [.Q$3:.Q$201]; 0)+2))" office:value-type="float" office:value="0.3574" calcext:value-type="float">
            <text:p>3.57E-001</text:p>
          </table:table-cell>
          <table:table-cell table:formula="of:=[.F22]/[.J22]" office:value-type="float" office:value="2.9946838276441" calcext:value-type="float">
            <text:p>2.99</text:p>
          </table:table-cell>
          <table:table-cell table:formula="of:=[.A22]&amp;[.B22]" office:value-type="string" office:string-value="5001" calcext:value-type="string">
            <text:p>50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  <table:table-cell table:formula="of:=[.N22]&amp;[.O22]" office:value-type="string" office:string-value="1510" calcext:value-type="string">
            <text:p>151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INDIRECT(&quot;C&quot;&amp;(MATCH([.S22]&amp;[.T22];[.L$3:.L$203];0)+2))" office:value-type="float" office:value="0.6814" calcext:value-type="float">
            <text:p>0.6814</text:p>
          </table:table-cell>
          <table:table-cell table:formula="of:=INDIRECT(&quot;D&quot;&amp;(MATCH([.$S22]&amp;[.$T22];[.$L$3:.$L$203];0)+2))" office:value-type="float" office:value="0.2538" calcext:value-type="float">
            <text:p>0.2538</text:p>
          </table:table-cell>
          <table:table-cell table:formula="of:=INDIRECT(&quot;E&quot;&amp;(MATCH([.$S22]&amp;[.$T22];[.$L$3:.$L$203];0)+2))" office:value-type="float" office:value="0.3725" calcext:value-type="float">
            <text:p>0.3725</text:p>
          </table:table-cell>
          <table:table-cell table:formula="of:=INDIRECT(&quot;F&quot;&amp;(MATCH([.$S22]&amp;[.$T22];[.$L$3:.$L$203];0)+2))" office:value-type="float" office:value="0.5879" calcext:value-type="float">
            <text:p>0.5879</text:p>
          </table:table-cell>
          <table:table-cell table:formula="of:=INDIRECT(&quot;G&quot;&amp;(MATCH([.$S22]&amp;[.$T22];[.$L$3:.$L$203];0)+2))" office:value-type="float" office:value="0.9675" calcext:value-type="float">
            <text:p>0.9675</text:p>
          </table:table-cell>
          <table:table-cell table:formula="of:=INDIRECT(&quot;H&quot;&amp;(MATCH([.$S22]&amp;[.$T22];[.$L$3:.$L$203];0)+2))" office:value-type="float" office:value="1.525" calcext:value-type="float">
            <text:p>1.525</text:p>
          </table:table-cell>
          <table:table-cell table:style-name="ce4" table:formula="of:=INDIRECT(&quot;J&quot;&amp;(MATCH([.$S22]&amp;[.$T22];[.$L$3:.$L$203];0)+2))" office:value-type="float" office:value="0.00001772" calcext:value-type="float">
            <text:p>1.77E-005</text:p>
          </table:table-cell>
          <table:table-cell table:style-name="ce4" table:formula="of:=INDIRECT(&quot;K&quot;&amp;(MATCH([.$S22]&amp;[.$T22];[.$L$3:.$L$203];0)+2))" office:value-type="float" office:value="33177.2009029345" calcext:value-type="float">
            <text:p>3.32E+0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2774" calcext:value-type="float">
            <text:p>1.2774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8145" calcext:value-type="float">
            <text:p>0.8145</text:p>
          </table:table-cell>
          <table:table-cell office:value-type="float" office:value="1.2031" calcext:value-type="float">
            <text:p>1.2031</text:p>
          </table:table-cell>
          <table:table-cell office:value-type="float" office:value="1.8218" calcext:value-type="float">
            <text:p>1.8218</text:p>
          </table:table-cell>
          <table:table-cell office:value-type="float" office:value="2.6612" calcext:value-type="float">
            <text:p>2.6612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23]&amp;[.B23]; [.Q$3:.Q$201]; 0)+2))" office:value-type="float" office:value="0.3596" calcext:value-type="float">
            <text:p>3.60E-001</text:p>
          </table:table-cell>
          <table:table-cell table:formula="of:=[.F23]/[.J23]" office:value-type="float" office:value="3.34566184649611" calcext:value-type="float">
            <text:p>3.35</text:p>
          </table:table-cell>
          <table:table-cell table:formula="of:=[.A23]&amp;[.B23]" office:value-type="string" office:string-value="50010" calcext:value-type="string">
            <text:p>5001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  <table:table-cell table:formula="of:=[.N23]&amp;[.O23]" office:value-type="string" office:string-value="195100" calcext:value-type="string">
            <text:p>195100</text:p>
          </table:table-cell>
          <table:table-cell/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1</text:p>
          </table:table-cell>
          <table:table-cell table:formula="of:=INDIRECT(&quot;C&quot;&amp;(MATCH([.S23]&amp;[.T23];[.L$3:.L$203];0)+2))" office:value-type="float" office:value="4.9537" calcext:value-type="float">
            <text:p>4.9537</text:p>
          </table:table-cell>
          <table:table-cell table:formula="of:=INDIRECT(&quot;D&quot;&amp;(MATCH([.$S23]&amp;[.$T23];[.$L$3:.$L$203];0)+2))" office:value-type="float" office:value="2.3363" calcext:value-type="float">
            <text:p>2.3363</text:p>
          </table:table-cell>
          <table:table-cell table:formula="of:=INDIRECT(&quot;E&quot;&amp;(MATCH([.$S23]&amp;[.$T23];[.$L$3:.$L$203];0)+2))" office:value-type="float" office:value="3.2188" calcext:value-type="float">
            <text:p>3.2188</text:p>
          </table:table-cell>
          <table:table-cell table:formula="of:=INDIRECT(&quot;F&quot;&amp;(MATCH([.$S23]&amp;[.$T23];[.$L$3:.$L$203];0)+2))" office:value-type="float" office:value="4.7656" calcext:value-type="float">
            <text:p>4.7656</text:p>
          </table:table-cell>
          <table:table-cell table:formula="of:=INDIRECT(&quot;G&quot;&amp;(MATCH([.$S23]&amp;[.$T23];[.$L$3:.$L$203];0)+2))" office:value-type="float" office:value="7.3301" calcext:value-type="float">
            <text:p>7.3301</text:p>
          </table:table-cell>
          <table:table-cell table:formula="of:=INDIRECT(&quot;H&quot;&amp;(MATCH([.$S23]&amp;[.$T23];[.$L$3:.$L$203];0)+2))" office:value-type="float" office:value="11.0507" calcext:value-type="float">
            <text:p>11.0507</text:p>
          </table:table-cell>
          <table:table-cell table:style-name="ce4" table:formula="of:=INDIRECT(&quot;J&quot;&amp;(MATCH([.$S23]&amp;[.$T23];[.$L$3:.$L$203];0)+2))" office:value-type="float" office:value="10.7" calcext:value-type="float">
            <text:p>1.07E+001</text:p>
          </table:table-cell>
          <table:table-cell table:style-name="ce4" table:formula="of:=INDIRECT(&quot;K&quot;&amp;(MATCH([.$S23]&amp;[.$T23];[.$L$3:.$L$203];0)+2))" office:value-type="float" office:value="0.445383177570094" calcext:value-type="float">
            <text:p>4.45E-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1909" calcext:value-type="float">
            <text:p>1.1909</text:p>
          </table:table-cell>
          <table:table-cell office:value-type="float" office:value="0.571" calcext:value-type="float">
            <text:p>0.571</text:p>
          </table:table-cell>
          <table:table-cell office:value-type="float" office:value="0.7896" calcext:value-type="float">
            <text:p>0.7896</text:p>
          </table:table-cell>
          <table:table-cell office:value-type="float" office:value="1.1602" calcext:value-type="float">
            <text:p>1.1602</text:p>
          </table:table-cell>
          <table:table-cell office:value-type="float" office:value="1.7567" calcext:value-type="float">
            <text:p>1.7567</text:p>
          </table:table-cell>
          <table:table-cell office:value-type="float" office:value="2.5662" calcext:value-type="float">
            <text:p>2.566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24]&amp;[.B24]; [.Q$3:.Q$201]; 0)+2))" office:value-type="float" office:value="0.3596" calcext:value-type="float">
            <text:p>3.60E-001</text:p>
          </table:table-cell>
          <table:table-cell table:formula="of:=[.F24]/[.J24]" office:value-type="float" office:value="3.22636262513904" calcext:value-type="float">
            <text:p>3.23</text:p>
          </table:table-cell>
          <table:table-cell table:formula="of:=[.A24]&amp;[.B24]" office:value-type="string" office:string-value="50010" calcext:value-type="string">
            <text:p>50010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  <table:table-cell table:formula="of:=[.N24]&amp;[.O24]" office:value-type="string" office:string-value="19951000" calcext:value-type="string">
            <text:p>19951000</text:p>
          </table:table-cell>
          <table:table-cell/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10</text:p>
          </table:table-cell>
          <table:table-cell table:formula="of:=INDIRECT(&quot;C&quot;&amp;(MATCH([.S24]&amp;[.T24];[.L$3:.L$203];0)+2))" office:value-type="float" office:value="5.2693" calcext:value-type="float">
            <text:p>5.2693</text:p>
          </table:table-cell>
          <table:table-cell table:formula="of:=INDIRECT(&quot;D&quot;&amp;(MATCH([.$S24]&amp;[.$T24];[.$L$3:.$L$203];0)+2))" office:value-type="float" office:value="2.4088" calcext:value-type="float">
            <text:p>2.4088</text:p>
          </table:table-cell>
          <table:table-cell table:formula="of:=INDIRECT(&quot;E&quot;&amp;(MATCH([.$S24]&amp;[.$T24];[.$L$3:.$L$203];0)+2))" office:value-type="float" office:value="3.3331" calcext:value-type="float">
            <text:p>3.3331</text:p>
          </table:table-cell>
          <table:table-cell table:formula="of:=INDIRECT(&quot;F&quot;&amp;(MATCH([.$S24]&amp;[.$T24];[.$L$3:.$L$203];0)+2))" office:value-type="float" office:value="4.9531" calcext:value-type="float">
            <text:p>4.9531</text:p>
          </table:table-cell>
          <table:table-cell table:formula="of:=INDIRECT(&quot;G&quot;&amp;(MATCH([.$S24]&amp;[.$T24];[.$L$3:.$L$203];0)+2))" office:value-type="float" office:value="7.6185" calcext:value-type="float">
            <text:p>7.6185</text:p>
          </table:table-cell>
          <table:table-cell table:formula="of:=INDIRECT(&quot;H&quot;&amp;(MATCH([.$S24]&amp;[.$T24];[.$L$3:.$L$203];0)+2))" office:value-type="float" office:value="11.4855" calcext:value-type="float">
            <text:p>11.4855</text:p>
          </table:table-cell>
          <table:table-cell table:style-name="ce4" table:formula="of:=INDIRECT(&quot;J&quot;&amp;(MATCH([.$S24]&amp;[.$T24];[.$L$3:.$L$203];0)+2))" office:value-type="float" office:value="10.38" calcext:value-type="float">
            <text:p>1.04E+001</text:p>
          </table:table-cell>
          <table:table-cell table:style-name="ce4" table:formula="of:=INDIRECT(&quot;K&quot;&amp;(MATCH([.$S24]&amp;[.$T24];[.$L$3:.$L$203];0)+2))" office:value-type="float" office:value="0.477177263969171" calcext:value-type="float">
            <text:p>4.77E-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.3063" calcext:value-type="float">
            <text:p>1.3063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8201" calcext:value-type="float">
            <text:p>0.8201</text:p>
          </table:table-cell>
          <table:table-cell office:value-type="float" office:value="1.207" calcext:value-type="float">
            <text:p>1.207</text:p>
          </table:table-cell>
          <table:table-cell office:value-type="float" office:value="1.8277" calcext:value-type="float">
            <text:p>1.8277</text:p>
          </table:table-cell>
          <table:table-cell office:value-type="float" office:value="2.6555" calcext:value-type="float">
            <text:p>2.655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25]&amp;[.B25]; [.Q$3:.Q$201]; 0)+2))" office:value-type="float" office:value="0.358" calcext:value-type="float">
            <text:p>3.58E-001</text:p>
          </table:table-cell>
          <table:table-cell table:formula="of:=[.F25]/[.J25]" office:value-type="float" office:value="3.37150837988827" calcext:value-type="float">
            <text:p>3.37</text:p>
          </table:table-cell>
          <table:table-cell table:formula="of:=[.A25]&amp;[.B25]" office:value-type="string" office:string-value="50050" calcext:value-type="string">
            <text:p>500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  <table:table-cell table:formula="of:=[.N25]&amp;[.O25]" office:value-type="string" office:string-value="2000100" calcext:value-type="string">
            <text:p>2000100</text:p>
          </table:table-cell>
          <table:table-cell/>
          <table:table-cell table:number-columns-repeated="2" table:style-name="ce3" office:value-type="string" calcext:value-type="string">
            <text:p>100</text:p>
          </table:table-cell>
          <table:table-cell table:formula="of:=INDIRECT(&quot;C&quot;&amp;(MATCH([.S25]&amp;[.T25];[.L$3:.L$203];0)+2))" office:value-type="float" office:value="1.7197" calcext:value-type="float">
            <text:p>1.7197</text:p>
          </table:table-cell>
          <table:table-cell table:formula="of:=INDIRECT(&quot;D&quot;&amp;(MATCH([.$S25]&amp;[.$T25];[.$L$3:.$L$203];0)+2))" office:value-type="float" office:value="0.7977" calcext:value-type="float">
            <text:p>0.7977</text:p>
          </table:table-cell>
          <table:table-cell table:formula="of:=INDIRECT(&quot;E&quot;&amp;(MATCH([.$S25]&amp;[.$T25];[.$L$3:.$L$203];0)+2))" office:value-type="float" office:value="1.096" calcext:value-type="float">
            <text:p>1.096</text:p>
          </table:table-cell>
          <table:table-cell table:formula="of:=INDIRECT(&quot;F&quot;&amp;(MATCH([.$S25]&amp;[.$T25];[.$L$3:.$L$203];0)+2))" office:value-type="float" office:value="1.6016" calcext:value-type="float">
            <text:p>1.6016</text:p>
          </table:table-cell>
          <table:table-cell table:formula="of:=INDIRECT(&quot;G&quot;&amp;(MATCH([.$S25]&amp;[.$T25];[.$L$3:.$L$203];0)+2))" office:value-type="float" office:value="2.4123" calcext:value-type="float">
            <text:p>2.4123</text:p>
          </table:table-cell>
          <table:table-cell table:formula="of:=INDIRECT(&quot;H&quot;&amp;(MATCH([.$S25]&amp;[.$T25];[.$L$3:.$L$203];0)+2))" office:value-type="float" office:value="3.4972" calcext:value-type="float">
            <text:p>3.4972</text:p>
          </table:table-cell>
          <table:table-cell table:style-name="ce4" table:formula="of:=INDIRECT(&quot;J&quot;&amp;(MATCH([.$S25]&amp;[.$T25];[.$L$3:.$L$203];0)+2))" office:value-type="float" office:value="0.4932" calcext:value-type="float">
            <text:p>4.93E-001</text:p>
          </table:table-cell>
          <table:table-cell table:style-name="ce4" table:formula="of:=INDIRECT(&quot;K&quot;&amp;(MATCH([.$S25]&amp;[.$T25];[.$L$3:.$L$203];0)+2))" office:value-type="float" office:value="3.24736415247364" calcext:value-type="float">
            <text:p>3.25E+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.2194" calcext:value-type="float">
            <text:p>1.2194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7436" calcext:value-type="float">
            <text:p>0.7436</text:p>
          </table:table-cell>
          <table:table-cell office:value-type="float" office:value="1.1133" calcext:value-type="float">
            <text:p>1.1133</text:p>
          </table:table-cell>
          <table:table-cell office:value-type="float" office:value="1.6946" calcext:value-type="float">
            <text:p>1.6946</text:p>
          </table:table-cell>
          <table:table-cell office:value-type="float" office:value="2.4937" calcext:value-type="float">
            <text:p>2.4937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26]&amp;[.B26]; [.Q$3:.Q$201]; 0)+2))" office:value-type="float" office:value="0.358" calcext:value-type="float">
            <text:p>3.58E-001</text:p>
          </table:table-cell>
          <table:table-cell table:formula="of:=[.F26]/[.J26]" office:value-type="float" office:value="3.10977653631285" calcext:value-type="float">
            <text:p>3.11</text:p>
          </table:table-cell>
          <table:table-cell table:formula="of:=[.A26]&amp;[.B26]" office:value-type="string" office:string-value="50050" calcext:value-type="string">
            <text:p>500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  <table:table-cell table:formula="of:=[.N26]&amp;[.O26]" office:value-type="string" office:string-value="200010" calcext:value-type="string">
            <text:p>200010</text:p>
          </table:table-cell>
          <table:table-cell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</text:p>
          </table:table-cell>
          <table:table-cell table:formula="of:=INDIRECT(&quot;C&quot;&amp;(MATCH([.S26]&amp;[.T26];[.L$3:.L$203];0)+2))" office:value-type="float" office:value="0.963" calcext:value-type="float">
            <text:p>0.963</text:p>
          </table:table-cell>
          <table:table-cell table:formula="of:=INDIRECT(&quot;D&quot;&amp;(MATCH([.$S26]&amp;[.$T26];[.$L$3:.$L$203];0)+2))" office:value-type="float" office:value="0.4066" calcext:value-type="float">
            <text:p>0.4066</text:p>
          </table:table-cell>
          <table:table-cell table:formula="of:=INDIRECT(&quot;E&quot;&amp;(MATCH([.$S26]&amp;[.$T26];[.$L$3:.$L$203];0)+2))" office:value-type="float" office:value="0.5754" calcext:value-type="float">
            <text:p>0.5754</text:p>
          </table:table-cell>
          <table:table-cell table:formula="of:=INDIRECT(&quot;F&quot;&amp;(MATCH([.$S26]&amp;[.$T26];[.$L$3:.$L$203];0)+2))" office:value-type="float" office:value="0.8711" calcext:value-type="float">
            <text:p>0.8711</text:p>
          </table:table-cell>
          <table:table-cell table:formula="of:=INDIRECT(&quot;G&quot;&amp;(MATCH([.$S26]&amp;[.$T26];[.$L$3:.$L$203];0)+2))" office:value-type="float" office:value="1.3468" calcext:value-type="float">
            <text:p>1.3468</text:p>
          </table:table-cell>
          <table:table-cell table:formula="of:=INDIRECT(&quot;H&quot;&amp;(MATCH([.$S26]&amp;[.$T26];[.$L$3:.$L$203];0)+2))" office:value-type="float" office:value="2.0131" calcext:value-type="float">
            <text:p>2.0131</text:p>
          </table:table-cell>
          <table:table-cell table:style-name="ce4" table:formula="of:=INDIRECT(&quot;J&quot;&amp;(MATCH([.$S26]&amp;[.$T26];[.$L$3:.$L$203];0)+2))" office:value-type="float" office:value="0.04926" calcext:value-type="float">
            <text:p>4.93E-002</text:p>
          </table:table-cell>
          <table:table-cell table:style-name="ce4" table:formula="of:=INDIRECT(&quot;K&quot;&amp;(MATCH([.$S26]&amp;[.$T26];[.$L$3:.$L$203];0)+2))" office:value-type="float" office:value="17.6837190418189" calcext:value-type="float">
            <text:p>1.77E+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1711" calcext:value-type="float">
            <text:p>1.1711</text:p>
          </table:table-cell>
          <table:table-cell office:value-type="float" office:value="0.53" calcext:value-type="float">
            <text:p>0.53</text:p>
          </table:table-cell>
          <table:table-cell office:value-type="float" office:value="0.7356" calcext:value-type="float">
            <text:p>0.7356</text:p>
          </table:table-cell>
          <table:table-cell office:value-type="float" office:value="1.0898" calcext:value-type="float">
            <text:p>1.0898</text:p>
          </table:table-cell>
          <table:table-cell office:value-type="float" office:value="1.6416" calcext:value-type="float">
            <text:p>1.6416</text:p>
          </table:table-cell>
          <table:table-cell office:value-type="float" office:value="2.4059" calcext:value-type="float">
            <text:p>2.4059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27]&amp;[.B27]; [.Q$3:.Q$201]; 0)+2))" office:value-type="float" office:value="0.3509" calcext:value-type="float">
            <text:p>3.51E-001</text:p>
          </table:table-cell>
          <table:table-cell table:formula="of:=[.F27]/[.J27]" office:value-type="float" office:value="3.1057281276717" calcext:value-type="float">
            <text:p>3.11</text:p>
          </table:table-cell>
          <table:table-cell table:formula="of:=[.A27]&amp;[.B27]" office:value-type="string" office:string-value="500100" calcext:value-type="string">
            <text:p>5001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  <table:table-cell table:formula="of:=[.N27]&amp;[.O27]" office:value-type="string" office:string-value="2000150" calcext:value-type="string">
            <text:p>2000150</text:p>
          </table:table-cell>
          <table:table-cell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0</text:p>
          </table:table-cell>
          <table:table-cell table:formula="of:=INDIRECT(&quot;C&quot;&amp;(MATCH([.S27]&amp;[.T27];[.L$3:.L$203];0)+2))" office:value-type="float" office:value="0.9003" calcext:value-type="float">
            <text:p>0.9003</text:p>
          </table:table-cell>
          <table:table-cell table:formula="of:=INDIRECT(&quot;D&quot;&amp;(MATCH([.$S27]&amp;[.$T27];[.$L$3:.$L$203];0)+2))" office:value-type="float" office:value="0.3864" calcext:value-type="float">
            <text:p>0.3864</text:p>
          </table:table-cell>
          <table:table-cell table:formula="of:=INDIRECT(&quot;E&quot;&amp;(MATCH([.$S27]&amp;[.$T27];[.$L$3:.$L$203];0)+2))" office:value-type="float" office:value="0.5454" calcext:value-type="float">
            <text:p>0.5454</text:p>
          </table:table-cell>
          <table:table-cell table:formula="of:=INDIRECT(&quot;F&quot;&amp;(MATCH([.$S27]&amp;[.$T27];[.$L$3:.$L$203];0)+2))" office:value-type="float" office:value="0.8242" calcext:value-type="float">
            <text:p>0.8242</text:p>
          </table:table-cell>
          <table:table-cell table:formula="of:=INDIRECT(&quot;G&quot;&amp;(MATCH([.$S27]&amp;[.$T27];[.$L$3:.$L$203];0)+2))" office:value-type="float" office:value="1.2809" calcext:value-type="float">
            <text:p>1.2809</text:p>
          </table:table-cell>
          <table:table-cell table:formula="of:=INDIRECT(&quot;H&quot;&amp;(MATCH([.$S27]&amp;[.$T27];[.$L$3:.$L$203];0)+2))" office:value-type="float" office:value="1.908" calcext:value-type="float">
            <text:p>1.908</text:p>
          </table:table-cell>
          <table:table-cell table:style-name="ce4" table:formula="of:=INDIRECT(&quot;J&quot;&amp;(MATCH([.$S27]&amp;[.$T27];[.$L$3:.$L$203];0)+2))" office:value-type="float" office:value="0.04769" calcext:value-type="float">
            <text:p>4.77E-002</text:p>
          </table:table-cell>
          <table:table-cell table:style-name="ce4" table:formula="of:=INDIRECT(&quot;K&quot;&amp;(MATCH([.$S27]&amp;[.$T27];[.$L$3:.$L$203];0)+2))" office:value-type="float" office:value="17.2824491507654" calcext:value-type="float">
            <text:p>1.73E+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4082" calcext:value-type="float">
            <text:p>1.4082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8411" calcext:value-type="float">
            <text:p>0.8411</text:p>
          </table:table-cell>
          <table:table-cell office:value-type="float" office:value="1.293" calcext:value-type="float">
            <text:p>1.293</text:p>
          </table:table-cell>
          <table:table-cell office:value-type="float" office:value="2.066" calcext:value-type="float">
            <text:p>2.066</text:p>
          </table:table-cell>
          <table:table-cell office:value-type="float" office:value="3.2175" calcext:value-type="float">
            <text:p>3.217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28]&amp;[.B28]; [.Q$3:.Q$201]; 0)+2))" office:value-type="float" office:value="0.3509" calcext:value-type="float">
            <text:p>3.51E-001</text:p>
          </table:table-cell>
          <table:table-cell table:formula="of:=[.F28]/[.J28]" office:value-type="float" office:value="3.68481048731832" calcext:value-type="float">
            <text:p>3.68</text:p>
          </table:table-cell>
          <table:table-cell table:formula="of:=[.A28]&amp;[.B28]" office:value-type="string" office:string-value="500100" calcext:value-type="string">
            <text:p>5001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  <table:table-cell table:formula="of:=[.N28]&amp;[.O28]" office:value-type="string" office:string-value="20001" calcext:value-type="string">
            <text:p>20001</text:p>
          </table:table-cell>
          <table:table-cell/>
          <table:table-cell table:number-columns-repeated="2" table:style-name="ce3" office:value-type="string" calcext:value-type="string">
            <text:p>1000</text:p>
          </table:table-cell>
          <table:table-cell table:formula="of:=INDIRECT(&quot;C&quot;&amp;(MATCH([.S28]&amp;[.T28];[.L$3:.L$203];0)+2))" office:value-type="float" office:value="0.7059" calcext:value-type="float">
            <text:p>0.7059</text:p>
          </table:table-cell>
          <table:table-cell table:formula="of:=INDIRECT(&quot;D&quot;&amp;(MATCH([.$S28]&amp;[.$T28];[.$L$3:.$L$203];0)+2))" office:value-type="float" office:value="0.2704" calcext:value-type="float">
            <text:p>0.2704</text:p>
          </table:table-cell>
          <table:table-cell table:formula="of:=INDIRECT(&quot;E&quot;&amp;(MATCH([.$S28]&amp;[.$T28];[.$L$3:.$L$203];0)+2))" office:value-type="float" office:value="0.393" calcext:value-type="float">
            <text:p>0.393</text:p>
          </table:table-cell>
          <table:table-cell table:formula="of:=INDIRECT(&quot;F&quot;&amp;(MATCH([.$S28]&amp;[.$T28];[.$L$3:.$L$203];0)+2))" office:value-type="float" office:value="0.6152" calcext:value-type="float">
            <text:p>0.6152</text:p>
          </table:table-cell>
          <table:table-cell table:formula="of:=INDIRECT(&quot;G&quot;&amp;(MATCH([.$S28]&amp;[.$T28];[.$L$3:.$L$203];0)+2))" office:value-type="float" office:value="0.9929" calcext:value-type="float">
            <text:p>0.9929</text:p>
          </table:table-cell>
          <table:table-cell table:formula="of:=INDIRECT(&quot;H&quot;&amp;(MATCH([.$S28]&amp;[.$T28];[.$L$3:.$L$203];0)+2))" office:value-type="float" office:value="1.5485" calcext:value-type="float">
            <text:p>1.5485</text:p>
          </table:table-cell>
          <table:table-cell table:style-name="ce4" table:formula="of:=INDIRECT(&quot;J&quot;&amp;(MATCH([.$S28]&amp;[.$T28];[.$L$3:.$L$203];0)+2))" office:value-type="float" office:value="0.0001993" calcext:value-type="float">
            <text:p>1.99E-004</text:p>
          </table:table-cell>
          <table:table-cell table:style-name="ce4" table:formula="of:=INDIRECT(&quot;K&quot;&amp;(MATCH([.$S28]&amp;[.$T28];[.$L$3:.$L$203];0)+2))" office:value-type="float" office:value="3086.80381334671" calcext:value-type="float">
            <text:p>3.09E+0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.1952" calcext:value-type="float">
            <text:p>1.1952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7404" calcext:value-type="float">
            <text:p>0.7404</text:p>
          </table:table-cell>
          <table:table-cell office:value-type="float" office:value="1.0977" calcext:value-type="float">
            <text:p>1.0977</text:p>
          </table:table-cell>
          <table:table-cell office:value-type="float" office:value="1.6621" calcext:value-type="float">
            <text:p>1.6621</text:p>
          </table:table-cell>
          <table:table-cell office:value-type="float" office:value="2.441" calcext:value-type="float">
            <text:p>2.441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29]&amp;[.B29]; [.Q$3:.Q$201]; 0)+2))" office:value-type="float" office:value="0.2968" calcext:value-type="float">
            <text:p>2.97E-001</text:p>
          </table:table-cell>
          <table:table-cell table:formula="of:=[.F29]/[.J29]" office:value-type="float" office:value="3.69845013477089" calcext:value-type="float">
            <text:p>3.70</text:p>
          </table:table-cell>
          <table:table-cell table:formula="of:=[.A29]&amp;[.B29]" office:value-type="string" office:string-value="500150" calcext:value-type="string">
            <text:p>5001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  <table:table-cell table:formula="of:=[.N29]&amp;[.O29]" office:value-type="string" office:string-value="2000500" calcext:value-type="string">
            <text:p>2000500</text:p>
          </table:table-cell>
          <table:table-cell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50</text:p>
          </table:table-cell>
          <table:table-cell table:formula="of:=INDIRECT(&quot;C&quot;&amp;(MATCH([.S29]&amp;[.T29];[.L$3:.L$203];0)+2))" office:value-type="float" office:value="0.9027" calcext:value-type="float">
            <text:p>0.9027</text:p>
          </table:table-cell>
          <table:table-cell table:formula="of:=INDIRECT(&quot;D&quot;&amp;(MATCH([.$S29]&amp;[.$T29];[.$L$3:.$L$203];0)+2))" office:value-type="float" office:value="0.3986" calcext:value-type="float">
            <text:p>0.3986</text:p>
          </table:table-cell>
          <table:table-cell table:formula="of:=INDIRECT(&quot;E&quot;&amp;(MATCH([.$S29]&amp;[.$T29];[.$L$3:.$L$203];0)+2))" office:value-type="float" office:value="0.5623" calcext:value-type="float">
            <text:p>0.5623</text:p>
          </table:table-cell>
          <table:table-cell table:formula="of:=INDIRECT(&quot;F&quot;&amp;(MATCH([.$S29]&amp;[.$T29];[.$L$3:.$L$203];0)+2))" office:value-type="float" office:value="0.8398" calcext:value-type="float">
            <text:p>0.8398</text:p>
          </table:table-cell>
          <table:table-cell table:formula="of:=INDIRECT(&quot;G&quot;&amp;(MATCH([.$S29]&amp;[.$T29];[.$L$3:.$L$203];0)+2))" office:value-type="float" office:value="1.2985" calcext:value-type="float">
            <text:p>1.2985</text:p>
          </table:table-cell>
          <table:table-cell table:formula="of:=INDIRECT(&quot;H&quot;&amp;(MATCH([.$S29]&amp;[.$T29];[.$L$3:.$L$203];0)+2))" office:value-type="float" office:value="1.9409" calcext:value-type="float">
            <text:p>1.9409</text:p>
          </table:table-cell>
          <table:table-cell table:style-name="ce4" table:formula="of:=INDIRECT(&quot;J&quot;&amp;(MATCH([.$S29]&amp;[.$T29];[.$L$3:.$L$203];0)+2))" office:value-type="float" office:value="0.04701" calcext:value-type="float">
            <text:p>4.70E-002</text:p>
          </table:table-cell>
          <table:table-cell table:style-name="ce4" table:formula="of:=INDIRECT(&quot;K&quot;&amp;(MATCH([.$S29]&amp;[.$T29];[.$L$3:.$L$203];0)+2))" office:value-type="float" office:value="17.8642841948522" calcext:value-type="float">
            <text:p>1.79E+00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748" calcext:value-type="float">
            <text:p>0.748</text:p>
          </table:table-cell>
          <table:table-cell office:value-type="float" office:value="1.1685" calcext:value-type="float">
            <text:p>1.1685</text:p>
          </table:table-cell>
          <table:table-cell office:value-type="float" office:value="1.7648" calcext:value-type="float">
            <text:p>1.7648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30]&amp;[.B30]; [.Q$3:.Q$201]; 0)+2))" office:value-type="float" office:value="0.004847" calcext:value-type="float">
            <text:p>4.85E-003</text:p>
          </table:table-cell>
          <table:table-cell table:formula="of:=[.F30]/[.J30]" office:value-type="float" office:value="154.32226119249" calcext:value-type="float">
            <text:p>154.32</text:p>
          </table:table-cell>
          <table:table-cell table:formula="of:=[.A30]&amp;[.B30]" office:value-type="string" office:string-value="500500" calcext:value-type="string">
            <text:p>5005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  <table:table-cell table:formula="of:=[.N30]&amp;[.O30]" office:value-type="string" office:string-value="200050" calcext:value-type="string">
            <text:p>200050</text:p>
          </table:table-cell>
          <table:table-cell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50</text:p>
          </table:table-cell>
          <table:table-cell table:formula="of:=INDIRECT(&quot;C&quot;&amp;(MATCH([.S30]&amp;[.T30];[.L$3:.L$203];0)+2))" office:value-type="float" office:value="0.967" calcext:value-type="float">
            <text:p>0.967</text:p>
          </table:table-cell>
          <table:table-cell table:formula="of:=INDIRECT(&quot;D&quot;&amp;(MATCH([.$S30]&amp;[.$T30];[.$L$3:.$L$203];0)+2))" office:value-type="float" office:value="0.4066" calcext:value-type="float">
            <text:p>0.4066</text:p>
          </table:table-cell>
          <table:table-cell table:formula="of:=INDIRECT(&quot;E&quot;&amp;(MATCH([.$S30]&amp;[.$T30];[.$L$3:.$L$203];0)+2))" office:value-type="float" office:value="0.5754" calcext:value-type="float">
            <text:p>0.5754</text:p>
          </table:table-cell>
          <table:table-cell table:formula="of:=INDIRECT(&quot;F&quot;&amp;(MATCH([.$S30]&amp;[.$T30];[.$L$3:.$L$203];0)+2))" office:value-type="float" office:value="0.8711" calcext:value-type="float">
            <text:p>0.8711</text:p>
          </table:table-cell>
          <table:table-cell table:formula="of:=INDIRECT(&quot;G&quot;&amp;(MATCH([.$S30]&amp;[.$T30];[.$L$3:.$L$203];0)+2))" office:value-type="float" office:value="1.3468" calcext:value-type="float">
            <text:p>1.3468</text:p>
          </table:table-cell>
          <table:table-cell table:formula="of:=INDIRECT(&quot;H&quot;&amp;(MATCH([.$S30]&amp;[.$T30];[.$L$3:.$L$203];0)+2))" office:value-type="float" office:value="2.0029" calcext:value-type="float">
            <text:p>2.0029</text:p>
          </table:table-cell>
          <table:table-cell table:style-name="ce4" table:formula="of:=INDIRECT(&quot;J&quot;&amp;(MATCH([.$S30]&amp;[.$T30];[.$L$3:.$L$203];0)+2))" office:value-type="float" office:value="0.04729" calcext:value-type="float">
            <text:p>4.73E-002</text:p>
          </table:table-cell>
          <table:table-cell table:style-name="ce4" table:formula="of:=INDIRECT(&quot;K&quot;&amp;(MATCH([.$S30]&amp;[.$T30];[.$L$3:.$L$203];0)+2))" office:value-type="float" office:value="18.4203848593783" calcext:value-type="float">
            <text:p>1.84E+00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651" calcext:value-type="float">
            <text:p>1.1651</text:p>
          </table:table-cell>
          <table:table-cell office:value-type="float" office:value="1.7674" calcext:value-type="float">
            <text:p>1.7674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31]&amp;[.B31]; [.Q$3:.Q$201]; 0)+2))" office:value-type="float" office:value="0.004847" calcext:value-type="float">
            <text:p>4.85E-003</text:p>
          </table:table-cell>
          <table:table-cell table:formula="of:=[.F31]/[.J31]" office:value-type="float" office:value="152.713018361873" calcext:value-type="float">
            <text:p>152.71</text:p>
          </table:table-cell>
          <table:table-cell table:formula="of:=[.A31]&amp;[.B31]" office:value-type="string" office:string-value="500500" calcext:value-type="string">
            <text:p>500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  <table:table-cell table:formula="of:=[.N31]&amp;[.O31]" office:value-type="string" office:string-value="20010" calcext:value-type="string">
            <text:p>20010</text:p>
          </table:table-cell>
          <table:table-cell/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</text:p>
          </table:table-cell>
          <table:table-cell table:formula="of:=INDIRECT(&quot;C&quot;&amp;(MATCH([.S31]&amp;[.T31];[.L$3:.L$203];0)+2))" office:value-type="float" office:value="0.9394" calcext:value-type="float">
            <text:p>0.9394</text:p>
          </table:table-cell>
          <table:table-cell table:formula="of:=INDIRECT(&quot;D&quot;&amp;(MATCH([.$S31]&amp;[.$T31];[.$L$3:.$L$203];0)+2))" office:value-type="float" office:value="0.3783" calcext:value-type="float">
            <text:p>0.3783</text:p>
          </table:table-cell>
          <table:table-cell table:formula="of:=INDIRECT(&quot;E&quot;&amp;(MATCH([.$S31]&amp;[.$T31];[.$L$3:.$L$203];0)+2))" office:value-type="float" office:value="0.5403" calcext:value-type="float">
            <text:p>0.5403</text:p>
          </table:table-cell>
          <table:table-cell table:formula="of:=INDIRECT(&quot;F&quot;&amp;(MATCH([.$S31]&amp;[.$T31];[.$L$3:.$L$203];0)+2))" office:value-type="float" office:value="0.8242" calcext:value-type="float">
            <text:p>0.8242</text:p>
          </table:table-cell>
          <table:table-cell table:formula="of:=INDIRECT(&quot;G&quot;&amp;(MATCH([.$S31]&amp;[.$T31];[.$L$3:.$L$203];0)+2))" office:value-type="float" office:value="1.3006" calcext:value-type="float">
            <text:p>1.3006</text:p>
          </table:table-cell>
          <table:table-cell table:formula="of:=INDIRECT(&quot;H&quot;&amp;(MATCH([.$S31]&amp;[.$T31];[.$L$3:.$L$203];0)+2))" office:value-type="float" office:value="1.9694" calcext:value-type="float">
            <text:p>1.9694</text:p>
          </table:table-cell>
          <table:table-cell table:style-name="ce4" table:formula="of:=INDIRECT(&quot;J&quot;&amp;(MATCH([.$S31]&amp;[.$T31];[.$L$3:.$L$203];0)+2))" office:value-type="float" office:value="0.000003181" calcext:value-type="float">
            <text:p>3.18E-006</text:p>
          </table:table-cell>
          <table:table-cell table:style-name="ce4" table:formula="of:=INDIRECT(&quot;K&quot;&amp;(MATCH([.$S31]&amp;[.$T31];[.$L$3:.$L$203];0)+2))" office:value-type="float" office:value="259100.911662999" calcext:value-type="float">
            <text:p>2.59E+00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492" calcext:value-type="float">
            <text:p>0.492</text:p>
          </table:table-cell>
          <table:table-cell office:value-type="float" office:value="0.752" calcext:value-type="float">
            <text:p>0.752</text:p>
          </table:table-cell>
          <table:table-cell office:value-type="float" office:value="1.1806" calcext:value-type="float">
            <text:p>1.1806</text:p>
          </table:table-cell>
          <table:table-cell office:value-type="float" office:value="1.7768" calcext:value-type="float">
            <text:p>1.7768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32]&amp;[.B32]; [.Q$3:.Q$201]; 0)+2))" office:value-type="float" office:value="0.01307" calcext:value-type="float">
            <text:p>1.31E-002</text:p>
          </table:table-cell>
          <table:table-cell table:formula="of:=[.F32]/[.J32]" office:value-type="float" office:value="57.5363427697016" calcext:value-type="float">
            <text:p>57.54</text:p>
          </table:table-cell>
          <table:table-cell table:formula="of:=[.A32]&amp;[.B32]" office:value-type="string" office:string-value="995500" calcext:value-type="string">
            <text:p>995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  <table:table-cell table:formula="of:=[.N32]&amp;[.O32]" office:value-type="string" office:string-value="2001" calcext:value-type="string">
            <text:p>2001</text:p>
          </table:table-cell>
          <table:table-cell/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0</text:p>
          </table:table-cell>
          <table:table-cell table:formula="of:=INDIRECT(&quot;C&quot;&amp;(MATCH([.S32]&amp;[.T32];[.L$3:.L$203];0)+2))" office:value-type="float" office:value="0.8814" calcext:value-type="float">
            <text:p>0.8814</text:p>
          </table:table-cell>
          <table:table-cell table:formula="of:=INDIRECT(&quot;D&quot;&amp;(MATCH([.$S32]&amp;[.$T32];[.$L$3:.$L$203];0)+2))" office:value-type="float" office:value="0.3609" calcext:value-type="float">
            <text:p>0.3609</text:p>
          </table:table-cell>
          <table:table-cell table:formula="of:=INDIRECT(&quot;E&quot;&amp;(MATCH([.$S32]&amp;[.$T32];[.$L$3:.$L$203];0)+2))" office:value-type="float" office:value="0.5178" calcext:value-type="float">
            <text:p>0.5178</text:p>
          </table:table-cell>
          <table:table-cell table:formula="of:=INDIRECT(&quot;F&quot;&amp;(MATCH([.$S32]&amp;[.$T32];[.$L$3:.$L$203];0)+2))" office:value-type="float" office:value="0.793" calcext:value-type="float">
            <text:p>0.793</text:p>
          </table:table-cell>
          <table:table-cell table:formula="of:=INDIRECT(&quot;G&quot;&amp;(MATCH([.$S32]&amp;[.$T32];[.$L$3:.$L$203];0)+2))" office:value-type="float" office:value="1.245" calcext:value-type="float">
            <text:p>1.245</text:p>
          </table:table-cell>
          <table:table-cell table:formula="of:=INDIRECT(&quot;H&quot;&amp;(MATCH([.$S32]&amp;[.$T32];[.$L$3:.$L$203];0)+2))" office:value-type="float" office:value="1.8737" calcext:value-type="float">
            <text:p>1.8737</text:p>
          </table:table-cell>
          <table:table-cell table:style-name="ce4" table:formula="of:=INDIRECT(&quot;J&quot;&amp;(MATCH([.$S32]&amp;[.$T32];[.$L$3:.$L$203];0)+2))" office:value-type="float" office:value="0.00000323" calcext:value-type="float">
            <text:p>3.23E-006</text:p>
          </table:table-cell>
          <table:table-cell table:style-name="ce4" table:formula="of:=INDIRECT(&quot;K&quot;&amp;(MATCH([.$S32]&amp;[.$T32];[.$L$3:.$L$203];0)+2))" office:value-type="float" office:value="245510.835913313" calcext:value-type="float">
            <text:p>2.46E+00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842" calcext:value-type="float">
            <text:p>0.842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752" calcext:value-type="float">
            <text:p>0.752</text:p>
          </table:table-cell>
          <table:table-cell office:value-type="float" office:value="1.1806" calcext:value-type="float">
            <text:p>1.1806</text:p>
          </table:table-cell>
          <table:table-cell office:value-type="float" office:value="1.7941" calcext:value-type="float">
            <text:p>1.794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33]&amp;[.B33]; [.Q$3:.Q$201]; 0)+2))" office:value-type="float" office:value="0.01307" calcext:value-type="float">
            <text:p>1.31E-002</text:p>
          </table:table-cell>
          <table:table-cell table:formula="of:=[.F33]/[.J33]" office:value-type="float" office:value="57.5363427697016" calcext:value-type="float">
            <text:p>57.54</text:p>
          </table:table-cell>
          <table:table-cell table:formula="of:=[.A33]&amp;[.B33]" office:value-type="string" office:string-value="995500" calcext:value-type="string">
            <text:p>995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  <table:table-cell table:formula="of:=[.N33]&amp;[.O33]" office:value-type="string" office:string-value="20050" calcext:value-type="string">
            <text:p>20050</text:p>
          </table:table-cell>
          <table:table-cell/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00</text:p>
          </table:table-cell>
          <table:table-cell table:formula="of:=INDIRECT(&quot;C&quot;&amp;(MATCH([.S33]&amp;[.T33];[.L$3:.L$203];0)+2))" office:value-type="float" office:value="0.8922" calcext:value-type="float">
            <text:p>0.8922</text:p>
          </table:table-cell>
          <table:table-cell table:formula="of:=INDIRECT(&quot;D&quot;&amp;(MATCH([.$S33]&amp;[.$T33];[.$L$3:.$L$203];0)+2))" office:value-type="float" office:value="0.364" calcext:value-type="float">
            <text:p>0.364</text:p>
          </table:table-cell>
          <table:table-cell table:formula="of:=INDIRECT(&quot;E&quot;&amp;(MATCH([.$S33]&amp;[.$T33];[.$L$3:.$L$203];0)+2))" office:value-type="float" office:value="0.5198" calcext:value-type="float">
            <text:p>0.5198</text:p>
          </table:table-cell>
          <table:table-cell table:formula="of:=INDIRECT(&quot;F&quot;&amp;(MATCH([.$S33]&amp;[.$T33];[.$L$3:.$L$203];0)+2))" office:value-type="float" office:value="0.793" calcext:value-type="float">
            <text:p>0.793</text:p>
          </table:table-cell>
          <table:table-cell table:formula="of:=INDIRECT(&quot;G&quot;&amp;(MATCH([.$S33]&amp;[.$T33];[.$L$3:.$L$203];0)+2))" office:value-type="float" office:value="1.245" calcext:value-type="float">
            <text:p>1.245</text:p>
          </table:table-cell>
          <table:table-cell table:formula="of:=INDIRECT(&quot;H&quot;&amp;(MATCH([.$S33]&amp;[.$T33];[.$L$3:.$L$203];0)+2))" office:value-type="float" office:value="1.8919" calcext:value-type="float">
            <text:p>1.8919</text:p>
          </table:table-cell>
          <table:table-cell table:style-name="ce4" table:formula="of:=INDIRECT(&quot;J&quot;&amp;(MATCH([.$S33]&amp;[.$T33];[.$L$3:.$L$203];0)+2))" office:value-type="float" office:value="0.00000317" calcext:value-type="float">
            <text:p>3.17E-006</text:p>
          </table:table-cell>
          <table:table-cell table:style-name="ce4" table:formula="of:=INDIRECT(&quot;K&quot;&amp;(MATCH([.$S33]&amp;[.$T33];[.$L$3:.$L$203];0)+2))" office:value-type="float" office:value="250157.728706625" calcext:value-type="float">
            <text:p>2.50E+0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7715" calcext:value-type="float">
            <text:p>0.7715</text:p>
          </table:table-cell>
          <table:table-cell office:value-type="float" office:value="1.2174" calcext:value-type="float">
            <text:p>1.2174</text:p>
          </table:table-cell>
          <table:table-cell office:value-type="float" office:value="1.8434" calcext:value-type="float">
            <text:p>1.8434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34]&amp;[.B34]; [.Q$3:.Q$201]; 0)+2))" office:value-type="float" office:value="0.00006229" calcext:value-type="float">
            <text:p>6.23E-005</text:p>
          </table:table-cell>
          <table:table-cell table:formula="of:=[.F34]/[.J34]" office:value-type="float" office:value="12385.6156686467" calcext:value-type="float">
            <text:p>12385.62</text:p>
          </table:table-cell>
          <table:table-cell table:formula="of:=[.A34]&amp;[.B34]" office:value-type="string" office:string-value="50001" calcext:value-type="string">
            <text:p>500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  <table:table-cell table:formula="of:=[.N34]&amp;[.O34]" office:value-type="string" office:string-value="201" calcext:value-type="string">
            <text:p>201</text:p>
          </table:table-cell>
          <table:table-cell/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000</text:p>
          </table:table-cell>
          <table:table-cell table:formula="of:=INDIRECT(&quot;C&quot;&amp;(MATCH([.S34]&amp;[.T34];[.L$3:.L$203];0)+2))" office:value-type="float" office:value="0.6919" calcext:value-type="float">
            <text:p>0.6919</text:p>
          </table:table-cell>
          <table:table-cell table:formula="of:=INDIRECT(&quot;D&quot;&amp;(MATCH([.$S34]&amp;[.$T34];[.$L$3:.$L$203];0)+2))" office:value-type="float" office:value="0.26" calcext:value-type="float">
            <text:p>0.26</text:p>
          </table:table-cell>
          <table:table-cell table:formula="of:=INDIRECT(&quot;E&quot;&amp;(MATCH([.$S34]&amp;[.$T34];[.$L$3:.$L$203];0)+2))" office:value-type="float" office:value="0.3807" calcext:value-type="float">
            <text:p>0.3807</text:p>
          </table:table-cell>
          <table:table-cell table:formula="of:=INDIRECT(&quot;F&quot;&amp;(MATCH([.$S34]&amp;[.$T34];[.$L$3:.$L$203];0)+2))" office:value-type="float" office:value="0.5996" calcext:value-type="float">
            <text:p>0.5996</text:p>
          </table:table-cell>
          <table:table-cell table:formula="of:=INDIRECT(&quot;G&quot;&amp;(MATCH([.$S34]&amp;[.$T34];[.$L$3:.$L$203];0)+2))" office:value-type="float" office:value="0.9772" calcext:value-type="float">
            <text:p>0.9772</text:p>
          </table:table-cell>
          <table:table-cell table:formula="of:=INDIRECT(&quot;H&quot;&amp;(MATCH([.$S34]&amp;[.$T34];[.$L$3:.$L$203];0)+2))" office:value-type="float" office:value="1.5259" calcext:value-type="float">
            <text:p>1.5259</text:p>
          </table:table-cell>
          <table:table-cell table:style-name="ce4" table:formula="of:=INDIRECT(&quot;J&quot;&amp;(MATCH([.$S34]&amp;[.$T34];[.$L$3:.$L$203];0)+2))" office:value-type="float" office:value="0.0000006432" calcext:value-type="float">
            <text:p>6.43E-007</text:p>
          </table:table-cell>
          <table:table-cell table:style-name="ce4" table:formula="of:=INDIRECT(&quot;K&quot;&amp;(MATCH([.$S34]&amp;[.$T34];[.$L$3:.$L$203];0)+2))" office:value-type="float" office:value="932213.930348259" calcext:value-type="float">
            <text:p>9.32E+0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7637" calcext:value-type="float">
            <text:p>0.7637</text:p>
          </table:table-cell>
          <table:table-cell office:value-type="float" office:value="1.199" calcext:value-type="float">
            <text:p>1.199</text:p>
          </table:table-cell>
          <table:table-cell office:value-type="float" office:value="1.8045" calcext:value-type="float">
            <text:p>1.804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35]&amp;[.B35]; [.Q$3:.Q$201]; 0)+2))" office:value-type="float" office:value="0.00006229" calcext:value-type="float">
            <text:p>6.23E-005</text:p>
          </table:table-cell>
          <table:table-cell table:formula="of:=[.F35]/[.J35]" office:value-type="float" office:value="12260.3949269546" calcext:value-type="float">
            <text:p>12260.39</text:p>
          </table:table-cell>
          <table:table-cell table:formula="of:=[.A35]&amp;[.B35]" office:value-type="string" office:string-value="50001" calcext:value-type="string">
            <text:p>5000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  <table:table-cell table:formula="of:=[.N35]&amp;[.O35]" office:value-type="string" office:string-value="295150" calcext:value-type="string">
            <text:p>295150</text:p>
          </table:table-cell>
          <table:table-cell/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50</text:p>
          </table:table-cell>
          <table:table-cell table:formula="of:=INDIRECT(&quot;C&quot;&amp;(MATCH([.S35]&amp;[.T35];[.L$3:.L$203];0)+2))" office:value-type="float" office:value="0.8375" calcext:value-type="float">
            <text:p>0.8375</text:p>
          </table:table-cell>
          <table:table-cell table:formula="of:=INDIRECT(&quot;D&quot;&amp;(MATCH([.$S35]&amp;[.$T35];[.$L$3:.$L$203];0)+2))" office:value-type="float" office:value="0.3369" calcext:value-type="float">
            <text:p>0.3369</text:p>
          </table:table-cell>
          <table:table-cell table:formula="of:=INDIRECT(&quot;E&quot;&amp;(MATCH([.$S35]&amp;[.$T35];[.$L$3:.$L$203];0)+2))" office:value-type="float" office:value="0.4834" calcext:value-type="float">
            <text:p>0.4834</text:p>
          </table:table-cell>
          <table:table-cell table:formula="of:=INDIRECT(&quot;F&quot;&amp;(MATCH([.$S35]&amp;[.$T35];[.$L$3:.$L$203];0)+2))" office:value-type="float" office:value="0.7402" calcext:value-type="float">
            <text:p>0.7402</text:p>
          </table:table-cell>
          <table:table-cell table:formula="of:=INDIRECT(&quot;G&quot;&amp;(MATCH([.$S35]&amp;[.$T35];[.$L$3:.$L$203];0)+2))" office:value-type="float" office:value="1.171" calcext:value-type="float">
            <text:p>1.171</text:p>
          </table:table-cell>
          <table:table-cell table:formula="of:=INDIRECT(&quot;H&quot;&amp;(MATCH([.$S35]&amp;[.$T35];[.$L$3:.$L$203];0)+2))" office:value-type="float" office:value="1.7869" calcext:value-type="float">
            <text:p>1.7869</text:p>
          </table:table-cell>
          <table:table-cell table:style-name="ce4" table:formula="of:=INDIRECT(&quot;J&quot;&amp;(MATCH([.$S35]&amp;[.$T35];[.$L$3:.$L$203];0)+2))" office:value-type="float" office:value="0.000003048" calcext:value-type="float">
            <text:p>3.05E-006</text:p>
          </table:table-cell>
          <table:table-cell table:style-name="ce4" table:formula="of:=INDIRECT(&quot;K&quot;&amp;(MATCH([.$S35]&amp;[.$T35];[.$L$3:.$L$203];0)+2))" office:value-type="float" office:value="242847.769028871" calcext:value-type="float">
            <text:p>2.43E+0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4809" calcext:value-type="float">
            <text:p>0.4809</text:p>
          </table:table-cell>
          <table:table-cell office:value-type="float" office:value="0.7363" calcext:value-type="float">
            <text:p>0.7363</text:p>
          </table:table-cell>
          <table:table-cell office:value-type="float" office:value="1.1619" calcext:value-type="float">
            <text:p>1.1619</text:p>
          </table:table-cell>
          <table:table-cell office:value-type="float" office:value="1.7594" calcext:value-type="float">
            <text:p>1.7594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36]&amp;[.B36]; [.Q$3:.Q$201]; 0)+2))" office:value-type="float" office:value="0.0000619" calcext:value-type="float">
            <text:p>6.19E-005</text:p>
          </table:table-cell>
          <table:table-cell table:formula="of:=[.F36]/[.J36]" office:value-type="float" office:value="11894.9919224556" calcext:value-type="float">
            <text:p>11894.99</text:p>
          </table:table-cell>
          <table:table-cell table:formula="of:=[.A36]&amp;[.B36]" office:value-type="string" office:string-value="500010" calcext:value-type="string">
            <text:p>50001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  <table:table-cell table:formula="of:=[.N36]&amp;[.O36]" office:value-type="string" office:string-value="300100" calcext:value-type="string">
            <text:p>300100</text:p>
          </table:table-cell>
          <table:table-cell/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50</text:p>
          </table:table-cell>
          <table:table-cell table:formula="of:=INDIRECT(&quot;C&quot;&amp;(MATCH([.S36]&amp;[.T36];[.L$3:.L$203];0)+2))" office:value-type="float" office:value="0.8778" calcext:value-type="float">
            <text:p>0.8778</text:p>
          </table:table-cell>
          <table:table-cell table:formula="of:=INDIRECT(&quot;D&quot;&amp;(MATCH([.$S36]&amp;[.$T36];[.$L$3:.$L$203];0)+2))" office:value-type="float" office:value="0.3604" calcext:value-type="float">
            <text:p>0.3604</text:p>
          </table:table-cell>
          <table:table-cell table:formula="of:=INDIRECT(&quot;E&quot;&amp;(MATCH([.$S36]&amp;[.$T36];[.$L$3:.$L$203];0)+2))" office:value-type="float" office:value="0.5147" calcext:value-type="float">
            <text:p>0.5147</text:p>
          </table:table-cell>
          <table:table-cell table:formula="of:=INDIRECT(&quot;F&quot;&amp;(MATCH([.$S36]&amp;[.$T36];[.$L$3:.$L$203];0)+2))" office:value-type="float" office:value="0.7852" calcext:value-type="float">
            <text:p>0.7852</text:p>
          </table:table-cell>
          <table:table-cell table:formula="of:=INDIRECT(&quot;G&quot;&amp;(MATCH([.$S36]&amp;[.$T36];[.$L$3:.$L$203];0)+2))" office:value-type="float" office:value="1.239" calcext:value-type="float">
            <text:p>1.239</text:p>
          </table:table-cell>
          <table:table-cell table:formula="of:=INDIRECT(&quot;H&quot;&amp;(MATCH([.$S36]&amp;[.$T36];[.$L$3:.$L$203];0)+2))" office:value-type="float" office:value="1.8761" calcext:value-type="float">
            <text:p>1.8761</text:p>
          </table:table-cell>
          <table:table-cell table:style-name="ce4" table:formula="of:=INDIRECT(&quot;J&quot;&amp;(MATCH([.$S36]&amp;[.$T36];[.$L$3:.$L$203];0)+2))" office:value-type="float" office:value="0.000003254" calcext:value-type="float">
            <text:p>3.25E-006</text:p>
          </table:table-cell>
          <table:table-cell table:style-name="ce4" table:formula="of:=INDIRECT(&quot;K&quot;&amp;(MATCH([.$S36]&amp;[.$T36];[.$L$3:.$L$203];0)+2))" office:value-type="float" office:value="241303.011677935" calcext:value-type="float">
            <text:p>2.41E+0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6934" calcext:value-type="float">
            <text:p>0.6934</text:p>
          </table:table-cell>
          <table:table-cell office:value-type="float" office:value="1.0941" calcext:value-type="float">
            <text:p>1.0941</text:p>
          </table:table-cell>
          <table:table-cell office:value-type="float" office:value="1.6726" calcext:value-type="float">
            <text:p>1.672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37]&amp;[.B37]; [.Q$3:.Q$201]; 0)+2))" office:value-type="float" office:value="0.0000619" calcext:value-type="float">
            <text:p>6.19E-005</text:p>
          </table:table-cell>
          <table:table-cell table:formula="of:=[.F37]/[.J37]" office:value-type="float" office:value="11201.9386106624" calcext:value-type="float">
            <text:p>11201.94</text:p>
          </table:table-cell>
          <table:table-cell table:formula="of:=[.A37]&amp;[.B37]" office:value-type="string" office:string-value="500010" calcext:value-type="string">
            <text:p>50001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  <table:table-cell table:formula="of:=[.N37]&amp;[.O37]" office:value-type="string" office:string-value="30010" calcext:value-type="string">
            <text:p>30010</text:p>
          </table:table-cell>
          <table:table-cell/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500</text:p>
          </table:table-cell>
          <table:table-cell table:formula="of:=INDIRECT(&quot;C&quot;&amp;(MATCH([.S37]&amp;[.T37];[.L$3:.L$203];0)+2))" office:value-type="float" office:value="0.7344" calcext:value-type="float">
            <text:p>0.7344</text:p>
          </table:table-cell>
          <table:table-cell table:formula="of:=INDIRECT(&quot;D&quot;&amp;(MATCH([.$S37]&amp;[.$T37];[.$L$3:.$L$203];0)+2))" office:value-type="float" office:value="0.2866" calcext:value-type="float">
            <text:p>0.2866</text:p>
          </table:table-cell>
          <table:table-cell table:formula="of:=INDIRECT(&quot;E&quot;&amp;(MATCH([.$S37]&amp;[.$T37];[.$L$3:.$L$203];0)+2))" office:value-type="float" office:value="0.4145" calcext:value-type="float">
            <text:p>0.4145</text:p>
          </table:table-cell>
          <table:table-cell table:formula="of:=INDIRECT(&quot;F&quot;&amp;(MATCH([.$S37]&amp;[.$T37];[.$L$3:.$L$203];0)+2))" office:value-type="float" office:value="0.6465" calcext:value-type="float">
            <text:p>0.6465</text:p>
          </table:table-cell>
          <table:table-cell table:formula="of:=INDIRECT(&quot;G&quot;&amp;(MATCH([.$S37]&amp;[.$T37];[.$L$3:.$L$203];0)+2))" office:value-type="float" office:value="1.033" calcext:value-type="float">
            <text:p>1.033</text:p>
          </table:table-cell>
          <table:table-cell table:formula="of:=INDIRECT(&quot;H&quot;&amp;(MATCH([.$S37]&amp;[.$T37];[.$L$3:.$L$203];0)+2))" office:value-type="float" office:value="1.5796" calcext:value-type="float">
            <text:p>1.5796</text:p>
          </table:table-cell>
          <table:table-cell table:style-name="ce4" table:formula="of:=INDIRECT(&quot;J&quot;&amp;(MATCH([.$S37]&amp;[.$T37];[.$L$3:.$L$203];0)+2))" office:value-type="float" office:value="0.000001839" calcext:value-type="float">
            <text:p>1.84E-006</text:p>
          </table:table-cell>
          <table:table-cell table:style-name="ce4" table:formula="of:=INDIRECT(&quot;K&quot;&amp;(MATCH([.$S37]&amp;[.$T37];[.$L$3:.$L$203];0)+2))" office:value-type="float" office:value="351549.755301794" calcext:value-type="float">
            <text:p>3.52E+0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74" calcext:value-type="float">
            <text:p>1.174</text:p>
          </table:table-cell>
          <table:table-cell office:value-type="float" office:value="1.7882" calcext:value-type="float">
            <text:p>1.7882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38]&amp;[.B38]; [.Q$3:.Q$201]; 0)+2))" office:value-type="float" office:value="0.00006186" calcext:value-type="float">
            <text:p>6.19E-005</text:p>
          </table:table-cell>
          <table:table-cell table:formula="of:=[.F38]/[.J38]" office:value-type="float" office:value="11965.7290656321" calcext:value-type="float">
            <text:p>11965.73</text:p>
          </table:table-cell>
          <table:table-cell table:formula="of:=[.A38]&amp;[.B38]" office:value-type="string" office:string-value="500050" calcext:value-type="string">
            <text:p>5000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  <table:table-cell table:formula="of:=[.N38]&amp;[.O38]" office:value-type="string" office:string-value="3001" calcext:value-type="string">
            <text:p>3001</text:p>
          </table:table-cell>
          <table:table-cell/>
          <table:table-cell table:style-name="ce3" office:value-type="string" calcext:value-type="string">
            <text:p>195</text:p>
          </table:table-cell>
          <table:table-cell table:style-name="ce3" office:value-type="string" calcext:value-type="string">
            <text:p>100</text:p>
          </table:table-cell>
          <table:table-cell table:formula="of:=INDIRECT(&quot;C&quot;&amp;(MATCH([.S38]&amp;[.T38];[.L$3:.L$203];0)+2))" office:value-type="float" office:value="1.852" calcext:value-type="float">
            <text:p>1.852</text:p>
          </table:table-cell>
          <table:table-cell table:formula="of:=INDIRECT(&quot;D&quot;&amp;(MATCH([.$S38]&amp;[.$T38];[.$L$3:.$L$203];0)+2))" office:value-type="float" office:value="0.8918" calcext:value-type="float">
            <text:p>0.8918</text:p>
          </table:table-cell>
          <table:table-cell table:formula="of:=INDIRECT(&quot;E&quot;&amp;(MATCH([.$S38]&amp;[.$T38];[.$L$3:.$L$203];0)+2))" office:value-type="float" office:value="1.2305" calcext:value-type="float">
            <text:p>1.2305</text:p>
          </table:table-cell>
          <table:table-cell table:formula="of:=INDIRECT(&quot;F&quot;&amp;(MATCH([.$S38]&amp;[.$T38];[.$L$3:.$L$203];0)+2))" office:value-type="float" office:value="1.8047" calcext:value-type="float">
            <text:p>1.8047</text:p>
          </table:table-cell>
          <table:table-cell table:formula="of:=INDIRECT(&quot;G&quot;&amp;(MATCH([.$S38]&amp;[.$T38];[.$L$3:.$L$203];0)+2))" office:value-type="float" office:value="2.6895" calcext:value-type="float">
            <text:p>2.6895</text:p>
          </table:table-cell>
          <table:table-cell table:formula="of:=INDIRECT(&quot;H&quot;&amp;(MATCH([.$S38]&amp;[.$T38];[.$L$3:.$L$203];0)+2))" office:value-type="float" office:value="3.9028" calcext:value-type="float">
            <text:p>3.9028</text:p>
          </table:table-cell>
          <table:table-cell table:style-name="ce4" table:formula="of:=INDIRECT(&quot;J&quot;&amp;(MATCH([.$S38]&amp;[.$T38];[.$L$3:.$L$203];0)+2))" office:value-type="float" office:value="1.361" calcext:value-type="float">
            <text:p>1.36E+000</text:p>
          </table:table-cell>
          <table:table-cell table:style-name="ce4" table:formula="of:=INDIRECT(&quot;K&quot;&amp;(MATCH([.$S38]&amp;[.$T38];[.$L$3:.$L$203];0)+2))" office:value-type="float" office:value="1.326010286554" calcext:value-type="float">
            <text:p>1.33E+0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7405" calcext:value-type="float">
            <text:p>0.740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9716" calcext:value-type="float">
            <text:p>0.9716</text:p>
          </table:table-cell>
          <table:table-cell office:value-type="float" office:value="1.6042" calcext:value-type="float">
            <text:p>1.604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39]&amp;[.B39]; [.Q$3:.Q$201]; 0)+2))" office:value-type="float" office:value="0.00006186" calcext:value-type="float">
            <text:p>6.19E-005</text:p>
          </table:table-cell>
          <table:table-cell table:formula="of:=[.F39]/[.J39]" office:value-type="float" office:value="9188.4901390236" calcext:value-type="float">
            <text:p>9188.49</text:p>
          </table:table-cell>
          <table:table-cell table:formula="of:=[.A39]&amp;[.B39]" office:value-type="string" office:string-value="500050" calcext:value-type="string">
            <text:p>5000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  <table:table-cell table:formula="of:=[.N39]&amp;[.O39]" office:value-type="string" office:string-value="30050" calcext:value-type="string">
            <text:p>30050</text:p>
          </table:table-cell>
          <table:table-cell/>
          <table:table-cell table:style-name="ce3" office:value-type="string" calcext:value-type="string">
            <text:p>1995</text:p>
          </table:table-cell>
          <table:table-cell table:style-name="ce3" office:value-type="string" calcext:value-type="string">
            <text:p>1000</text:p>
          </table:table-cell>
          <table:table-cell table:formula="of:=INDIRECT(&quot;C&quot;&amp;(MATCH([.S39]&amp;[.T39];[.L$3:.L$203];0)+2))" office:value-type="float" office:value="0.735" calcext:value-type="float">
            <text:p>0.735</text:p>
          </table:table-cell>
          <table:table-cell table:formula="of:=INDIRECT(&quot;D&quot;&amp;(MATCH([.$S39]&amp;[.$T39];[.$L$3:.$L$203];0)+2))" office:value-type="float" office:value="0.2841" calcext:value-type="float">
            <text:p>0.2841</text:p>
          </table:table-cell>
          <table:table-cell table:formula="of:=INDIRECT(&quot;E&quot;&amp;(MATCH([.$S39]&amp;[.$T39];[.$L$3:.$L$203];0)+2))" office:value-type="float" office:value="0.4129" calcext:value-type="float">
            <text:p>0.4129</text:p>
          </table:table-cell>
          <table:table-cell table:formula="of:=INDIRECT(&quot;F&quot;&amp;(MATCH([.$S39]&amp;[.$T39];[.$L$3:.$L$203];0)+2))" office:value-type="float" office:value="0.6465" calcext:value-type="float">
            <text:p>0.6465</text:p>
          </table:table-cell>
          <table:table-cell table:formula="of:=INDIRECT(&quot;G&quot;&amp;(MATCH([.$S39]&amp;[.$T39];[.$L$3:.$L$203];0)+2))" office:value-type="float" office:value="1.0433" calcext:value-type="float">
            <text:p>1.0433</text:p>
          </table:table-cell>
          <table:table-cell table:formula="of:=INDIRECT(&quot;H&quot;&amp;(MATCH([.$S39]&amp;[.$T39];[.$L$3:.$L$203];0)+2))" office:value-type="float" office:value="1.6127" calcext:value-type="float">
            <text:p>1.6127</text:p>
          </table:table-cell>
          <table:table-cell table:style-name="ce4" table:formula="of:=INDIRECT(&quot;J&quot;&amp;(MATCH([.$S39]&amp;[.$T39];[.$L$3:.$L$203];0)+2))" office:value-type="float" office:value="0.0005969" calcext:value-type="float">
            <text:p>5.97E-004</text:p>
          </table:table-cell>
          <table:table-cell table:style-name="ce4" table:formula="of:=INDIRECT(&quot;K&quot;&amp;(MATCH([.$S39]&amp;[.$T39];[.$L$3:.$L$203];0)+2))" office:value-type="float" office:value="1083.09599597923" calcext:value-type="float">
            <text:p>1.08E+00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85" calcext:value-type="float">
            <text:p>0.485</text:p>
          </table:table-cell>
          <table:table-cell office:value-type="float" office:value="0.748" calcext:value-type="float">
            <text:p>0.748</text:p>
          </table:table-cell>
          <table:table-cell office:value-type="float" office:value="1.1804" calcext:value-type="float">
            <text:p>1.1804</text:p>
          </table:table-cell>
          <table:table-cell office:value-type="float" office:value="1.8045" calcext:value-type="float">
            <text:p>1.804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40]&amp;[.B40]; [.Q$3:.Q$201]; 0)+2))" office:value-type="float" office:value="0.00006141" calcext:value-type="float">
            <text:p>6.14E-005</text:p>
          </table:table-cell>
          <table:table-cell table:formula="of:=[.F40]/[.J40]" office:value-type="float" office:value="12180.4266406123" calcext:value-type="float">
            <text:p>12180.43</text:p>
          </table:table-cell>
          <table:table-cell table:formula="of:=[.A40]&amp;[.B40]" office:value-type="string" office:string-value="5000100" calcext:value-type="string">
            <text:p>50001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  <table:table-cell table:formula="of:=[.N40]&amp;[.O40]" office:value-type="string" office:string-value="50001000" calcext:value-type="string">
            <text:p>50001000</text:p>
          </table:table-cell>
          <table:table-cell/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10</text:p>
          </table:table-cell>
          <table:table-cell table:formula="of:=INDIRECT(&quot;C&quot;&amp;(MATCH([.S40]&amp;[.T40];[.L$3:.L$203];0)+2))" office:value-type="float" office:value="2.3418" calcext:value-type="float">
            <text:p>2.3418</text:p>
          </table:table-cell>
          <table:table-cell table:formula="of:=INDIRECT(&quot;D&quot;&amp;(MATCH([.$S40]&amp;[.$T40];[.$L$3:.$L$203];0)+2))" office:value-type="float" office:value="1.1478" calcext:value-type="float">
            <text:p>1.1478</text:p>
          </table:table-cell>
          <table:table-cell table:formula="of:=INDIRECT(&quot;E&quot;&amp;(MATCH([.$S40]&amp;[.$T40];[.$L$3:.$L$203];0)+2))" office:value-type="float" office:value="1.5771" calcext:value-type="float">
            <text:p>1.5771</text:p>
          </table:table-cell>
          <table:table-cell table:formula="of:=INDIRECT(&quot;F&quot;&amp;(MATCH([.$S40]&amp;[.$T40];[.$L$3:.$L$203];0)+2))" office:value-type="float" office:value="2.3047" calcext:value-type="float">
            <text:p>2.3047</text:p>
          </table:table-cell>
          <table:table-cell table:formula="of:=INDIRECT(&quot;G&quot;&amp;(MATCH([.$S40]&amp;[.$T40];[.$L$3:.$L$203];0)+2))" office:value-type="float" office:value="3.453" calcext:value-type="float">
            <text:p>3.453</text:p>
          </table:table-cell>
          <table:table-cell table:formula="of:=INDIRECT(&quot;H&quot;&amp;(MATCH([.$S40]&amp;[.$T40];[.$L$3:.$L$203];0)+2))" office:value-type="float" office:value="5.0223" calcext:value-type="float">
            <text:p>5.0223</text:p>
          </table:table-cell>
          <table:table-cell table:style-name="ce4" table:formula="of:=INDIRECT(&quot;J&quot;&amp;(MATCH([.$S40]&amp;[.$T40];[.$L$3:.$L$203];0)+2))" office:value-type="float" office:value="3.162" calcext:value-type="float">
            <text:p>3.16E+000</text:p>
          </table:table-cell>
          <table:table-cell table:style-name="ce4" table:formula="of:=INDIRECT(&quot;K&quot;&amp;(MATCH([.$S40]&amp;[.$T40];[.$L$3:.$L$203];0)+2))" office:value-type="float" office:value="0.72887413029728" calcext:value-type="float">
            <text:p>7.29E-00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7344" calcext:value-type="float">
            <text:p>0.7344</text:p>
          </table:table-cell>
          <table:table-cell office:value-type="float" office:value="1.1647" calcext:value-type="float">
            <text:p>1.1647</text:p>
          </table:table-cell>
          <table:table-cell office:value-type="float" office:value="1.774" calcext:value-type="float">
            <text:p>1.774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41]&amp;[.B41]; [.Q$3:.Q$201]; 0)+2))" office:value-type="float" office:value="0.00006176" calcext:value-type="float">
            <text:p>6.18E-005</text:p>
          </table:table-cell>
          <table:table-cell table:formula="of:=[.F41]/[.J41]" office:value-type="float" office:value="11891.1917098446" calcext:value-type="float">
            <text:p>11891.19</text:p>
          </table:table-cell>
          <table:table-cell table:formula="of:=[.A41]&amp;[.B41]" office:value-type="string" office:string-value="5000150" calcext:value-type="string">
            <text:p>500015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  <table:table-cell table:formula="of:=[.N41]&amp;[.O41]" office:value-type="string" office:string-value="500010" calcext:value-type="string">
            <text:p>500010</text:p>
          </table:table-cell>
          <table:table-cell/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</text:p>
          </table:table-cell>
          <table:table-cell table:formula="of:=INDIRECT(&quot;C&quot;&amp;(MATCH([.S41]&amp;[.T41];[.L$3:.L$203];0)+2))" office:value-type="float" office:value="0.8534" calcext:value-type="float">
            <text:p>0.8534</text:p>
          </table:table-cell>
          <table:table-cell table:formula="of:=INDIRECT(&quot;D&quot;&amp;(MATCH([.$S41]&amp;[.$T41];[.$L$3:.$L$203];0)+2))" office:value-type="float" office:value="0.3443" calcext:value-type="float">
            <text:p>0.3443</text:p>
          </table:table-cell>
          <table:table-cell table:formula="of:=INDIRECT(&quot;E&quot;&amp;(MATCH([.$S41]&amp;[.$T41];[.$L$3:.$L$203];0)+2))" office:value-type="float" office:value="0.4936" calcext:value-type="float">
            <text:p>0.4936</text:p>
          </table:table-cell>
          <table:table-cell table:formula="of:=INDIRECT(&quot;F&quot;&amp;(MATCH([.$S41]&amp;[.$T41];[.$L$3:.$L$203];0)+2))" office:value-type="float" office:value="0.7598" calcext:value-type="float">
            <text:p>0.7598</text:p>
          </table:table-cell>
          <table:table-cell table:formula="of:=INDIRECT(&quot;G&quot;&amp;(MATCH([.$S41]&amp;[.$T41];[.$L$3:.$L$203];0)+2))" office:value-type="float" office:value="1.1928" calcext:value-type="float">
            <text:p>1.1928</text:p>
          </table:table-cell>
          <table:table-cell table:formula="of:=INDIRECT(&quot;H&quot;&amp;(MATCH([.$S41]&amp;[.$T41];[.$L$3:.$L$203];0)+2))" office:value-type="float" office:value="1.8127" calcext:value-type="float">
            <text:p>1.8127</text:p>
          </table:table-cell>
          <table:table-cell table:style-name="ce4" table:formula="of:=INDIRECT(&quot;J&quot;&amp;(MATCH([.$S41]&amp;[.$T41];[.$L$3:.$L$203];0)+2))" office:value-type="float" office:value="0.003835" calcext:value-type="float">
            <text:p>3.84E-003</text:p>
          </table:table-cell>
          <table:table-cell table:style-name="ce4" table:formula="of:=INDIRECT(&quot;K&quot;&amp;(MATCH([.$S41]&amp;[.$T41];[.$L$3:.$L$203];0)+2))" office:value-type="float" office:value="198.122555410691" calcext:value-type="float">
            <text:p>1.98E+0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6426" calcext:value-type="float">
            <text:p>0.6426</text:p>
          </table:table-cell>
          <table:table-cell office:value-type="float" office:value="1.014" calcext:value-type="float">
            <text:p>1.014</text:p>
          </table:table-cell>
          <table:table-cell office:value-type="float" office:value="1.5501" calcext:value-type="float">
            <text:p>1.550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2]&amp;[.B42]; [.Q$3:.Q$201]; 0)+2))" office:value-type="float" office:value="0.00006176" calcext:value-type="float">
            <text:p>6.18E-005</text:p>
          </table:table-cell>
          <table:table-cell table:formula="of:=[.F42]/[.J42]" office:value-type="float" office:value="10404.792746114" calcext:value-type="float">
            <text:p>10404.79</text:p>
          </table:table-cell>
          <table:table-cell table:formula="of:=[.A42]&amp;[.B42]" office:value-type="string" office:string-value="5000150" calcext:value-type="string">
            <text:p>500015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  <table:table-cell table:formula="of:=[.N42]&amp;[.O42]" office:value-type="string" office:string-value="5000150" calcext:value-type="string">
            <text:p>5000150</text:p>
          </table:table-cell>
          <table:table-cell/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0</text:p>
          </table:table-cell>
          <table:table-cell table:formula="of:=INDIRECT(&quot;C&quot;&amp;(MATCH([.S42]&amp;[.T42];[.L$3:.L$203];0)+2))" office:value-type="float" office:value="0.8848" calcext:value-type="float">
            <text:p>0.8848</text:p>
          </table:table-cell>
          <table:table-cell table:formula="of:=INDIRECT(&quot;D&quot;&amp;(MATCH([.$S42]&amp;[.$T42];[.$L$3:.$L$203];0)+2))" office:value-type="float" office:value="0.3622" calcext:value-type="float">
            <text:p>0.3622</text:p>
          </table:table-cell>
          <table:table-cell table:formula="of:=INDIRECT(&quot;E&quot;&amp;(MATCH([.$S42]&amp;[.$T42];[.$L$3:.$L$203];0)+2))" office:value-type="float" office:value="0.5173" calcext:value-type="float">
            <text:p>0.5173</text:p>
          </table:table-cell>
          <table:table-cell table:formula="of:=INDIRECT(&quot;F&quot;&amp;(MATCH([.$S42]&amp;[.$T42];[.$L$3:.$L$203];0)+2))" office:value-type="float" office:value="0.7891" calcext:value-type="float">
            <text:p>0.7891</text:p>
          </table:table-cell>
          <table:table-cell table:formula="of:=INDIRECT(&quot;G&quot;&amp;(MATCH([.$S42]&amp;[.$T42];[.$L$3:.$L$203];0)+2))" office:value-type="float" office:value="1.2325" calcext:value-type="float">
            <text:p>1.2325</text:p>
          </table:table-cell>
          <table:table-cell table:formula="of:=INDIRECT(&quot;H&quot;&amp;(MATCH([.$S42]&amp;[.$T42];[.$L$3:.$L$203];0)+2))" office:value-type="float" office:value="1.8616" calcext:value-type="float">
            <text:p>1.8616</text:p>
          </table:table-cell>
          <table:table-cell table:style-name="ce4" table:formula="of:=INDIRECT(&quot;J&quot;&amp;(MATCH([.$S42]&amp;[.$T42];[.$L$3:.$L$203];0)+2))" office:value-type="float" office:value="0.003862" calcext:value-type="float">
            <text:p>3.86E-003</text:p>
          </table:table-cell>
          <table:table-cell table:style-name="ce4" table:formula="of:=INDIRECT(&quot;K&quot;&amp;(MATCH([.$S42]&amp;[.$T42];[.$L$3:.$L$203];0)+2))" office:value-type="float" office:value="204.324184360435" calcext:value-type="float">
            <text:p>2.04E+0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6582" calcext:value-type="float">
            <text:p>0.6582</text:p>
          </table:table-cell>
          <table:table-cell office:value-type="float" office:value="1.0622" calcext:value-type="float">
            <text:p>1.0622</text:p>
          </table:table-cell>
          <table:table-cell office:value-type="float" office:value="1.6419" calcext:value-type="float">
            <text:p>1.6419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43]&amp;[.B43]; [.Q$3:.Q$201]; 0)+2))" office:value-type="float" office:value="0.00004019" calcext:value-type="float">
            <text:p>4.02E-005</text:p>
          </table:table-cell>
          <table:table-cell table:formula="of:=[.F43]/[.J43]" office:value-type="float" office:value="16377.2082607614" calcext:value-type="float">
            <text:p>16377.21</text:p>
          </table:table-cell>
          <table:table-cell table:formula="of:=[.A43]&amp;[.B43]" office:value-type="string" office:string-value="5000500" calcext:value-type="string">
            <text:p>50005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  <table:table-cell table:formula="of:=[.N43]&amp;[.O43]" office:value-type="string" office:string-value="50001" calcext:value-type="string">
            <text:p>50001</text:p>
          </table:table-cell>
          <table:table-cell/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00</text:p>
          </table:table-cell>
          <table:table-cell table:formula="of:=INDIRECT(&quot;C&quot;&amp;(MATCH([.S43]&amp;[.T43];[.L$3:.L$203];0)+2))" office:value-type="float" office:value="0.7918" calcext:value-type="float">
            <text:p>0.7918</text:p>
          </table:table-cell>
          <table:table-cell table:formula="of:=INDIRECT(&quot;D&quot;&amp;(MATCH([.$S43]&amp;[.$T43];[.$L$3:.$L$203];0)+2))" office:value-type="float" office:value="0.3163" calcext:value-type="float">
            <text:p>0.3163</text:p>
          </table:table-cell>
          <table:table-cell table:formula="of:=INDIRECT(&quot;E&quot;&amp;(MATCH([.$S43]&amp;[.$T43];[.$L$3:.$L$203];0)+2))" office:value-type="float" office:value="0.4561" calcext:value-type="float">
            <text:p>0.4561</text:p>
          </table:table-cell>
          <table:table-cell table:formula="of:=INDIRECT(&quot;F&quot;&amp;(MATCH([.$S43]&amp;[.$T43];[.$L$3:.$L$203];0)+2))" office:value-type="float" office:value="0.7012" calcext:value-type="float">
            <text:p>0.7012</text:p>
          </table:table-cell>
          <table:table-cell table:formula="of:=INDIRECT(&quot;G&quot;&amp;(MATCH([.$S43]&amp;[.$T43];[.$L$3:.$L$203];0)+2))" office:value-type="float" office:value="1.112" calcext:value-type="float">
            <text:p>1.112</text:p>
          </table:table-cell>
          <table:table-cell table:formula="of:=INDIRECT(&quot;H&quot;&amp;(MATCH([.$S43]&amp;[.$T43];[.$L$3:.$L$203];0)+2))" office:value-type="float" office:value="1.6938" calcext:value-type="float">
            <text:p>1.6938</text:p>
          </table:table-cell>
          <table:table-cell table:style-name="ce4" table:formula="of:=INDIRECT(&quot;J&quot;&amp;(MATCH([.$S43]&amp;[.$T43];[.$L$3:.$L$203];0)+2))" office:value-type="float" office:value="0.003806" calcext:value-type="float">
            <text:p>3.81E-003</text:p>
          </table:table-cell>
          <table:table-cell table:style-name="ce4" table:formula="of:=INDIRECT(&quot;K&quot;&amp;(MATCH([.$S43]&amp;[.$T43];[.$L$3:.$L$203];0)+2))" office:value-type="float" office:value="184.235417761429" calcext:value-type="float">
            <text:p>1.84E+0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6699" calcext:value-type="float">
            <text:p>0.6699</text:p>
          </table:table-cell>
          <table:table-cell office:value-type="float" office:value="1.0705" calcext:value-type="float">
            <text:p>1.0705</text:p>
          </table:table-cell>
          <table:table-cell office:value-type="float" office:value="1.6369" calcext:value-type="float">
            <text:p>1.6369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4]&amp;[.B44]; [.Q$3:.Q$201]; 0)+2))" office:value-type="float" office:value="0.00004019" calcext:value-type="float">
            <text:p>4.02E-005</text:p>
          </table:table-cell>
          <table:table-cell table:formula="of:=[.F44]/[.J44]" office:value-type="float" office:value="16668.3254540931" calcext:value-type="float">
            <text:p>16668.33</text:p>
          </table:table-cell>
          <table:table-cell table:formula="of:=[.A44]&amp;[.B44]" office:value-type="string" office:string-value="5000500" calcext:value-type="string">
            <text:p>50005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  <table:table-cell table:formula="of:=[.N44]&amp;[.O44]" office:value-type="string" office:string-value="5000500" calcext:value-type="string">
            <text:p>5000500</text:p>
          </table:table-cell>
          <table:table-cell/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50</text:p>
          </table:table-cell>
          <table:table-cell table:formula="of:=INDIRECT(&quot;C&quot;&amp;(MATCH([.S44]&amp;[.T44];[.L$3:.L$203];0)+2))" office:value-type="float" office:value="0.7882" calcext:value-type="float">
            <text:p>0.7882</text:p>
          </table:table-cell>
          <table:table-cell table:formula="of:=INDIRECT(&quot;D&quot;&amp;(MATCH([.$S44]&amp;[.$T44];[.$L$3:.$L$203];0)+2))" office:value-type="float" office:value="0.3181" calcext:value-type="float">
            <text:p>0.3181</text:p>
          </table:table-cell>
          <table:table-cell table:formula="of:=INDIRECT(&quot;E&quot;&amp;(MATCH([.$S44]&amp;[.$T44];[.$L$3:.$L$203];0)+2))" office:value-type="float" office:value="0.4587" calcext:value-type="float">
            <text:p>0.4587</text:p>
          </table:table-cell>
          <table:table-cell table:formula="of:=INDIRECT(&quot;F&quot;&amp;(MATCH([.$S44]&amp;[.$T44];[.$L$3:.$L$203];0)+2))" office:value-type="float" office:value="0.7051" calcext:value-type="float">
            <text:p>0.7051</text:p>
          </table:table-cell>
          <table:table-cell table:formula="of:=INDIRECT(&quot;G&quot;&amp;(MATCH([.$S44]&amp;[.$T44];[.$L$3:.$L$203];0)+2))" office:value-type="float" office:value="1.1126" calcext:value-type="float">
            <text:p>1.1126</text:p>
          </table:table-cell>
          <table:table-cell table:formula="of:=INDIRECT(&quot;H&quot;&amp;(MATCH([.$S44]&amp;[.$T44];[.$L$3:.$L$203];0)+2))" office:value-type="float" office:value="1.6847" calcext:value-type="float">
            <text:p>1.6847</text:p>
          </table:table-cell>
          <table:table-cell table:style-name="ce4" table:formula="of:=INDIRECT(&quot;J&quot;&amp;(MATCH([.$S44]&amp;[.$T44];[.$L$3:.$L$203];0)+2))" office:value-type="float" office:value="0.003808" calcext:value-type="float">
            <text:p>3.81E-003</text:p>
          </table:table-cell>
          <table:table-cell table:style-name="ce4" table:formula="of:=INDIRECT(&quot;K&quot;&amp;(MATCH([.$S44]&amp;[.$T44];[.$L$3:.$L$203];0)+2))" office:value-type="float" office:value="185.16281512605" calcext:value-type="float">
            <text:p>1.85E+0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5879" calcext:value-type="float">
            <text:p>0.5879</text:p>
          </table:table-cell>
          <table:table-cell office:value-type="float" office:value="0.9675" calcext:value-type="float">
            <text:p>0.9675</text:p>
          </table:table-cell>
          <table:table-cell office:value-type="float" office:value="1.525" calcext:value-type="float">
            <text:p>1.52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45]&amp;[.B45]; [.Q$3:.Q$201]; 0)+2))" office:value-type="float" office:value="0.00001772" calcext:value-type="float">
            <text:p>1.77E-005</text:p>
          </table:table-cell>
          <table:table-cell table:formula="of:=[.F45]/[.J45]" office:value-type="float" office:value="33177.2009029345" calcext:value-type="float">
            <text:p>33177.20</text:p>
          </table:table-cell>
          <table:table-cell table:formula="of:=[.A45]&amp;[.B45]" office:value-type="string" office:string-value="50001000" calcext:value-type="string">
            <text:p>500010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  <table:table-cell table:formula="of:=[.N45]&amp;[.O45]" office:value-type="string" office:string-value="500050" calcext:value-type="string">
            <text:p>500050</text:p>
          </table:table-cell>
          <table:table-cell/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50</text:p>
          </table:table-cell>
          <table:table-cell table:formula="of:=INDIRECT(&quot;C&quot;&amp;(MATCH([.S45]&amp;[.T45];[.L$3:.L$203];0)+2))" office:value-type="float" office:value="0.8089" calcext:value-type="float">
            <text:p>0.8089</text:p>
          </table:table-cell>
          <table:table-cell table:formula="of:=INDIRECT(&quot;D&quot;&amp;(MATCH([.$S45]&amp;[.$T45];[.$L$3:.$L$203];0)+2))" office:value-type="float" office:value="0.3298" calcext:value-type="float">
            <text:p>0.3298</text:p>
          </table:table-cell>
          <table:table-cell table:formula="of:=INDIRECT(&quot;E&quot;&amp;(MATCH([.$S45]&amp;[.$T45];[.$L$3:.$L$203];0)+2))" office:value-type="float" office:value="0.4732" calcext:value-type="float">
            <text:p>0.4732</text:p>
          </table:table-cell>
          <table:table-cell table:formula="of:=INDIRECT(&quot;F&quot;&amp;(MATCH([.$S45]&amp;[.$T45];[.$L$3:.$L$203];0)+2))" office:value-type="float" office:value="0.7246" calcext:value-type="float">
            <text:p>0.7246</text:p>
          </table:table-cell>
          <table:table-cell table:formula="of:=INDIRECT(&quot;G&quot;&amp;(MATCH([.$S45]&amp;[.$T45];[.$L$3:.$L$203];0)+2))" office:value-type="float" office:value="1.1405" calcext:value-type="float">
            <text:p>1.1405</text:p>
          </table:table-cell>
          <table:table-cell table:formula="of:=INDIRECT(&quot;H&quot;&amp;(MATCH([.$S45]&amp;[.$T45];[.$L$3:.$L$203];0)+2))" office:value-type="float" office:value="1.7301" calcext:value-type="float">
            <text:p>1.7301</text:p>
          </table:table-cell>
          <table:table-cell table:style-name="ce4" table:formula="of:=INDIRECT(&quot;J&quot;&amp;(MATCH([.$S45]&amp;[.$T45];[.$L$3:.$L$203];0)+2))" office:value-type="float" office:value="0.003925" calcext:value-type="float">
            <text:p>3.93E-003</text:p>
          </table:table-cell>
          <table:table-cell table:style-name="ce4" table:formula="of:=INDIRECT(&quot;K&quot;&amp;(MATCH([.$S45]&amp;[.$T45];[.$L$3:.$L$203];0)+2))" office:value-type="float" office:value="184.611464968153" calcext:value-type="float">
            <text:p>1.85E+0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346" calcext:value-type="float">
            <text:p>0.346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925" calcext:value-type="float">
            <text:p>0.925</text:p>
          </table:table-cell>
          <table:table-cell office:value-type="float" office:value="1.4827" calcext:value-type="float">
            <text:p>1.4827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6]&amp;[.B46]; [.Q$3:.Q$201]; 0)+2))" office:value-type="float" office:value="0.00001772" calcext:value-type="float">
            <text:p>1.77E-005</text:p>
          </table:table-cell>
          <table:table-cell table:formula="of:=[.F46]/[.J46]" office:value-type="float" office:value="31410.835214447" calcext:value-type="float">
            <text:p>31410.84</text:p>
          </table:table-cell>
          <table:table-cell table:formula="of:=[.A46]&amp;[.B46]" office:value-type="string" office:string-value="50001000" calcext:value-type="string">
            <text:p>50001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  <table:table-cell table:formula="of:=[.N46]&amp;[.O46]" office:value-type="string" office:string-value="500100" calcext:value-type="string">
            <text:p>500100</text:p>
          </table:table-cell>
          <table:table-cell/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500</text:p>
          </table:table-cell>
          <table:table-cell table:formula="of:=INDIRECT(&quot;C&quot;&amp;(MATCH([.S46]&amp;[.T46];[.L$3:.L$203];0)+2))" office:value-type="float" office:value="0.7573" calcext:value-type="float">
            <text:p>0.7573</text:p>
          </table:table-cell>
          <table:table-cell table:formula="of:=INDIRECT(&quot;D&quot;&amp;(MATCH([.$S46]&amp;[.$T46];[.$L$3:.$L$203];0)+2))" office:value-type="float" office:value="0.2996" calcext:value-type="float">
            <text:p>0.2996</text:p>
          </table:table-cell>
          <table:table-cell table:formula="of:=INDIRECT(&quot;E&quot;&amp;(MATCH([.$S46]&amp;[.$T46];[.$L$3:.$L$203];0)+2))" office:value-type="float" office:value="0.4342" calcext:value-type="float">
            <text:p>0.4342</text:p>
          </table:table-cell>
          <table:table-cell table:formula="of:=INDIRECT(&quot;F&quot;&amp;(MATCH([.$S46]&amp;[.$T46];[.$L$3:.$L$203];0)+2))" office:value-type="float" office:value="0.6699" calcext:value-type="float">
            <text:p>0.6699</text:p>
          </table:table-cell>
          <table:table-cell table:formula="of:=INDIRECT(&quot;G&quot;&amp;(MATCH([.$S46]&amp;[.$T46];[.$L$3:.$L$203];0)+2))" office:value-type="float" office:value="1.0705" calcext:value-type="float">
            <text:p>1.0705</text:p>
          </table:table-cell>
          <table:table-cell table:formula="of:=INDIRECT(&quot;H&quot;&amp;(MATCH([.$S46]&amp;[.$T46];[.$L$3:.$L$203];0)+2))" office:value-type="float" office:value="1.6369" calcext:value-type="float">
            <text:p>1.6369</text:p>
          </table:table-cell>
          <table:table-cell table:style-name="ce4" table:formula="of:=INDIRECT(&quot;J&quot;&amp;(MATCH([.$S46]&amp;[.$T46];[.$L$3:.$L$203];0)+2))" office:value-type="float" office:value="0.002667" calcext:value-type="float">
            <text:p>2.67E-003</text:p>
          </table:table-cell>
          <table:table-cell table:style-name="ce4" table:formula="of:=INDIRECT(&quot;K&quot;&amp;(MATCH([.$S46]&amp;[.$T46];[.$L$3:.$L$203];0)+2))" office:value-type="float" office:value="251.181102362205" calcext:value-type="float">
            <text:p>2.51E+002</text:p>
          </table:table-cell>
        </table:table-row>
        <table:table-row table:style-name="ro1"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1</text:p>
          </table:table-cell>
          <table:table-cell office:value-type="float" office:value="4.9537" calcext:value-type="float">
            <text:p>4.9537</text:p>
          </table:table-cell>
          <table:table-cell office:value-type="float" office:value="2.3363" calcext:value-type="float">
            <text:p>2.3363</text:p>
          </table:table-cell>
          <table:table-cell office:value-type="float" office:value="3.2188" calcext:value-type="float">
            <text:p>3.2188</text:p>
          </table:table-cell>
          <table:table-cell office:value-type="float" office:value="4.7656" calcext:value-type="float">
            <text:p>4.7656</text:p>
          </table:table-cell>
          <table:table-cell office:value-type="float" office:value="7.3301" calcext:value-type="float">
            <text:p>7.3301</text:p>
          </table:table-cell>
          <table:table-cell office:value-type="float" office:value="11.0507" calcext:value-type="float">
            <text:p>11.050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47]&amp;[.B47]; [.Q$3:.Q$201]; 0)+2))" office:value-type="float" office:value="10.7" calcext:value-type="float">
            <text:p>1.07E+001</text:p>
          </table:table-cell>
          <table:table-cell table:formula="of:=[.F47]/[.J47]" office:value-type="float" office:value="0.445383177570094" calcext:value-type="float">
            <text:p>0.45</text:p>
          </table:table-cell>
          <table:table-cell table:formula="of:=[.A47]&amp;[.B47]" office:value-type="string" office:string-value="1001" calcext:value-type="string">
            <text:p>10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  <table:table-cell table:formula="of:=[.N47]&amp;[.O47]" office:value-type="string" office:string-value="50010" calcext:value-type="string">
            <text:p>5001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1</text:p>
          </table:table-cell>
          <table:table-cell office:value-type="float" office:value="3.3866" calcext:value-type="float">
            <text:p>3.3866</text:p>
          </table:table-cell>
          <table:table-cell office:value-type="float" office:value="1.9071" calcext:value-type="float">
            <text:p>1.9071</text:p>
          </table:table-cell>
          <table:table-cell office:value-type="float" office:value="2.6239" calcext:value-type="float">
            <text:p>2.6239</text:p>
          </table:table-cell>
          <table:table-cell office:value-type="float" office:value="3.8594" calcext:value-type="float">
            <text:p>3.8594</text:p>
          </table:table-cell>
          <table:table-cell office:value-type="float" office:value="5.9054" calcext:value-type="float">
            <text:p>5.9054</text:p>
          </table:table-cell>
          <table:table-cell office:value-type="float" office:value="8.7978" calcext:value-type="float">
            <text:p>8.797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8]&amp;[.B48]; [.Q$3:.Q$201]; 0)+2))" office:value-type="float" office:value="10.7" calcext:value-type="float">
            <text:p>1.07E+001</text:p>
          </table:table-cell>
          <table:table-cell table:formula="of:=[.F48]/[.J48]" office:value-type="float" office:value="0.360691588785047" calcext:value-type="float">
            <text:p>0.36</text:p>
          </table:table-cell>
          <table:table-cell table:formula="of:=[.A48]&amp;[.B48]" office:value-type="string" office:string-value="1001" calcext:value-type="string">
            <text:p>10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  <table:table-cell table:formula="of:=[.N48]&amp;[.O48]" office:value-type="string" office:string-value="500150" calcext:value-type="string">
            <text:p>5001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10</text:p>
          </table:table-cell>
          <table:table-cell office:value-type="float" office:value="5.2693" calcext:value-type="float">
            <text:p>5.2693</text:p>
          </table:table-cell>
          <table:table-cell office:value-type="float" office:value="2.4088" calcext:value-type="float">
            <text:p>2.4088</text:p>
          </table:table-cell>
          <table:table-cell office:value-type="float" office:value="3.3331" calcext:value-type="float">
            <text:p>3.3331</text:p>
          </table:table-cell>
          <table:table-cell office:value-type="float" office:value="4.9531" calcext:value-type="float">
            <text:p>4.9531</text:p>
          </table:table-cell>
          <table:table-cell office:value-type="float" office:value="7.6185" calcext:value-type="float">
            <text:p>7.6185</text:p>
          </table:table-cell>
          <table:table-cell office:value-type="float" office:value="11.4855" calcext:value-type="float">
            <text:p>11.485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49]&amp;[.B49]; [.Q$3:.Q$201]; 0)+2))" office:value-type="float" office:value="10.38" calcext:value-type="float">
            <text:p>1.04E+001</text:p>
          </table:table-cell>
          <table:table-cell table:formula="of:=[.F49]/[.J49]" office:value-type="float" office:value="0.477177263969171" calcext:value-type="float">
            <text:p>0.48</text:p>
          </table:table-cell>
          <table:table-cell table:formula="of:=[.A49]&amp;[.B49]" office:value-type="string" office:string-value="10010" calcext:value-type="string">
            <text:p>10010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  <table:table-cell table:formula="of:=[.N49]&amp;[.O49]" office:value-type="string" office:string-value="5001" calcext:value-type="string">
            <text:p>500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10</text:p>
          </table:table-cell>
          <table:table-cell office:value-type="float" office:value="3.4877" calcext:value-type="float">
            <text:p>3.4877</text:p>
          </table:table-cell>
          <table:table-cell office:value-type="float" office:value="1.8995" calcext:value-type="float">
            <text:p>1.8995</text:p>
          </table:table-cell>
          <table:table-cell office:value-type="float" office:value="2.6268" calcext:value-type="float">
            <text:p>2.6268</text:p>
          </table:table-cell>
          <table:table-cell office:value-type="float" office:value="3.8594" calcext:value-type="float">
            <text:p>3.8594</text:p>
          </table:table-cell>
          <table:table-cell office:value-type="float" office:value="5.9362" calcext:value-type="float">
            <text:p>5.9362</text:p>
          </table:table-cell>
          <table:table-cell office:value-type="float" office:value="8.9039" calcext:value-type="float">
            <text:p>8.9039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50]&amp;[.B50]; [.Q$3:.Q$201]; 0)+2))" office:value-type="float" office:value="10.38" calcext:value-type="float">
            <text:p>1.04E+001</text:p>
          </table:table-cell>
          <table:table-cell table:formula="of:=[.F50]/[.J50]" office:value-type="float" office:value="0.371811175337187" calcext:value-type="float">
            <text:p>0.37</text:p>
          </table:table-cell>
          <table:table-cell table:formula="of:=[.A50]&amp;[.B50]" office:value-type="string" office:string-value="10010" calcext:value-type="string">
            <text:p>1001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  <table:table-cell table:formula="of:=[.N50]&amp;[.O50]" office:value-type="string" office:string-value="500500" calcext:value-type="string">
            <text:p>500500</text:p>
          </table:table-cell>
          <table:table-cell table:number-columns-repeated="11"/>
        </table:table-row>
        <table:table-row table:style-name="ro1">
          <table:table-cell table:number-columns-repeated="2" table:style-name="ce3" office:value-type="string" calcext:value-type="string">
            <text:p>100</text:p>
          </table:table-cell>
          <table:table-cell office:value-type="float" office:value="1.7197" calcext:value-type="float">
            <text:p>1.7197</text:p>
          </table:table-cell>
          <table:table-cell office:value-type="float" office:value="0.7977" calcext:value-type="float">
            <text:p>0.7977</text:p>
          </table:table-cell>
          <table:table-cell office:value-type="float" office:value="1.096" calcext:value-type="float">
            <text:p>1.096</text:p>
          </table:table-cell>
          <table:table-cell office:value-type="float" office:value="1.6016" calcext:value-type="float">
            <text:p>1.6016</text:p>
          </table:table-cell>
          <table:table-cell office:value-type="float" office:value="2.4123" calcext:value-type="float">
            <text:p>2.4123</text:p>
          </table:table-cell>
          <table:table-cell office:value-type="float" office:value="3.4972" calcext:value-type="float">
            <text:p>3.4972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51]&amp;[.B51]; [.Q$3:.Q$201]; 0)+2))" office:value-type="float" office:value="0.4932" calcext:value-type="float">
            <text:p>4.93E-001</text:p>
          </table:table-cell>
          <table:table-cell table:formula="of:=[.F51]/[.J51]" office:value-type="float" office:value="3.24736415247364" calcext:value-type="float">
            <text:p>3.25</text:p>
          </table:table-cell>
          <table:table-cell table:formula="of:=[.A51]&amp;[.B51]" office:value-type="string" office:string-value="100100" calcext:value-type="string">
            <text:p>1001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  <table:table-cell table:formula="of:=[.N51]&amp;[.O51]" office:value-type="string" office:string-value="50050" calcext:value-type="string">
            <text:p>50050</text:p>
          </table:table-cell>
          <table:table-cell table:number-columns-repeated="11"/>
        </table:table-row>
        <table:table-row table:style-name="ro1">
          <table:table-cell table:number-columns-repeated="2" table:style-name="ce3" office:value-type="string" calcext:value-type="string">
            <text:p>100</text:p>
          </table:table-cell>
          <table:table-cell office:value-type="float" office:value="1.3959" calcext:value-type="float">
            <text:p>1.3959</text:p>
          </table:table-cell>
          <table:table-cell office:value-type="float" office:value="0.63" calcext:value-type="float">
            <text:p>0.63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2852" calcext:value-type="float">
            <text:p>1.2852</text:p>
          </table:table-cell>
          <table:table-cell office:value-type="float" office:value="1.946" calcext:value-type="float">
            <text:p>1.946</text:p>
          </table:table-cell>
          <table:table-cell office:value-type="float" office:value="2.858" calcext:value-type="float">
            <text:p>2.85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52]&amp;[.B52]; [.Q$3:.Q$201]; 0)+2))" office:value-type="float" office:value="0.4932" calcext:value-type="float">
            <text:p>4.93E-001</text:p>
          </table:table-cell>
          <table:table-cell table:formula="of:=[.F52]/[.J52]" office:value-type="float" office:value="2.60583941605839" calcext:value-type="float">
            <text:p>2.61</text:p>
          </table:table-cell>
          <table:table-cell table:formula="of:=[.A52]&amp;[.B52]" office:value-type="string" office:string-value="100100" calcext:value-type="string">
            <text:p>100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  <table:table-cell table:formula="of:=[.N52]&amp;[.O52]" office:value-type="string" office:string-value="5010" calcext:value-type="string">
            <text:p>501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8242" calcext:value-type="float">
            <text:p>0.8242</text:p>
          </table:table-cell>
          <table:table-cell office:value-type="float" office:value="1.2743" calcext:value-type="float">
            <text:p>1.2743</text:p>
          </table:table-cell>
          <table:table-cell office:value-type="float" office:value="1.9048" calcext:value-type="float">
            <text:p>1.9048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53]&amp;[.B53]; [.Q$3:.Q$201]; 0)+2))" office:value-type="float" office:value="0.04991" calcext:value-type="float">
            <text:p>4.99E-002</text:p>
          </table:table-cell>
          <table:table-cell table:formula="of:=[.F53]/[.J53]" office:value-type="float" office:value="16.513724704468" calcext:value-type="float">
            <text:p>16.51</text:p>
          </table:table-cell>
          <table:table-cell table:formula="of:=[.A53]&amp;[.B53]" office:value-type="string" office:string-value="10001" calcext:value-type="string">
            <text:p>100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  <table:table-cell table:formula="of:=[.N53]&amp;[.O53]" office:value-type="string" office:string-value="501" calcext:value-type="string">
            <text:p>50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</text:p>
          </table:table-cell>
          <table:table-cell office:value-type="float" office:value="0.963" calcext:value-type="float">
            <text:p>0.963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8711" calcext:value-type="float">
            <text:p>0.8711</text:p>
          </table:table-cell>
          <table:table-cell office:value-type="float" office:value="1.3468" calcext:value-type="float">
            <text:p>1.3468</text:p>
          </table:table-cell>
          <table:table-cell office:value-type="float" office:value="2.0131" calcext:value-type="float">
            <text:p>2.0131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54]&amp;[.B54]; [.Q$3:.Q$201]; 0)+2))" office:value-type="float" office:value="0.04926" calcext:value-type="float">
            <text:p>4.93E-002</text:p>
          </table:table-cell>
          <table:table-cell table:formula="of:=[.F54]/[.J54]" office:value-type="float" office:value="17.6837190418189" calcext:value-type="float">
            <text:p>17.68</text:p>
          </table:table-cell>
          <table:table-cell table:formula="of:=[.A54]&amp;[.B54]" office:value-type="string" office:string-value="100010" calcext:value-type="string">
            <text:p>10001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  <table:table-cell table:formula="of:=[.N54]&amp;[.O54]" office:value-type="string" office:string-value="9550" calcext:value-type="string">
            <text:p>95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93" calcext:value-type="float">
            <text:p>0.793</text:p>
          </table:table-cell>
          <table:table-cell office:value-type="float" office:value="1.226" calcext:value-type="float">
            <text:p>1.226</text:p>
          </table:table-cell>
          <table:table-cell office:value-type="float" office:value="1.8325" calcext:value-type="float">
            <text:p>1.832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55]&amp;[.B55]; [.Q$3:.Q$201]; 0)+2))" office:value-type="float" office:value="0.04926" calcext:value-type="float">
            <text:p>4.93E-002</text:p>
          </table:table-cell>
          <table:table-cell table:formula="of:=[.F55]/[.J55]" office:value-type="float" office:value="16.0982541615916" calcext:value-type="float">
            <text:p>16.10</text:p>
          </table:table-cell>
          <table:table-cell table:formula="of:=[.A55]&amp;[.B55]" office:value-type="string" office:string-value="100010" calcext:value-type="string">
            <text:p>10001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  <table:table-cell table:formula="of:=[.N55]&amp;[.O55]" office:value-type="string" office:string-value="995500" calcext:value-type="string">
            <text:p>9955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0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8242" calcext:value-type="float">
            <text:p>0.8242</text:p>
          </table:table-cell>
          <table:table-cell office:value-type="float" office:value="1.2809" calcext:value-type="float">
            <text:p>1.2809</text:p>
          </table:table-cell>
          <table:table-cell office:value-type="float" office:value="1.908" calcext:value-type="float">
            <text:p>1.908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56]&amp;[.B56]; [.Q$3:.Q$201]; 0)+2))" office:value-type="float" office:value="0.04769" calcext:value-type="float">
            <text:p>4.77E-002</text:p>
          </table:table-cell>
          <table:table-cell table:formula="of:=[.F56]/[.J56]" office:value-type="float" office:value="17.2824491507654" calcext:value-type="float">
            <text:p>17.28</text:p>
          </table:table-cell>
          <table:table-cell table:formula="of:=[.A56]&amp;[.B56]" office:value-type="string" office:string-value="1000100" calcext:value-type="string">
            <text:p>10001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.0000006432" calcext:value-type="float">
            <text:p>6.43E-007</text:p>
          </table:table-cell>
          <table:table-cell table:formula="of:=[.N56]&amp;[.O56]" office:value-type="string" office:string-value="100001000" calcext:value-type="string">
            <text:p>1000010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0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386" calcext:value-type="float">
            <text:p>1.2386</text:p>
          </table:table-cell>
          <table:table-cell office:value-type="float" office:value="1.8708" calcext:value-type="float">
            <text:p>1.870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57]&amp;[.B57]; [.Q$3:.Q$201]; 0)+2))" office:value-type="float" office:value="0.04769" calcext:value-type="float">
            <text:p>4.77E-002</text:p>
          </table:table-cell>
          <table:table-cell table:formula="of:=[.F57]/[.J57]" office:value-type="float" office:value="16.62822394632" calcext:value-type="float">
            <text:p>16.63</text:p>
          </table:table-cell>
          <table:table-cell table:formula="of:=[.A57]&amp;[.B57]" office:value-type="string" office:string-value="1000100" calcext:value-type="string">
            <text:p>10001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  <table:table-cell table:formula="of:=[.N57]&amp;[.O57]" office:value-type="string" office:string-value="10000100" calcext:value-type="string">
            <text:p>10000100</text:p>
          </table:table-cell>
          <table:table-cell table:number-columns-repeated="11"/>
        </table:table-row>
        <table:table-row table:style-name="ro1">
          <table:table-cell table:number-columns-repeated="2" table:style-name="ce3" office:value-type="string" calcext:value-type="string">
            <text:p>1000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9929" calcext:value-type="float">
            <text:p>0.9929</text:p>
          </table:table-cell>
          <table:table-cell office:value-type="float" office:value="1.5485" calcext:value-type="float">
            <text:p>1.548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58]&amp;[.B58]; [.Q$3:.Q$201]; 0)+2))" office:value-type="float" office:value="0.0001993" calcext:value-type="float">
            <text:p>1.99E-004</text:p>
          </table:table-cell>
          <table:table-cell table:formula="of:=[.F58]/[.J58]" office:value-type="float" office:value="3086.80381334671" calcext:value-type="float">
            <text:p>3086.80</text:p>
          </table:table-cell>
          <table:table-cell table:formula="of:=[.A58]&amp;[.B58]" office:value-type="string" office:string-value="10001000" calcext:value-type="string">
            <text:p>10001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  <table:table-cell table:formula="of:=[.N58]&amp;[.O58]" office:value-type="string" office:string-value="1000010" calcext:value-type="string">
            <text:p>1000010</text:p>
          </table:table-cell>
          <table:table-cell table:number-columns-repeated="11"/>
        </table:table-row>
        <table:table-row table:style-name="ro1">
          <table:table-cell table:number-columns-repeated="2" table:style-name="ce3" office:value-type="string" calcext:value-type="string">
            <text:p>1000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9866" calcext:value-type="float">
            <text:p>0.9866</text:p>
          </table:table-cell>
          <table:table-cell office:value-type="float" office:value="1.525" calcext:value-type="float">
            <text:p>1.52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59]&amp;[.B59]; [.Q$3:.Q$201]; 0)+2))" office:value-type="float" office:value="0.0001993" calcext:value-type="float">
            <text:p>1.99E-004</text:p>
          </table:table-cell>
          <table:table-cell table:formula="of:=[.F59]/[.J59]" office:value-type="float" office:value="3067.23532363271" calcext:value-type="float">
            <text:p>3067.24</text:p>
          </table:table-cell>
          <table:table-cell table:formula="of:=[.A59]&amp;[.B59]" office:value-type="string" office:string-value="10001000" calcext:value-type="string">
            <text:p>10001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  <table:table-cell table:formula="of:=[.N59]&amp;[.O59]" office:value-type="string" office:string-value="10000150" calcext:value-type="string">
            <text:p>100001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50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8398" calcext:value-type="float">
            <text:p>0.8398</text:p>
          </table:table-cell>
          <table:table-cell office:value-type="float" office:value="1.2985" calcext:value-type="float">
            <text:p>1.2985</text:p>
          </table:table-cell>
          <table:table-cell office:value-type="float" office:value="1.9409" calcext:value-type="float">
            <text:p>1.9409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0]&amp;[.B60]; [.Q$3:.Q$201]; 0)+2))" office:value-type="float" office:value="0.04701" calcext:value-type="float">
            <text:p>4.70E-002</text:p>
          </table:table-cell>
          <table:table-cell table:formula="of:=[.F60]/[.J60]" office:value-type="float" office:value="17.8642841948522" calcext:value-type="float">
            <text:p>17.86</text:p>
          </table:table-cell>
          <table:table-cell table:formula="of:=[.A60]&amp;[.B60]" office:value-type="string" office:string-value="1000150" calcext:value-type="string">
            <text:p>10001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  <table:table-cell table:formula="of:=[.N60]&amp;[.O60]" office:value-type="string" office:string-value="100001" calcext:value-type="string">
            <text:p>10000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50</text:p>
          </table:table-cell>
          <table:table-cell office:value-type="float" office:value="0.967" calcext:value-type="float">
            <text:p>0.96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8711" calcext:value-type="float">
            <text:p>0.8711</text:p>
          </table:table-cell>
          <table:table-cell office:value-type="float" office:value="1.3468" calcext:value-type="float">
            <text:p>1.3468</text:p>
          </table:table-cell>
          <table:table-cell office:value-type="float" office:value="2.0029" calcext:value-type="float">
            <text:p>2.0029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61]&amp;[.B61]; [.Q$3:.Q$201]; 0)+2))" office:value-type="float" office:value="0.04729" calcext:value-type="float">
            <text:p>4.73E-002</text:p>
          </table:table-cell>
          <table:table-cell table:formula="of:=[.F61]/[.J61]" office:value-type="float" office:value="18.4203848593783" calcext:value-type="float">
            <text:p>18.42</text:p>
          </table:table-cell>
          <table:table-cell table:formula="of:=[.A61]&amp;[.B61]" office:value-type="string" office:string-value="100050" calcext:value-type="string">
            <text:p>1000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  <table:table-cell table:formula="of:=[.N61]&amp;[.O61]" office:value-type="string" office:string-value="10000500" calcext:value-type="string">
            <text:p>100005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50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8477" calcext:value-type="float">
            <text:p>0.8477</text:p>
          </table:table-cell>
          <table:table-cell office:value-type="float" office:value="1.3173" calcext:value-type="float">
            <text:p>1.3173</text:p>
          </table:table-cell>
          <table:table-cell office:value-type="float" office:value="1.9622" calcext:value-type="float">
            <text:p>1.962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2]&amp;[.B62]; [.Q$3:.Q$201]; 0)+2))" office:value-type="float" office:value="0.04729" calcext:value-type="float">
            <text:p>4.73E-002</text:p>
          </table:table-cell>
          <table:table-cell table:formula="of:=[.F62]/[.J62]" office:value-type="float" office:value="17.9255656587016" calcext:value-type="float">
            <text:p>17.93</text:p>
          </table:table-cell>
          <table:table-cell table:formula="of:=[.A62]&amp;[.B62]" office:value-type="string" office:string-value="100050" calcext:value-type="string">
            <text:p>1000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  <table:table-cell table:formula="of:=[.N62]&amp;[.O62]" office:value-type="string" office:string-value="1000050" calcext:value-type="string">
            <text:p>10000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8242" calcext:value-type="float">
            <text:p>0.8242</text:p>
          </table:table-cell>
          <table:table-cell office:value-type="float" office:value="1.3006" calcext:value-type="float">
            <text:p>1.3006</text:p>
          </table:table-cell>
          <table:table-cell office:value-type="float" office:value="1.9694" calcext:value-type="float">
            <text:p>1.9694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63]&amp;[.B63]; [.Q$3:.Q$201]; 0)+2))" office:value-type="float" office:value="0.000003181" calcext:value-type="float">
            <text:p>3.18E-006</text:p>
          </table:table-cell>
          <table:table-cell table:formula="of:=[.F63]/[.J63]" office:value-type="float" office:value="259100.911662999" calcext:value-type="float">
            <text:p>259100.91</text:p>
          </table:table-cell>
          <table:table-cell table:formula="of:=[.A63]&amp;[.B63]" office:value-type="string" office:string-value="100001" calcext:value-type="string">
            <text:p>10000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  <table:table-cell table:formula="of:=[.N63]&amp;[.O63]" office:value-type="string" office:string-value="10001000" calcext:value-type="string">
            <text:p>100010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0.7766" calcext:value-type="float">
            <text:p>0.7766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6816" calcext:value-type="float">
            <text:p>0.6816</text:p>
          </table:table-cell>
          <table:table-cell office:value-type="float" office:value="1.0647" calcext:value-type="float">
            <text:p>1.0647</text:p>
          </table:table-cell>
          <table:table-cell office:value-type="float" office:value="1.6081" calcext:value-type="float">
            <text:p>1.608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4]&amp;[.B64]; [.Q$3:.Q$201]; 0)+2))" office:value-type="float" office:value="0.000003181" calcext:value-type="float">
            <text:p>3.18E-006</text:p>
          </table:table-cell>
          <table:table-cell table:formula="of:=[.F64]/[.J64]" office:value-type="float" office:value="214272.241433511" calcext:value-type="float">
            <text:p>214272.24</text:p>
          </table:table-cell>
          <table:table-cell table:formula="of:=[.A64]&amp;[.B64]" office:value-type="string" office:string-value="100001" calcext:value-type="string">
            <text:p>100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  <table:table-cell table:formula="of:=[.N64]&amp;[.O64]" office:value-type="string" office:string-value="1000100" calcext:value-type="string">
            <text:p>10001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0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5178" calcext:value-type="float">
            <text:p>0.517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45" calcext:value-type="float">
            <text:p>1.245</text:p>
          </table:table-cell>
          <table:table-cell office:value-type="float" office:value="1.8737" calcext:value-type="float">
            <text:p>1.873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65]&amp;[.B65]; [.Q$3:.Q$201]; 0)+2))" office:value-type="float" office:value="0.00000323" calcext:value-type="float">
            <text:p>3.23E-006</text:p>
          </table:table-cell>
          <table:table-cell table:formula="of:=[.F65]/[.J65]" office:value-type="float" office:value="245510.835913313" calcext:value-type="float">
            <text:p>245510.84</text:p>
          </table:table-cell>
          <table:table-cell table:formula="of:=[.A65]&amp;[.B65]" office:value-type="string" office:string-value="1000010" calcext:value-type="string">
            <text:p>10000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  <table:table-cell table:formula="of:=[.N65]&amp;[.O65]" office:value-type="string" office:string-value="100010" calcext:value-type="string">
            <text:p>10001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0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7012" calcext:value-type="float">
            <text:p>0.7012</text:p>
          </table:table-cell>
          <table:table-cell office:value-type="float" office:value="1.1064" calcext:value-type="float">
            <text:p>1.1064</text:p>
          </table:table-cell>
          <table:table-cell office:value-type="float" office:value="1.6754" calcext:value-type="float">
            <text:p>1.6754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6]&amp;[.B66]; [.Q$3:.Q$201]; 0)+2))" office:value-type="float" office:value="0.00000323" calcext:value-type="float">
            <text:p>3.23E-006</text:p>
          </table:table-cell>
          <table:table-cell table:formula="of:=[.F66]/[.J66]" office:value-type="float" office:value="217089.783281734" calcext:value-type="float">
            <text:p>217089.78</text:p>
          </table:table-cell>
          <table:table-cell table:formula="of:=[.A66]&amp;[.B66]" office:value-type="string" office:string-value="1000010" calcext:value-type="string">
            <text:p>10000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  <table:table-cell table:formula="of:=[.N66]&amp;[.O66]" office:value-type="string" office:string-value="1000150" calcext:value-type="string">
            <text:p>10001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00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364" calcext:value-type="float">
            <text:p>0.364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45" calcext:value-type="float">
            <text:p>1.245</text:p>
          </table:table-cell>
          <table:table-cell office:value-type="float" office:value="1.8919" calcext:value-type="float">
            <text:p>1.8919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67]&amp;[.B67]; [.Q$3:.Q$201]; 0)+2))" office:value-type="float" office:value="0.00000317" calcext:value-type="float">
            <text:p>3.17E-006</text:p>
          </table:table-cell>
          <table:table-cell table:formula="of:=[.F67]/[.J67]" office:value-type="float" office:value="250157.728706625" calcext:value-type="float">
            <text:p>250157.73</text:p>
          </table:table-cell>
          <table:table-cell table:formula="of:=[.A67]&amp;[.B67]" office:value-type="string" office:string-value="10000100" calcext:value-type="string">
            <text:p>100001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4991" calcext:value-type="float">
            <text:p>0.04991</text:p>
          </table:table-cell>
          <table:table-cell table:formula="of:=[.N67]&amp;[.O67]" office:value-type="string" office:string-value="10001" calcext:value-type="string">
            <text:p>1000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00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7363" calcext:value-type="float">
            <text:p>0.7363</text:p>
          </table:table-cell>
          <table:table-cell office:value-type="float" office:value="1.1619" calcext:value-type="float">
            <text:p>1.1619</text:p>
          </table:table-cell>
          <table:table-cell office:value-type="float" office:value="1.7762" calcext:value-type="float">
            <text:p>1.776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8]&amp;[.B68]; [.Q$3:.Q$201]; 0)+2))" office:value-type="float" office:value="0.00000317" calcext:value-type="float">
            <text:p>3.17E-006</text:p>
          </table:table-cell>
          <table:table-cell table:formula="of:=[.F68]/[.J68]" office:value-type="float" office:value="232271.293375394" calcext:value-type="float">
            <text:p>232271.29</text:p>
          </table:table-cell>
          <table:table-cell table:formula="of:=[.A68]&amp;[.B68]" office:value-type="string" office:string-value="10000100" calcext:value-type="string">
            <text:p>100001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  <table:table-cell table:formula="of:=[.N68]&amp;[.O68]" office:value-type="string" office:string-value="100050" calcext:value-type="string">
            <text:p>1000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000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26" calcext:value-type="float">
            <text:p>0.26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772" calcext:value-type="float">
            <text:p>0.9772</text:p>
          </table:table-cell>
          <table:table-cell office:value-type="float" office:value="1.5259" calcext:value-type="float">
            <text:p>1.5259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69]&amp;[.B69]; [.Q$3:.Q$201]; 0)+2))" office:value-type="float" office:value="0.0000006432" calcext:value-type="float">
            <text:p>6.43E-007</text:p>
          </table:table-cell>
          <table:table-cell table:formula="of:=[.F69]/[.J69]" office:value-type="float" office:value="932213.930348259" calcext:value-type="float">
            <text:p>932213.93</text:p>
          </table:table-cell>
          <table:table-cell table:formula="of:=[.A69]&amp;[.B69]" office:value-type="string" office:string-value="100001000" calcext:value-type="string">
            <text:p>1000010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  <table:table-cell table:formula="of:=[.N69]&amp;[.O69]" office:value-type="string" office:string-value="100100" calcext:value-type="string">
            <text:p>1001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000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939" calcext:value-type="float">
            <text:p>0.939</text:p>
          </table:table-cell>
          <table:table-cell office:value-type="float" office:value="1.4662" calcext:value-type="float">
            <text:p>1.466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70]&amp;[.B70]; [.Q$3:.Q$201]; 0)+2))" office:value-type="float" office:value="0.0000006432" calcext:value-type="float">
            <text:p>6.43E-007</text:p>
          </table:table-cell>
          <table:table-cell table:formula="of:=[.F70]/[.J70]" office:value-type="float" office:value="895833.333333333" calcext:value-type="float">
            <text:p>895833.33</text:p>
          </table:table-cell>
          <table:table-cell table:formula="of:=[.A70]&amp;[.B70]" office:value-type="string" office:string-value="100001000" calcext:value-type="string">
            <text:p>100001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  <table:table-cell table:formula="of:=[.N70]&amp;[.O70]" office:value-type="string" office:string-value="10010" calcext:value-type="string">
            <text:p>1001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50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71" calcext:value-type="float">
            <text:p>1.171</text:p>
          </table:table-cell>
          <table:table-cell office:value-type="float" office:value="1.7869" calcext:value-type="float">
            <text:p>1.7869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71]&amp;[.B71]; [.Q$3:.Q$201]; 0)+2))" office:value-type="float" office:value="0.000003048" calcext:value-type="float">
            <text:p>3.05E-006</text:p>
          </table:table-cell>
          <table:table-cell table:formula="of:=[.F71]/[.J71]" office:value-type="float" office:value="242847.769028871" calcext:value-type="float">
            <text:p>242847.77</text:p>
          </table:table-cell>
          <table:table-cell table:formula="of:=[.A71]&amp;[.B71]" office:value-type="string" office:string-value="10000150" calcext:value-type="string">
            <text:p>10000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N71]&amp;[.O71]" office:value-type="string" office:string-value="1001" calcext:value-type="string">
            <text:p>100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150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7012" calcext:value-type="float">
            <text:p>0.7012</text:p>
          </table:table-cell>
          <table:table-cell office:value-type="float" office:value="1.0953" calcext:value-type="float">
            <text:p>1.0953</text:p>
          </table:table-cell>
          <table:table-cell office:value-type="float" office:value="1.6542" calcext:value-type="float">
            <text:p>1.654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72]&amp;[.B72]; [.Q$3:.Q$201]; 0)+2))" office:value-type="float" office:value="0.000003048" calcext:value-type="float">
            <text:p>3.05E-006</text:p>
          </table:table-cell>
          <table:table-cell table:formula="of:=[.F72]/[.J72]" office:value-type="float" office:value="230052.49343832" calcext:value-type="float">
            <text:p>230052.49</text:p>
          </table:table-cell>
          <table:table-cell table:formula="of:=[.A72]&amp;[.B72]" office:value-type="string" office:string-value="10000150" calcext:value-type="string">
            <text:p>10000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92" calcext:value-type="float">
            <text:p>0.0005992</text:p>
          </table:table-cell>
          <table:table-cell table:formula="of:=[.N72]&amp;[.O72]" office:value-type="string" office:string-value="101000" calcext:value-type="string">
            <text:p>1010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50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5147" calcext:value-type="float">
            <text:p>0.5147</text:p>
          </table:table-cell>
          <table:table-cell office:value-type="float" office:value="0.7852" calcext:value-type="float">
            <text:p>0.7852</text:p>
          </table:table-cell>
          <table:table-cell office:value-type="float" office:value="1.239" calcext:value-type="float">
            <text:p>1.239</text:p>
          </table:table-cell>
          <table:table-cell office:value-type="float" office:value="1.8761" calcext:value-type="float">
            <text:p>1.8761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73]&amp;[.B73]; [.Q$3:.Q$201]; 0)+2))" office:value-type="float" office:value="0.000003254" calcext:value-type="float">
            <text:p>3.25E-006</text:p>
          </table:table-cell>
          <table:table-cell table:formula="of:=[.F73]/[.J73]" office:value-type="float" office:value="241303.011677935" calcext:value-type="float">
            <text:p>241303.01</text:p>
          </table:table-cell>
          <table:table-cell table:formula="of:=[.A73]&amp;[.B73]" office:value-type="string" office:string-value="1000050" calcext:value-type="string">
            <text:p>10000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  <table:table-cell table:formula="of:=[.N73]&amp;[.O73]" office:value-type="string" office:string-value="10100" calcext:value-type="string">
            <text:p>101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50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389" calcext:value-type="float">
            <text:p>0.389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509" calcext:value-type="float">
            <text:p>0.9509</text:p>
          </table:table-cell>
          <table:table-cell office:value-type="float" office:value="1.4485" calcext:value-type="float">
            <text:p>1.448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74]&amp;[.B74]; [.Q$3:.Q$201]; 0)+2))" office:value-type="float" office:value="0.000003254" calcext:value-type="float">
            <text:p>3.25E-006</text:p>
          </table:table-cell>
          <table:table-cell table:formula="of:=[.F74]/[.J74]" office:value-type="float" office:value="184265.519360787" calcext:value-type="float">
            <text:p>184265.52</text:p>
          </table:table-cell>
          <table:table-cell table:formula="of:=[.A74]&amp;[.B74]" office:value-type="string" office:string-value="1000050" calcext:value-type="string">
            <text:p>10000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  <table:table-cell table:formula="of:=[.N74]&amp;[.O74]" office:value-type="string" office:string-value="101" calcext:value-type="string">
            <text:p>10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500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6465" calcext:value-type="float">
            <text:p>0.6465</text:p>
          </table:table-cell>
          <table:table-cell office:value-type="float" office:value="1.033" calcext:value-type="float">
            <text:p>1.033</text:p>
          </table:table-cell>
          <table:table-cell office:value-type="float" office:value="1.5796" calcext:value-type="float">
            <text:p>1.5796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75]&amp;[.B75]; [.Q$3:.Q$201]; 0)+2))" office:value-type="float" office:value="0.000001839" calcext:value-type="float">
            <text:p>1.84E-006</text:p>
          </table:table-cell>
          <table:table-cell table:formula="of:=[.F75]/[.J75]" office:value-type="float" office:value="351549.755301794" calcext:value-type="float">
            <text:p>351549.76</text:p>
          </table:table-cell>
          <table:table-cell table:formula="of:=[.A75]&amp;[.B75]" office:value-type="string" office:string-value="10000500" calcext:value-type="string">
            <text:p>10000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  <table:table-cell table:formula="of:=[.N75]&amp;[.O75]" office:value-type="string" office:string-value="10500" calcext:value-type="string">
            <text:p>105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0000</text:p>
          </table:table-cell>
          <table:table-cell table:style-name="ce3" office:value-type="string" calcext:value-type="string">
            <text:p>500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6523" calcext:value-type="float">
            <text:p>0.6523</text:p>
          </table:table-cell>
          <table:table-cell office:value-type="float" office:value="1.0424" calcext:value-type="float">
            <text:p>1.0424</text:p>
          </table:table-cell>
          <table:table-cell office:value-type="float" office:value="1.6086" calcext:value-type="float">
            <text:p>1.608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76]&amp;[.B76]; [.Q$3:.Q$201]; 0)+2))" office:value-type="float" office:value="0.000001839" calcext:value-type="float">
            <text:p>1.84E-006</text:p>
          </table:table-cell>
          <table:table-cell table:formula="of:=[.F76]/[.J76]" office:value-type="float" office:value="354703.643284394" calcext:value-type="float">
            <text:p>354703.64</text:p>
          </table:table-cell>
          <table:table-cell table:formula="of:=[.A76]&amp;[.B76]" office:value-type="string" office:string-value="10000500" calcext:value-type="string">
            <text:p>10000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  <table:table-cell table:formula="of:=[.N76]&amp;[.O76]" office:value-type="string" office:string-value="1050" calcext:value-type="string">
            <text:p>10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95</text:p>
          </table:table-cell>
          <table:table-cell table:style-name="ce3" office:value-type="string" calcext:value-type="string">
            <text:p>100</text:p>
          </table:table-cell>
          <table:table-cell office:value-type="float" office:value="1.852" calcext:value-type="float">
            <text:p>1.852</text:p>
          </table:table-cell>
          <table:table-cell office:value-type="float" office:value="0.8918" calcext:value-type="float">
            <text:p>0.8918</text:p>
          </table:table-cell>
          <table:table-cell office:value-type="float" office:value="1.2305" calcext:value-type="float">
            <text:p>1.2305</text:p>
          </table:table-cell>
          <table:table-cell office:value-type="float" office:value="1.8047" calcext:value-type="float">
            <text:p>1.8047</text:p>
          </table:table-cell>
          <table:table-cell office:value-type="float" office:value="2.6895" calcext:value-type="float">
            <text:p>2.6895</text:p>
          </table:table-cell>
          <table:table-cell office:value-type="float" office:value="3.9028" calcext:value-type="float">
            <text:p>3.9028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77]&amp;[.B77]; [.Q$3:.Q$201]; 0)+2))" office:value-type="float" office:value="1.361" calcext:value-type="float">
            <text:p>1.36E+000</text:p>
          </table:table-cell>
          <table:table-cell table:formula="of:=[.F77]/[.J77]" office:value-type="float" office:value="1.326010286554" calcext:value-type="float">
            <text:p>1.33</text:p>
          </table:table-cell>
          <table:table-cell table:formula="of:=[.A77]&amp;[.B77]" office:value-type="string" office:string-value="195100" calcext:value-type="string">
            <text:p>1951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  <table:table-cell table:formula="of:=[.N77]&amp;[.O77]" office:value-type="string" office:string-value="1510" calcext:value-type="string">
            <text:p>151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95</text:p>
          </table:table-cell>
          <table:table-cell table:style-name="ce3" office:value-type="string" calcext:value-type="string">
            <text:p>100</text:p>
          </table:table-cell>
          <table:table-cell office:value-type="float" office:value="2.1615" calcext:value-type="float">
            <text:p>2.1615</text:p>
          </table:table-cell>
          <table:table-cell office:value-type="float" office:value="0.923" calcext:value-type="float">
            <text:p>0.923</text:p>
          </table:table-cell>
          <table:table-cell office:value-type="float" office:value="1.2792" calcext:value-type="float">
            <text:p>1.2792</text:p>
          </table:table-cell>
          <table:table-cell office:value-type="float" office:value="1.8828" calcext:value-type="float">
            <text:p>1.8828</text:p>
          </table:table-cell>
          <table:table-cell office:value-type="float" office:value="2.851" calcext:value-type="float">
            <text:p>2.851</text:p>
          </table:table-cell>
          <table:table-cell office:value-type="float" office:value="4.1871" calcext:value-type="float">
            <text:p>4.187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78]&amp;[.B78]; [.Q$3:.Q$201]; 0)+2))" office:value-type="float" office:value="1.361" calcext:value-type="float">
            <text:p>1.36E+000</text:p>
          </table:table-cell>
          <table:table-cell table:formula="of:=[.F78]/[.J78]" office:value-type="float" office:value="1.38339456282145" calcext:value-type="float">
            <text:p>1.38</text:p>
          </table:table-cell>
          <table:table-cell table:formula="of:=[.A78]&amp;[.B78]" office:value-type="string" office:string-value="195100" calcext:value-type="string">
            <text:p>19510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  <table:table-cell table:formula="of:=[.N78]&amp;[.O78]" office:value-type="string" office:string-value="195100" calcext:value-type="string">
            <text:p>1951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995</text:p>
          </table:table-cell>
          <table:table-cell table:style-name="ce3" office:value-type="string" calcext:value-type="string">
            <text:p>1000</text:p>
          </table:table-cell>
          <table:table-cell office:value-type="float" office:value="0.735" calcext:value-type="float">
            <text:p>0.735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6465" calcext:value-type="float">
            <text:p>0.6465</text:p>
          </table:table-cell>
          <table:table-cell office:value-type="float" office:value="1.0433" calcext:value-type="float">
            <text:p>1.0433</text:p>
          </table:table-cell>
          <table:table-cell office:value-type="float" office:value="1.6127" calcext:value-type="float">
            <text:p>1.612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79]&amp;[.B79]; [.Q$3:.Q$201]; 0)+2))" office:value-type="float" office:value="0.0005969" calcext:value-type="float">
            <text:p>5.97E-004</text:p>
          </table:table-cell>
          <table:table-cell table:formula="of:=[.F79]/[.J79]" office:value-type="float" office:value="1083.09599597923" calcext:value-type="float">
            <text:p>1083.10</text:p>
          </table:table-cell>
          <table:table-cell table:formula="of:=[.A79]&amp;[.B79]" office:value-type="string" office:string-value="19951000" calcext:value-type="string">
            <text:p>19951000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  <table:table-cell table:formula="of:=[.N79]&amp;[.O79]" office:value-type="string" office:string-value="19951000" calcext:value-type="string">
            <text:p>199510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995</text:p>
          </table:table-cell>
          <table:table-cell table:style-name="ce3" office:value-type="string" calcext:value-type="string">
            <text:p>1000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9645" calcext:value-type="float">
            <text:p>0.9645</text:p>
          </table:table-cell>
          <table:table-cell office:value-type="float" office:value="1.506" calcext:value-type="float">
            <text:p>1.50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80]&amp;[.B80]; [.Q$3:.Q$201]; 0)+2))" office:value-type="float" office:value="0.0005969" calcext:value-type="float">
            <text:p>5.97E-004</text:p>
          </table:table-cell>
          <table:table-cell table:formula="of:=[.F80]/[.J80]" office:value-type="float" office:value="991.455855252136" calcext:value-type="float">
            <text:p>991.46</text:p>
          </table:table-cell>
          <table:table-cell table:formula="of:=[.A80]&amp;[.B80]" office:value-type="string" office:string-value="19951000" calcext:value-type="string">
            <text:p>19951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  <table:table-cell table:formula="of:=[.N80]&amp;[.O80]" office:value-type="string" office:string-value="2000100" calcext:value-type="string">
            <text:p>20001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10</text:p>
          </table:table-cell>
          <table:table-cell office:value-type="float" office:value="2.3844" calcext:value-type="float">
            <text:p>2.3844</text:p>
          </table:table-cell>
          <table:table-cell office:value-type="float" office:value="1.1176" calcext:value-type="float">
            <text:p>1.1176</text:p>
          </table:table-cell>
          <table:table-cell office:value-type="float" office:value="1.5291" calcext:value-type="float">
            <text:p>1.5291</text:p>
          </table:table-cell>
          <table:table-cell office:value-type="float" office:value="2.2266" calcext:value-type="float">
            <text:p>2.2266</text:p>
          </table:table-cell>
          <table:table-cell office:value-type="float" office:value="3.3537" calcext:value-type="float">
            <text:p>3.3537</text:p>
          </table:table-cell>
          <table:table-cell office:value-type="float" office:value="4.8887" calcext:value-type="float">
            <text:p>4.8887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81]&amp;[.B81]; [.Q$3:.Q$201]; 0)+2))" office:value-type="float" office:value="3.162" calcext:value-type="float">
            <text:p>3.16E+000</text:p>
          </table:table-cell>
          <table:table-cell table:formula="of:=[.F81]/[.J81]" office:value-type="float" office:value="0.704174573055029" calcext:value-type="float">
            <text:p>0.70</text:p>
          </table:table-cell>
          <table:table-cell table:formula="of:=[.A81]&amp;[.B81]" office:value-type="string" office:string-value="20010" calcext:value-type="string">
            <text:p>200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  <table:table-cell table:formula="of:=[.N81]&amp;[.O81]" office:value-type="string" office:string-value="200010" calcext:value-type="string">
            <text:p>20001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1928" calcext:value-type="float">
            <text:p>1.1928</text:p>
          </table:table-cell>
          <table:table-cell office:value-type="float" office:value="1.8127" calcext:value-type="float">
            <text:p>1.812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82]&amp;[.B82]; [.Q$3:.Q$201]; 0)+2))" office:value-type="float" office:value="0.003835" calcext:value-type="float">
            <text:p>3.84E-003</text:p>
          </table:table-cell>
          <table:table-cell table:formula="of:=[.F82]/[.J82]" office:value-type="float" office:value="198.122555410691" calcext:value-type="float">
            <text:p>198.12</text:p>
          </table:table-cell>
          <table:table-cell table:formula="of:=[.A82]&amp;[.B82]" office:value-type="string" office:string-value="20001" calcext:value-type="string">
            <text:p>200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  <table:table-cell table:formula="of:=[.N82]&amp;[.O82]" office:value-type="string" office:string-value="2000150" calcext:value-type="string">
            <text:p>20001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3252" calcext:value-type="float">
            <text:p>0.3252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7207" calcext:value-type="float">
            <text:p>0.7207</text:p>
          </table:table-cell>
          <table:table-cell office:value-type="float" office:value="1.1516" calcext:value-type="float">
            <text:p>1.1516</text:p>
          </table:table-cell>
          <table:table-cell office:value-type="float" office:value="1.761" calcext:value-type="float">
            <text:p>1.76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83]&amp;[.B83]; [.Q$3:.Q$201]; 0)+2))" office:value-type="float" office:value="0.003835" calcext:value-type="float">
            <text:p>3.84E-003</text:p>
          </table:table-cell>
          <table:table-cell table:formula="of:=[.F83]/[.J83]" office:value-type="float" office:value="187.926988265971" calcext:value-type="float">
            <text:p>187.93</text:p>
          </table:table-cell>
          <table:table-cell table:formula="of:=[.A83]&amp;[.B83]" office:value-type="string" office:string-value="20001" calcext:value-type="string">
            <text:p>200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  <table:table-cell table:formula="of:=[.N83]&amp;[.O83]" office:value-type="string" office:string-value="20001" calcext:value-type="string">
            <text:p>2000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0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7891" calcext:value-type="float">
            <text:p>0.7891</text:p>
          </table:table-cell>
          <table:table-cell office:value-type="float" office:value="1.2325" calcext:value-type="float">
            <text:p>1.2325</text:p>
          </table:table-cell>
          <table:table-cell office:value-type="float" office:value="1.8616" calcext:value-type="float">
            <text:p>1.8616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84]&amp;[.B84]; [.Q$3:.Q$201]; 0)+2))" office:value-type="float" office:value="0.003862" calcext:value-type="float">
            <text:p>3.86E-003</text:p>
          </table:table-cell>
          <table:table-cell table:formula="of:=[.F84]/[.J84]" office:value-type="float" office:value="204.324184360435" calcext:value-type="float">
            <text:p>204.32</text:p>
          </table:table-cell>
          <table:table-cell table:formula="of:=[.A84]&amp;[.B84]" office:value-type="string" office:string-value="200010" calcext:value-type="string">
            <text:p>2000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  <table:table-cell table:formula="of:=[.N84]&amp;[.O84]" office:value-type="string" office:string-value="2000500" calcext:value-type="string">
            <text:p>20005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0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7207" calcext:value-type="float">
            <text:p>0.7207</text:p>
          </table:table-cell>
          <table:table-cell office:value-type="float" office:value="1.1516" calcext:value-type="float">
            <text:p>1.1516</text:p>
          </table:table-cell>
          <table:table-cell office:value-type="float" office:value="1.761" calcext:value-type="float">
            <text:p>1.76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85]&amp;[.B85]; [.Q$3:.Q$201]; 0)+2))" office:value-type="float" office:value="0.003862" calcext:value-type="float">
            <text:p>3.86E-003</text:p>
          </table:table-cell>
          <table:table-cell table:formula="of:=[.F85]/[.J85]" office:value-type="float" office:value="186.613153806318" calcext:value-type="float">
            <text:p>186.61</text:p>
          </table:table-cell>
          <table:table-cell table:formula="of:=[.A85]&amp;[.B85]" office:value-type="string" office:string-value="200010" calcext:value-type="string">
            <text:p>2000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  <table:table-cell table:formula="of:=[.N85]&amp;[.O85]" office:value-type="string" office:string-value="200050" calcext:value-type="string">
            <text:p>2000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00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7012" calcext:value-type="float">
            <text:p>0.7012</text:p>
          </table:table-cell>
          <table:table-cell office:value-type="float" office:value="1.112" calcext:value-type="float">
            <text:p>1.112</text:p>
          </table:table-cell>
          <table:table-cell office:value-type="float" office:value="1.6938" calcext:value-type="float">
            <text:p>1.6938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86]&amp;[.B86]; [.Q$3:.Q$201]; 0)+2))" office:value-type="float" office:value="0.003806" calcext:value-type="float">
            <text:p>3.81E-003</text:p>
          </table:table-cell>
          <table:table-cell table:formula="of:=[.F86]/[.J86]" office:value-type="float" office:value="184.235417761429" calcext:value-type="float">
            <text:p>184.24</text:p>
          </table:table-cell>
          <table:table-cell table:formula="of:=[.A86]&amp;[.B86]" office:value-type="string" office:string-value="2000100" calcext:value-type="string">
            <text:p>2000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  <table:table-cell table:formula="of:=[.N86]&amp;[.O86]" office:value-type="string" office:string-value="20010" calcext:value-type="string">
            <text:p>2001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00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52" calcext:value-type="float">
            <text:p>0.452</text:p>
          </table:table-cell>
          <table:table-cell office:value-type="float" office:value="0.6895" calcext:value-type="float">
            <text:p>0.6895</text:p>
          </table:table-cell>
          <table:table-cell office:value-type="float" office:value="1.0824" calcext:value-type="float">
            <text:p>1.0824</text:p>
          </table:table-cell>
          <table:table-cell office:value-type="float" office:value="1.6449" calcext:value-type="float">
            <text:p>1.6449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87]&amp;[.B87]; [.Q$3:.Q$201]; 0)+2))" office:value-type="float" office:value="0.003806" calcext:value-type="float">
            <text:p>3.81E-003</text:p>
          </table:table-cell>
          <table:table-cell table:formula="of:=[.F87]/[.J87]" office:value-type="float" office:value="181.161324224908" calcext:value-type="float">
            <text:p>181.16</text:p>
          </table:table-cell>
          <table:table-cell table:formula="of:=[.A87]&amp;[.B87]" office:value-type="string" office:string-value="2000100" calcext:value-type="string">
            <text:p>2000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37" calcext:value-type="float">
            <text:p>0.2437</text:p>
          </table:table-cell>
          <table:table-cell table:formula="of:=[.N87]&amp;[.O87]" office:value-type="string" office:string-value="200150" calcext:value-type="string">
            <text:p>2001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50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7051" calcext:value-type="float">
            <text:p>0.7051</text:p>
          </table:table-cell>
          <table:table-cell office:value-type="float" office:value="1.1126" calcext:value-type="float">
            <text:p>1.1126</text:p>
          </table:table-cell>
          <table:table-cell office:value-type="float" office:value="1.6847" calcext:value-type="float">
            <text:p>1.684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88]&amp;[.B88]; [.Q$3:.Q$201]; 0)+2))" office:value-type="float" office:value="0.003808" calcext:value-type="float">
            <text:p>3.81E-003</text:p>
          </table:table-cell>
          <table:table-cell table:formula="of:=[.F88]/[.J88]" office:value-type="float" office:value="185.16281512605" calcext:value-type="float">
            <text:p>185.16</text:p>
          </table:table-cell>
          <table:table-cell table:formula="of:=[.A88]&amp;[.B88]" office:value-type="string" office:string-value="2000150" calcext:value-type="string">
            <text:p>20001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  <table:table-cell table:formula="of:=[.N88]&amp;[.O88]" office:value-type="string" office:string-value="2001" calcext:value-type="string">
            <text:p>200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150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9955" calcext:value-type="float">
            <text:p>0.9955</text:p>
          </table:table-cell>
          <table:table-cell office:value-type="float" office:value="1.5218" calcext:value-type="float">
            <text:p>1.521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89]&amp;[.B89]; [.Q$3:.Q$201]; 0)+2))" office:value-type="float" office:value="0.003808" calcext:value-type="float">
            <text:p>3.81E-003</text:p>
          </table:table-cell>
          <table:table-cell table:formula="of:=[.F89]/[.J89]" office:value-type="float" office:value="165.677521008403" calcext:value-type="float">
            <text:p>165.68</text:p>
          </table:table-cell>
          <table:table-cell table:formula="of:=[.A89]&amp;[.B89]" office:value-type="string" office:string-value="2000150" calcext:value-type="string">
            <text:p>20001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  <table:table-cell table:formula="of:=[.N89]&amp;[.O89]" office:value-type="string" office:string-value="20050" calcext:value-type="string">
            <text:p>200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50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7246" calcext:value-type="float">
            <text:p>0.7246</text:p>
          </table:table-cell>
          <table:table-cell office:value-type="float" office:value="1.1405" calcext:value-type="float">
            <text:p>1.1405</text:p>
          </table:table-cell>
          <table:table-cell office:value-type="float" office:value="1.7301" calcext:value-type="float">
            <text:p>1.7301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90]&amp;[.B90]; [.Q$3:.Q$201]; 0)+2))" office:value-type="float" office:value="0.003925" calcext:value-type="float">
            <text:p>3.93E-003</text:p>
          </table:table-cell>
          <table:table-cell table:formula="of:=[.F90]/[.J90]" office:value-type="float" office:value="184.611464968153" calcext:value-type="float">
            <text:p>184.61</text:p>
          </table:table-cell>
          <table:table-cell table:formula="of:=[.A90]&amp;[.B90]" office:value-type="string" office:string-value="200050" calcext:value-type="string">
            <text:p>20005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  <table:table-cell table:formula="of:=[.N90]&amp;[.O90]" office:value-type="string" office:string-value="201" calcext:value-type="string">
            <text:p>20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50</text:p>
          </table:table-cell>
          <table:table-cell office:value-type="float" office:value="0.8067" calcext:value-type="float">
            <text:p>0.8067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7324" calcext:value-type="float">
            <text:p>0.7324</text:p>
          </table:table-cell>
          <table:table-cell office:value-type="float" office:value="1.1557" calcext:value-type="float">
            <text:p>1.1557</text:p>
          </table:table-cell>
          <table:table-cell office:value-type="float" office:value="1.7668" calcext:value-type="float">
            <text:p>1.766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91]&amp;[.B91]; [.Q$3:.Q$201]; 0)+2))" office:value-type="float" office:value="0.003925" calcext:value-type="float">
            <text:p>3.93E-003</text:p>
          </table:table-cell>
          <table:table-cell table:formula="of:=[.F91]/[.J91]" office:value-type="float" office:value="186.59872611465" calcext:value-type="float">
            <text:p>186.60</text:p>
          </table:table-cell>
          <table:table-cell table:formula="of:=[.A91]&amp;[.B91]" office:value-type="string" office:string-value="200050" calcext:value-type="string">
            <text:p>200050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  <table:table-cell table:formula="of:=[.N91]&amp;[.O91]" office:value-type="string" office:string-value="295150" calcext:value-type="string">
            <text:p>29515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500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6699" calcext:value-type="float">
            <text:p>0.6699</text:p>
          </table:table-cell>
          <table:table-cell office:value-type="float" office:value="1.0705" calcext:value-type="float">
            <text:p>1.0705</text:p>
          </table:table-cell>
          <table:table-cell office:value-type="float" office:value="1.6369" calcext:value-type="float">
            <text:p>1.6369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92]&amp;[.B92]; [.Q$3:.Q$201]; 0)+2))" office:value-type="float" office:value="0.002667" calcext:value-type="float">
            <text:p>2.67E-003</text:p>
          </table:table-cell>
          <table:table-cell table:formula="of:=[.F92]/[.J92]" office:value-type="float" office:value="251.181102362205" calcext:value-type="float">
            <text:p>251.18</text:p>
          </table:table-cell>
          <table:table-cell table:formula="of:=[.A92]&amp;[.B92]" office:value-type="string" office:string-value="2000500" calcext:value-type="string">
            <text:p>20005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  <table:table-cell table:formula="of:=[.N92]&amp;[.O92]" office:value-type="string" office:string-value="300100" calcext:value-type="string">
            <text:p>3001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500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6582" calcext:value-type="float">
            <text:p>0.6582</text:p>
          </table:table-cell>
          <table:table-cell office:value-type="float" office:value="1.0334" calcext:value-type="float">
            <text:p>1.0334</text:p>
          </table:table-cell>
          <table:table-cell office:value-type="float" office:value="1.5704" calcext:value-type="float">
            <text:p>1.5704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93]&amp;[.B93]; [.Q$3:.Q$201]; 0)+2))" office:value-type="float" office:value="0.002667" calcext:value-type="float">
            <text:p>2.67E-003</text:p>
          </table:table-cell>
          <table:table-cell table:formula="of:=[.F93]/[.J93]" office:value-type="float" office:value="246.794150731159" calcext:value-type="float">
            <text:p>246.79</text:p>
          </table:table-cell>
          <table:table-cell table:formula="of:=[.A93]&amp;[.B93]" office:value-type="string" office:string-value="2000500" calcext:value-type="string">
            <text:p>20005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  <table:table-cell table:formula="of:=[.N93]&amp;[.O93]" office:value-type="string" office:string-value="3001" calcext:value-type="string">
            <text:p>300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  <table:table-cell table:formula="of:=[.N94]&amp;[.O94]" office:value-type="string" office:string-value="30010" calcext:value-type="string">
            <text:p>3001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  <table:table-cell table:formula="of:=[.N95]&amp;[.O95]" office:value-type="string" office:string-value="30050" calcext:value-type="string">
            <text:p>300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  <table:table-cell table:formula="of:=[.N96]&amp;[.O96]" office:value-type="string" office:string-value="50001000" calcext:value-type="string">
            <text:p>500010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6141" calcext:value-type="float">
            <text:p>0.00006141</text:p>
          </table:table-cell>
          <table:table-cell table:formula="of:=[.N97]&amp;[.O97]" office:value-type="string" office:string-value="5000100" calcext:value-type="string">
            <text:p>50001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  <table:table-cell table:formula="of:=[.N98]&amp;[.O98]" office:value-type="string" office:string-value="500010" calcext:value-type="string">
            <text:p>50001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  <table:table-cell table:formula="of:=[.N99]&amp;[.O99]" office:value-type="string" office:string-value="5000150" calcext:value-type="string">
            <text:p>50001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  <table:table-cell table:formula="of:=[.N100]&amp;[.O100]" office:value-type="string" office:string-value="50001" calcext:value-type="string">
            <text:p>5000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  <table:table-cell table:formula="of:=[.N101]&amp;[.O101]" office:value-type="string" office:string-value="5000500" calcext:value-type="string">
            <text:p>50005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  <table:table-cell table:formula="of:=[.N102]&amp;[.O102]" office:value-type="string" office:string-value="500050" calcext:value-type="string">
            <text:p>5000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  <table:table-cell table:formula="of:=[.N103]&amp;[.O103]" office:value-type="string" office:string-value="500100" calcext:value-type="string">
            <text:p>5001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  <table:table-cell table:formula="of:=[.N104]&amp;[.O104]" office:value-type="string" office:string-value="50010" calcext:value-type="string">
            <text:p>5001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  <table:table-cell table:formula="of:=[.N105]&amp;[.O105]" office:value-type="string" office:string-value="500150" calcext:value-type="string">
            <text:p>5001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  <table:table-cell table:formula="of:=[.N106]&amp;[.O106]" office:value-type="string" office:string-value="5001" calcext:value-type="string">
            <text:p>500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  <table:table-cell table:formula="of:=[.N107]&amp;[.O107]" office:value-type="string" office:string-value="500500" calcext:value-type="string">
            <text:p>5005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  <table:table-cell table:formula="of:=[.N108]&amp;[.O108]" office:value-type="string" office:string-value="50050" calcext:value-type="string">
            <text:p>500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  <table:table-cell table:formula="of:=[.N109]&amp;[.O109]" office:value-type="string" office:string-value="5010" calcext:value-type="string">
            <text:p>501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  <table:table-cell table:formula="of:=[.N110]&amp;[.O110]" office:value-type="string" office:string-value="501" calcext:value-type="string">
            <text:p>50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.013" calcext:value-type="float">
            <text:p>5.013</text:p>
          </table:table-cell>
          <table:table-cell table:formula="of:=[.N111]&amp;[.O111]" office:value-type="string" office:string-value="5050" calcext:value-type="string">
            <text:p>50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  <table:table-cell table:formula="of:=[.N112]&amp;[.O112]" office:value-type="string" office:string-value="9550" calcext:value-type="string">
            <text:p>95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  <table:table-cell table:formula="of:=[.N113]&amp;[.O113]" office:value-type="string" office:string-value="995500" calcext:value-type="string">
            <text:p>995500</text:p>
          </table:table-cell>
          <table:table-cell table:number-columns-repeated="11"/>
        </table:table-row>
      </table:table>
      <table:table table:name="axial" table:style-name="ta1">
        <table:table-column table:style-name="co3" table:number-columns-repeated="8" table:default-cell-style-name="Default"/>
        <table:table-column table:style-name="co6" table:default-cell-style-name="Default"/>
        <table:table-column table:style-name="co3" table:default-cell-style-name="ce4"/>
        <table:table-column table:style-name="co3" table:default-cell-style-name="ce5"/>
        <table:table-column table:style-name="co3" table:visibility="collapse" table:default-cell-style-name="ce5"/>
        <table:table-column table:style-name="co3" table:number-columns-repeated="4" table:default-cell-style-name="Default"/>
        <table:table-column table:style-name="co3" table:visibility="collapse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Expected Limits – All Samples</text:p>
          </table:table-cell>
          <table:covered-table-cell table:number-columns-repeated="10" table:style-name="ce2"/>
          <table:table-cell table:style-name="ce2"/>
          <table:table-cell/>
          <table:table-cell table:style-name="ce1" office:value-type="string" calcext:value-type="string" table:number-columns-spanned="4" table:number-rows-spanned="1">
            <text:p>Theory Limits</text:p>
          </table:table-cell>
          <table:covered-table-cell table:number-columns-repeated="3" table:style-name="ce2"/>
          <table:table-cell/>
          <table:table-cell table:style-name="ce1" office:value-type="string" calcext:value-type="string" table:number-columns-spanned="10" table:number-rows-spanned="1">
            <text:p>Expected Limits – Leptonic If Available, Otherwise Inclusive</text:p>
          </table:table-cell>
          <table:covered-table-cell table:number-columns-repeated="9"/>
        </table:table-row>
        <table:table-row table:style-name="ro1">
          <table:table-cell table:style-name="ce2" office:value-type="string" calcext:value-type="string">
            <text:p>Mphi</text:p>
          </table:table-cell>
          <table:table-cell table:style-name="ce2" office:value-type="string" calcext:value-type="string">
            <text:p>Mchi</text:p>
          </table:table-cell>
          <table:table-cell table:style-name="ce2" office:value-type="string" calcext:value-type="string">
            <text:p>obs</text:p>
          </table:table-cell>
          <table:table-cell table:style-name="ce2" office:value-type="string" calcext:value-type="string">
            <text:p>-2s</text:p>
          </table:table-cell>
          <table:table-cell table:style-name="ce2" office:value-type="string" calcext:value-type="string">
            <text:p>-1s</text:p>
          </table:table-cell>
          <table:table-cell table:style-name="ce2" office:value-type="string" calcext:value-type="string">
            <text:p>median95</text:p>
          </table:table-cell>
          <table:table-cell table:style-name="ce2" office:value-type="string" calcext:value-type="string">
            <text:p>+1s</text:p>
          </table:table-cell>
          <table:table-cell table:style-name="ce2" office:value-type="string" calcext:value-type="string">
            <text:p>+2s</text:p>
          </table:table-cell>
          <table:table-cell table:style-name="ce2" office:value-type="string" calcext:value-type="string">
            <text:p>leptonic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mu</text:p>
          </table:table-cell>
          <table:table-cell table:style-name="ce2"/>
          <table:table-cell/>
          <table:table-cell table:style-name="ce2" office:value-type="string" calcext:value-type="string">
            <text:p>Mphi</text:p>
          </table:table-cell>
          <table:table-cell table:style-name="ce2" office:value-type="string" calcext:value-type="string">
            <text:p>Mchi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Mphi&amp;Mchi</text:p>
          </table:table-cell>
          <table:table-cell/>
          <table:table-cell table:style-name="ce2" office:value-type="string" calcext:value-type="string">
            <text:p>Mphi</text:p>
          </table:table-cell>
          <table:table-cell table:style-name="ce2" office:value-type="string" calcext:value-type="string">
            <text:p>Mchi</text:p>
          </table:table-cell>
          <table:table-cell table:style-name="ce2" office:value-type="string" calcext:value-type="string">
            <text:p>obs</text:p>
          </table:table-cell>
          <table:table-cell table:style-name="ce2" office:value-type="string" calcext:value-type="string">
            <text:p>-2s</text:p>
          </table:table-cell>
          <table:table-cell table:style-name="ce2" office:value-type="string" calcext:value-type="string">
            <text:p>-1s</text:p>
          </table:table-cell>
          <table:table-cell table:style-name="ce2" office:value-type="string" calcext:value-type="string">
            <text:p>median95</text:p>
          </table:table-cell>
          <table:table-cell table:style-name="ce2" office:value-type="string" calcext:value-type="string">
            <text:p>+1s</text:p>
          </table:table-cell>
          <table:table-cell table:style-name="ce2" office:value-type="string" calcext:value-type="string">
            <text:p>+2s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mu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.7037" calcext:value-type="float">
            <text:p>2.7037</text:p>
          </table:table-cell>
          <table:table-cell office:value-type="float" office:value="1.3424" calcext:value-type="float">
            <text:p>1.3424</text:p>
          </table:table-cell>
          <table:table-cell office:value-type="float" office:value="1.8445" calcext:value-type="float">
            <text:p>1.8445</text:p>
          </table:table-cell>
          <table:table-cell office:value-type="float" office:value="2.6953" calcext:value-type="float">
            <text:p>2.6953</text:p>
          </table:table-cell>
          <table:table-cell office:value-type="float" office:value="4.0383" calcext:value-type="float">
            <text:p>4.0383</text:p>
          </table:table-cell>
          <table:table-cell office:value-type="float" office:value="5.906" calcext:value-type="float">
            <text:p>5.906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3]&amp;[.B3]; [.Q$3:.Q$201]; 0)+2))" office:value-type="float" office:value="1.874" calcext:value-type="float">
            <text:p>1.87E+000</text:p>
          </table:table-cell>
          <table:table-cell table:formula="of:=[.F3]/[.J3]" office:value-type="float" office:value="1.43826040554963" calcext:value-type="float">
            <text:p>1.44</text:p>
          </table:table-cell>
          <table:table-cell table:formula="of:=[.A3]&amp;[.B3]" office:value-type="string" office:string-value="9550" calcext:value-type="string">
            <text:p>95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.0000002709" calcext:value-type="float">
            <text:p>2.71E-007</text:p>
          </table:table-cell>
          <table:table-cell table:formula="of:=[.N3]&amp;[.O3]" office:value-type="string" office:string-value="100001000" calcext:value-type="string">
            <text:p>100001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$S3]&amp;[.$T3];[.$L$3:.$L$203];0)+2))" office:value-type="float" office:value="2.7037" calcext:value-type="float">
            <text:p>2.7037</text:p>
          </table:table-cell>
          <table:table-cell table:formula="of:=INDIRECT(&quot;D&quot;&amp;(MATCH([.$S3]&amp;[.$T3];[.$L$3:.$L$203];0)+2))" office:value-type="float" office:value="1.3424" calcext:value-type="float">
            <text:p>1.3424</text:p>
          </table:table-cell>
          <table:table-cell table:formula="of:=INDIRECT(&quot;E&quot;&amp;(MATCH([.$S3]&amp;[.$T3];[.$L$3:.$L$203];0)+2))" office:value-type="float" office:value="1.8445" calcext:value-type="float">
            <text:p>1.8445</text:p>
          </table:table-cell>
          <table:table-cell table:formula="of:=INDIRECT(&quot;F&quot;&amp;(MATCH([.$S3]&amp;[.$T3];[.$L$3:.$L$203];0)+2))" office:value-type="float" office:value="2.6953" calcext:value-type="float">
            <text:p>2.6953</text:p>
          </table:table-cell>
          <table:table-cell table:formula="of:=INDIRECT(&quot;G&quot;&amp;(MATCH([.$S3]&amp;[.$T3];[.$L$3:.$L$203];0)+2))" office:value-type="float" office:value="4.0383" calcext:value-type="float">
            <text:p>4.0383</text:p>
          </table:table-cell>
          <table:table-cell table:formula="of:=INDIRECT(&quot;H&quot;&amp;(MATCH([.$S3]&amp;[.$T3];[.$L$3:.$L$203];0)+2))" office:value-type="float" office:value="5.906" calcext:value-type="float">
            <text:p>5.906</text:p>
          </table:table-cell>
          <table:table-cell table:style-name="ce4" table:formula="of:=INDIRECT(&quot;J&quot;&amp;(MATCH([.$S3]&amp;[.$T3];[.$L$3:.$L$203];0)+2))" office:value-type="float" office:value="1.874" calcext:value-type="float">
            <text:p>1.87E+000</text:p>
          </table:table-cell>
          <table:table-cell table:style-name="ce4" table:formula="of:=INDIRECT(&quot;K&quot;&amp;(MATCH([.$S3]&amp;[.$T3];[.$L$3:.$L$203];0)+2))" office:value-type="float" office:value="1.43826040554963" calcext:value-type="float">
            <text:p>1.44E+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.3977" calcext:value-type="float">
            <text:p>2.3977</text:p>
          </table:table-cell>
          <table:table-cell office:value-type="float" office:value="1.2117" calcext:value-type="float">
            <text:p>1.2117</text:p>
          </table:table-cell>
          <table:table-cell office:value-type="float" office:value="1.6579" calcext:value-type="float">
            <text:p>1.6579</text:p>
          </table:table-cell>
          <table:table-cell office:value-type="float" office:value="2.4141" calcext:value-type="float">
            <text:p>2.4141</text:p>
          </table:table-cell>
          <table:table-cell office:value-type="float" office:value="3.6169" calcext:value-type="float">
            <text:p>3.6169</text:p>
          </table:table-cell>
          <table:table-cell office:value-type="float" office:value="5.2897" calcext:value-type="float">
            <text:p>5.2897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]&amp;[.B4]; [.Q$3:.Q$201]; 0)+2))" office:value-type="float" office:value="1.874" calcext:value-type="float">
            <text:p>1.87E+000</text:p>
          </table:table-cell>
          <table:table-cell table:formula="of:=[.F4]/[.J4]" office:value-type="float" office:value="1.28820704375667" calcext:value-type="float">
            <text:p>1.29</text:p>
          </table:table-cell>
          <table:table-cell table:formula="of:=[.A4]&amp;[.B4]" office:value-type="string" office:string-value="9550" calcext:value-type="string">
            <text:p>95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  <table:table-cell table:formula="of:=[.N4]&amp;[.O4]" office:value-type="string" office:string-value="10000100" calcext:value-type="string">
            <text:p>10000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NDIRECT(&quot;C&quot;&amp;(MATCH([.S4]&amp;[.T4];[.L$3:.L$203];0)+2))" office:value-type="float" office:value="5.3013" calcext:value-type="float">
            <text:p>5.3013</text:p>
          </table:table-cell>
          <table:table-cell table:formula="of:=INDIRECT(&quot;D&quot;&amp;(MATCH([.$S4]&amp;[.$T4];[.$L$3:.$L$203];0)+2))" office:value-type="float" office:value="2.4282" calcext:value-type="float">
            <text:p>2.4282</text:p>
          </table:table-cell>
          <table:table-cell table:formula="of:=INDIRECT(&quot;E&quot;&amp;(MATCH([.$S4]&amp;[.$T4];[.$L$3:.$L$203];0)+2))" office:value-type="float" office:value="3.3455" calcext:value-type="float">
            <text:p>3.3455</text:p>
          </table:table-cell>
          <table:table-cell table:formula="of:=INDIRECT(&quot;F&quot;&amp;(MATCH([.$S4]&amp;[.$T4];[.$L$3:.$L$203];0)+2))" office:value-type="float" office:value="4.9531" calcext:value-type="float">
            <text:p>4.9531</text:p>
          </table:table-cell>
          <table:table-cell table:formula="of:=INDIRECT(&quot;G&quot;&amp;(MATCH([.$S4]&amp;[.$T4];[.$L$3:.$L$203];0)+2))" office:value-type="float" office:value="7.579" calcext:value-type="float">
            <text:p>7.579</text:p>
          </table:table-cell>
          <table:table-cell table:formula="of:=INDIRECT(&quot;H&quot;&amp;(MATCH([.$S4]&amp;[.$T4];[.$L$3:.$L$203];0)+2))" office:value-type="float" office:value="11.408" calcext:value-type="float">
            <text:p>11.408</text:p>
          </table:table-cell>
          <table:table-cell table:style-name="ce4" table:formula="of:=INDIRECT(&quot;J&quot;&amp;(MATCH([.$S4]&amp;[.$T4];[.$L$3:.$L$203];0)+2))" office:value-type="float" office:value="15.65" calcext:value-type="float">
            <text:p>1.57E+001</text:p>
          </table:table-cell>
          <table:table-cell table:style-name="ce4" table:formula="of:=INDIRECT(&quot;K&quot;&amp;(MATCH([.$S4]&amp;[.$T4];[.$L$3:.$L$203];0)+2))" office:value-type="float" office:value="0.316492012779553" calcext:value-type="float">
            <text:p>3.16E-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.3013" calcext:value-type="float">
            <text:p>5.3013</text:p>
          </table:table-cell>
          <table:table-cell office:value-type="float" office:value="2.4282" calcext:value-type="float">
            <text:p>2.4282</text:p>
          </table:table-cell>
          <table:table-cell office:value-type="float" office:value="3.3455" calcext:value-type="float">
            <text:p>3.3455</text:p>
          </table:table-cell>
          <table:table-cell office:value-type="float" office:value="4.9531" calcext:value-type="float">
            <text:p>4.9531</text:p>
          </table:table-cell>
          <table:table-cell office:value-type="float" office:value="7.579" calcext:value-type="float">
            <text:p>7.579</text:p>
          </table:table-cell>
          <table:table-cell office:value-type="float" office:value="11.408" calcext:value-type="float">
            <text:p>11.408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5]&amp;[.B5]; [.Q$3:.Q$201]; 0)+2))" office:value-type="float" office:value="15.65" calcext:value-type="float">
            <text:p>1.57E+001</text:p>
          </table:table-cell>
          <table:table-cell table:formula="of:=[.F5]/[.J5]" office:value-type="float" office:value="0.316492012779553" calcext:value-type="float">
            <text:p>0.32</text:p>
          </table:table-cell>
          <table:table-cell table:formula="of:=[.A5]&amp;[.B5]" office:value-type="string" office:string-value="1001" calcext:value-type="string">
            <text:p>1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  <table:table-cell table:formula="of:=[.N5]&amp;[.O5]" office:value-type="string" office:string-value="1000010" calcext:value-type="string">
            <text:p>10000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INDIRECT(&quot;C&quot;&amp;(MATCH([.S5]&amp;[.T5];[.L$3:.L$203];0)+2))" office:value-type="float" office:value="4.8244" calcext:value-type="float">
            <text:p>4.8244</text:p>
          </table:table-cell>
          <table:table-cell table:formula="of:=INDIRECT(&quot;D&quot;&amp;(MATCH([.$S5]&amp;[.$T5];[.$L$3:.$L$203];0)+2))" office:value-type="float" office:value="2.3363" calcext:value-type="float">
            <text:p>2.3363</text:p>
          </table:table-cell>
          <table:table-cell table:formula="of:=INDIRECT(&quot;E&quot;&amp;(MATCH([.$S5]&amp;[.$T5];[.$L$3:.$L$203];0)+2))" office:value-type="float" office:value="3.2378" calcext:value-type="float">
            <text:p>3.2378</text:p>
          </table:table-cell>
          <table:table-cell table:formula="of:=INDIRECT(&quot;F&quot;&amp;(MATCH([.$S5]&amp;[.$T5];[.$L$3:.$L$203];0)+2))" office:value-type="float" office:value="4.7656" calcext:value-type="float">
            <text:p>4.7656</text:p>
          </table:table-cell>
          <table:table-cell table:formula="of:=INDIRECT(&quot;G&quot;&amp;(MATCH([.$S5]&amp;[.$T5];[.$L$3:.$L$203];0)+2))" office:value-type="float" office:value="7.2921" calcext:value-type="float">
            <text:p>7.2921</text:p>
          </table:table-cell>
          <table:table-cell table:formula="of:=INDIRECT(&quot;H&quot;&amp;(MATCH([.$S5]&amp;[.$T5];[.$L$3:.$L$203];0)+2))" office:value-type="float" office:value="10.9762" calcext:value-type="float">
            <text:p>10.9762</text:p>
          </table:table-cell>
          <table:table-cell table:style-name="ce4" table:formula="of:=INDIRECT(&quot;J&quot;&amp;(MATCH([.$S5]&amp;[.$T5];[.$L$3:.$L$203];0)+2))" office:value-type="float" office:value="14.94" calcext:value-type="float">
            <text:p>1.49E+001</text:p>
          </table:table-cell>
          <table:table-cell table:style-name="ce4" table:formula="of:=INDIRECT(&quot;K&quot;&amp;(MATCH([.$S5]&amp;[.$T5];[.$L$3:.$L$203];0)+2))" office:value-type="float" office:value="0.318982597054886" calcext:value-type="float">
            <text:p>3.19E-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.0439" calcext:value-type="float">
            <text:p>3.0439</text:p>
          </table:table-cell>
          <table:table-cell office:value-type="float" office:value="1.5473" calcext:value-type="float">
            <text:p>1.5473</text:p>
          </table:table-cell>
          <table:table-cell office:value-type="float" office:value="2.1318" calcext:value-type="float">
            <text:p>2.1318</text:p>
          </table:table-cell>
          <table:table-cell office:value-type="float" office:value="3.1562" calcext:value-type="float">
            <text:p>3.1562</text:p>
          </table:table-cell>
          <table:table-cell office:value-type="float" office:value="4.8295" calcext:value-type="float">
            <text:p>4.8295</text:p>
          </table:table-cell>
          <table:table-cell office:value-type="float" office:value="7.2322" calcext:value-type="float">
            <text:p>7.232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]&amp;[.B6]; [.Q$3:.Q$201]; 0)+2))" office:value-type="float" office:value="15.65" calcext:value-type="float">
            <text:p>1.57E+001</text:p>
          </table:table-cell>
          <table:table-cell table:formula="of:=[.F6]/[.J6]" office:value-type="float" office:value="0.201674121405751" calcext:value-type="float">
            <text:p>0.20</text:p>
          </table:table-cell>
          <table:table-cell table:formula="of:=[.A6]&amp;[.B6]" office:value-type="string" office:string-value="1001" calcext:value-type="string">
            <text:p>1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  <table:table-cell table:formula="of:=[.N6]&amp;[.O6]" office:value-type="string" office:string-value="10000150" calcext:value-type="string">
            <text:p>1000015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INDIRECT(&quot;C&quot;&amp;(MATCH([.S6]&amp;[.T6];[.L$3:.L$203];0)+2))" office:value-type="float" office:value="1.5506" calcext:value-type="float">
            <text:p>1.5506</text:p>
          </table:table-cell>
          <table:table-cell table:formula="of:=INDIRECT(&quot;D&quot;&amp;(MATCH([.$S6]&amp;[.$T6];[.$L$3:.$L$203];0)+2))" office:value-type="float" office:value="0.7105" calcext:value-type="float">
            <text:p>0.7105</text:p>
          </table:table-cell>
          <table:table-cell table:formula="of:=INDIRECT(&quot;E&quot;&amp;(MATCH([.$S6]&amp;[.$T6];[.$L$3:.$L$203];0)+2))" office:value-type="float" office:value="0.9846" calcext:value-type="float">
            <text:p>0.9846</text:p>
          </table:table-cell>
          <table:table-cell table:formula="of:=INDIRECT(&quot;F&quot;&amp;(MATCH([.$S6]&amp;[.$T6];[.$L$3:.$L$203];0)+2))" office:value-type="float" office:value="1.4492" calcext:value-type="float">
            <text:p>1.4492</text:p>
          </table:table-cell>
          <table:table-cell table:formula="of:=INDIRECT(&quot;G&quot;&amp;(MATCH([.$S6]&amp;[.$T6];[.$L$3:.$L$203];0)+2))" office:value-type="float" office:value="2.1829" calcext:value-type="float">
            <text:p>2.1829</text:p>
          </table:table-cell>
          <table:table-cell table:formula="of:=INDIRECT(&quot;H&quot;&amp;(MATCH([.$S6]&amp;[.$T6];[.$L$3:.$L$203];0)+2))" office:value-type="float" office:value="3.1645" calcext:value-type="float">
            <text:p>3.1645</text:p>
          </table:table-cell>
          <table:table-cell table:style-name="ce4" table:formula="of:=INDIRECT(&quot;J&quot;&amp;(MATCH([.$S6]&amp;[.$T6];[.$L$3:.$L$203];0)+2))" office:value-type="float" office:value="0.2035" calcext:value-type="float">
            <text:p>2.04E-001</text:p>
          </table:table-cell>
          <table:table-cell table:style-name="ce4" table:formula="of:=INDIRECT(&quot;K&quot;&amp;(MATCH([.$S6]&amp;[.$T6];[.$L$3:.$L$203];0)+2))" office:value-type="float" office:value="7.12137592137592" calcext:value-type="float">
            <text:p>7.12E+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.8244" calcext:value-type="float">
            <text:p>4.8244</text:p>
          </table:table-cell>
          <table:table-cell office:value-type="float" office:value="2.3363" calcext:value-type="float">
            <text:p>2.3363</text:p>
          </table:table-cell>
          <table:table-cell office:value-type="float" office:value="3.2378" calcext:value-type="float">
            <text:p>3.2378</text:p>
          </table:table-cell>
          <table:table-cell office:value-type="float" office:value="4.7656" calcext:value-type="float">
            <text:p>4.7656</text:p>
          </table:table-cell>
          <table:table-cell office:value-type="float" office:value="7.2921" calcext:value-type="float">
            <text:p>7.2921</text:p>
          </table:table-cell>
          <table:table-cell office:value-type="float" office:value="10.9762" calcext:value-type="float">
            <text:p>10.9762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7]&amp;[.B7]; [.Q$3:.Q$201]; 0)+2))" office:value-type="float" office:value="14.94" calcext:value-type="float">
            <text:p>1.49E+001</text:p>
          </table:table-cell>
          <table:table-cell table:formula="of:=[.F7]/[.J7]" office:value-type="float" office:value="0.318982597054886" calcext:value-type="float">
            <text:p>0.32</text:p>
          </table:table-cell>
          <table:table-cell table:formula="of:=[.A7]&amp;[.B7]" office:value-type="string" office:string-value="10010" calcext:value-type="string">
            <text:p>100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  <table:table-cell table:formula="of:=[.N7]&amp;[.O7]" office:value-type="string" office:string-value="100001" calcext:value-type="string">
            <text:p>1000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formula="of:=INDIRECT(&quot;C&quot;&amp;(MATCH([.S7]&amp;[.T7];[.L$3:.L$203];0)+2))" office:value-type="float" office:value="1.7074" calcext:value-type="float">
            <text:p>1.7074</text:p>
          </table:table-cell>
          <table:table-cell table:formula="of:=INDIRECT(&quot;D&quot;&amp;(MATCH([.$S7]&amp;[.$T7];[.$L$3:.$L$203];0)+2))" office:value-type="float" office:value="0.7837" calcext:value-type="float">
            <text:p>0.7837</text:p>
          </table:table-cell>
          <table:table-cell table:formula="of:=INDIRECT(&quot;E&quot;&amp;(MATCH([.$S7]&amp;[.$T7];[.$L$3:.$L$203];0)+2))" office:value-type="float" office:value="1.0814" calcext:value-type="float">
            <text:p>1.0814</text:p>
          </table:table-cell>
          <table:table-cell table:formula="of:=INDIRECT(&quot;F&quot;&amp;(MATCH([.$S7]&amp;[.$T7];[.$L$3:.$L$203];0)+2))" office:value-type="float" office:value="1.5859" calcext:value-type="float">
            <text:p>1.5859</text:p>
          </table:table-cell>
          <table:table-cell table:formula="of:=INDIRECT(&quot;G&quot;&amp;(MATCH([.$S7]&amp;[.$T7];[.$L$3:.$L$203];0)+2))" office:value-type="float" office:value="2.3888" calcext:value-type="float">
            <text:p>2.3888</text:p>
          </table:table-cell>
          <table:table-cell table:formula="of:=INDIRECT(&quot;H&quot;&amp;(MATCH([.$S7]&amp;[.$T7];[.$L$3:.$L$203];0)+2))" office:value-type="float" office:value="3.4631" calcext:value-type="float">
            <text:p>3.4631</text:p>
          </table:table-cell>
          <table:table-cell table:style-name="ce4" table:formula="of:=INDIRECT(&quot;J&quot;&amp;(MATCH([.$S7]&amp;[.$T7];[.$L$3:.$L$203];0)+2))" office:value-type="float" office:value="0.4798" calcext:value-type="float">
            <text:p>4.80E-001</text:p>
          </table:table-cell>
          <table:table-cell table:style-name="ce4" table:formula="of:=INDIRECT(&quot;K&quot;&amp;(MATCH([.$S7]&amp;[.$T7];[.$L$3:.$L$203];0)+2))" office:value-type="float" office:value="3.30533555648187" calcext:value-type="float">
            <text:p>3.31E+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.1607" calcext:value-type="float">
            <text:p>4.1607</text:p>
          </table:table-cell>
          <table:table-cell office:value-type="float" office:value="1.7249" calcext:value-type="float">
            <text:p>1.7249</text:p>
          </table:table-cell>
          <table:table-cell office:value-type="float" office:value="2.4011" calcext:value-type="float">
            <text:p>2.4011</text:p>
          </table:table-cell>
          <table:table-cell office:value-type="float" office:value="3.5469" calcext:value-type="float">
            <text:p>3.5469</text:p>
          </table:table-cell>
          <table:table-cell office:value-type="float" office:value="5.4838" calcext:value-type="float">
            <text:p>5.4838</text:p>
          </table:table-cell>
          <table:table-cell office:value-type="float" office:value="8.2796" calcext:value-type="float">
            <text:p>8.279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8]&amp;[.B8]; [.Q$3:.Q$201]; 0)+2))" office:value-type="float" office:value="14.94" calcext:value-type="float">
            <text:p>1.49E+001</text:p>
          </table:table-cell>
          <table:table-cell table:formula="of:=[.F8]/[.J8]" office:value-type="float" office:value="0.237409638554217" calcext:value-type="float">
            <text:p>0.24</text:p>
          </table:table-cell>
          <table:table-cell table:formula="of:=[.A8]&amp;[.B8]" office:value-type="string" office:string-value="10010" calcext:value-type="string">
            <text:p>100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  <table:table-cell table:formula="of:=[.N8]&amp;[.O8]" office:value-type="string" office:string-value="10000500" calcext:value-type="string">
            <text:p>10000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INDIRECT(&quot;C&quot;&amp;(MATCH([.S8]&amp;[.T8];[.L$3:.L$203];0)+2))" office:value-type="float" office:value="2.5448" calcext:value-type="float">
            <text:p>2.5448</text:p>
          </table:table-cell>
          <table:table-cell table:formula="of:=INDIRECT(&quot;D&quot;&amp;(MATCH([.$S8]&amp;[.$T8];[.$L$3:.$L$203];0)+2))" office:value-type="float" office:value="1.1634" calcext:value-type="float">
            <text:p>1.1634</text:p>
          </table:table-cell>
          <table:table-cell table:formula="of:=INDIRECT(&quot;E&quot;&amp;(MATCH([.$S8]&amp;[.$T8];[.$L$3:.$L$203];0)+2))" office:value-type="float" office:value="1.6031" calcext:value-type="float">
            <text:p>1.6031</text:p>
          </table:table-cell>
          <table:table-cell table:formula="of:=INDIRECT(&quot;F&quot;&amp;(MATCH([.$S8]&amp;[.$T8];[.$L$3:.$L$203];0)+2))" office:value-type="float" office:value="2.3359" calcext:value-type="float">
            <text:p>2.3359</text:p>
          </table:table-cell>
          <table:table-cell table:formula="of:=INDIRECT(&quot;G&quot;&amp;(MATCH([.$S8]&amp;[.$T8];[.$L$3:.$L$203];0)+2))" office:value-type="float" office:value="3.5185" calcext:value-type="float">
            <text:p>3.5185</text:p>
          </table:table-cell>
          <table:table-cell table:formula="of:=INDIRECT(&quot;H&quot;&amp;(MATCH([.$S8]&amp;[.$T8];[.$L$3:.$L$203];0)+2))" office:value-type="float" office:value="5.1288" calcext:value-type="float">
            <text:p>5.1288</text:p>
          </table:table-cell>
          <table:table-cell table:style-name="ce4" table:formula="of:=INDIRECT(&quot;J&quot;&amp;(MATCH([.$S8]&amp;[.$T8];[.$L$3:.$L$203];0)+2))" office:value-type="float" office:value="3.481" calcext:value-type="float">
            <text:p>3.48E+000</text:p>
          </table:table-cell>
          <table:table-cell table:style-name="ce4" table:formula="of:=INDIRECT(&quot;K&quot;&amp;(MATCH([.$S8]&amp;[.$T8];[.$L$3:.$L$203];0)+2))" office:value-type="float" office:value="0.671042803792014" calcext:value-type="float">
            <text:p>6.71E-00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5506" calcext:value-type="float">
            <text:p>1.5506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9846" calcext:value-type="float">
            <text:p>0.9846</text:p>
          </table:table-cell>
          <table:table-cell office:value-type="float" office:value="1.4492" calcext:value-type="float">
            <text:p>1.4492</text:p>
          </table:table-cell>
          <table:table-cell office:value-type="float" office:value="2.1829" calcext:value-type="float">
            <text:p>2.1829</text:p>
          </table:table-cell>
          <table:table-cell office:value-type="float" office:value="3.1645" calcext:value-type="float">
            <text:p>3.164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9]&amp;[.B9]; [.Q$3:.Q$201]; 0)+2))" office:value-type="float" office:value="0.2035" calcext:value-type="float">
            <text:p>2.04E-001</text:p>
          </table:table-cell>
          <table:table-cell table:formula="of:=[.F9]/[.J9]" office:value-type="float" office:value="7.12137592137592" calcext:value-type="float">
            <text:p>7.12</text:p>
          </table:table-cell>
          <table:table-cell table:formula="of:=[.A9]&amp;[.B9]" office:value-type="string" office:string-value="100100" calcext:value-type="string">
            <text:p>1001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  <table:table-cell table:formula="of:=[.N9]&amp;[.O9]" office:value-type="string" office:string-value="1000050" calcext:value-type="string">
            <text:p>10000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INDIRECT(&quot;C&quot;&amp;(MATCH([.S9]&amp;[.T9];[.L$3:.L$203];0)+2))" office:value-type="float" office:value="2.3447" calcext:value-type="float">
            <text:p>2.3447</text:p>
          </table:table-cell>
          <table:table-cell table:formula="of:=INDIRECT(&quot;D&quot;&amp;(MATCH([.$S9]&amp;[.$T9];[.$L$3:.$L$203];0)+2))" office:value-type="float" office:value="1.1167" calcext:value-type="float">
            <text:p>1.1167</text:p>
          </table:table-cell>
          <table:table-cell table:formula="of:=INDIRECT(&quot;E&quot;&amp;(MATCH([.$S9]&amp;[.$T9];[.$L$3:.$L$203];0)+2))" office:value-type="float" office:value="1.5432" calcext:value-type="float">
            <text:p>1.5432</text:p>
          </table:table-cell>
          <table:table-cell table:formula="of:=INDIRECT(&quot;F&quot;&amp;(MATCH([.$S9]&amp;[.$T9];[.$L$3:.$L$203];0)+2))" office:value-type="float" office:value="2.2422" calcext:value-type="float">
            <text:p>2.2422</text:p>
          </table:table-cell>
          <table:table-cell table:formula="of:=INDIRECT(&quot;G&quot;&amp;(MATCH([.$S9]&amp;[.$T9];[.$L$3:.$L$203];0)+2))" office:value-type="float" office:value="3.3594" calcext:value-type="float">
            <text:p>3.3594</text:p>
          </table:table-cell>
          <table:table-cell table:formula="of:=INDIRECT(&quot;H&quot;&amp;(MATCH([.$S9]&amp;[.$T9];[.$L$3:.$L$203];0)+2))" office:value-type="float" office:value="4.8861" calcext:value-type="float">
            <text:p>4.8861</text:p>
          </table:table-cell>
          <table:table-cell table:style-name="ce4" table:formula="of:=INDIRECT(&quot;J&quot;&amp;(MATCH([.$S9]&amp;[.$T9];[.$L$3:.$L$203];0)+2))" office:value-type="float" office:value="3.523" calcext:value-type="float">
            <text:p>3.52E+000</text:p>
          </table:table-cell>
          <table:table-cell table:style-name="ce4" table:formula="of:=INDIRECT(&quot;K&quot;&amp;(MATCH([.$S9]&amp;[.$T9];[.$L$3:.$L$203];0)+2))" office:value-type="float" office:value="0.636446210615952" calcext:value-type="float">
            <text:p>6.36E-00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4216" calcext:value-type="float">
            <text:p>1.4216</text:p>
          </table:table-cell>
          <table:table-cell office:value-type="float" office:value="0.653" calcext:value-type="float">
            <text:p>0.653</text:p>
          </table:table-cell>
          <table:table-cell office:value-type="float" office:value="0.905" calcext:value-type="float">
            <text:p>0.905</text:p>
          </table:table-cell>
          <table:table-cell office:value-type="float" office:value="1.332" calcext:value-type="float">
            <text:p>1.332</text:p>
          </table:table-cell>
          <table:table-cell office:value-type="float" office:value="2.017" calcext:value-type="float">
            <text:p>2.017</text:p>
          </table:table-cell>
          <table:table-cell office:value-type="float" office:value="2.9622" calcext:value-type="float">
            <text:p>2.962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10]&amp;[.B10]; [.Q$3:.Q$201]; 0)+2))" office:value-type="float" office:value="0.2035" calcext:value-type="float">
            <text:p>2.04E-001</text:p>
          </table:table-cell>
          <table:table-cell table:formula="of:=[.F10]/[.J10]" office:value-type="float" office:value="6.54545454545454" calcext:value-type="float">
            <text:p>6.55</text:p>
          </table:table-cell>
          <table:table-cell table:formula="of:=[.A10]&amp;[.B10]" office:value-type="string" office:string-value="100100" calcext:value-type="string">
            <text:p>1001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  <table:table-cell table:formula="of:=[.N10]&amp;[.O10]" office:value-type="string" office:string-value="10001000" calcext:value-type="string">
            <text:p>10001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S10]&amp;[.T10];[.L$3:.L$203];0)+2))" office:value-type="float" office:value="2.3877" calcext:value-type="float">
            <text:p>2.3877</text:p>
          </table:table-cell>
          <table:table-cell table:formula="of:=INDIRECT(&quot;D&quot;&amp;(MATCH([.$S10]&amp;[.$T10];[.$L$3:.$L$203];0)+2))" office:value-type="float" office:value="1.1133" calcext:value-type="float">
            <text:p>1.1133</text:p>
          </table:table-cell>
          <table:table-cell table:formula="of:=INDIRECT(&quot;E&quot;&amp;(MATCH([.$S10]&amp;[.$T10];[.$L$3:.$L$203];0)+2))" office:value-type="float" office:value="1.5264" calcext:value-type="float">
            <text:p>1.5264</text:p>
          </table:table-cell>
          <table:table-cell table:formula="of:=INDIRECT(&quot;F&quot;&amp;(MATCH([.$S10]&amp;[.$T10];[.$L$3:.$L$203];0)+2))" office:value-type="float" office:value="2.2266" calcext:value-type="float">
            <text:p>2.2266</text:p>
          </table:table-cell>
          <table:table-cell table:formula="of:=INDIRECT(&quot;G&quot;&amp;(MATCH([.$S10]&amp;[.$T10];[.$L$3:.$L$203];0)+2))" office:value-type="float" office:value="3.3182" calcext:value-type="float">
            <text:p>3.3182</text:p>
          </table:table-cell>
          <table:table-cell table:formula="of:=INDIRECT(&quot;H&quot;&amp;(MATCH([.$S10]&amp;[.$T10];[.$L$3:.$L$203];0)+2))" office:value-type="float" office:value="4.8152" calcext:value-type="float">
            <text:p>4.8152</text:p>
          </table:table-cell>
          <table:table-cell table:style-name="ce4" table:formula="of:=INDIRECT(&quot;J&quot;&amp;(MATCH([.$S10]&amp;[.$T10];[.$L$3:.$L$203];0)+2))" office:value-type="float" office:value="2.497" calcext:value-type="float">
            <text:p>2.50E+000</text:p>
          </table:table-cell>
          <table:table-cell table:style-name="ce4" table:formula="of:=INDIRECT(&quot;K&quot;&amp;(MATCH([.$S10]&amp;[.$T10];[.$L$3:.$L$203];0)+2))" office:value-type="float" office:value="0.891710052062475" calcext:value-type="float">
            <text:p>8.92E-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7074" calcext:value-type="float">
            <text:p>1.7074</text:p>
          </table:table-cell>
          <table:table-cell office:value-type="float" office:value="0.7837" calcext:value-type="float">
            <text:p>0.7837</text:p>
          </table:table-cell>
          <table:table-cell office:value-type="float" office:value="1.0814" calcext:value-type="float">
            <text:p>1.0814</text:p>
          </table:table-cell>
          <table:table-cell office:value-type="float" office:value="1.5859" calcext:value-type="float">
            <text:p>1.5859</text:p>
          </table:table-cell>
          <table:table-cell office:value-type="float" office:value="2.3888" calcext:value-type="float">
            <text:p>2.3888</text:p>
          </table:table-cell>
          <table:table-cell office:value-type="float" office:value="3.4631" calcext:value-type="float">
            <text:p>3.4631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11]&amp;[.B11]; [.Q$3:.Q$201]; 0)+2))" office:value-type="float" office:value="0.4798" calcext:value-type="float">
            <text:p>4.80E-001</text:p>
          </table:table-cell>
          <table:table-cell table:formula="of:=[.F11]/[.J11]" office:value-type="float" office:value="3.30533555648187" calcext:value-type="float">
            <text:p>3.31</text:p>
          </table:table-cell>
          <table:table-cell table:formula="of:=[.A11]&amp;[.B11]" office:value-type="string" office:string-value="195100" calcext:value-type="string">
            <text:p>1951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  <table:table-cell table:formula="of:=[.N11]&amp;[.O11]" office:value-type="string" office:string-value="1000100" calcext:value-type="string">
            <text:p>1000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formula="of:=INDIRECT(&quot;C&quot;&amp;(MATCH([.S11]&amp;[.T11];[.L$3:.L$203];0)+2))" office:value-type="float" office:value="1.2432" calcext:value-type="float">
            <text:p>1.2432</text:p>
          </table:table-cell>
          <table:table-cell table:formula="of:=INDIRECT(&quot;D&quot;&amp;(MATCH([.$S11]&amp;[.$T11];[.$L$3:.$L$203];0)+2))" office:value-type="float" office:value="0.549" calcext:value-type="float">
            <text:p>0.549</text:p>
          </table:table-cell>
          <table:table-cell table:formula="of:=INDIRECT(&quot;E&quot;&amp;(MATCH([.$S11]&amp;[.$T11];[.$L$3:.$L$203];0)+2))" office:value-type="float" office:value="0.7642" calcext:value-type="float">
            <text:p>0.7642</text:p>
          </table:table-cell>
          <table:table-cell table:formula="of:=INDIRECT(&quot;F&quot;&amp;(MATCH([.$S11]&amp;[.$T11];[.$L$3:.$L$203];0)+2))" office:value-type="float" office:value="1.1289" calcext:value-type="float">
            <text:p>1.1289</text:p>
          </table:table-cell>
          <table:table-cell table:formula="of:=INDIRECT(&quot;G&quot;&amp;(MATCH([.$S11]&amp;[.$T11];[.$L$3:.$L$203];0)+2))" office:value-type="float" office:value="1.7094" calcext:value-type="float">
            <text:p>1.7094</text:p>
          </table:table-cell>
          <table:table-cell table:formula="of:=INDIRECT(&quot;H&quot;&amp;(MATCH([.$S11]&amp;[.$T11];[.$L$3:.$L$203];0)+2))" office:value-type="float" office:value="2.4971" calcext:value-type="float">
            <text:p>2.4971</text:p>
          </table:table-cell>
          <table:table-cell table:style-name="ce4" table:formula="of:=INDIRECT(&quot;J&quot;&amp;(MATCH([.$S11]&amp;[.$T11];[.$L$3:.$L$203];0)+2))" office:value-type="float" office:value="0.09338" calcext:value-type="float">
            <text:p>9.34E-002</text:p>
          </table:table-cell>
          <table:table-cell table:style-name="ce4" table:formula="of:=INDIRECT(&quot;K&quot;&amp;(MATCH([.$S11]&amp;[.$T11];[.$L$3:.$L$203];0)+2))" office:value-type="float" office:value="12.0893124866138" calcext:value-type="float">
            <text:p>1.21E+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5881" calcext:value-type="float">
            <text:p>1.5881</text:p>
          </table:table-cell>
          <table:table-cell office:value-type="float" office:value="0.7899" calcext:value-type="float">
            <text:p>0.7899</text:p>
          </table:table-cell>
          <table:table-cell office:value-type="float" office:value="1.0853" calcext:value-type="float">
            <text:p>1.0853</text:p>
          </table:table-cell>
          <table:table-cell office:value-type="float" office:value="1.5859" calcext:value-type="float">
            <text:p>1.5859</text:p>
          </table:table-cell>
          <table:table-cell office:value-type="float" office:value="2.3761" calcext:value-type="float">
            <text:p>2.3761</text:p>
          </table:table-cell>
          <table:table-cell office:value-type="float" office:value="3.4751" calcext:value-type="float">
            <text:p>3.475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12]&amp;[.B12]; [.Q$3:.Q$201]; 0)+2))" office:value-type="float" office:value="0.4798" calcext:value-type="float">
            <text:p>4.80E-001</text:p>
          </table:table-cell>
          <table:table-cell table:formula="of:=[.F12]/[.J12]" office:value-type="float" office:value="3.30533555648187" calcext:value-type="float">
            <text:p>3.31</text:p>
          </table:table-cell>
          <table:table-cell table:formula="of:=[.A12]&amp;[.B12]" office:value-type="string" office:string-value="195100" calcext:value-type="string">
            <text:p>1951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  <table:table-cell table:formula="of:=[.N12]&amp;[.O12]" office:value-type="string" office:string-value="100010" calcext:value-type="string">
            <text:p>100010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table:formula="of:=INDIRECT(&quot;C&quot;&amp;(MATCH([.S12]&amp;[.T12];[.L$3:.L$203];0)+2))" office:value-type="float" office:value="1.185" calcext:value-type="float">
            <text:p>1.185</text:p>
          </table:table-cell>
          <table:table-cell table:formula="of:=INDIRECT(&quot;D&quot;&amp;(MATCH([.$S12]&amp;[.$T12];[.$L$3:.$L$203];0)+2))" office:value-type="float" office:value="0.5566" calcext:value-type="float">
            <text:p>0.5566</text:p>
          </table:table-cell>
          <table:table-cell table:formula="of:=INDIRECT(&quot;E&quot;&amp;(MATCH([.$S12]&amp;[.$T12];[.$L$3:.$L$203];0)+2))" office:value-type="float" office:value="0.7748" calcext:value-type="float">
            <text:p>0.7748</text:p>
          </table:table-cell>
          <table:table-cell table:formula="of:=INDIRECT(&quot;F&quot;&amp;(MATCH([.$S12]&amp;[.$T12];[.$L$3:.$L$203];0)+2))" office:value-type="float" office:value="1.1445" calcext:value-type="float">
            <text:p>1.1445</text:p>
          </table:table-cell>
          <table:table-cell table:formula="of:=INDIRECT(&quot;G&quot;&amp;(MATCH([.$S12]&amp;[.$T12];[.$L$3:.$L$203];0)+2))" office:value-type="float" office:value="1.7422" calcext:value-type="float">
            <text:p>1.7422</text:p>
          </table:table-cell>
          <table:table-cell table:formula="of:=INDIRECT(&quot;H&quot;&amp;(MATCH([.$S12]&amp;[.$T12];[.$L$3:.$L$203];0)+2))" office:value-type="float" office:value="2.5502" calcext:value-type="float">
            <text:p>2.5502</text:p>
          </table:table-cell>
          <table:table-cell table:style-name="ce4" table:formula="of:=INDIRECT(&quot;J&quot;&amp;(MATCH([.$S12]&amp;[.$T12];[.$L$3:.$L$203];0)+2))" office:value-type="float" office:value="0.1825" calcext:value-type="float">
            <text:p>1.83E-001</text:p>
          </table:table-cell>
          <table:table-cell table:style-name="ce4" table:formula="of:=INDIRECT(&quot;K&quot;&amp;(MATCH([.$S12]&amp;[.$T12];[.$L$3:.$L$203];0)+2))" office:value-type="float" office:value="6.27123287671233" calcext:value-type="float">
            <text:p>6.27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5448" calcext:value-type="float">
            <text:p>2.5448</text:p>
          </table:table-cell>
          <table:table-cell office:value-type="float" office:value="1.1634" calcext:value-type="float">
            <text:p>1.1634</text:p>
          </table:table-cell>
          <table:table-cell office:value-type="float" office:value="1.6031" calcext:value-type="float">
            <text:p>1.6031</text:p>
          </table:table-cell>
          <table:table-cell office:value-type="float" office:value="2.3359" calcext:value-type="float">
            <text:p>2.3359</text:p>
          </table:table-cell>
          <table:table-cell office:value-type="float" office:value="3.5185" calcext:value-type="float">
            <text:p>3.5185</text:p>
          </table:table-cell>
          <table:table-cell office:value-type="float" office:value="5.1288" calcext:value-type="float">
            <text:p>5.1288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13]&amp;[.B13]; [.Q$3:.Q$201]; 0)+2))" office:value-type="float" office:value="3.481" calcext:value-type="float">
            <text:p>3.48E+000</text:p>
          </table:table-cell>
          <table:table-cell table:formula="of:=[.F13]/[.J13]" office:value-type="float" office:value="0.671042803792014" calcext:value-type="float">
            <text:p>0.67</text:p>
          </table:table-cell>
          <table:table-cell table:formula="of:=[.A13]&amp;[.B13]" office:value-type="string" office:string-value="2001" calcext:value-type="string">
            <text:p>2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  <table:table-cell table:formula="of:=[.N13]&amp;[.O13]" office:value-type="string" office:string-value="1000150" calcext:value-type="string">
            <text:p>1000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INDIRECT(&quot;C&quot;&amp;(MATCH([.S13]&amp;[.T13];[.L$3:.L$203];0)+2))" office:value-type="float" office:value="1.7498" calcext:value-type="float">
            <text:p>1.7498</text:p>
          </table:table-cell>
          <table:table-cell table:formula="of:=INDIRECT(&quot;D&quot;&amp;(MATCH([.$S13]&amp;[.$T13];[.$L$3:.$L$203];0)+2))" office:value-type="float" office:value="0.8288" calcext:value-type="float">
            <text:p>0.8288</text:p>
          </table:table-cell>
          <table:table-cell table:formula="of:=INDIRECT(&quot;E&quot;&amp;(MATCH([.$S13]&amp;[.$T13];[.$L$3:.$L$203];0)+2))" office:value-type="float" office:value="1.1453" calcext:value-type="float">
            <text:p>1.1453</text:p>
          </table:table-cell>
          <table:table-cell table:formula="of:=INDIRECT(&quot;F&quot;&amp;(MATCH([.$S13]&amp;[.$T13];[.$L$3:.$L$203];0)+2))" office:value-type="float" office:value="1.6641" calcext:value-type="float">
            <text:p>1.6641</text:p>
          </table:table-cell>
          <table:table-cell table:formula="of:=INDIRECT(&quot;G&quot;&amp;(MATCH([.$S13]&amp;[.$T13];[.$L$3:.$L$203];0)+2))" office:value-type="float" office:value="2.4932" calcext:value-type="float">
            <text:p>2.4932</text:p>
          </table:table-cell>
          <table:table-cell table:formula="of:=INDIRECT(&quot;H&quot;&amp;(MATCH([.$S13]&amp;[.$T13];[.$L$3:.$L$203];0)+2))" office:value-type="float" office:value="3.6062" calcext:value-type="float">
            <text:p>3.6062</text:p>
          </table:table-cell>
          <table:table-cell table:style-name="ce4" table:formula="of:=INDIRECT(&quot;J&quot;&amp;(MATCH([.$S13]&amp;[.$T13];[.$L$3:.$L$203];0)+2))" office:value-type="float" office:value="1.43" calcext:value-type="float">
            <text:p>1.43E+000</text:p>
          </table:table-cell>
          <table:table-cell table:style-name="ce4" table:formula="of:=INDIRECT(&quot;K&quot;&amp;(MATCH([.$S13]&amp;[.$T13];[.$L$3:.$L$203];0)+2))" office:value-type="float" office:value="1.16370629370629" calcext:value-type="float">
            <text:p>1.16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0409" calcext:value-type="float">
            <text:p>2.0409</text:p>
          </table:table-cell>
          <table:table-cell office:value-type="float" office:value="0.9304" calcext:value-type="float">
            <text:p>0.9304</text:p>
          </table:table-cell>
          <table:table-cell office:value-type="float" office:value="1.2838" calcext:value-type="float">
            <text:p>1.2838</text:p>
          </table:table-cell>
          <table:table-cell office:value-type="float" office:value="1.8828" calcext:value-type="float">
            <text:p>1.8828</text:p>
          </table:table-cell>
          <table:table-cell office:value-type="float" office:value="2.8359" calcext:value-type="float">
            <text:p>2.8359</text:p>
          </table:table-cell>
          <table:table-cell office:value-type="float" office:value="4.1565" calcext:value-type="float">
            <text:p>4.156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14]&amp;[.B14]; [.Q$3:.Q$201]; 0)+2))" office:value-type="float" office:value="3.481" calcext:value-type="float">
            <text:p>3.48E+000</text:p>
          </table:table-cell>
          <table:table-cell table:formula="of:=[.F14]/[.J14]" office:value-type="float" office:value="0.540879057742028" calcext:value-type="float">
            <text:p>0.54</text:p>
          </table:table-cell>
          <table:table-cell table:formula="of:=[.A14]&amp;[.B14]" office:value-type="string" office:string-value="2001" calcext:value-type="string">
            <text:p>2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  <table:table-cell table:formula="of:=[.N14]&amp;[.O14]" office:value-type="string" office:string-value="10001" calcext:value-type="string">
            <text:p>100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formula="of:=INDIRECT(&quot;C&quot;&amp;(MATCH([.S14]&amp;[.T14];[.L$3:.L$203];0)+2))" office:value-type="float" office:value="1.7815" calcext:value-type="float">
            <text:p>1.7815</text:p>
          </table:table-cell>
          <table:table-cell table:formula="of:=INDIRECT(&quot;D&quot;&amp;(MATCH([.$S14]&amp;[.$T14];[.$L$3:.$L$203];0)+2))" office:value-type="float" office:value="0.8146" calcext:value-type="float">
            <text:p>0.8146</text:p>
          </table:table-cell>
          <table:table-cell table:formula="of:=INDIRECT(&quot;E&quot;&amp;(MATCH([.$S14]&amp;[.$T14];[.$L$3:.$L$203];0)+2))" office:value-type="float" office:value="1.124" calcext:value-type="float">
            <text:p>1.124</text:p>
          </table:table-cell>
          <table:table-cell table:formula="of:=INDIRECT(&quot;F&quot;&amp;(MATCH([.$S14]&amp;[.$T14];[.$L$3:.$L$203];0)+2))" office:value-type="float" office:value="1.6484" calcext:value-type="float">
            <text:p>1.6484</text:p>
          </table:table-cell>
          <table:table-cell table:formula="of:=INDIRECT(&quot;G&quot;&amp;(MATCH([.$S14]&amp;[.$T14];[.$L$3:.$L$203];0)+2))" office:value-type="float" office:value="2.4829" calcext:value-type="float">
            <text:p>2.4829</text:p>
          </table:table-cell>
          <table:table-cell table:formula="of:=INDIRECT(&quot;H&quot;&amp;(MATCH([.$S14]&amp;[.$T14];[.$L$3:.$L$203];0)+2))" office:value-type="float" office:value="3.5996" calcext:value-type="float">
            <text:p>3.5996</text:p>
          </table:table-cell>
          <table:table-cell table:style-name="ce4" table:formula="of:=INDIRECT(&quot;J&quot;&amp;(MATCH([.$S14]&amp;[.$T14];[.$L$3:.$L$203];0)+2))" office:value-type="float" office:value="1.431" calcext:value-type="float">
            <text:p>1.43E+000</text:p>
          </table:table-cell>
          <table:table-cell table:style-name="ce4" table:formula="of:=INDIRECT(&quot;K&quot;&amp;(MATCH([.$S14]&amp;[.$T14];[.$L$3:.$L$203];0)+2))" office:value-type="float" office:value="1.15192173305381" calcext:value-type="float">
            <text:p>1.15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.3447" calcext:value-type="float">
            <text:p>2.3447</text:p>
          </table:table-cell>
          <table:table-cell office:value-type="float" office:value="1.1167" calcext:value-type="float">
            <text:p>1.1167</text:p>
          </table:table-cell>
          <table:table-cell office:value-type="float" office:value="1.5432" calcext:value-type="float">
            <text:p>1.5432</text:p>
          </table:table-cell>
          <table:table-cell office:value-type="float" office:value="2.2422" calcext:value-type="float">
            <text:p>2.2422</text:p>
          </table:table-cell>
          <table:table-cell office:value-type="float" office:value="3.3594" calcext:value-type="float">
            <text:p>3.3594</text:p>
          </table:table-cell>
          <table:table-cell office:value-type="float" office:value="4.8861" calcext:value-type="float">
            <text:p>4.8861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15]&amp;[.B15]; [.Q$3:.Q$201]; 0)+2))" office:value-type="float" office:value="3.523" calcext:value-type="float">
            <text:p>3.52E+000</text:p>
          </table:table-cell>
          <table:table-cell table:formula="of:=[.F15]/[.J15]" office:value-type="float" office:value="0.636446210615952" calcext:value-type="float">
            <text:p>0.64</text:p>
          </table:table-cell>
          <table:table-cell table:formula="of:=[.A15]&amp;[.B15]" office:value-type="string" office:string-value="20010" calcext:value-type="string">
            <text:p>200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  <table:table-cell table:formula="of:=[.N15]&amp;[.O15]" office:value-type="string" office:string-value="100050" calcext:value-type="string">
            <text:p>1000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S15]&amp;[.T15];[.L$3:.L$203];0)+2))" office:value-type="float" office:value="1.6488" calcext:value-type="float">
            <text:p>1.6488</text:p>
          </table:table-cell>
          <table:table-cell table:formula="of:=INDIRECT(&quot;D&quot;&amp;(MATCH([.$S15]&amp;[.$T15];[.$L$3:.$L$203];0)+2))" office:value-type="float" office:value="0.7899" calcext:value-type="float">
            <text:p>0.7899</text:p>
          </table:table-cell>
          <table:table-cell table:formula="of:=INDIRECT(&quot;E&quot;&amp;(MATCH([.$S15]&amp;[.$T15];[.$L$3:.$L$203];0)+2))" office:value-type="float" office:value="1.0853" calcext:value-type="float">
            <text:p>1.0853</text:p>
          </table:table-cell>
          <table:table-cell table:formula="of:=INDIRECT(&quot;F&quot;&amp;(MATCH([.$S15]&amp;[.$T15];[.$L$3:.$L$203];0)+2))" office:value-type="float" office:value="1.5859" calcext:value-type="float">
            <text:p>1.5859</text:p>
          </table:table-cell>
          <table:table-cell table:formula="of:=INDIRECT(&quot;G&quot;&amp;(MATCH([.$S15]&amp;[.$T15];[.$L$3:.$L$203];0)+2))" office:value-type="float" office:value="2.3761" calcext:value-type="float">
            <text:p>2.3761</text:p>
          </table:table-cell>
          <table:table-cell table:formula="of:=INDIRECT(&quot;H&quot;&amp;(MATCH([.$S15]&amp;[.$T15];[.$L$3:.$L$203];0)+2))" office:value-type="float" office:value="3.456" calcext:value-type="float">
            <text:p>3.456</text:p>
          </table:table-cell>
          <table:table-cell table:style-name="ce4" table:formula="of:=INDIRECT(&quot;J&quot;&amp;(MATCH([.$S15]&amp;[.$T15];[.$L$3:.$L$203];0)+2))" office:value-type="float" office:value="1.232" calcext:value-type="float">
            <text:p>1.23E+000</text:p>
          </table:table-cell>
          <table:table-cell table:style-name="ce4" table:formula="of:=INDIRECT(&quot;K&quot;&amp;(MATCH([.$S15]&amp;[.$T15];[.$L$3:.$L$203];0)+2))" office:value-type="float" office:value="1.28725649350649" calcext:value-type="float">
            <text:p>1.29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.1126" calcext:value-type="float">
            <text:p>2.1126</text:p>
          </table:table-cell>
          <table:table-cell office:value-type="float" office:value="0.9883" calcext:value-type="float">
            <text:p>0.9883</text:p>
          </table:table-cell>
          <table:table-cell office:value-type="float" office:value="1.355" calcext:value-type="float">
            <text:p>1.355</text:p>
          </table:table-cell>
          <table:table-cell office:value-type="float" office:value="1.9766" calcext:value-type="float">
            <text:p>1.9766</text:p>
          </table:table-cell>
          <table:table-cell office:value-type="float" office:value="2.9614" calcext:value-type="float">
            <text:p>2.9614</text:p>
          </table:table-cell>
          <table:table-cell office:value-type="float" office:value="4.3073" calcext:value-type="float">
            <text:p>4.3073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16]&amp;[.B16]; [.Q$3:.Q$201]; 0)+2))" office:value-type="float" office:value="3.523" calcext:value-type="float">
            <text:p>3.52E+000</text:p>
          </table:table-cell>
          <table:table-cell table:formula="of:=[.F16]/[.J16]" office:value-type="float" office:value="0.56105591825149" calcext:value-type="float">
            <text:p>0.56</text:p>
          </table:table-cell>
          <table:table-cell table:formula="of:=[.A16]&amp;[.B16]" office:value-type="string" office:string-value="20010" calcext:value-type="string">
            <text:p>2001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  <table:table-cell table:formula="of:=[.N16]&amp;[.O16]" office:value-type="string" office:string-value="100100" calcext:value-type="string">
            <text:p>100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INDIRECT(&quot;C&quot;&amp;(MATCH([.S16]&amp;[.T16];[.L$3:.L$203];0)+2))" office:value-type="float" office:value="1.4329" calcext:value-type="float">
            <text:p>1.4329</text:p>
          </table:table-cell>
          <table:table-cell table:formula="of:=INDIRECT(&quot;D&quot;&amp;(MATCH([.$S16]&amp;[.$T16];[.$L$3:.$L$203];0)+2))" office:value-type="float" office:value="0.7045" calcext:value-type="float">
            <text:p>0.7045</text:p>
          </table:table-cell>
          <table:table-cell table:formula="of:=INDIRECT(&quot;E&quot;&amp;(MATCH([.$S16]&amp;[.$T16];[.$L$3:.$L$203];0)+2))" office:value-type="float" office:value="0.9722" calcext:value-type="float">
            <text:p>0.9722</text:p>
          </table:table-cell>
          <table:table-cell table:formula="of:=INDIRECT(&quot;F&quot;&amp;(MATCH([.$S16]&amp;[.$T16];[.$L$3:.$L$203];0)+2))" office:value-type="float" office:value="1.4258" calcext:value-type="float">
            <text:p>1.4258</text:p>
          </table:table-cell>
          <table:table-cell table:formula="of:=INDIRECT(&quot;G&quot;&amp;(MATCH([.$S16]&amp;[.$T16];[.$L$3:.$L$203];0)+2))" office:value-type="float" office:value="2.1362" calcext:value-type="float">
            <text:p>2.1362</text:p>
          </table:table-cell>
          <table:table-cell table:formula="of:=INDIRECT(&quot;H&quot;&amp;(MATCH([.$S16]&amp;[.$T16];[.$L$3:.$L$203];0)+2))" office:value-type="float" office:value="3.107" calcext:value-type="float">
            <text:p>3.107</text:p>
          </table:table-cell>
          <table:table-cell table:style-name="ce4" table:formula="of:=INDIRECT(&quot;J&quot;&amp;(MATCH([.$S16]&amp;[.$T16];[.$L$3:.$L$203];0)+2))" office:value-type="float" office:value="0.7101" calcext:value-type="float">
            <text:p>7.10E-001</text:p>
          </table:table-cell>
          <table:table-cell table:style-name="ce4" table:formula="of:=INDIRECT(&quot;K&quot;&amp;(MATCH([.$S16]&amp;[.$T16];[.$L$3:.$L$203];0)+2))" office:value-type="float" office:value="2.00788621320941" calcext:value-type="float">
            <text:p>2.01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3877" calcext:value-type="float">
            <text:p>2.3877</text:p>
          </table:table-cell>
          <table:table-cell office:value-type="float" office:value="1.1133" calcext:value-type="float">
            <text:p>1.1133</text:p>
          </table:table-cell>
          <table:table-cell office:value-type="float" office:value="1.5264" calcext:value-type="float">
            <text:p>1.5264</text:p>
          </table:table-cell>
          <table:table-cell office:value-type="float" office:value="2.2266" calcext:value-type="float">
            <text:p>2.2266</text:p>
          </table:table-cell>
          <table:table-cell office:value-type="float" office:value="3.3182" calcext:value-type="float">
            <text:p>3.3182</text:p>
          </table:table-cell>
          <table:table-cell office:value-type="float" office:value="4.8152" calcext:value-type="float">
            <text:p>4.8152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17]&amp;[.B17]; [.Q$3:.Q$201]; 0)+2))" office:value-type="float" office:value="2.497" calcext:value-type="float">
            <text:p>2.50E+000</text:p>
          </table:table-cell>
          <table:table-cell table:formula="of:=[.F17]/[.J17]" office:value-type="float" office:value="0.891710052062475" calcext:value-type="float">
            <text:p>0.89</text:p>
          </table:table-cell>
          <table:table-cell table:formula="of:=[.A17]&amp;[.B17]" office:value-type="string" office:string-value="20050" calcext:value-type="string">
            <text:p>200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  <table:table-cell table:formula="of:=[.N17]&amp;[.O17]" office:value-type="string" office:string-value="10010" calcext:value-type="string">
            <text:p>1001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INDIRECT(&quot;C&quot;&amp;(MATCH([.S17]&amp;[.T17];[.L$3:.L$203];0)+2))" office:value-type="float" office:value="1.2158" calcext:value-type="float">
            <text:p>1.2158</text:p>
          </table:table-cell>
          <table:table-cell table:formula="of:=INDIRECT(&quot;D&quot;&amp;(MATCH([.$S17]&amp;[.$T17];[.$L$3:.$L$203];0)+2))" office:value-type="float" office:value="0.5528" calcext:value-type="float">
            <text:p>0.5528</text:p>
          </table:table-cell>
          <table:table-cell table:formula="of:=INDIRECT(&quot;E&quot;&amp;(MATCH([.$S17]&amp;[.$T17];[.$L$3:.$L$203];0)+2))" office:value-type="float" office:value="0.7695" calcext:value-type="float">
            <text:p>0.7695</text:p>
          </table:table-cell>
          <table:table-cell table:formula="of:=INDIRECT(&quot;F&quot;&amp;(MATCH([.$S17]&amp;[.$T17];[.$L$3:.$L$203];0)+2))" office:value-type="float" office:value="1.1367" calcext:value-type="float">
            <text:p>1.1367</text:p>
          </table:table-cell>
          <table:table-cell table:formula="of:=INDIRECT(&quot;G&quot;&amp;(MATCH([.$S17]&amp;[.$T17];[.$L$3:.$L$203];0)+2))" office:value-type="float" office:value="1.7212" calcext:value-type="float">
            <text:p>1.7212</text:p>
          </table:table-cell>
          <table:table-cell table:formula="of:=INDIRECT(&quot;H&quot;&amp;(MATCH([.$S17]&amp;[.$T17];[.$L$3:.$L$203];0)+2))" office:value-type="float" office:value="2.5279" calcext:value-type="float">
            <text:p>2.5279</text:p>
          </table:table-cell>
          <table:table-cell table:style-name="ce4" table:formula="of:=INDIRECT(&quot;J&quot;&amp;(MATCH([.$S17]&amp;[.$T17];[.$L$3:.$L$203];0)+2))" office:value-type="float" office:value="0.4072" calcext:value-type="float">
            <text:p>4.07E-001</text:p>
          </table:table-cell>
          <table:table-cell table:style-name="ce4" table:formula="of:=INDIRECT(&quot;K&quot;&amp;(MATCH([.$S17]&amp;[.$T17];[.$L$3:.$L$203];0)+2))" office:value-type="float" office:value="2.79150294695481" calcext:value-type="float">
            <text:p>2.79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0116" calcext:value-type="float">
            <text:p>2.0116</text:p>
          </table:table-cell>
          <table:table-cell office:value-type="float" office:value="0.8625" calcext:value-type="float">
            <text:p>0.8625</text:p>
          </table:table-cell>
          <table:table-cell office:value-type="float" office:value="1.2005" calcext:value-type="float">
            <text:p>1.2005</text:p>
          </table:table-cell>
          <table:table-cell office:value-type="float" office:value="1.7734" calcext:value-type="float">
            <text:p>1.7734</text:p>
          </table:table-cell>
          <table:table-cell office:value-type="float" office:value="2.6712" calcext:value-type="float">
            <text:p>2.6712</text:p>
          </table:table-cell>
          <table:table-cell office:value-type="float" office:value="3.9363" calcext:value-type="float">
            <text:p>3.9363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18]&amp;[.B18]; [.Q$3:.Q$201]; 0)+2))" office:value-type="float" office:value="2.497" calcext:value-type="float">
            <text:p>2.50E+000</text:p>
          </table:table-cell>
          <table:table-cell table:formula="of:=[.F18]/[.J18]" office:value-type="float" office:value="0.710212254705647" calcext:value-type="float">
            <text:p>0.71</text:p>
          </table:table-cell>
          <table:table-cell table:formula="of:=[.A18]&amp;[.B18]" office:value-type="string" office:string-value="20050" calcext:value-type="string">
            <text:p>200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table:formula="of:=[.N18]&amp;[.O18]" office:value-type="string" office:string-value="1001" calcext:value-type="string">
            <text:p>10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INDIRECT(&quot;C&quot;&amp;(MATCH([.S18]&amp;[.T18];[.L$3:.L$203];0)+2))" office:value-type="float" office:value="1.2822" calcext:value-type="float">
            <text:p>1.2822</text:p>
          </table:table-cell>
          <table:table-cell table:formula="of:=INDIRECT(&quot;D&quot;&amp;(MATCH([.$S18]&amp;[.$T18];[.$L$3:.$L$203];0)+2))" office:value-type="float" office:value="0.5794" calcext:value-type="float">
            <text:p>0.5794</text:p>
          </table:table-cell>
          <table:table-cell table:formula="of:=INDIRECT(&quot;E&quot;&amp;(MATCH([.$S18]&amp;[.$T18];[.$L$3:.$L$203];0)+2))" office:value-type="float" office:value="0.8065" calcext:value-type="float">
            <text:p>0.8065</text:p>
          </table:table-cell>
          <table:table-cell table:formula="of:=INDIRECT(&quot;F&quot;&amp;(MATCH([.$S18]&amp;[.$T18];[.$L$3:.$L$203];0)+2))" office:value-type="float" office:value="1.1914" calcext:value-type="float">
            <text:p>1.1914</text:p>
          </table:table-cell>
          <table:table-cell table:formula="of:=INDIRECT(&quot;G&quot;&amp;(MATCH([.$S18]&amp;[.$T18];[.$L$3:.$L$203];0)+2))" office:value-type="float" office:value="1.804" calcext:value-type="float">
            <text:p>1.804</text:p>
          </table:table-cell>
          <table:table-cell table:formula="of:=INDIRECT(&quot;H&quot;&amp;(MATCH([.$S18]&amp;[.$T18];[.$L$3:.$L$203];0)+2))" office:value-type="float" office:value="2.6353" calcext:value-type="float">
            <text:p>2.6353</text:p>
          </table:table-cell>
          <table:table-cell table:style-name="ce4" table:formula="of:=INDIRECT(&quot;J&quot;&amp;(MATCH([.$S18]&amp;[.$T18];[.$L$3:.$L$203];0)+2))" office:value-type="float" office:value="0.404" calcext:value-type="float">
            <text:p>4.04E-001</text:p>
          </table:table-cell>
          <table:table-cell table:style-name="ce4" table:formula="of:=INDIRECT(&quot;K&quot;&amp;(MATCH([.$S18]&amp;[.$T18];[.$L$3:.$L$203];0)+2))" office:value-type="float" office:value="2.9490099009901" calcext:value-type="float">
            <text:p>2.95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.2432" calcext:value-type="float">
            <text:p>1.2432</text:p>
          </table:table-cell>
          <table:table-cell office:value-type="float" office:value="0.549" calcext:value-type="float">
            <text:p>0.549</text:p>
          </table:table-cell>
          <table:table-cell office:value-type="float" office:value="0.7642" calcext:value-type="float">
            <text:p>0.7642</text:p>
          </table:table-cell>
          <table:table-cell office:value-type="float" office:value="1.1289" calcext:value-type="float">
            <text:p>1.1289</text:p>
          </table:table-cell>
          <table:table-cell office:value-type="float" office:value="1.7094" calcext:value-type="float">
            <text:p>1.7094</text:p>
          </table:table-cell>
          <table:table-cell office:value-type="float" office:value="2.4971" calcext:value-type="float">
            <text:p>2.4971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19]&amp;[.B19]; [.Q$3:.Q$201]; 0)+2))" office:value-type="float" office:value="0.09338" calcext:value-type="float">
            <text:p>9.34E-002</text:p>
          </table:table-cell>
          <table:table-cell table:formula="of:=[.F19]/[.J19]" office:value-type="float" office:value="12.0893124866138" calcext:value-type="float">
            <text:p>12.09</text:p>
          </table:table-cell>
          <table:table-cell table:formula="of:=[.A19]&amp;[.B19]" office:value-type="string" office:string-value="200150" calcext:value-type="string">
            <text:p>200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  <table:table-cell table:formula="of:=[.N19]&amp;[.O19]" office:value-type="string" office:string-value="101000" calcext:value-type="string">
            <text:p>101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S19]&amp;[.T19];[.L$3:.L$203];0)+2))" office:value-type="float" office:value="1.1724" calcext:value-type="float">
            <text:p>1.1724</text:p>
          </table:table-cell>
          <table:table-cell table:formula="of:=INDIRECT(&quot;D&quot;&amp;(MATCH([.$S19]&amp;[.$T19];[.$L$3:.$L$203];0)+2))" office:value-type="float" office:value="0.5964" calcext:value-type="float">
            <text:p>0.5964</text:p>
          </table:table-cell>
          <table:table-cell table:formula="of:=INDIRECT(&quot;E&quot;&amp;(MATCH([.$S19]&amp;[.$T19];[.$L$3:.$L$203];0)+2))" office:value-type="float" office:value="0.823" calcext:value-type="float">
            <text:p>0.823</text:p>
          </table:table-cell>
          <table:table-cell table:formula="of:=INDIRECT(&quot;F&quot;&amp;(MATCH([.$S19]&amp;[.$T19];[.$L$3:.$L$203];0)+2))" office:value-type="float" office:value="1.207" calcext:value-type="float">
            <text:p>1.207</text:p>
          </table:table-cell>
          <table:table-cell table:formula="of:=INDIRECT(&quot;G&quot;&amp;(MATCH([.$S19]&amp;[.$T19];[.$L$3:.$L$203];0)+2))" office:value-type="float" office:value="1.8181" calcext:value-type="float">
            <text:p>1.8181</text:p>
          </table:table-cell>
          <table:table-cell table:formula="of:=INDIRECT(&quot;H&quot;&amp;(MATCH([.$S19]&amp;[.$T19];[.$L$3:.$L$203];0)+2))" office:value-type="float" office:value="2.6646" calcext:value-type="float">
            <text:p>2.6646</text:p>
          </table:table-cell>
          <table:table-cell table:style-name="ce4" table:formula="of:=INDIRECT(&quot;J&quot;&amp;(MATCH([.$S19]&amp;[.$T19];[.$L$3:.$L$203];0)+2))" office:value-type="float" office:value="0.3826" calcext:value-type="float">
            <text:p>3.83E-001</text:p>
          </table:table-cell>
          <table:table-cell table:style-name="ce4" table:formula="of:=INDIRECT(&quot;K&quot;&amp;(MATCH([.$S19]&amp;[.$T19];[.$L$3:.$L$203];0)+2))" office:value-type="float" office:value="3.15473078933612" calcext:value-type="float">
            <text:p>3.15E+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.1321" calcext:value-type="float">
            <text:p>1.1321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6837" calcext:value-type="float">
            <text:p>0.6837</text:p>
          </table:table-cell>
          <table:table-cell office:value-type="float" office:value="1.0273" calcext:value-type="float">
            <text:p>1.0273</text:p>
          </table:table-cell>
          <table:table-cell office:value-type="float" office:value="1.572" calcext:value-type="float">
            <text:p>1.572</text:p>
          </table:table-cell>
          <table:table-cell office:value-type="float" office:value="2.3298" calcext:value-type="float">
            <text:p>2.329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20]&amp;[.B20]; [.Q$3:.Q$201]; 0)+2))" office:value-type="float" office:value="0.09338" calcext:value-type="float">
            <text:p>9.34E-002</text:p>
          </table:table-cell>
          <table:table-cell table:formula="of:=[.F20]/[.J20]" office:value-type="float" office:value="11.0012850717498" calcext:value-type="float">
            <text:p>11.00</text:p>
          </table:table-cell>
          <table:table-cell table:formula="of:=[.A20]&amp;[.B20]" office:value-type="string" office:string-value="200150" calcext:value-type="string">
            <text:p>200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  <table:table-cell table:formula="of:=[.N20]&amp;[.O20]" office:value-type="string" office:string-value="101" calcext:value-type="string">
            <text:p>1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INDIRECT(&quot;C&quot;&amp;(MATCH([.S20]&amp;[.T20];[.L$3:.L$203];0)+2))" office:value-type="float" office:value="1.2184" calcext:value-type="float">
            <text:p>1.2184</text:p>
          </table:table-cell>
          <table:table-cell table:formula="of:=INDIRECT(&quot;D&quot;&amp;(MATCH([.$S20]&amp;[.$T20];[.$L$3:.$L$203];0)+2))" office:value-type="float" office:value="0.549" calcext:value-type="float">
            <text:p>0.549</text:p>
          </table:table-cell>
          <table:table-cell table:formula="of:=INDIRECT(&quot;E&quot;&amp;(MATCH([.$S20]&amp;[.$T20];[.$L$3:.$L$203];0)+2))" office:value-type="float" office:value="0.7642" calcext:value-type="float">
            <text:p>0.7642</text:p>
          </table:table-cell>
          <table:table-cell table:formula="of:=INDIRECT(&quot;F&quot;&amp;(MATCH([.$S20]&amp;[.$T20];[.$L$3:.$L$203];0)+2))" office:value-type="float" office:value="1.1289" calcext:value-type="float">
            <text:p>1.1289</text:p>
          </table:table-cell>
          <table:table-cell table:formula="of:=INDIRECT(&quot;G&quot;&amp;(MATCH([.$S20]&amp;[.$T20];[.$L$3:.$L$203];0)+2))" office:value-type="float" office:value="1.7094" calcext:value-type="float">
            <text:p>1.7094</text:p>
          </table:table-cell>
          <table:table-cell table:formula="of:=INDIRECT(&quot;H&quot;&amp;(MATCH([.$S20]&amp;[.$T20];[.$L$3:.$L$203];0)+2))" office:value-type="float" office:value="2.5105" calcext:value-type="float">
            <text:p>2.5105</text:p>
          </table:table-cell>
          <table:table-cell table:style-name="ce4" table:formula="of:=INDIRECT(&quot;J&quot;&amp;(MATCH([.$S20]&amp;[.$T20];[.$L$3:.$L$203];0)+2))" office:value-type="float" office:value="0.3029" calcext:value-type="float">
            <text:p>3.03E-001</text:p>
          </table:table-cell>
          <table:table-cell table:style-name="ce4" table:formula="of:=INDIRECT(&quot;K&quot;&amp;(MATCH([.$S20]&amp;[.$T20];[.$L$3:.$L$203];0)+2))" office:value-type="float" office:value="3.72697259821723" calcext:value-type="float">
            <text:p>3.73E+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1.185" calcext:value-type="float">
            <text:p>1.185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7748" calcext:value-type="float">
            <text:p>0.7748</text:p>
          </table:table-cell>
          <table:table-cell office:value-type="float" office:value="1.1445" calcext:value-type="float">
            <text:p>1.1445</text:p>
          </table:table-cell>
          <table:table-cell office:value-type="float" office:value="1.7422" calcext:value-type="float">
            <text:p>1.7422</text:p>
          </table:table-cell>
          <table:table-cell office:value-type="float" office:value="2.5502" calcext:value-type="float">
            <text:p>2.550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21]&amp;[.B21]; [.Q$3:.Q$201]; 0)+2))" office:value-type="float" office:value="0.1825" calcext:value-type="float">
            <text:p>1.83E-001</text:p>
          </table:table-cell>
          <table:table-cell table:formula="of:=[.F21]/[.J21]" office:value-type="float" office:value="6.27123287671233" calcext:value-type="float">
            <text:p>6.27</text:p>
          </table:table-cell>
          <table:table-cell table:formula="of:=[.A21]&amp;[.B21]" office:value-type="string" office:string-value="295150" calcext:value-type="string">
            <text:p>295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  <table:table-cell table:formula="of:=[.N21]&amp;[.O21]" office:value-type="string" office:string-value="10500" calcext:value-type="string">
            <text:p>105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formula="of:=INDIRECT(&quot;C&quot;&amp;(MATCH([.S21]&amp;[.T21];[.L$3:.L$203];0)+2))" office:value-type="float" office:value="1.1238" calcext:value-type="float">
            <text:p>1.1238</text:p>
          </table:table-cell>
          <table:table-cell table:formula="of:=INDIRECT(&quot;D&quot;&amp;(MATCH([.$S21]&amp;[.$T21];[.$L$3:.$L$203];0)+2))" office:value-type="float" office:value="0.4994" calcext:value-type="float">
            <text:p>0.4994</text:p>
          </table:table-cell>
          <table:table-cell table:formula="of:=INDIRECT(&quot;E&quot;&amp;(MATCH([.$S21]&amp;[.$T21];[.$L$3:.$L$203];0)+2))" office:value-type="float" office:value="0.6982" calcext:value-type="float">
            <text:p>0.6982</text:p>
          </table:table-cell>
          <table:table-cell table:formula="of:=INDIRECT(&quot;F&quot;&amp;(MATCH([.$S21]&amp;[.$T21];[.$L$3:.$L$203];0)+2))" office:value-type="float" office:value="1.0352" calcext:value-type="float">
            <text:p>1.0352</text:p>
          </table:table-cell>
          <table:table-cell table:formula="of:=INDIRECT(&quot;G&quot;&amp;(MATCH([.$S21]&amp;[.$T21];[.$L$3:.$L$203];0)+2))" office:value-type="float" office:value="1.5757" calcext:value-type="float">
            <text:p>1.5757</text:p>
          </table:table-cell>
          <table:table-cell table:formula="of:=INDIRECT(&quot;H&quot;&amp;(MATCH([.$S21]&amp;[.$T21];[.$L$3:.$L$203];0)+2))" office:value-type="float" office:value="2.3187" calcext:value-type="float">
            <text:p>2.3187</text:p>
          </table:table-cell>
          <table:table-cell table:style-name="ce4" table:formula="of:=INDIRECT(&quot;J&quot;&amp;(MATCH([.$S21]&amp;[.$T21];[.$L$3:.$L$203];0)+2))" office:value-type="float" office:value="0.2201" calcext:value-type="float">
            <text:p>2.20E-001</text:p>
          </table:table-cell>
          <table:table-cell table:style-name="ce4" table:formula="of:=INDIRECT(&quot;K&quot;&amp;(MATCH([.$S21]&amp;[.$T21];[.$L$3:.$L$203];0)+2))" office:value-type="float" office:value="4.70331667423898" calcext:value-type="float">
            <text:p>4.70E+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7498" calcext:value-type="float">
            <text:p>1.7498</text:p>
          </table:table-cell>
          <table:table-cell office:value-type="float" office:value="0.8288" calcext:value-type="float">
            <text:p>0.8288</text:p>
          </table:table-cell>
          <table:table-cell office:value-type="float" office:value="1.1453" calcext:value-type="float">
            <text:p>1.1453</text:p>
          </table:table-cell>
          <table:table-cell office:value-type="float" office:value="1.6641" calcext:value-type="float">
            <text:p>1.6641</text:p>
          </table:table-cell>
          <table:table-cell office:value-type="float" office:value="2.4932" calcext:value-type="float">
            <text:p>2.4932</text:p>
          </table:table-cell>
          <table:table-cell office:value-type="float" office:value="3.6062" calcext:value-type="float">
            <text:p>3.6062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22]&amp;[.B22]; [.Q$3:.Q$201]; 0)+2))" office:value-type="float" office:value="1.43" calcext:value-type="float">
            <text:p>1.43E+000</text:p>
          </table:table-cell>
          <table:table-cell table:formula="of:=[.F22]/[.J22]" office:value-type="float" office:value="1.16370629370629" calcext:value-type="float">
            <text:p>1.16</text:p>
          </table:table-cell>
          <table:table-cell table:formula="of:=[.A22]&amp;[.B22]" office:value-type="string" office:string-value="3001" calcext:value-type="string">
            <text:p>30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  <table:table-cell table:formula="of:=[.N22]&amp;[.O22]" office:value-type="string" office:string-value="195100" calcext:value-type="string">
            <text:p>19510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formula="of:=INDIRECT(&quot;C&quot;&amp;(MATCH([.S22]&amp;[.T22];[.L$3:.L$203];0)+2))" office:value-type="float" office:value="0.7796" calcext:value-type="float">
            <text:p>0.7796</text:p>
          </table:table-cell>
          <table:table-cell table:formula="of:=INDIRECT(&quot;D&quot;&amp;(MATCH([.$S22]&amp;[.$T22];[.$L$3:.$L$203];0)+2))" office:value-type="float" office:value="0.3128" calcext:value-type="float">
            <text:p>0.3128</text:p>
          </table:table-cell>
          <table:table-cell table:formula="of:=INDIRECT(&quot;E&quot;&amp;(MATCH([.$S22]&amp;[.$T22];[.$L$3:.$L$203];0)+2))" office:value-type="float" office:value="0.4496" calcext:value-type="float">
            <text:p>0.4496</text:p>
          </table:table-cell>
          <table:table-cell table:formula="of:=INDIRECT(&quot;F&quot;&amp;(MATCH([.$S22]&amp;[.$T22];[.$L$3:.$L$203];0)+2))" office:value-type="float" office:value="0.6934" calcext:value-type="float">
            <text:p>0.6934</text:p>
          </table:table-cell>
          <table:table-cell table:formula="of:=INDIRECT(&quot;G&quot;&amp;(MATCH([.$S22]&amp;[.$T22];[.$L$3:.$L$203];0)+2))" office:value-type="float" office:value="1.0941" calcext:value-type="float">
            <text:p>1.0941</text:p>
          </table:table-cell>
          <table:table-cell table:formula="of:=INDIRECT(&quot;H&quot;&amp;(MATCH([.$S22]&amp;[.$T22];[.$L$3:.$L$203];0)+2))" office:value-type="float" office:value="1.6567" calcext:value-type="float">
            <text:p>1.6567</text:p>
          </table:table-cell>
          <table:table-cell table:style-name="ce4" table:formula="of:=INDIRECT(&quot;J&quot;&amp;(MATCH([.$S22]&amp;[.$T22];[.$L$3:.$L$203];0)+2))" office:value-type="float" office:value="0.001424" calcext:value-type="float">
            <text:p>1.42E-003</text:p>
          </table:table-cell>
          <table:table-cell table:style-name="ce4" table:formula="of:=INDIRECT(&quot;K&quot;&amp;(MATCH([.$S22]&amp;[.$T22];[.$L$3:.$L$203];0)+2))" office:value-type="float" office:value="486.938202247191" calcext:value-type="float">
            <text:p>4.87E+0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6323" calcext:value-type="float">
            <text:p>1.6323</text:p>
          </table:table-cell>
          <table:table-cell office:value-type="float" office:value="0.7449" calcext:value-type="float">
            <text:p>0.7449</text:p>
          </table:table-cell>
          <table:table-cell office:value-type="float" office:value="1.0324" calcext:value-type="float">
            <text:p>1.0324</text:p>
          </table:table-cell>
          <table:table-cell office:value-type="float" office:value="1.5195" calcext:value-type="float">
            <text:p>1.5195</text:p>
          </table:table-cell>
          <table:table-cell office:value-type="float" office:value="2.2888" calcext:value-type="float">
            <text:p>2.2888</text:p>
          </table:table-cell>
          <table:table-cell office:value-type="float" office:value="3.3545" calcext:value-type="float">
            <text:p>3.354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23]&amp;[.B23]; [.Q$3:.Q$201]; 0)+2))" office:value-type="float" office:value="1.43" calcext:value-type="float">
            <text:p>1.43E+000</text:p>
          </table:table-cell>
          <table:table-cell table:formula="of:=[.F23]/[.J23]" office:value-type="float" office:value="1.06258741258741" calcext:value-type="float">
            <text:p>1.06</text:p>
          </table:table-cell>
          <table:table-cell table:formula="of:=[.A23]&amp;[.B23]" office:value-type="string" office:string-value="3001" calcext:value-type="string">
            <text:p>3001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  <table:table-cell table:formula="of:=[.N23]&amp;[.O23]" office:value-type="string" office:string-value="19951000" calcext:value-type="string">
            <text:p>1995100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table:formula="of:=INDIRECT(&quot;C&quot;&amp;(MATCH([.S23]&amp;[.T23];[.L$3:.L$203];0)+2))" office:value-type="float" office:value="0.6484" calcext:value-type="float">
            <text:p>0.6484</text:p>
          </table:table-cell>
          <table:table-cell table:formula="of:=INDIRECT(&quot;D&quot;&amp;(MATCH([.$S23]&amp;[.$T23];[.$L$3:.$L$203];0)+2))" office:value-type="float" office:value="0.2542" calcext:value-type="float">
            <text:p>0.2542</text:p>
          </table:table-cell>
          <table:table-cell table:formula="of:=INDIRECT(&quot;E&quot;&amp;(MATCH([.$S23]&amp;[.$T23];[.$L$3:.$L$203];0)+2))" office:value-type="float" office:value="0.3683" calcext:value-type="float">
            <text:p>0.3683</text:p>
          </table:table-cell>
          <table:table-cell table:formula="of:=INDIRECT(&quot;F&quot;&amp;(MATCH([.$S23]&amp;[.$T23];[.$L$3:.$L$203];0)+2))" office:value-type="float" office:value="0.5684" calcext:value-type="float">
            <text:p>0.5684</text:p>
          </table:table-cell>
          <table:table-cell table:formula="of:=INDIRECT(&quot;G&quot;&amp;(MATCH([.$S23]&amp;[.$T23];[.$L$3:.$L$203];0)+2))" office:value-type="float" office:value="0.9082" calcext:value-type="float">
            <text:p>0.9082</text:p>
          </table:table-cell>
          <table:table-cell table:formula="of:=INDIRECT(&quot;H&quot;&amp;(MATCH([.$S23]&amp;[.$T23];[.$L$3:.$L$203];0)+2))" office:value-type="float" office:value="1.3887" calcext:value-type="float">
            <text:p>1.3887</text:p>
          </table:table-cell>
          <table:table-cell table:style-name="ce4" table:formula="of:=INDIRECT(&quot;J&quot;&amp;(MATCH([.$S23]&amp;[.$T23];[.$L$3:.$L$203];0)+2))" office:value-type="float" office:value="0.003961" calcext:value-type="float">
            <text:p>3.96E-003</text:p>
          </table:table-cell>
          <table:table-cell table:style-name="ce4" table:formula="of:=INDIRECT(&quot;K&quot;&amp;(MATCH([.$S23]&amp;[.$T23];[.$L$3:.$L$203];0)+2))" office:value-type="float" office:value="143.499116384751" calcext:value-type="float">
            <text:p>1.43E+0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7815" calcext:value-type="float">
            <text:p>1.7815</text:p>
          </table:table-cell>
          <table:table-cell office:value-type="float" office:value="0.8146" calcext:value-type="float">
            <text:p>0.8146</text:p>
          </table:table-cell>
          <table:table-cell office:value-type="float" office:value="1.124" calcext:value-type="float">
            <text:p>1.124</text:p>
          </table:table-cell>
          <table:table-cell office:value-type="float" office:value="1.6484" calcext:value-type="float">
            <text:p>1.6484</text:p>
          </table:table-cell>
          <table:table-cell office:value-type="float" office:value="2.4829" calcext:value-type="float">
            <text:p>2.4829</text:p>
          </table:table-cell>
          <table:table-cell office:value-type="float" office:value="3.5996" calcext:value-type="float">
            <text:p>3.5996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24]&amp;[.B24]; [.Q$3:.Q$201]; 0)+2))" office:value-type="float" office:value="1.431" calcext:value-type="float">
            <text:p>1.43E+000</text:p>
          </table:table-cell>
          <table:table-cell table:formula="of:=[.F24]/[.J24]" office:value-type="float" office:value="1.15192173305381" calcext:value-type="float">
            <text:p>1.15</text:p>
          </table:table-cell>
          <table:table-cell table:formula="of:=[.A24]&amp;[.B24]" office:value-type="string" office:string-value="30010" calcext:value-type="string">
            <text:p>300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  <table:table-cell table:formula="of:=[.N24]&amp;[.O24]" office:value-type="string" office:string-value="2000100" calcext:value-type="string">
            <text:p>20001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INDIRECT(&quot;C&quot;&amp;(MATCH([.S24]&amp;[.T24];[.L$3:.L$203];0)+2))" office:value-type="float" office:value="0.9427" calcext:value-type="float">
            <text:p>0.9427</text:p>
          </table:table-cell>
          <table:table-cell table:formula="of:=INDIRECT(&quot;D&quot;&amp;(MATCH([.$S24]&amp;[.$T24];[.$L$3:.$L$203];0)+2))" office:value-type="float" office:value="0.4027" calcext:value-type="float">
            <text:p>0.4027</text:p>
          </table:table-cell>
          <table:table-cell table:formula="of:=INDIRECT(&quot;E&quot;&amp;(MATCH([.$S24]&amp;[.$T24];[.$L$3:.$L$203];0)+2))" office:value-type="float" office:value="0.5672" calcext:value-type="float">
            <text:p>0.5672</text:p>
          </table:table-cell>
          <table:table-cell table:formula="of:=INDIRECT(&quot;F&quot;&amp;(MATCH([.$S24]&amp;[.$T24];[.$L$3:.$L$203];0)+2))" office:value-type="float" office:value="0.8555" calcext:value-type="float">
            <text:p>0.8555</text:p>
          </table:table-cell>
          <table:table-cell table:formula="of:=INDIRECT(&quot;G&quot;&amp;(MATCH([.$S24]&amp;[.$T24];[.$L$3:.$L$203];0)+2))" office:value-type="float" office:value="1.3294" calcext:value-type="float">
            <text:p>1.3294</text:p>
          </table:table-cell>
          <table:table-cell table:formula="of:=INDIRECT(&quot;H&quot;&amp;(MATCH([.$S24]&amp;[.$T24];[.$L$3:.$L$203];0)+2))" office:value-type="float" office:value="1.9803" calcext:value-type="float">
            <text:p>1.9803</text:p>
          </table:table-cell>
          <table:table-cell table:style-name="ce4" table:formula="of:=INDIRECT(&quot;J&quot;&amp;(MATCH([.$S24]&amp;[.$T24];[.$L$3:.$L$203];0)+2))" office:value-type="float" office:value="0.05101" calcext:value-type="float">
            <text:p>5.10E-002</text:p>
          </table:table-cell>
          <table:table-cell table:style-name="ce4" table:formula="of:=INDIRECT(&quot;K&quot;&amp;(MATCH([.$S24]&amp;[.$T24];[.$L$3:.$L$203];0)+2))" office:value-type="float" office:value="16.7712213291511" calcext:value-type="float">
            <text:p>1.68E+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8942" calcext:value-type="float">
            <text:p>1.8942</text:p>
          </table:table-cell>
          <table:table-cell office:value-type="float" office:value="0.7991" calcext:value-type="float">
            <text:p>0.7991</text:p>
          </table:table-cell>
          <table:table-cell office:value-type="float" office:value="1.1027" calcext:value-type="float">
            <text:p>1.1027</text:p>
          </table:table-cell>
          <table:table-cell office:value-type="float" office:value="1.6172" calcext:value-type="float">
            <text:p>1.6172</text:p>
          </table:table-cell>
          <table:table-cell office:value-type="float" office:value="2.4423" calcext:value-type="float">
            <text:p>2.4423</text:p>
          </table:table-cell>
          <table:table-cell office:value-type="float" office:value="3.5736" calcext:value-type="float">
            <text:p>3.573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25]&amp;[.B25]; [.Q$3:.Q$201]; 0)+2))" office:value-type="float" office:value="1.431" calcext:value-type="float">
            <text:p>1.43E+000</text:p>
          </table:table-cell>
          <table:table-cell table:formula="of:=[.F25]/[.J25]" office:value-type="float" office:value="1.13011879804333" calcext:value-type="float">
            <text:p>1.13</text:p>
          </table:table-cell>
          <table:table-cell table:formula="of:=[.A25]&amp;[.B25]" office:value-type="string" office:string-value="30010" calcext:value-type="string">
            <text:p>300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  <table:table-cell table:formula="of:=[.N25]&amp;[.O25]" office:value-type="string" office:string-value="200010" calcext:value-type="string">
            <text:p>2000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INDIRECT(&quot;C&quot;&amp;(MATCH([.S25]&amp;[.T25];[.L$3:.L$203];0)+2))" office:value-type="float" office:value="0.9508" calcext:value-type="float">
            <text:p>0.9508</text:p>
          </table:table-cell>
          <table:table-cell table:formula="of:=INDIRECT(&quot;D&quot;&amp;(MATCH([.$S25]&amp;[.$T25];[.$L$3:.$L$203];0)+2))" office:value-type="float" office:value="0.4097" calcext:value-type="float">
            <text:p>0.4097</text:p>
          </table:table-cell>
          <table:table-cell table:formula="of:=INDIRECT(&quot;E&quot;&amp;(MATCH([.$S25]&amp;[.$T25];[.$L$3:.$L$203];0)+2))" office:value-type="float" office:value="0.5745" calcext:value-type="float">
            <text:p>0.5745</text:p>
          </table:table-cell>
          <table:table-cell table:formula="of:=INDIRECT(&quot;F&quot;&amp;(MATCH([.$S25]&amp;[.$T25];[.$L$3:.$L$203];0)+2))" office:value-type="float" office:value="0.8633" calcext:value-type="float">
            <text:p>0.8633</text:p>
          </table:table-cell>
          <table:table-cell table:formula="of:=INDIRECT(&quot;G&quot;&amp;(MATCH([.$S25]&amp;[.$T25];[.$L$3:.$L$203];0)+2))" office:value-type="float" office:value="1.3347" calcext:value-type="float">
            <text:p>1.3347</text:p>
          </table:table-cell>
          <table:table-cell table:formula="of:=INDIRECT(&quot;H&quot;&amp;(MATCH([.$S25]&amp;[.$T25];[.$L$3:.$L$203];0)+2))" office:value-type="float" office:value="1.985" calcext:value-type="float">
            <text:p>1.985</text:p>
          </table:table-cell>
          <table:table-cell table:style-name="ce4" table:formula="of:=INDIRECT(&quot;J&quot;&amp;(MATCH([.$S25]&amp;[.$T25];[.$L$3:.$L$203];0)+2))" office:value-type="float" office:value="0.05125" calcext:value-type="float">
            <text:p>5.13E-002</text:p>
          </table:table-cell>
          <table:table-cell table:style-name="ce4" table:formula="of:=INDIRECT(&quot;K&quot;&amp;(MATCH([.$S25]&amp;[.$T25];[.$L$3:.$L$203];0)+2))" office:value-type="float" office:value="16.8448780487805" calcext:value-type="float">
            <text:p>1.68E+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6488" calcext:value-type="float">
            <text:p>1.6488</text:p>
          </table:table-cell>
          <table:table-cell office:value-type="float" office:value="0.7899" calcext:value-type="float">
            <text:p>0.7899</text:p>
          </table:table-cell>
          <table:table-cell office:value-type="float" office:value="1.0853" calcext:value-type="float">
            <text:p>1.0853</text:p>
          </table:table-cell>
          <table:table-cell office:value-type="float" office:value="1.5859" calcext:value-type="float">
            <text:p>1.5859</text:p>
          </table:table-cell>
          <table:table-cell office:value-type="float" office:value="2.3761" calcext:value-type="float">
            <text:p>2.3761</text:p>
          </table:table-cell>
          <table:table-cell office:value-type="float" office:value="3.456" calcext:value-type="float">
            <text:p>3.456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26]&amp;[.B26]; [.Q$3:.Q$201]; 0)+2))" office:value-type="float" office:value="1.232" calcext:value-type="float">
            <text:p>1.23E+000</text:p>
          </table:table-cell>
          <table:table-cell table:formula="of:=[.F26]/[.J26]" office:value-type="float" office:value="1.28725649350649" calcext:value-type="float">
            <text:p>1.29</text:p>
          </table:table-cell>
          <table:table-cell table:formula="of:=[.A26]&amp;[.B26]" office:value-type="string" office:string-value="30050" calcext:value-type="string">
            <text:p>300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  <table:table-cell table:formula="of:=[.N26]&amp;[.O26]" office:value-type="string" office:string-value="2000150" calcext:value-type="string">
            <text:p>200015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S26]&amp;[.T26];[.L$3:.L$203];0)+2))" office:value-type="float" office:value="0.9586" calcext:value-type="float">
            <text:p>0.9586</text:p>
          </table:table-cell>
          <table:table-cell table:formula="of:=INDIRECT(&quot;D&quot;&amp;(MATCH([.$S26]&amp;[.$T26];[.$L$3:.$L$203];0)+2))" office:value-type="float" office:value="0.41" calcext:value-type="float">
            <text:p>0.41</text:p>
          </table:table-cell>
          <table:table-cell table:formula="of:=INDIRECT(&quot;E&quot;&amp;(MATCH([.$S26]&amp;[.$T26];[.$L$3:.$L$203];0)+2))" office:value-type="float" office:value="0.5775" calcext:value-type="float">
            <text:p>0.5775</text:p>
          </table:table-cell>
          <table:table-cell table:formula="of:=INDIRECT(&quot;F&quot;&amp;(MATCH([.$S26]&amp;[.$T26];[.$L$3:.$L$203];0)+2))" office:value-type="float" office:value="0.8711" calcext:value-type="float">
            <text:p>0.8711</text:p>
          </table:table-cell>
          <table:table-cell table:formula="of:=INDIRECT(&quot;G&quot;&amp;(MATCH([.$S26]&amp;[.$T26];[.$L$3:.$L$203];0)+2))" office:value-type="float" office:value="1.3398" calcext:value-type="float">
            <text:p>1.3398</text:p>
          </table:table-cell>
          <table:table-cell table:formula="of:=INDIRECT(&quot;H&quot;&amp;(MATCH([.$S26]&amp;[.$T26];[.$L$3:.$L$203];0)+2))" office:value-type="float" office:value="1.9892" calcext:value-type="float">
            <text:p>1.9892</text:p>
          </table:table-cell>
          <table:table-cell table:style-name="ce4" table:formula="of:=INDIRECT(&quot;J&quot;&amp;(MATCH([.$S26]&amp;[.$T26];[.$L$3:.$L$203];0)+2))" office:value-type="float" office:value="0.04849" calcext:value-type="float">
            <text:p>4.85E-002</text:p>
          </table:table-cell>
          <table:table-cell table:style-name="ce4" table:formula="of:=INDIRECT(&quot;K&quot;&amp;(MATCH([.$S26]&amp;[.$T26];[.$L$3:.$L$203];0)+2))" office:value-type="float" office:value="17.9645287688183" calcext:value-type="float">
            <text:p>1.80E+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6211" calcext:value-type="float">
            <text:p>1.6211</text:p>
          </table:table-cell>
          <table:table-cell office:value-type="float" office:value="0.7586" calcext:value-type="float">
            <text:p>0.7586</text:p>
          </table:table-cell>
          <table:table-cell office:value-type="float" office:value="1.0468" calcext:value-type="float">
            <text:p>1.0468</text:p>
          </table:table-cell>
          <table:table-cell office:value-type="float" office:value="1.5352" calcext:value-type="float">
            <text:p>1.5352</text:p>
          </table:table-cell>
          <table:table-cell office:value-type="float" office:value="2.3001" calcext:value-type="float">
            <text:p>2.3001</text:p>
          </table:table-cell>
          <table:table-cell office:value-type="float" office:value="3.3639" calcext:value-type="float">
            <text:p>3.3639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27]&amp;[.B27]; [.Q$3:.Q$201]; 0)+2))" office:value-type="float" office:value="1.232" calcext:value-type="float">
            <text:p>1.23E+000</text:p>
          </table:table-cell>
          <table:table-cell table:formula="of:=[.F27]/[.J27]" office:value-type="float" office:value="1.2461038961039" calcext:value-type="float">
            <text:p>1.25</text:p>
          </table:table-cell>
          <table:table-cell table:formula="of:=[.A27]&amp;[.B27]" office:value-type="string" office:string-value="30050" calcext:value-type="string">
            <text:p>300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  <table:table-cell table:formula="of:=[.N27]&amp;[.O27]" office:value-type="string" office:string-value="20001" calcext:value-type="string">
            <text:p>20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INDIRECT(&quot;C&quot;&amp;(MATCH([.S27]&amp;[.T27];[.L$3:.L$203];0)+2))" office:value-type="float" office:value="0.8602" calcext:value-type="float">
            <text:p>0.8602</text:p>
          </table:table-cell>
          <table:table-cell table:formula="of:=INDIRECT(&quot;D&quot;&amp;(MATCH([.$S27]&amp;[.$T27];[.$L$3:.$L$203];0)+2))" office:value-type="float" office:value="0.3733" calcext:value-type="float">
            <text:p>0.3733</text:p>
          </table:table-cell>
          <table:table-cell table:formula="of:=INDIRECT(&quot;E&quot;&amp;(MATCH([.$S27]&amp;[.$T27];[.$L$3:.$L$203];0)+2))" office:value-type="float" office:value="0.5257" calcext:value-type="float">
            <text:p>0.5257</text:p>
          </table:table-cell>
          <table:table-cell table:formula="of:=INDIRECT(&quot;F&quot;&amp;(MATCH([.$S27]&amp;[.$T27];[.$L$3:.$L$203];0)+2))" office:value-type="float" office:value="0.793" calcext:value-type="float">
            <text:p>0.793</text:p>
          </table:table-cell>
          <table:table-cell table:formula="of:=INDIRECT(&quot;G&quot;&amp;(MATCH([.$S27]&amp;[.$T27];[.$L$3:.$L$203];0)+2))" office:value-type="float" office:value="1.226" calcext:value-type="float">
            <text:p>1.226</text:p>
          </table:table-cell>
          <table:table-cell table:formula="of:=INDIRECT(&quot;H&quot;&amp;(MATCH([.$S27]&amp;[.$T27];[.$L$3:.$L$203];0)+2))" office:value-type="float" office:value="1.8325" calcext:value-type="float">
            <text:p>1.8325</text:p>
          </table:table-cell>
          <table:table-cell table:style-name="ce4" table:formula="of:=INDIRECT(&quot;J&quot;&amp;(MATCH([.$S27]&amp;[.$T27];[.$L$3:.$L$203];0)+2))" office:value-type="float" office:value="0.04515" calcext:value-type="float">
            <text:p>4.52E-002</text:p>
          </table:table-cell>
          <table:table-cell table:style-name="ce4" table:formula="of:=INDIRECT(&quot;K&quot;&amp;(MATCH([.$S27]&amp;[.$T27];[.$L$3:.$L$203];0)+2))" office:value-type="float" office:value="17.5636766334441" calcext:value-type="float">
            <text:p>1.76E+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4329" calcext:value-type="float">
            <text:p>1.4329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9722" calcext:value-type="float">
            <text:p>0.9722</text:p>
          </table:table-cell>
          <table:table-cell office:value-type="float" office:value="1.4258" calcext:value-type="float">
            <text:p>1.4258</text:p>
          </table:table-cell>
          <table:table-cell office:value-type="float" office:value="2.1362" calcext:value-type="float">
            <text:p>2.1362</text:p>
          </table:table-cell>
          <table:table-cell office:value-type="float" office:value="3.107" calcext:value-type="float">
            <text:p>3.107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28]&amp;[.B28]; [.Q$3:.Q$201]; 0)+2))" office:value-type="float" office:value="0.7101" calcext:value-type="float">
            <text:p>7.10E-001</text:p>
          </table:table-cell>
          <table:table-cell table:formula="of:=[.F28]/[.J28]" office:value-type="float" office:value="2.00788621320941" calcext:value-type="float">
            <text:p>2.01</text:p>
          </table:table-cell>
          <table:table-cell table:formula="of:=[.A28]&amp;[.B28]" office:value-type="string" office:string-value="300100" calcext:value-type="string">
            <text:p>3001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  <table:table-cell table:formula="of:=[.N28]&amp;[.O28]" office:value-type="string" office:string-value="2000500" calcext:value-type="string">
            <text:p>20005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formula="of:=INDIRECT(&quot;C&quot;&amp;(MATCH([.S28]&amp;[.T28];[.L$3:.L$203];0)+2))" office:value-type="float" office:value="0.8963" calcext:value-type="float">
            <text:p>0.8963</text:p>
          </table:table-cell>
          <table:table-cell table:formula="of:=INDIRECT(&quot;D&quot;&amp;(MATCH([.$S28]&amp;[.$T28];[.$L$3:.$L$203];0)+2))" office:value-type="float" office:value="0.3707" calcext:value-type="float">
            <text:p>0.3707</text:p>
          </table:table-cell>
          <table:table-cell table:formula="of:=INDIRECT(&quot;E&quot;&amp;(MATCH([.$S28]&amp;[.$T28];[.$L$3:.$L$203];0)+2))" office:value-type="float" office:value="0.5269" calcext:value-type="float">
            <text:p>0.5269</text:p>
          </table:table-cell>
          <table:table-cell table:formula="of:=INDIRECT(&quot;F&quot;&amp;(MATCH([.$S28]&amp;[.$T28];[.$L$3:.$L$203];0)+2))" office:value-type="float" office:value="0.8008" calcext:value-type="float">
            <text:p>0.8008</text:p>
          </table:table-cell>
          <table:table-cell table:formula="of:=INDIRECT(&quot;G&quot;&amp;(MATCH([.$S28]&amp;[.$T28];[.$L$3:.$L$203];0)+2))" office:value-type="float" office:value="1.2445" calcext:value-type="float">
            <text:p>1.2445</text:p>
          </table:table-cell>
          <table:table-cell table:formula="of:=INDIRECT(&quot;H&quot;&amp;(MATCH([.$S28]&amp;[.$T28];[.$L$3:.$L$203];0)+2))" office:value-type="float" office:value="1.8677" calcext:value-type="float">
            <text:p>1.8677</text:p>
          </table:table-cell>
          <table:table-cell table:style-name="ce4" table:formula="of:=INDIRECT(&quot;J&quot;&amp;(MATCH([.$S28]&amp;[.$T28];[.$L$3:.$L$203];0)+2))" office:value-type="float" office:value="0.03968" calcext:value-type="float">
            <text:p>3.97E-002</text:p>
          </table:table-cell>
          <table:table-cell table:style-name="ce4" table:formula="of:=INDIRECT(&quot;K&quot;&amp;(MATCH([.$S28]&amp;[.$T28];[.$L$3:.$L$203];0)+2))" office:value-type="float" office:value="20.1814516129032" calcext:value-type="float">
            <text:p>2.02E+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158" calcext:value-type="float">
            <text:p>1.2158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7695" calcext:value-type="float">
            <text:p>0.7695</text:p>
          </table:table-cell>
          <table:table-cell office:value-type="float" office:value="1.1367" calcext:value-type="float">
            <text:p>1.1367</text:p>
          </table:table-cell>
          <table:table-cell office:value-type="float" office:value="1.7212" calcext:value-type="float">
            <text:p>1.7212</text:p>
          </table:table-cell>
          <table:table-cell office:value-type="float" office:value="2.5279" calcext:value-type="float">
            <text:p>2.5279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29]&amp;[.B29]; [.Q$3:.Q$201]; 0)+2))" office:value-type="float" office:value="0.4072" calcext:value-type="float">
            <text:p>4.07E-001</text:p>
          </table:table-cell>
          <table:table-cell table:formula="of:=[.F29]/[.J29]" office:value-type="float" office:value="2.79150294695481" calcext:value-type="float">
            <text:p>2.79</text:p>
          </table:table-cell>
          <table:table-cell table:formula="of:=[.A29]&amp;[.B29]" office:value-type="string" office:string-value="5001" calcext:value-type="string">
            <text:p>50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  <table:table-cell table:formula="of:=[.N29]&amp;[.O29]" office:value-type="string" office:string-value="200050" calcext:value-type="string">
            <text:p>20005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INDIRECT(&quot;C&quot;&amp;(MATCH([.S29]&amp;[.T29];[.L$3:.L$203];0)+2))" office:value-type="float" office:value="0.7033" calcext:value-type="float">
            <text:p>0.7033</text:p>
          </table:table-cell>
          <table:table-cell table:formula="of:=INDIRECT(&quot;D&quot;&amp;(MATCH([.$S29]&amp;[.$T29];[.$L$3:.$L$203];0)+2))" office:value-type="float" office:value="0.2704" calcext:value-type="float">
            <text:p>0.2704</text:p>
          </table:table-cell>
          <table:table-cell table:formula="of:=INDIRECT(&quot;E&quot;&amp;(MATCH([.$S29]&amp;[.$T29];[.$L$3:.$L$203];0)+2))" office:value-type="float" office:value="0.393" calcext:value-type="float">
            <text:p>0.393</text:p>
          </table:table-cell>
          <table:table-cell table:formula="of:=INDIRECT(&quot;F&quot;&amp;(MATCH([.$S29]&amp;[.$T29];[.$L$3:.$L$203];0)+2))" office:value-type="float" office:value="0.6152" calcext:value-type="float">
            <text:p>0.6152</text:p>
          </table:table-cell>
          <table:table-cell table:formula="of:=INDIRECT(&quot;G&quot;&amp;(MATCH([.$S29]&amp;[.$T29];[.$L$3:.$L$203];0)+2))" office:value-type="float" office:value="0.9929" calcext:value-type="float">
            <text:p>0.9929</text:p>
          </table:table-cell>
          <table:table-cell table:formula="of:=INDIRECT(&quot;H&quot;&amp;(MATCH([.$S29]&amp;[.$T29];[.$L$3:.$L$203];0)+2))" office:value-type="float" office:value="1.5485" calcext:value-type="float">
            <text:p>1.5485</text:p>
          </table:table-cell>
          <table:table-cell table:style-name="ce4" table:formula="of:=INDIRECT(&quot;J&quot;&amp;(MATCH([.$S29]&amp;[.$T29];[.$L$3:.$L$203];0)+2))" office:value-type="float" office:value="0.00004769" calcext:value-type="float">
            <text:p>4.77E-005</text:p>
          </table:table-cell>
          <table:table-cell table:style-name="ce4" table:formula="of:=INDIRECT(&quot;K&quot;&amp;(MATCH([.$S29]&amp;[.$T29];[.$L$3:.$L$203];0)+2))" office:value-type="float" office:value="12899.9790312434" calcext:value-type="float">
            <text:p>1.29E+0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682" calcext:value-type="float">
            <text:p>0.7682</text:p>
          </table:table-cell>
          <table:table-cell office:value-type="float" office:value="1.1445" calcext:value-type="float">
            <text:p>1.1445</text:p>
          </table:table-cell>
          <table:table-cell office:value-type="float" office:value="1.7422" calcext:value-type="float">
            <text:p>1.7422</text:p>
          </table:table-cell>
          <table:table-cell office:value-type="float" office:value="2.5773" calcext:value-type="float">
            <text:p>2.5773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30]&amp;[.B30]; [.Q$3:.Q$201]; 0)+2))" office:value-type="float" office:value="0.4072" calcext:value-type="float">
            <text:p>4.07E-001</text:p>
          </table:table-cell>
          <table:table-cell table:formula="of:=[.F30]/[.J30]" office:value-type="float" office:value="2.81065815324165" calcext:value-type="float">
            <text:p>2.81</text:p>
          </table:table-cell>
          <table:table-cell table:formula="of:=[.A30]&amp;[.B30]" office:value-type="string" office:string-value="5001" calcext:value-type="string">
            <text:p>50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  <table:table-cell table:formula="of:=[.N30]&amp;[.O30]" office:value-type="string" office:string-value="20010" calcext:value-type="string">
            <text:p>20010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table:formula="of:=INDIRECT(&quot;C&quot;&amp;(MATCH([.S30]&amp;[.T30];[.L$3:.L$203];0)+2))" office:value-type="float" office:value="0.702" calcext:value-type="float">
            <text:p>0.702</text:p>
          </table:table-cell>
          <table:table-cell table:formula="of:=INDIRECT(&quot;D&quot;&amp;(MATCH([.$S30]&amp;[.$T30];[.$L$3:.$L$203];0)+2))" office:value-type="float" office:value="0.2704" calcext:value-type="float">
            <text:p>0.2704</text:p>
          </table:table-cell>
          <table:table-cell table:formula="of:=INDIRECT(&quot;E&quot;&amp;(MATCH([.$S30]&amp;[.$T30];[.$L$3:.$L$203];0)+2))" office:value-type="float" office:value="0.393" calcext:value-type="float">
            <text:p>0.393</text:p>
          </table:table-cell>
          <table:table-cell table:formula="of:=INDIRECT(&quot;F&quot;&amp;(MATCH([.$S30]&amp;[.$T30];[.$L$3:.$L$203];0)+2))" office:value-type="float" office:value="0.6152" calcext:value-type="float">
            <text:p>0.6152</text:p>
          </table:table-cell>
          <table:table-cell table:formula="of:=INDIRECT(&quot;G&quot;&amp;(MATCH([.$S30]&amp;[.$T30];[.$L$3:.$L$203];0)+2))" office:value-type="float" office:value="0.9929" calcext:value-type="float">
            <text:p>0.9929</text:p>
          </table:table-cell>
          <table:table-cell table:formula="of:=INDIRECT(&quot;H&quot;&amp;(MATCH([.$S30]&amp;[.$T30];[.$L$3:.$L$203];0)+2))" office:value-type="float" office:value="1.5348" calcext:value-type="float">
            <text:p>1.5348</text:p>
          </table:table-cell>
          <table:table-cell table:style-name="ce4" table:formula="of:=INDIRECT(&quot;J&quot;&amp;(MATCH([.$S30]&amp;[.$T30];[.$L$3:.$L$203];0)+2))" office:value-type="float" office:value="0.0001447" calcext:value-type="float">
            <text:p>1.45E-004</text:p>
          </table:table-cell>
          <table:table-cell table:style-name="ce4" table:formula="of:=INDIRECT(&quot;K&quot;&amp;(MATCH([.$S30]&amp;[.$T30];[.$L$3:.$L$203];0)+2))" office:value-type="float" office:value="4251.55494125777" calcext:value-type="float">
            <text:p>4.25E+0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8065" calcext:value-type="float">
            <text:p>0.8065</text:p>
          </table:table-cell>
          <table:table-cell office:value-type="float" office:value="1.1914" calcext:value-type="float">
            <text:p>1.1914</text:p>
          </table:table-cell>
          <table:table-cell office:value-type="float" office:value="1.804" calcext:value-type="float">
            <text:p>1.804</text:p>
          </table:table-cell>
          <table:table-cell office:value-type="float" office:value="2.6353" calcext:value-type="float">
            <text:p>2.6353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31]&amp;[.B31]; [.Q$3:.Q$201]; 0)+2))" office:value-type="float" office:value="0.404" calcext:value-type="float">
            <text:p>4.04E-001</text:p>
          </table:table-cell>
          <table:table-cell table:formula="of:=[.F31]/[.J31]" office:value-type="float" office:value="2.9490099009901" calcext:value-type="float">
            <text:p>2.95</text:p>
          </table:table-cell>
          <table:table-cell table:formula="of:=[.A31]&amp;[.B31]" office:value-type="string" office:string-value="50010" calcext:value-type="string">
            <text:p>500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  <table:table-cell table:formula="of:=[.N31]&amp;[.O31]" office:value-type="string" office:string-value="200150" calcext:value-type="string">
            <text:p>2001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INDIRECT(&quot;C&quot;&amp;(MATCH([.S31]&amp;[.T31];[.L$3:.L$203];0)+2))" office:value-type="float" office:value="0.665" calcext:value-type="float">
            <text:p>0.665</text:p>
          </table:table-cell>
          <table:table-cell table:formula="of:=INDIRECT(&quot;D&quot;&amp;(MATCH([.$S31]&amp;[.$T31];[.$L$3:.$L$203];0)+2))" office:value-type="float" office:value="0.2776" calcext:value-type="float">
            <text:p>0.2776</text:p>
          </table:table-cell>
          <table:table-cell table:formula="of:=INDIRECT(&quot;E&quot;&amp;(MATCH([.$S31]&amp;[.$T31];[.$L$3:.$L$203];0)+2))" office:value-type="float" office:value="0.3946" calcext:value-type="float">
            <text:p>0.3946</text:p>
          </table:table-cell>
          <table:table-cell table:formula="of:=INDIRECT(&quot;F&quot;&amp;(MATCH([.$S31]&amp;[.$T31];[.$L$3:.$L$203];0)+2))" office:value-type="float" office:value="0.5996" calcext:value-type="float">
            <text:p>0.5996</text:p>
          </table:table-cell>
          <table:table-cell table:formula="of:=INDIRECT(&quot;G&quot;&amp;(MATCH([.$S31]&amp;[.$T31];[.$L$3:.$L$203];0)+2))" office:value-type="float" office:value="0.9414" calcext:value-type="float">
            <text:p>0.9414</text:p>
          </table:table-cell>
          <table:table-cell table:formula="of:=INDIRECT(&quot;H&quot;&amp;(MATCH([.$S31]&amp;[.$T31];[.$L$3:.$L$203];0)+2))" office:value-type="float" office:value="1.4306" calcext:value-type="float">
            <text:p>1.4306</text:p>
          </table:table-cell>
          <table:table-cell table:style-name="ce4" table:formula="of:=INDIRECT(&quot;J&quot;&amp;(MATCH([.$S31]&amp;[.$T31];[.$L$3:.$L$203];0)+2))" office:value-type="float" office:value="0.00391" calcext:value-type="float">
            <text:p>3.91E-003</text:p>
          </table:table-cell>
          <table:table-cell table:style-name="ce4" table:formula="of:=INDIRECT(&quot;K&quot;&amp;(MATCH([.$S31]&amp;[.$T31];[.$L$3:.$L$203];0)+2))" office:value-type="float" office:value="153.350383631714" calcext:value-type="float">
            <text:p>1.53E+0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3355" calcext:value-type="float">
            <text:p>1.3355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8036" calcext:value-type="float">
            <text:p>0.8036</text:p>
          </table:table-cell>
          <table:table-cell office:value-type="float" office:value="1.1914" calcext:value-type="float">
            <text:p>1.1914</text:p>
          </table:table-cell>
          <table:table-cell office:value-type="float" office:value="1.8135" calcext:value-type="float">
            <text:p>1.8135</text:p>
          </table:table-cell>
          <table:table-cell office:value-type="float" office:value="2.6546" calcext:value-type="float">
            <text:p>2.654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32]&amp;[.B32]; [.Q$3:.Q$201]; 0)+2))" office:value-type="float" office:value="0.404" calcext:value-type="float">
            <text:p>4.04E-001</text:p>
          </table:table-cell>
          <table:table-cell table:formula="of:=[.F32]/[.J32]" office:value-type="float" office:value="2.9490099009901" calcext:value-type="float">
            <text:p>2.95</text:p>
          </table:table-cell>
          <table:table-cell table:formula="of:=[.A32]&amp;[.B32]" office:value-type="string" office:string-value="50010" calcext:value-type="string">
            <text:p>500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  <table:table-cell table:formula="of:=[.N32]&amp;[.O32]" office:value-type="string" office:string-value="2001" calcext:value-type="string">
            <text:p>20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INDIRECT(&quot;C&quot;&amp;(MATCH([.S32]&amp;[.T32];[.L$3:.L$203];0)+2))" office:value-type="float" office:value="0.8446" calcext:value-type="float">
            <text:p>0.8446</text:p>
          </table:table-cell>
          <table:table-cell table:formula="of:=INDIRECT(&quot;D&quot;&amp;(MATCH([.$S32]&amp;[.$T32];[.$L$3:.$L$203];0)+2))" office:value-type="float" office:value="0.3393" calcext:value-type="float">
            <text:p>0.3393</text:p>
          </table:table-cell>
          <table:table-cell table:formula="of:=INDIRECT(&quot;E&quot;&amp;(MATCH([.$S32]&amp;[.$T32];[.$L$3:.$L$203];0)+2))" office:value-type="float" office:value="0.4892" calcext:value-type="float">
            <text:p>0.4892</text:p>
          </table:table-cell>
          <table:table-cell table:formula="of:=INDIRECT(&quot;F&quot;&amp;(MATCH([.$S32]&amp;[.$T32];[.$L$3:.$L$203];0)+2))" office:value-type="float" office:value="0.752" calcext:value-type="float">
            <text:p>0.752</text:p>
          </table:table-cell>
          <table:table-cell table:formula="of:=INDIRECT(&quot;G&quot;&amp;(MATCH([.$S32]&amp;[.$T32];[.$L$3:.$L$203];0)+2))" office:value-type="float" office:value="1.1926" calcext:value-type="float">
            <text:p>1.1926</text:p>
          </table:table-cell>
          <table:table-cell table:formula="of:=INDIRECT(&quot;H&quot;&amp;(MATCH([.$S32]&amp;[.$T32];[.$L$3:.$L$203];0)+2))" office:value-type="float" office:value="1.8165" calcext:value-type="float">
            <text:p>1.8165</text:p>
          </table:table-cell>
          <table:table-cell table:style-name="ce4" table:formula="of:=INDIRECT(&quot;J&quot;&amp;(MATCH([.$S32]&amp;[.$T32];[.$L$3:.$L$203];0)+2))" office:value-type="float" office:value="0.003934" calcext:value-type="float">
            <text:p>3.93E-003</text:p>
          </table:table-cell>
          <table:table-cell table:style-name="ce4" table:formula="of:=INDIRECT(&quot;K&quot;&amp;(MATCH([.$S32]&amp;[.$T32];[.$L$3:.$L$203];0)+2))" office:value-type="float" office:value="191.15404168785" calcext:value-type="float">
            <text:p>1.91E+0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.1724" calcext:value-type="float">
            <text:p>1.1724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823" calcext:value-type="float">
            <text:p>0.823</text:p>
          </table:table-cell>
          <table:table-cell office:value-type="float" office:value="1.207" calcext:value-type="float">
            <text:p>1.207</text:p>
          </table:table-cell>
          <table:table-cell office:value-type="float" office:value="1.8181" calcext:value-type="float">
            <text:p>1.8181</text:p>
          </table:table-cell>
          <table:table-cell office:value-type="float" office:value="2.6646" calcext:value-type="float">
            <text:p>2.664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33]&amp;[.B33]; [.Q$3:.Q$201]; 0)+2))" office:value-type="float" office:value="0.3826" calcext:value-type="float">
            <text:p>3.83E-001</text:p>
          </table:table-cell>
          <table:table-cell table:formula="of:=[.F33]/[.J33]" office:value-type="float" office:value="3.15473078933612" calcext:value-type="float">
            <text:p>3.15</text:p>
          </table:table-cell>
          <table:table-cell table:formula="of:=[.A33]&amp;[.B33]" office:value-type="string" office:string-value="50050" calcext:value-type="string">
            <text:p>500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  <table:table-cell table:formula="of:=[.N33]&amp;[.O33]" office:value-type="string" office:string-value="20050" calcext:value-type="string">
            <text:p>200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S33]&amp;[.T33];[.L$3:.L$203];0)+2))" office:value-type="float" office:value="0.6821" calcext:value-type="float">
            <text:p>0.6821</text:p>
          </table:table-cell>
          <table:table-cell table:formula="of:=INDIRECT(&quot;D&quot;&amp;(MATCH([.$S33]&amp;[.$T33];[.$L$3:.$L$203];0)+2))" office:value-type="float" office:value="0.269" calcext:value-type="float">
            <text:p>0.269</text:p>
          </table:table-cell>
          <table:table-cell table:formula="of:=INDIRECT(&quot;E&quot;&amp;(MATCH([.$S33]&amp;[.$T33];[.$L$3:.$L$203];0)+2))" office:value-type="float" office:value="0.39" calcext:value-type="float">
            <text:p>0.39</text:p>
          </table:table-cell>
          <table:table-cell table:formula="of:=INDIRECT(&quot;F&quot;&amp;(MATCH([.$S33]&amp;[.$T33];[.$L$3:.$L$203];0)+2))" office:value-type="float" office:value="0.6094" calcext:value-type="float">
            <text:p>0.6094</text:p>
          </table:table-cell>
          <table:table-cell table:formula="of:=INDIRECT(&quot;G&quot;&amp;(MATCH([.$S33]&amp;[.$T33];[.$L$3:.$L$203];0)+2))" office:value-type="float" office:value="0.9834" calcext:value-type="float">
            <text:p>0.9834</text:p>
          </table:table-cell>
          <table:table-cell table:formula="of:=INDIRECT(&quot;H&quot;&amp;(MATCH([.$S33]&amp;[.$T33];[.$L$3:.$L$203];0)+2))" office:value-type="float" office:value="1.5201" calcext:value-type="float">
            <text:p>1.5201</text:p>
          </table:table-cell>
          <table:table-cell table:style-name="ce4" table:formula="of:=INDIRECT(&quot;J&quot;&amp;(MATCH([.$S33]&amp;[.$T33];[.$L$3:.$L$203];0)+2))" office:value-type="float" office:value="0.003797" calcext:value-type="float">
            <text:p>3.80E-003</text:p>
          </table:table-cell>
          <table:table-cell table:style-name="ce4" table:formula="of:=INDIRECT(&quot;K&quot;&amp;(MATCH([.$S33]&amp;[.$T33];[.$L$3:.$L$203];0)+2))" office:value-type="float" office:value="160.49512773242" calcext:value-type="float">
            <text:p>1.60E+0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2184" calcext:value-type="float">
            <text:p>1.21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7642" calcext:value-type="float">
            <text:p>0.7642</text:p>
          </table:table-cell>
          <table:table-cell office:value-type="float" office:value="1.1289" calcext:value-type="float">
            <text:p>1.1289</text:p>
          </table:table-cell>
          <table:table-cell office:value-type="float" office:value="1.7094" calcext:value-type="float">
            <text:p>1.7094</text:p>
          </table:table-cell>
          <table:table-cell office:value-type="float" office:value="2.5105" calcext:value-type="float">
            <text:p>2.510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34]&amp;[.B34]; [.Q$3:.Q$201]; 0)+2))" office:value-type="float" office:value="0.3029" calcext:value-type="float">
            <text:p>3.03E-001</text:p>
          </table:table-cell>
          <table:table-cell table:formula="of:=[.F34]/[.J34]" office:value-type="float" office:value="3.72697259821723" calcext:value-type="float">
            <text:p>3.73</text:p>
          </table:table-cell>
          <table:table-cell table:formula="of:=[.A34]&amp;[.B34]" office:value-type="string" office:string-value="500100" calcext:value-type="string">
            <text:p>500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  <table:table-cell table:formula="of:=[.N34]&amp;[.O34]" office:value-type="string" office:string-value="201" calcext:value-type="string">
            <text:p>2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INDIRECT(&quot;C&quot;&amp;(MATCH([.S34]&amp;[.T34];[.L$3:.L$203];0)+2))" office:value-type="float" office:value="0.7498" calcext:value-type="float">
            <text:p>0.7498</text:p>
          </table:table-cell>
          <table:table-cell table:formula="of:=INDIRECT(&quot;D&quot;&amp;(MATCH([.$S34]&amp;[.$T34];[.$L$3:.$L$203];0)+2))" office:value-type="float" office:value="0.3004" calcext:value-type="float">
            <text:p>0.3004</text:p>
          </table:table-cell>
          <table:table-cell table:formula="of:=INDIRECT(&quot;E&quot;&amp;(MATCH([.$S34]&amp;[.$T34];[.$L$3:.$L$203];0)+2))" office:value-type="float" office:value="0.4311" calcext:value-type="float">
            <text:p>0.4311</text:p>
          </table:table-cell>
          <table:table-cell table:formula="of:=INDIRECT(&quot;F&quot;&amp;(MATCH([.$S34]&amp;[.$T34];[.$L$3:.$L$203];0)+2))" office:value-type="float" office:value="0.6602" calcext:value-type="float">
            <text:p>0.6602</text:p>
          </table:table-cell>
          <table:table-cell table:formula="of:=INDIRECT(&quot;G&quot;&amp;(MATCH([.$S34]&amp;[.$T34];[.$L$3:.$L$203];0)+2))" office:value-type="float" office:value="1.0364" calcext:value-type="float">
            <text:p>1.0364</text:p>
          </table:table-cell>
          <table:table-cell table:formula="of:=INDIRECT(&quot;H&quot;&amp;(MATCH([.$S34]&amp;[.$T34];[.$L$3:.$L$203];0)+2))" office:value-type="float" office:value="1.575" calcext:value-type="float">
            <text:p>1.575</text:p>
          </table:table-cell>
          <table:table-cell table:style-name="ce4" table:formula="of:=INDIRECT(&quot;J&quot;&amp;(MATCH([.$S34]&amp;[.$T34];[.$L$3:.$L$203];0)+2))" office:value-type="float" office:value="0.003601" calcext:value-type="float">
            <text:p>3.60E-003</text:p>
          </table:table-cell>
          <table:table-cell table:style-name="ce4" table:formula="of:=INDIRECT(&quot;K&quot;&amp;(MATCH([.$S34]&amp;[.$T34];[.$L$3:.$L$203];0)+2))" office:value-type="float" office:value="183.337961677312" calcext:value-type="float">
            <text:p>1.83E+0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0914" calcext:value-type="float">
            <text:p>1.0914</text:p>
          </table:table-cell>
          <table:table-cell office:value-type="float" office:value="0.4843" calcext:value-type="float">
            <text:p>0.4843</text:p>
          </table:table-cell>
          <table:table-cell office:value-type="float" office:value="0.6731" calcext:value-type="float">
            <text:p>0.6731</text:p>
          </table:table-cell>
          <table:table-cell office:value-type="float" office:value="1.0039" calcext:value-type="float">
            <text:p>1.0039</text:p>
          </table:table-cell>
          <table:table-cell office:value-type="float" office:value="1.5361" calcext:value-type="float">
            <text:p>1.5361</text:p>
          </table:table-cell>
          <table:table-cell office:value-type="float" office:value="2.2767" calcext:value-type="float">
            <text:p>2.2767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35]&amp;[.B35]; [.Q$3:.Q$201]; 0)+2))" office:value-type="float" office:value="0.3029" calcext:value-type="float">
            <text:p>3.03E-001</text:p>
          </table:table-cell>
          <table:table-cell table:formula="of:=[.F35]/[.J35]" office:value-type="float" office:value="3.31429514691317" calcext:value-type="float">
            <text:p>3.31</text:p>
          </table:table-cell>
          <table:table-cell table:formula="of:=[.A35]&amp;[.B35]" office:value-type="string" office:string-value="500100" calcext:value-type="string">
            <text:p>500100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  <table:table-cell table:formula="of:=[.N35]&amp;[.O35]" office:value-type="string" office:string-value="295150" calcext:value-type="string">
            <text:p>2951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table:formula="of:=INDIRECT(&quot;C&quot;&amp;(MATCH([.S35]&amp;[.T35];[.L$3:.L$203];0)+2))" office:value-type="float" office:value="0.7755" calcext:value-type="float">
            <text:p>0.7755</text:p>
          </table:table-cell>
          <table:table-cell table:formula="of:=INDIRECT(&quot;D&quot;&amp;(MATCH([.$S35]&amp;[.$T35];[.$L$3:.$L$203];0)+2))" office:value-type="float" office:value="0.308" calcext:value-type="float">
            <text:p>0.308</text:p>
          </table:table-cell>
          <table:table-cell table:formula="of:=INDIRECT(&quot;E&quot;&amp;(MATCH([.$S35]&amp;[.$T35];[.$L$3:.$L$203];0)+2))" office:value-type="float" office:value="0.4422" calcext:value-type="float">
            <text:p>0.4422</text:p>
          </table:table-cell>
          <table:table-cell table:formula="of:=INDIRECT(&quot;F&quot;&amp;(MATCH([.$S35]&amp;[.$T35];[.$L$3:.$L$203];0)+2))" office:value-type="float" office:value="0.6855" calcext:value-type="float">
            <text:p>0.6855</text:p>
          </table:table-cell>
          <table:table-cell table:formula="of:=INDIRECT(&quot;G&quot;&amp;(MATCH([.$S35]&amp;[.$T35];[.$L$3:.$L$203];0)+2))" office:value-type="float" office:value="1.0872" calcext:value-type="float">
            <text:p>1.0872</text:p>
          </table:table-cell>
          <table:table-cell table:formula="of:=INDIRECT(&quot;H&quot;&amp;(MATCH([.$S35]&amp;[.$T35];[.$L$3:.$L$203];0)+2))" office:value-type="float" office:value="1.6561" calcext:value-type="float">
            <text:p>1.6561</text:p>
          </table:table-cell>
          <table:table-cell table:style-name="ce4" table:formula="of:=INDIRECT(&quot;J&quot;&amp;(MATCH([.$S35]&amp;[.$T35];[.$L$3:.$L$203];0)+2))" office:value-type="float" office:value="0.003446" calcext:value-type="float">
            <text:p>3.45E-003</text:p>
          </table:table-cell>
          <table:table-cell table:style-name="ce4" table:formula="of:=INDIRECT(&quot;K&quot;&amp;(MATCH([.$S35]&amp;[.$T35];[.$L$3:.$L$203];0)+2))" office:value-type="float" office:value="198.926291352293" calcext:value-type="float">
            <text:p>1.99E+0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.1238" calcext:value-type="float">
            <text:p>1.1238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6982" calcext:value-type="float">
            <text:p>0.6982</text:p>
          </table:table-cell>
          <table:table-cell office:value-type="float" office:value="1.0352" calcext:value-type="float">
            <text:p>1.0352</text:p>
          </table:table-cell>
          <table:table-cell office:value-type="float" office:value="1.5757" calcext:value-type="float">
            <text:p>1.5757</text:p>
          </table:table-cell>
          <table:table-cell office:value-type="float" office:value="2.3187" calcext:value-type="float">
            <text:p>2.318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36]&amp;[.B36]; [.Q$3:.Q$201]; 0)+2))" office:value-type="float" office:value="0.2201" calcext:value-type="float">
            <text:p>2.20E-001</text:p>
          </table:table-cell>
          <table:table-cell table:formula="of:=[.F36]/[.J36]" office:value-type="float" office:value="4.70331667423898" calcext:value-type="float">
            <text:p>4.70</text:p>
          </table:table-cell>
          <table:table-cell table:formula="of:=[.A36]&amp;[.B36]" office:value-type="string" office:string-value="500150" calcext:value-type="string">
            <text:p>500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  <table:table-cell table:formula="of:=[.N36]&amp;[.O36]" office:value-type="string" office:string-value="300100" calcext:value-type="string">
            <text:p>3001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INDIRECT(&quot;C&quot;&amp;(MATCH([.S36]&amp;[.T36];[.L$3:.L$203];0)+2))" office:value-type="float" office:value="0.7365" calcext:value-type="float">
            <text:p>0.7365</text:p>
          </table:table-cell>
          <table:table-cell table:formula="of:=INDIRECT(&quot;D&quot;&amp;(MATCH([.$S36]&amp;[.$T36];[.$L$3:.$L$203];0)+2))" office:value-type="float" office:value="0.2884" calcext:value-type="float">
            <text:p>0.2884</text:p>
          </table:table-cell>
          <table:table-cell table:formula="of:=INDIRECT(&quot;E&quot;&amp;(MATCH([.$S36]&amp;[.$T36];[.$L$3:.$L$203];0)+2))" office:value-type="float" office:value="0.417" calcext:value-type="float">
            <text:p>0.417</text:p>
          </table:table-cell>
          <table:table-cell table:formula="of:=INDIRECT(&quot;F&quot;&amp;(MATCH([.$S36]&amp;[.$T36];[.$L$3:.$L$203];0)+2))" office:value-type="float" office:value="0.6504" calcext:value-type="float">
            <text:p>0.6504</text:p>
          </table:table-cell>
          <table:table-cell table:formula="of:=INDIRECT(&quot;G&quot;&amp;(MATCH([.$S36]&amp;[.$T36];[.$L$3:.$L$203];0)+2))" office:value-type="float" office:value="1.0393" calcext:value-type="float">
            <text:p>1.0393</text:p>
          </table:table-cell>
          <table:table-cell table:formula="of:=INDIRECT(&quot;H&quot;&amp;(MATCH([.$S36]&amp;[.$T36];[.$L$3:.$L$203];0)+2))" office:value-type="float" office:value="1.5892" calcext:value-type="float">
            <text:p>1.5892</text:p>
          </table:table-cell>
          <table:table-cell table:style-name="ce4" table:formula="of:=INDIRECT(&quot;J&quot;&amp;(MATCH([.$S36]&amp;[.$T36];[.$L$3:.$L$203];0)+2))" office:value-type="float" office:value="0.001693" calcext:value-type="float">
            <text:p>1.69E-003</text:p>
          </table:table-cell>
          <table:table-cell table:style-name="ce4" table:formula="of:=INDIRECT(&quot;K&quot;&amp;(MATCH([.$S36]&amp;[.$T36];[.$L$3:.$L$203];0)+2))" office:value-type="float" office:value="384.170112226816" calcext:value-type="float">
            <text:p>3.84E+0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473" calcext:value-type="float">
            <text:p>0.47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9805" calcext:value-type="float">
            <text:p>0.9805</text:p>
          </table:table-cell>
          <table:table-cell office:value-type="float" office:value="1.4924" calcext:value-type="float">
            <text:p>1.4924</text:p>
          </table:table-cell>
          <table:table-cell office:value-type="float" office:value="2.2079" calcext:value-type="float">
            <text:p>2.2079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37]&amp;[.B37]; [.Q$3:.Q$201]; 0)+2))" office:value-type="float" office:value="0.2201" calcext:value-type="float">
            <text:p>2.20E-001</text:p>
          </table:table-cell>
          <table:table-cell table:formula="of:=[.F37]/[.J37]" office:value-type="float" office:value="4.45479327578373" calcext:value-type="float">
            <text:p>4.45</text:p>
          </table:table-cell>
          <table:table-cell table:formula="of:=[.A37]&amp;[.B37]" office:value-type="string" office:string-value="500150" calcext:value-type="string">
            <text:p>500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  <table:table-cell table:formula="of:=[.N37]&amp;[.O37]" office:value-type="string" office:string-value="30010" calcext:value-type="string">
            <text:p>300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INDIRECT(&quot;C&quot;&amp;(MATCH([.S37]&amp;[.T37];[.L$3:.L$203];0)+2))" office:value-type="float" office:value="0.8461" calcext:value-type="float">
            <text:p>0.8461</text:p>
          </table:table-cell>
          <table:table-cell table:formula="of:=INDIRECT(&quot;D&quot;&amp;(MATCH([.$S37]&amp;[.$T37];[.$L$3:.$L$203];0)+2))" office:value-type="float" office:value="0.3541" calcext:value-type="float">
            <text:p>0.3541</text:p>
          </table:table-cell>
          <table:table-cell table:formula="of:=INDIRECT(&quot;E&quot;&amp;(MATCH([.$S37]&amp;[.$T37];[.$L$3:.$L$203];0)+2))" office:value-type="float" office:value="0.5057" calcext:value-type="float">
            <text:p>0.5057</text:p>
          </table:table-cell>
          <table:table-cell table:formula="of:=INDIRECT(&quot;F&quot;&amp;(MATCH([.$S37]&amp;[.$T37];[.$L$3:.$L$203];0)+2))" office:value-type="float" office:value="0.7715" calcext:value-type="float">
            <text:p>0.7715</text:p>
          </table:table-cell>
          <table:table-cell table:formula="of:=INDIRECT(&quot;G&quot;&amp;(MATCH([.$S37]&amp;[.$T37];[.$L$3:.$L$203];0)+2))" office:value-type="float" office:value="1.2112" calcext:value-type="float">
            <text:p>1.2112</text:p>
          </table:table-cell>
          <table:table-cell table:formula="of:=INDIRECT(&quot;H&quot;&amp;(MATCH([.$S37]&amp;[.$T37];[.$L$3:.$L$203];0)+2))" office:value-type="float" office:value="1.8407" calcext:value-type="float">
            <text:p>1.8407</text:p>
          </table:table-cell>
          <table:table-cell table:style-name="ce4" table:formula="of:=INDIRECT(&quot;J&quot;&amp;(MATCH([.$S37]&amp;[.$T37];[.$L$3:.$L$203];0)+2))" office:value-type="float" office:value="0.000003231" calcext:value-type="float">
            <text:p>3.23E-006</text:p>
          </table:table-cell>
          <table:table-cell table:style-name="ce4" table:formula="of:=INDIRECT(&quot;K&quot;&amp;(MATCH([.$S37]&amp;[.$T37];[.$L$3:.$L$203];0)+2))" office:value-type="float" office:value="238780.563293098" calcext:value-type="float">
            <text:p>2.39E+00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6934" calcext:value-type="float">
            <text:p>0.6934</text:p>
          </table:table-cell>
          <table:table-cell office:value-type="float" office:value="1.0941" calcext:value-type="float">
            <text:p>1.0941</text:p>
          </table:table-cell>
          <table:table-cell office:value-type="float" office:value="1.6567" calcext:value-type="float">
            <text:p>1.656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38]&amp;[.B38]; [.Q$3:.Q$201]; 0)+2))" office:value-type="float" office:value="0.001424" calcext:value-type="float">
            <text:p>1.42E-003</text:p>
          </table:table-cell>
          <table:table-cell table:formula="of:=[.F38]/[.J38]" office:value-type="float" office:value="486.938202247191" calcext:value-type="float">
            <text:p>486.94</text:p>
          </table:table-cell>
          <table:table-cell table:formula="of:=[.A38]&amp;[.B38]" office:value-type="string" office:string-value="500500" calcext:value-type="string">
            <text:p>5005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table:formula="of:=[.N38]&amp;[.O38]" office:value-type="string" office:string-value="3001" calcext:value-type="string">
            <text:p>3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INDIRECT(&quot;C&quot;&amp;(MATCH([.S38]&amp;[.T38];[.L$3:.L$203];0)+2))" office:value-type="float" office:value="0.8935" calcext:value-type="float">
            <text:p>0.8935</text:p>
          </table:table-cell>
          <table:table-cell table:formula="of:=INDIRECT(&quot;D&quot;&amp;(MATCH([.$S38]&amp;[.$T38];[.$L$3:.$L$203];0)+2))" office:value-type="float" office:value="0.3609" calcext:value-type="float">
            <text:p>0.3609</text:p>
          </table:table-cell>
          <table:table-cell table:formula="of:=INDIRECT(&quot;E&quot;&amp;(MATCH([.$S38]&amp;[.$T38];[.$L$3:.$L$203];0)+2))" office:value-type="float" office:value="0.5178" calcext:value-type="float">
            <text:p>0.5178</text:p>
          </table:table-cell>
          <table:table-cell table:formula="of:=INDIRECT(&quot;F&quot;&amp;(MATCH([.$S38]&amp;[.$T38];[.$L$3:.$L$203];0)+2))" office:value-type="float" office:value="0.793" calcext:value-type="float">
            <text:p>0.793</text:p>
          </table:table-cell>
          <table:table-cell table:formula="of:=INDIRECT(&quot;G&quot;&amp;(MATCH([.$S38]&amp;[.$T38];[.$L$3:.$L$203];0)+2))" office:value-type="float" office:value="1.2513" calcext:value-type="float">
            <text:p>1.2513</text:p>
          </table:table-cell>
          <table:table-cell table:formula="of:=INDIRECT(&quot;H&quot;&amp;(MATCH([.$S38]&amp;[.$T38];[.$L$3:.$L$203];0)+2))" office:value-type="float" office:value="1.8947" calcext:value-type="float">
            <text:p>1.8947</text:p>
          </table:table-cell>
          <table:table-cell table:style-name="ce4" table:formula="of:=INDIRECT(&quot;J&quot;&amp;(MATCH([.$S38]&amp;[.$T38];[.$L$3:.$L$203];0)+2))" office:value-type="float" office:value="0.000003219" calcext:value-type="float">
            <text:p>3.22E-006</text:p>
          </table:table-cell>
          <table:table-cell table:style-name="ce4" table:formula="of:=INDIRECT(&quot;K&quot;&amp;(MATCH([.$S38]&amp;[.$T38];[.$L$3:.$L$203];0)+2))" office:value-type="float" office:value="246349.798073936" calcext:value-type="float">
            <text:p>2.46E+00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763" calcext:value-type="float">
            <text:p>0.763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6582" calcext:value-type="float">
            <text:p>0.6582</text:p>
          </table:table-cell>
          <table:table-cell office:value-type="float" office:value="1.0517" calcext:value-type="float">
            <text:p>1.0517</text:p>
          </table:table-cell>
          <table:table-cell office:value-type="float" office:value="1.6082" calcext:value-type="float">
            <text:p>1.608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39]&amp;[.B39]; [.Q$3:.Q$201]; 0)+2))" office:value-type="float" office:value="0.001424" calcext:value-type="float">
            <text:p>1.42E-003</text:p>
          </table:table-cell>
          <table:table-cell table:formula="of:=[.F39]/[.J39]" office:value-type="float" office:value="462.219101123596" calcext:value-type="float">
            <text:p>462.22</text:p>
          </table:table-cell>
          <table:table-cell table:formula="of:=[.A39]&amp;[.B39]" office:value-type="string" office:string-value="500500" calcext:value-type="string">
            <text:p>5005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  <table:table-cell table:formula="of:=[.N39]&amp;[.O39]" office:value-type="string" office:string-value="30050" calcext:value-type="string">
            <text:p>300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formula="of:=INDIRECT(&quot;C&quot;&amp;(MATCH([.S39]&amp;[.T39];[.L$3:.L$203];0)+2))" office:value-type="float" office:value="0.8547" calcext:value-type="float">
            <text:p>0.8547</text:p>
          </table:table-cell>
          <table:table-cell table:formula="of:=INDIRECT(&quot;D&quot;&amp;(MATCH([.$S39]&amp;[.$T39];[.$L$3:.$L$203];0)+2))" office:value-type="float" office:value="0.344" calcext:value-type="float">
            <text:p>0.344</text:p>
          </table:table-cell>
          <table:table-cell table:formula="of:=INDIRECT(&quot;E&quot;&amp;(MATCH([.$S39]&amp;[.$T39];[.$L$3:.$L$203];0)+2))" office:value-type="float" office:value="0.4936" calcext:value-type="float">
            <text:p>0.4936</text:p>
          </table:table-cell>
          <table:table-cell table:formula="of:=INDIRECT(&quot;F&quot;&amp;(MATCH([.$S39]&amp;[.$T39];[.$L$3:.$L$203];0)+2))" office:value-type="float" office:value="0.7559" calcext:value-type="float">
            <text:p>0.7559</text:p>
          </table:table-cell>
          <table:table-cell table:formula="of:=INDIRECT(&quot;G&quot;&amp;(MATCH([.$S39]&amp;[.$T39];[.$L$3:.$L$203];0)+2))" office:value-type="float" office:value="1.1927" calcext:value-type="float">
            <text:p>1.1927</text:p>
          </table:table-cell>
          <table:table-cell table:formula="of:=INDIRECT(&quot;H&quot;&amp;(MATCH([.$S39]&amp;[.$T39];[.$L$3:.$L$203];0)+2))" office:value-type="float" office:value="1.8061" calcext:value-type="float">
            <text:p>1.8061</text:p>
          </table:table-cell>
          <table:table-cell table:style-name="ce4" table:formula="of:=INDIRECT(&quot;J&quot;&amp;(MATCH([.$S39]&amp;[.$T39];[.$L$3:.$L$203];0)+2))" office:value-type="float" office:value="0.000002991" calcext:value-type="float">
            <text:p>2.99E-006</text:p>
          </table:table-cell>
          <table:table-cell table:style-name="ce4" table:formula="of:=INDIRECT(&quot;K&quot;&amp;(MATCH([.$S39]&amp;[.$T39];[.$L$3:.$L$203];0)+2))" office:value-type="float" office:value="252724.841190237" calcext:value-type="float">
            <text:p>2.53E+00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9082" calcext:value-type="float">
            <text:p>0.9082</text:p>
          </table:table-cell>
          <table:table-cell office:value-type="float" office:value="1.3887" calcext:value-type="float">
            <text:p>1.3887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0]&amp;[.B40]; [.Q$3:.Q$201]; 0)+2))" office:value-type="float" office:value="0.003961" calcext:value-type="float">
            <text:p>3.96E-003</text:p>
          </table:table-cell>
          <table:table-cell table:formula="of:=[.F40]/[.J40]" office:value-type="float" office:value="143.499116384751" calcext:value-type="float">
            <text:p>143.50</text:p>
          </table:table-cell>
          <table:table-cell table:formula="of:=[.A40]&amp;[.B40]" office:value-type="string" office:string-value="995500" calcext:value-type="string">
            <text:p>9955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  <table:table-cell table:formula="of:=[.N40]&amp;[.O40]" office:value-type="string" office:string-value="500100" calcext:value-type="string">
            <text:p>5001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INDIRECT(&quot;C&quot;&amp;(MATCH([.S40]&amp;[.T40];[.L$3:.L$203];0)+2))" office:value-type="float" office:value="0.8681" calcext:value-type="float">
            <text:p>0.8681</text:p>
          </table:table-cell>
          <table:table-cell table:formula="of:=INDIRECT(&quot;D&quot;&amp;(MATCH([.$S40]&amp;[.$T40];[.$L$3:.$L$203];0)+2))" office:value-type="float" office:value="0.3511" calcext:value-type="float">
            <text:p>0.3511</text:p>
          </table:table-cell>
          <table:table-cell table:formula="of:=INDIRECT(&quot;E&quot;&amp;(MATCH([.$S40]&amp;[.$T40];[.$L$3:.$L$203];0)+2))" office:value-type="float" office:value="0.5038" calcext:value-type="float">
            <text:p>0.5038</text:p>
          </table:table-cell>
          <table:table-cell table:formula="of:=INDIRECT(&quot;F&quot;&amp;(MATCH([.$S40]&amp;[.$T40];[.$L$3:.$L$203];0)+2))" office:value-type="float" office:value="0.7715" calcext:value-type="float">
            <text:p>0.7715</text:p>
          </table:table-cell>
          <table:table-cell table:formula="of:=INDIRECT(&quot;G&quot;&amp;(MATCH([.$S40]&amp;[.$T40];[.$L$3:.$L$203];0)+2))" office:value-type="float" office:value="1.2174" calcext:value-type="float">
            <text:p>1.2174</text:p>
          </table:table-cell>
          <table:table-cell table:formula="of:=INDIRECT(&quot;H&quot;&amp;(MATCH([.$S40]&amp;[.$T40];[.$L$3:.$L$203];0)+2))" office:value-type="float" office:value="1.8434" calcext:value-type="float">
            <text:p>1.8434</text:p>
          </table:table-cell>
          <table:table-cell table:style-name="ce4" table:formula="of:=INDIRECT(&quot;J&quot;&amp;(MATCH([.$S40]&amp;[.$T40];[.$L$3:.$L$203];0)+2))" office:value-type="float" office:value="0.000002775" calcext:value-type="float">
            <text:p>2.78E-006</text:p>
          </table:table-cell>
          <table:table-cell table:style-name="ce4" table:formula="of:=INDIRECT(&quot;K&quot;&amp;(MATCH([.$S40]&amp;[.$T40];[.$L$3:.$L$203];0)+2))" office:value-type="float" office:value="278018.018018018" calcext:value-type="float">
            <text:p>2.78E+0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8555" calcext:value-type="float">
            <text:p>0.8555</text:p>
          </table:table-cell>
          <table:table-cell office:value-type="float" office:value="1.3294" calcext:value-type="float">
            <text:p>1.3294</text:p>
          </table:table-cell>
          <table:table-cell office:value-type="float" office:value="1.9803" calcext:value-type="float">
            <text:p>1.9803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41]&amp;[.B41]; [.Q$3:.Q$201]; 0)+2))" office:value-type="float" office:value="0.05101" calcext:value-type="float">
            <text:p>5.10E-002</text:p>
          </table:table-cell>
          <table:table-cell table:formula="of:=[.F41]/[.J41]" office:value-type="float" office:value="16.7712213291511" calcext:value-type="float">
            <text:p>16.77</text:p>
          </table:table-cell>
          <table:table-cell table:formula="of:=[.A41]&amp;[.B41]" office:value-type="string" office:string-value="10001" calcext:value-type="string">
            <text:p>100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  <table:table-cell table:formula="of:=[.N41]&amp;[.O41]" office:value-type="string" office:string-value="50010" calcext:value-type="string">
            <text:p>500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table:formula="of:=INDIRECT(&quot;C&quot;&amp;(MATCH([.S41]&amp;[.T41];[.L$3:.L$203];0)+2))" office:value-type="float" office:value="0.8263" calcext:value-type="float">
            <text:p>0.8263</text:p>
          </table:table-cell>
          <table:table-cell table:formula="of:=INDIRECT(&quot;D&quot;&amp;(MATCH([.$S41]&amp;[.$T41];[.$L$3:.$L$203];0)+2))" office:value-type="float" office:value="0.3296" calcext:value-type="float">
            <text:p>0.3296</text:p>
          </table:table-cell>
          <table:table-cell table:formula="of:=INDIRECT(&quot;E&quot;&amp;(MATCH([.$S41]&amp;[.$T41];[.$L$3:.$L$203];0)+2))" office:value-type="float" office:value="0.4752" calcext:value-type="float">
            <text:p>0.4752</text:p>
          </table:table-cell>
          <table:table-cell table:formula="of:=INDIRECT(&quot;F&quot;&amp;(MATCH([.$S41]&amp;[.$T41];[.$L$3:.$L$203];0)+2))" office:value-type="float" office:value="0.7305" calcext:value-type="float">
            <text:p>0.7305</text:p>
          </table:table-cell>
          <table:table-cell table:formula="of:=INDIRECT(&quot;G&quot;&amp;(MATCH([.$S41]&amp;[.$T41];[.$L$3:.$L$203];0)+2))" office:value-type="float" office:value="1.1527" calcext:value-type="float">
            <text:p>1.1527</text:p>
          </table:table-cell>
          <table:table-cell table:formula="of:=INDIRECT(&quot;H&quot;&amp;(MATCH([.$S41]&amp;[.$T41];[.$L$3:.$L$203];0)+2))" office:value-type="float" office:value="1.7621" calcext:value-type="float">
            <text:p>1.7621</text:p>
          </table:table-cell>
          <table:table-cell table:style-name="ce4" table:formula="of:=INDIRECT(&quot;J&quot;&amp;(MATCH([.$S41]&amp;[.$T41];[.$L$3:.$L$203];0)+2))" office:value-type="float" office:value="0.0000026" calcext:value-type="float">
            <text:p>2.60E-006</text:p>
          </table:table-cell>
          <table:table-cell table:style-name="ce4" table:formula="of:=INDIRECT(&quot;K&quot;&amp;(MATCH([.$S41]&amp;[.$T41];[.$L$3:.$L$203];0)+2))" office:value-type="float" office:value="280961.538461538" calcext:value-type="float">
            <text:p>2.81E+0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8398" calcext:value-type="float">
            <text:p>0.8398</text:p>
          </table:table-cell>
          <table:table-cell office:value-type="float" office:value="1.3052" calcext:value-type="float">
            <text:p>1.3052</text:p>
          </table:table-cell>
          <table:table-cell office:value-type="float" office:value="1.9588" calcext:value-type="float">
            <text:p>1.958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2]&amp;[.B42]; [.Q$3:.Q$201]; 0)+2))" office:value-type="float" office:value="0.05101" calcext:value-type="float">
            <text:p>5.10E-002</text:p>
          </table:table-cell>
          <table:table-cell table:formula="of:=[.F42]/[.J42]" office:value-type="float" office:value="16.4634385414625" calcext:value-type="float">
            <text:p>16.46</text:p>
          </table:table-cell>
          <table:table-cell table:formula="of:=[.A42]&amp;[.B42]" office:value-type="string" office:string-value="10001" calcext:value-type="string">
            <text:p>100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  <table:table-cell table:formula="of:=[.N42]&amp;[.O42]" office:value-type="string" office:string-value="500150" calcext:value-type="string">
            <text:p>5001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formula="of:=INDIRECT(&quot;C&quot;&amp;(MATCH([.S42]&amp;[.T42];[.L$3:.L$203];0)+2))" office:value-type="float" office:value="0.7803" calcext:value-type="float">
            <text:p>0.7803</text:p>
          </table:table-cell>
          <table:table-cell table:formula="of:=INDIRECT(&quot;D&quot;&amp;(MATCH([.$S42]&amp;[.$T42];[.$L$3:.$L$203];0)+2))" office:value-type="float" office:value="0.2978" calcext:value-type="float">
            <text:p>0.2978</text:p>
          </table:table-cell>
          <table:table-cell table:formula="of:=INDIRECT(&quot;E&quot;&amp;(MATCH([.$S42]&amp;[.$T42];[.$L$3:.$L$203];0)+2))" office:value-type="float" office:value="0.4344" calcext:value-type="float">
            <text:p>0.4344</text:p>
          </table:table-cell>
          <table:table-cell table:formula="of:=INDIRECT(&quot;F&quot;&amp;(MATCH([.$S42]&amp;[.$T42];[.$L$3:.$L$203];0)+2))" office:value-type="float" office:value="0.6777" calcext:value-type="float">
            <text:p>0.6777</text:p>
          </table:table-cell>
          <table:table-cell table:formula="of:=INDIRECT(&quot;G&quot;&amp;(MATCH([.$S42]&amp;[.$T42];[.$L$3:.$L$203];0)+2))" office:value-type="float" office:value="1.0938" calcext:value-type="float">
            <text:p>1.0938</text:p>
          </table:table-cell>
          <table:table-cell table:formula="of:=INDIRECT(&quot;H&quot;&amp;(MATCH([.$S42]&amp;[.$T42];[.$L$3:.$L$203];0)+2))" office:value-type="float" office:value="1.6907" calcext:value-type="float">
            <text:p>1.6907</text:p>
          </table:table-cell>
          <table:table-cell table:style-name="ce4" table:formula="of:=INDIRECT(&quot;J&quot;&amp;(MATCH([.$S42]&amp;[.$T42];[.$L$3:.$L$203];0)+2))" office:value-type="float" office:value="0.00000108" calcext:value-type="float">
            <text:p>1.08E-006</text:p>
          </table:table-cell>
          <table:table-cell table:style-name="ce4" table:formula="of:=INDIRECT(&quot;K&quot;&amp;(MATCH([.$S42]&amp;[.$T42];[.$L$3:.$L$203];0)+2))" office:value-type="float" office:value="627500" calcext:value-type="float">
            <text:p>6.28E+0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8633" calcext:value-type="float">
            <text:p>0.8633</text:p>
          </table:table-cell>
          <table:table-cell office:value-type="float" office:value="1.3347" calcext:value-type="float">
            <text:p>1.3347</text:p>
          </table:table-cell>
          <table:table-cell office:value-type="float" office:value="1.985" calcext:value-type="float">
            <text:p>1.98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43]&amp;[.B43]; [.Q$3:.Q$201]; 0)+2))" office:value-type="float" office:value="0.05125" calcext:value-type="float">
            <text:p>5.13E-002</text:p>
          </table:table-cell>
          <table:table-cell table:formula="of:=[.F43]/[.J43]" office:value-type="float" office:value="16.8448780487805" calcext:value-type="float">
            <text:p>16.84</text:p>
          </table:table-cell>
          <table:table-cell table:formula="of:=[.A43]&amp;[.B43]" office:value-type="string" office:string-value="100010" calcext:value-type="string">
            <text:p>10001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  <table:table-cell table:formula="of:=[.N43]&amp;[.O43]" office:value-type="string" office:string-value="5001" calcext:value-type="string">
            <text:p>5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INDIRECT(&quot;C&quot;&amp;(MATCH([.S43]&amp;[.T43];[.L$3:.L$203];0)+2))" office:value-type="float" office:value="0.7078" calcext:value-type="float">
            <text:p>0.7078</text:p>
          </table:table-cell>
          <table:table-cell table:formula="of:=INDIRECT(&quot;D&quot;&amp;(MATCH([.$S43]&amp;[.$T43];[.$L$3:.$L$203];0)+2))" office:value-type="float" office:value="0.261" calcext:value-type="float">
            <text:p>0.261</text:p>
          </table:table-cell>
          <table:table-cell table:formula="of:=INDIRECT(&quot;E&quot;&amp;(MATCH([.$S43]&amp;[.$T43];[.$L$3:.$L$203];0)+2))" office:value-type="float" office:value="0.3841" calcext:value-type="float">
            <text:p>0.3841</text:p>
          </table:table-cell>
          <table:table-cell table:formula="of:=INDIRECT(&quot;F&quot;&amp;(MATCH([.$S43]&amp;[.$T43];[.$L$3:.$L$203];0)+2))" office:value-type="float" office:value="0.6074" calcext:value-type="float">
            <text:p>0.6074</text:p>
          </table:table-cell>
          <table:table-cell table:formula="of:=INDIRECT(&quot;G&quot;&amp;(MATCH([.$S43]&amp;[.$T43];[.$L$3:.$L$203];0)+2))" office:value-type="float" office:value="0.99" calcext:value-type="float">
            <text:p>0.99</text:p>
          </table:table-cell>
          <table:table-cell table:formula="of:=INDIRECT(&quot;H&quot;&amp;(MATCH([.$S43]&amp;[.$T43];[.$L$3:.$L$203];0)+2))" office:value-type="float" office:value="1.5591" calcext:value-type="float">
            <text:p>1.5591</text:p>
          </table:table-cell>
          <table:table-cell table:style-name="ce4" table:formula="of:=INDIRECT(&quot;J&quot;&amp;(MATCH([.$S43]&amp;[.$T43];[.$L$3:.$L$203];0)+2))" office:value-type="float" office:value="0.0000002709" calcext:value-type="float">
            <text:p>2.71E-007</text:p>
          </table:table-cell>
          <table:table-cell table:style-name="ce4" table:formula="of:=INDIRECT(&quot;K&quot;&amp;(MATCH([.$S43]&amp;[.$T43];[.$L$3:.$L$203];0)+2))" office:value-type="float" office:value="2242155.7770395" calcext:value-type="float">
            <text:p>2.24E+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8008" calcext:value-type="float">
            <text:p>0.8008</text:p>
          </table:table-cell>
          <table:table-cell office:value-type="float" office:value="1.2572" calcext:value-type="float">
            <text:p>1.2572</text:p>
          </table:table-cell>
          <table:table-cell office:value-type="float" office:value="1.9106" calcext:value-type="float">
            <text:p>1.910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4]&amp;[.B44]; [.Q$3:.Q$201]; 0)+2))" office:value-type="float" office:value="0.05125" calcext:value-type="float">
            <text:p>5.13E-002</text:p>
          </table:table-cell>
          <table:table-cell table:formula="of:=[.F44]/[.J44]" office:value-type="float" office:value="15.6253658536585" calcext:value-type="float">
            <text:p>15.63</text:p>
          </table:table-cell>
          <table:table-cell table:formula="of:=[.A44]&amp;[.B44]" office:value-type="string" office:string-value="100010" calcext:value-type="string">
            <text:p>10001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  <table:table-cell table:formula="of:=[.N44]&amp;[.O44]" office:value-type="string" office:string-value="500500" calcext:value-type="string">
            <text:p>500500</text:p>
          </table:table-cell>
          <table:table-cell table:number-columns-repeated="9"/>
          <table:table-cell table:style-name="ce4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41" calcext:value-type="float">
            <text:p>0.41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8711" calcext:value-type="float">
            <text:p>0.8711</text:p>
          </table:table-cell>
          <table:table-cell office:value-type="float" office:value="1.3398" calcext:value-type="float">
            <text:p>1.3398</text:p>
          </table:table-cell>
          <table:table-cell office:value-type="float" office:value="1.9892" calcext:value-type="float">
            <text:p>1.9892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45]&amp;[.B45]; [.Q$3:.Q$201]; 0)+2))" office:value-type="float" office:value="0.04849" calcext:value-type="float">
            <text:p>4.85E-002</text:p>
          </table:table-cell>
          <table:table-cell table:formula="of:=[.F45]/[.J45]" office:value-type="float" office:value="17.9645287688183" calcext:value-type="float">
            <text:p>17.96</text:p>
          </table:table-cell>
          <table:table-cell table:formula="of:=[.A45]&amp;[.B45]" office:value-type="string" office:string-value="100050" calcext:value-type="string">
            <text:p>1000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  <table:table-cell table:formula="of:=[.N45]&amp;[.O45]" office:value-type="string" office:string-value="50050" calcext:value-type="string">
            <text:p>50050</text:p>
          </table:table-cell>
          <table:table-cell table:number-columns-repeated="9"/>
          <table:table-cell table:style-name="ce4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98" calcext:value-type="float">
            <text:p>0.498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1928" calcext:value-type="float">
            <text:p>1.1928</text:p>
          </table:table-cell>
          <table:table-cell office:value-type="float" office:value="1.7952" calcext:value-type="float">
            <text:p>1.795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6]&amp;[.B46]; [.Q$3:.Q$201]; 0)+2))" office:value-type="float" office:value="0.04849" calcext:value-type="float">
            <text:p>4.85E-002</text:p>
          </table:table-cell>
          <table:table-cell table:formula="of:=[.F46]/[.J46]" office:value-type="float" office:value="15.6692101464219" calcext:value-type="float">
            <text:p>15.67</text:p>
          </table:table-cell>
          <table:table-cell table:formula="of:=[.A46]&amp;[.B46]" office:value-type="string" office:string-value="100050" calcext:value-type="string">
            <text:p>1000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  <table:table-cell table:formula="of:=[.N46]&amp;[.O46]" office:value-type="string" office:string-value="5010" calcext:value-type="string">
            <text:p>5010</text:p>
          </table:table-cell>
          <table:table-cell table:number-columns-repeated="9"/>
          <table:table-cell table:style-name="ce4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93" calcext:value-type="float">
            <text:p>0.793</text:p>
          </table:table-cell>
          <table:table-cell office:value-type="float" office:value="1.226" calcext:value-type="float">
            <text:p>1.226</text:p>
          </table:table-cell>
          <table:table-cell office:value-type="float" office:value="1.8325" calcext:value-type="float">
            <text:p>1.832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7]&amp;[.B47]; [.Q$3:.Q$201]; 0)+2))" office:value-type="float" office:value="0.04515" calcext:value-type="float">
            <text:p>4.52E-002</text:p>
          </table:table-cell>
          <table:table-cell table:formula="of:=[.F47]/[.J47]" office:value-type="float" office:value="17.5636766334441" calcext:value-type="float">
            <text:p>17.56</text:p>
          </table:table-cell>
          <table:table-cell table:formula="of:=[.A47]&amp;[.B47]" office:value-type="string" office:string-value="1000100" calcext:value-type="string">
            <text:p>1000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  <table:table-cell table:formula="of:=[.N47]&amp;[.O47]" office:value-type="string" office:string-value="501" calcext:value-type="string">
            <text:p>501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8008" calcext:value-type="float">
            <text:p>0.8008</text:p>
          </table:table-cell>
          <table:table-cell office:value-type="float" office:value="1.2445" calcext:value-type="float">
            <text:p>1.2445</text:p>
          </table:table-cell>
          <table:table-cell office:value-type="float" office:value="1.8677" calcext:value-type="float">
            <text:p>1.867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48]&amp;[.B48]; [.Q$3:.Q$201]; 0)+2))" office:value-type="float" office:value="0.03968" calcext:value-type="float">
            <text:p>3.97E-002</text:p>
          </table:table-cell>
          <table:table-cell table:formula="of:=[.F48]/[.J48]" office:value-type="float" office:value="20.1814516129032" calcext:value-type="float">
            <text:p>20.18</text:p>
          </table:table-cell>
          <table:table-cell table:formula="of:=[.A48]&amp;[.B48]" office:value-type="string" office:string-value="1000150" calcext:value-type="string">
            <text:p>10001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  <table:table-cell table:formula="of:=[.N48]&amp;[.O48]" office:value-type="string" office:string-value="5050" calcext:value-type="string">
            <text:p>5050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7812" calcext:value-type="float">
            <text:p>0.7812</text:p>
          </table:table-cell>
          <table:table-cell office:value-type="float" office:value="1.2141" calcext:value-type="float">
            <text:p>1.2141</text:p>
          </table:table-cell>
          <table:table-cell office:value-type="float" office:value="1.8221" calcext:value-type="float">
            <text:p>1.822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49]&amp;[.B49]; [.Q$3:.Q$201]; 0)+2))" office:value-type="float" office:value="0.03968" calcext:value-type="float">
            <text:p>3.97E-002</text:p>
          </table:table-cell>
          <table:table-cell table:formula="of:=[.F49]/[.J49]" office:value-type="float" office:value="19.6875" calcext:value-type="float">
            <text:p>19.69</text:p>
          </table:table-cell>
          <table:table-cell table:formula="of:=[.A49]&amp;[.B49]" office:value-type="string" office:string-value="1000150" calcext:value-type="string">
            <text:p>100015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  <table:table-cell table:formula="of:=[.N49]&amp;[.O49]" office:value-type="string" office:string-value="9550" calcext:value-type="string">
            <text:p>955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9929" calcext:value-type="float">
            <text:p>0.9929</text:p>
          </table:table-cell>
          <table:table-cell office:value-type="float" office:value="1.5485" calcext:value-type="float">
            <text:p>1.548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50]&amp;[.B50]; [.Q$3:.Q$201]; 0)+2))" office:value-type="float" office:value="0.00004769" calcext:value-type="float">
            <text:p>4.77E-005</text:p>
          </table:table-cell>
          <table:table-cell table:formula="of:=[.F50]/[.J50]" office:value-type="float" office:value="12899.9790312434" calcext:value-type="float">
            <text:p>12899.98</text:p>
          </table:table-cell>
          <table:table-cell table:formula="of:=[.A50]&amp;[.B50]" office:value-type="string" office:string-value="10001000" calcext:value-type="string">
            <text:p>1000100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  <table:table-cell table:formula="of:=[.N50]&amp;[.O50]" office:value-type="string" office:string-value="995500" calcext:value-type="string">
            <text:p>99550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541" calcext:value-type="float">
            <text:p>0.541</text:p>
          </table:table-cell>
          <table:table-cell office:value-type="float" office:value="0.8817" calcext:value-type="float">
            <text:p>0.8817</text:p>
          </table:table-cell>
          <table:table-cell office:value-type="float" office:value="1.3768" calcext:value-type="float">
            <text:p>1.376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51]&amp;[.B51]; [.Q$3:.Q$201]; 0)+2))" office:value-type="float" office:value="0.00004769" calcext:value-type="float">
            <text:p>4.77E-005</text:p>
          </table:table-cell>
          <table:table-cell table:formula="of:=[.F51]/[.J51]" office:value-type="float" office:value="11344.0972950304" calcext:value-type="float">
            <text:p>11344.10</text:p>
          </table:table-cell>
          <table:table-cell table:formula="of:=[.A51]&amp;[.B51]" office:value-type="string" office:string-value="10001000" calcext:value-type="string">
            <text:p>10001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.0000002709" calcext:value-type="float">
            <text:p>2.71E-007</text:p>
          </table:table-cell>
          <table:table-cell table:formula="of:=[.N51]&amp;[.O51]" office:value-type="string" office:string-value="100001000" calcext:value-type="string">
            <text:p>100001000</text:p>
          </table:table-cell>
          <table:table-cell table:number-columns-repeated="1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702" calcext:value-type="float">
            <text:p>0.702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9929" calcext:value-type="float">
            <text:p>0.9929</text:p>
          </table:table-cell>
          <table:table-cell office:value-type="float" office:value="1.5348" calcext:value-type="float">
            <text:p>1.5348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52]&amp;[.B52]; [.Q$3:.Q$201]; 0)+2))" office:value-type="float" office:value="0.0001447" calcext:value-type="float">
            <text:p>1.45E-004</text:p>
          </table:table-cell>
          <table:table-cell table:formula="of:=[.F52]/[.J52]" office:value-type="float" office:value="4251.55494125777" calcext:value-type="float">
            <text:p>4251.55</text:p>
          </table:table-cell>
          <table:table-cell table:formula="of:=[.A52]&amp;[.B52]" office:value-type="string" office:string-value="19951000" calcext:value-type="string">
            <text:p>19951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  <table:table-cell table:formula="of:=[.N52]&amp;[.O52]" office:value-type="string" office:string-value="10000100" calcext:value-type="string">
            <text:p>10000100</text:p>
          </table:table-cell>
          <table:table-cell table:number-columns-repeated="1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9336" calcext:value-type="float">
            <text:p>0.9336</text:p>
          </table:table-cell>
          <table:table-cell office:value-type="float" office:value="1.7448" calcext:value-type="float">
            <text:p>1.7448</text:p>
          </table:table-cell>
          <table:table-cell office:value-type="float" office:value="2.8304" calcext:value-type="float">
            <text:p>2.8304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53]&amp;[.B53]; [.Q$3:.Q$201]; 0)+2))" office:value-type="float" office:value="0.0001447" calcext:value-type="float">
            <text:p>1.45E-004</text:p>
          </table:table-cell>
          <table:table-cell table:formula="of:=[.F53]/[.J53]" office:value-type="float" office:value="6451.96959225985" calcext:value-type="float">
            <text:p>6451.97</text:p>
          </table:table-cell>
          <table:table-cell table:formula="of:=[.A53]&amp;[.B53]" office:value-type="string" office:string-value="19951000" calcext:value-type="string">
            <text:p>19951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  <table:table-cell table:formula="of:=[.N53]&amp;[.O53]" office:value-type="string" office:string-value="1000010" calcext:value-type="string">
            <text:p>1000010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414" calcext:value-type="float">
            <text:p>0.9414</text:p>
          </table:table-cell>
          <table:table-cell office:value-type="float" office:value="1.4306" calcext:value-type="float">
            <text:p>1.4306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54]&amp;[.B54]; [.Q$3:.Q$201]; 0)+2))" office:value-type="float" office:value="0.00391" calcext:value-type="float">
            <text:p>3.91E-003</text:p>
          </table:table-cell>
          <table:table-cell table:formula="of:=[.F54]/[.J54]" office:value-type="float" office:value="153.350383631714" calcext:value-type="float">
            <text:p>153.35</text:p>
          </table:table-cell>
          <table:table-cell table:formula="of:=[.A54]&amp;[.B54]" office:value-type="string" office:string-value="20001" calcext:value-type="string">
            <text:p>20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  <table:table-cell table:formula="of:=[.N54]&amp;[.O54]" office:value-type="string" office:string-value="10000150" calcext:value-type="string">
            <text:p>10000150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8446" calcext:value-type="float">
            <text:p>0.8446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752" calcext:value-type="float">
            <text:p>0.752</text:p>
          </table:table-cell>
          <table:table-cell office:value-type="float" office:value="1.1926" calcext:value-type="float">
            <text:p>1.1926</text:p>
          </table:table-cell>
          <table:table-cell office:value-type="float" office:value="1.8165" calcext:value-type="float">
            <text:p>1.8165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55]&amp;[.B55]; [.Q$3:.Q$201]; 0)+2))" office:value-type="float" office:value="0.003934" calcext:value-type="float">
            <text:p>3.93E-003</text:p>
          </table:table-cell>
          <table:table-cell table:formula="of:=[.F55]/[.J55]" office:value-type="float" office:value="191.15404168785" calcext:value-type="float">
            <text:p>191.15</text:p>
          </table:table-cell>
          <table:table-cell table:formula="of:=[.A55]&amp;[.B55]" office:value-type="string" office:string-value="200010" calcext:value-type="string">
            <text:p>2000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  <table:table-cell table:formula="of:=[.N55]&amp;[.O55]" office:value-type="string" office:string-value="100001" calcext:value-type="string">
            <text:p>100001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1928" calcext:value-type="float">
            <text:p>1.1928</text:p>
          </table:table-cell>
          <table:table-cell office:value-type="float" office:value="1.8127" calcext:value-type="float">
            <text:p>1.8127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56]&amp;[.B56]; [.Q$3:.Q$201]; 0)+2))" office:value-type="float" office:value="0.003934" calcext:value-type="float">
            <text:p>3.93E-003</text:p>
          </table:table-cell>
          <table:table-cell table:formula="of:=[.F56]/[.J56]" office:value-type="float" office:value="193.136756481952" calcext:value-type="float">
            <text:p>193.14</text:p>
          </table:table-cell>
          <table:table-cell table:formula="of:=[.A56]&amp;[.B56]" office:value-type="string" office:string-value="200010" calcext:value-type="string">
            <text:p>2000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  <table:table-cell table:formula="of:=[.N56]&amp;[.O56]" office:value-type="string" office:string-value="10000500" calcext:value-type="string">
            <text:p>10000500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269" calcext:value-type="float">
            <text:p>0.269</text:p>
          </table:table-cell>
          <table:table-cell office:value-type="float" office:value="0.39" calcext:value-type="float">
            <text:p>0.39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9834" calcext:value-type="float">
            <text:p>0.9834</text:p>
          </table:table-cell>
          <table:table-cell office:value-type="float" office:value="1.5201" calcext:value-type="float">
            <text:p>1.520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57]&amp;[.B57]; [.Q$3:.Q$201]; 0)+2))" office:value-type="float" office:value="0.003797" calcext:value-type="float">
            <text:p>3.80E-003</text:p>
          </table:table-cell>
          <table:table-cell table:formula="of:=[.F57]/[.J57]" office:value-type="float" office:value="160.49512773242" calcext:value-type="float">
            <text:p>160.50</text:p>
          </table:table-cell>
          <table:table-cell table:formula="of:=[.A57]&amp;[.B57]" office:value-type="string" office:string-value="200050" calcext:value-type="string">
            <text:p>20005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  <table:table-cell table:formula="of:=[.N57]&amp;[.O57]" office:value-type="string" office:string-value="1000050" calcext:value-type="string">
            <text:p>1000050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6602" calcext:value-type="float">
            <text:p>0.6602</text:p>
          </table:table-cell>
          <table:table-cell office:value-type="float" office:value="1.0364" calcext:value-type="float">
            <text:p>1.0364</text:p>
          </table:table-cell>
          <table:table-cell office:value-type="float" office:value="1.575" calcext:value-type="float">
            <text:p>1.575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58]&amp;[.B58]; [.Q$3:.Q$201]; 0)+2))" office:value-type="float" office:value="0.003601" calcext:value-type="float">
            <text:p>3.60E-003</text:p>
          </table:table-cell>
          <table:table-cell table:formula="of:=[.F58]/[.J58]" office:value-type="float" office:value="183.337961677312" calcext:value-type="float">
            <text:p>183.34</text:p>
          </table:table-cell>
          <table:table-cell table:formula="of:=[.A58]&amp;[.B58]" office:value-type="string" office:string-value="2000100" calcext:value-type="string">
            <text:p>20001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  <table:table-cell table:formula="of:=[.N58]&amp;[.O58]" office:value-type="string" office:string-value="10001000" calcext:value-type="string">
            <text:p>10001000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308" calcext:value-type="float">
            <text:p>0.308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6855" calcext:value-type="float">
            <text:p>0.6855</text:p>
          </table:table-cell>
          <table:table-cell office:value-type="float" office:value="1.0872" calcext:value-type="float">
            <text:p>1.0872</text:p>
          </table:table-cell>
          <table:table-cell office:value-type="float" office:value="1.6561" calcext:value-type="float">
            <text:p>1.6561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59]&amp;[.B59]; [.Q$3:.Q$201]; 0)+2))" office:value-type="float" office:value="0.003446" calcext:value-type="float">
            <text:p>3.45E-003</text:p>
          </table:table-cell>
          <table:table-cell table:formula="of:=[.F59]/[.J59]" office:value-type="float" office:value="198.926291352293" calcext:value-type="float">
            <text:p>198.93</text:p>
          </table:table-cell>
          <table:table-cell table:formula="of:=[.A59]&amp;[.B59]" office:value-type="string" office:string-value="2000150" calcext:value-type="string">
            <text:p>200015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  <table:table-cell table:formula="of:=[.N59]&amp;[.O59]" office:value-type="string" office:string-value="1000100" calcext:value-type="string">
            <text:p>1000100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622" calcext:value-type="float">
            <text:p>1.1622</text:p>
          </table:table-cell>
          <table:table-cell office:value-type="float" office:value="1.7661" calcext:value-type="float">
            <text:p>1.766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0]&amp;[.B60]; [.Q$3:.Q$201]; 0)+2))" office:value-type="float" office:value="0.003446" calcext:value-type="float">
            <text:p>3.45E-003</text:p>
          </table:table-cell>
          <table:table-cell table:formula="of:=[.F60]/[.J60]" office:value-type="float" office:value="214.799767846779" calcext:value-type="float">
            <text:p>214.80</text:p>
          </table:table-cell>
          <table:table-cell table:formula="of:=[.A60]&amp;[.B60]" office:value-type="string" office:string-value="2000150" calcext:value-type="string">
            <text:p>200015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  <table:table-cell table:formula="of:=[.N60]&amp;[.O60]" office:value-type="string" office:string-value="100010" calcext:value-type="string">
            <text:p>100010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417" calcext:value-type="float">
            <text:p>0.417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0393" calcext:value-type="float">
            <text:p>1.0393</text:p>
          </table:table-cell>
          <table:table-cell office:value-type="float" office:value="1.5892" calcext:value-type="float">
            <text:p>1.5892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61]&amp;[.B61]; [.Q$3:.Q$201]; 0)+2))" office:value-type="float" office:value="0.001693" calcext:value-type="float">
            <text:p>1.69E-003</text:p>
          </table:table-cell>
          <table:table-cell table:formula="of:=[.F61]/[.J61]" office:value-type="float" office:value="384.170112226816" calcext:value-type="float">
            <text:p>384.17</text:p>
          </table:table-cell>
          <table:table-cell table:formula="of:=[.A61]&amp;[.B61]" office:value-type="string" office:string-value="2000500" calcext:value-type="string">
            <text:p>20005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  <table:table-cell table:formula="of:=[.N61]&amp;[.O61]" office:value-type="string" office:string-value="1000150" calcext:value-type="string">
            <text:p>1000150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7051" calcext:value-type="float">
            <text:p>0.7051</text:p>
          </table:table-cell>
          <table:table-cell office:value-type="float" office:value="1.1182" calcext:value-type="float">
            <text:p>1.1182</text:p>
          </table:table-cell>
          <table:table-cell office:value-type="float" office:value="1.7193" calcext:value-type="float">
            <text:p>1.7193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2]&amp;[.B62]; [.Q$3:.Q$201]; 0)+2))" office:value-type="float" office:value="0.001693" calcext:value-type="float">
            <text:p>1.69E-003</text:p>
          </table:table-cell>
          <table:table-cell table:formula="of:=[.F62]/[.J62]" office:value-type="float" office:value="416.479621972829" calcext:value-type="float">
            <text:p>416.48</text:p>
          </table:table-cell>
          <table:table-cell table:formula="of:=[.A62]&amp;[.B62]" office:value-type="string" office:string-value="2000500" calcext:value-type="string">
            <text:p>20005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  <table:table-cell table:formula="of:=[.N62]&amp;[.O62]" office:value-type="string" office:string-value="10001" calcext:value-type="string">
            <text:p>10001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5057" calcext:value-type="float">
            <text:p>0.5057</text:p>
          </table:table-cell>
          <table:table-cell office:value-type="float" office:value="0.7715" calcext:value-type="float">
            <text:p>0.7715</text:p>
          </table:table-cell>
          <table:table-cell office:value-type="float" office:value="1.2112" calcext:value-type="float">
            <text:p>1.2112</text:p>
          </table:table-cell>
          <table:table-cell office:value-type="float" office:value="1.8407" calcext:value-type="float">
            <text:p>1.840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63]&amp;[.B63]; [.Q$3:.Q$201]; 0)+2))" office:value-type="float" office:value="0.000003231" calcext:value-type="float">
            <text:p>3.23E-006</text:p>
          </table:table-cell>
          <table:table-cell table:formula="of:=[.F63]/[.J63]" office:value-type="float" office:value="238780.563293098" calcext:value-type="float">
            <text:p>238780.56</text:p>
          </table:table-cell>
          <table:table-cell table:formula="of:=[.A63]&amp;[.B63]" office:value-type="string" office:string-value="100001" calcext:value-type="string">
            <text:p>100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  <table:table-cell table:formula="of:=[.N63]&amp;[.O63]" office:value-type="string" office:string-value="100050" calcext:value-type="string">
            <text:p>100050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486" calcext:value-type="float">
            <text:p>0.486</text:p>
          </table:table-cell>
          <table:table-cell office:value-type="float" office:value="0.7441" calcext:value-type="float">
            <text:p>0.7441</text:p>
          </table:table-cell>
          <table:table-cell office:value-type="float" office:value="1.1742" calcext:value-type="float">
            <text:p>1.1742</text:p>
          </table:table-cell>
          <table:table-cell office:value-type="float" office:value="1.7781" calcext:value-type="float">
            <text:p>1.778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4]&amp;[.B64]; [.Q$3:.Q$201]; 0)+2))" office:value-type="float" office:value="0.000003231" calcext:value-type="float">
            <text:p>3.23E-006</text:p>
          </table:table-cell>
          <table:table-cell table:formula="of:=[.F64]/[.J64]" office:value-type="float" office:value="230300.216651192" calcext:value-type="float">
            <text:p>230300.22</text:p>
          </table:table-cell>
          <table:table-cell table:formula="of:=[.A64]&amp;[.B64]" office:value-type="string" office:string-value="100001" calcext:value-type="string">
            <text:p>10000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  <table:table-cell table:formula="of:=[.N64]&amp;[.O64]" office:value-type="string" office:string-value="100100" calcext:value-type="string">
            <text:p>100100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5178" calcext:value-type="float">
            <text:p>0.517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513" calcext:value-type="float">
            <text:p>1.2513</text:p>
          </table:table-cell>
          <table:table-cell office:value-type="float" office:value="1.8947" calcext:value-type="float">
            <text:p>1.894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65]&amp;[.B65]; [.Q$3:.Q$201]; 0)+2))" office:value-type="float" office:value="0.000003219" calcext:value-type="float">
            <text:p>3.22E-006</text:p>
          </table:table-cell>
          <table:table-cell table:formula="of:=[.F65]/[.J65]" office:value-type="float" office:value="246349.798073936" calcext:value-type="float">
            <text:p>246349.80</text:p>
          </table:table-cell>
          <table:table-cell table:formula="of:=[.A65]&amp;[.B65]" office:value-type="string" office:string-value="1000010" calcext:value-type="string">
            <text:p>10000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  <table:table-cell table:formula="of:=[.N65]&amp;[.O65]" office:value-type="string" office:string-value="10010" calcext:value-type="string">
            <text:p>10010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7285" calcext:value-type="float">
            <text:p>0.7285</text:p>
          </table:table-cell>
          <table:table-cell office:value-type="float" office:value="1.1554" calcext:value-type="float">
            <text:p>1.1554</text:p>
          </table:table-cell>
          <table:table-cell office:value-type="float" office:value="1.7599" calcext:value-type="float">
            <text:p>1.7599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6]&amp;[.B66]; [.Q$3:.Q$201]; 0)+2))" office:value-type="float" office:value="0.000003219" calcext:value-type="float">
            <text:p>3.22E-006</text:p>
          </table:table-cell>
          <table:table-cell table:formula="of:=[.F66]/[.J66]" office:value-type="float" office:value="226312.519415968" calcext:value-type="float">
            <text:p>226312.52</text:p>
          </table:table-cell>
          <table:table-cell table:formula="of:=[.A66]&amp;[.B66]" office:value-type="string" office:string-value="1000010" calcext:value-type="string">
            <text:p>10000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table:formula="of:=[.N66]&amp;[.O66]" office:value-type="string" office:string-value="1001" calcext:value-type="string">
            <text:p>1001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344" calcext:value-type="float">
            <text:p>0.344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7559" calcext:value-type="float">
            <text:p>0.7559</text:p>
          </table:table-cell>
          <table:table-cell office:value-type="float" office:value="1.1927" calcext:value-type="float">
            <text:p>1.1927</text:p>
          </table:table-cell>
          <table:table-cell office:value-type="float" office:value="1.8061" calcext:value-type="float">
            <text:p>1.8061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67]&amp;[.B67]; [.Q$3:.Q$201]; 0)+2))" office:value-type="float" office:value="0.000002991" calcext:value-type="float">
            <text:p>2.99E-006</text:p>
          </table:table-cell>
          <table:table-cell table:formula="of:=[.F67]/[.J67]" office:value-type="float" office:value="252724.841190237" calcext:value-type="float">
            <text:p>252724.84</text:p>
          </table:table-cell>
          <table:table-cell table:formula="of:=[.A67]&amp;[.B67]" office:value-type="string" office:string-value="1000050" calcext:value-type="string">
            <text:p>10000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  <table:table-cell table:formula="of:=[.N67]&amp;[.O67]" office:value-type="string" office:string-value="101000" calcext:value-type="string">
            <text:p>101000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7662" calcext:value-type="float">
            <text:p>0.7662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709" calcext:value-type="float">
            <text:p>0.709</text:p>
          </table:table-cell>
          <table:table-cell office:value-type="float" office:value="1.1329" calcext:value-type="float">
            <text:p>1.1329</text:p>
          </table:table-cell>
          <table:table-cell office:value-type="float" office:value="1.7483" calcext:value-type="float">
            <text:p>1.7483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68]&amp;[.B68]; [.Q$3:.Q$201]; 0)+2))" office:value-type="float" office:value="0.000002991" calcext:value-type="float">
            <text:p>2.99E-006</text:p>
          </table:table-cell>
          <table:table-cell table:formula="of:=[.F68]/[.J68]" office:value-type="float" office:value="237044.466733534" calcext:value-type="float">
            <text:p>237044.47</text:p>
          </table:table-cell>
          <table:table-cell table:formula="of:=[.A68]&amp;[.B68]" office:value-type="string" office:string-value="1000050" calcext:value-type="string">
            <text:p>10000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  <table:table-cell table:formula="of:=[.N68]&amp;[.O68]" office:value-type="string" office:string-value="101" calcext:value-type="string">
            <text:p>101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7715" calcext:value-type="float">
            <text:p>0.7715</text:p>
          </table:table-cell>
          <table:table-cell office:value-type="float" office:value="1.2174" calcext:value-type="float">
            <text:p>1.2174</text:p>
          </table:table-cell>
          <table:table-cell office:value-type="float" office:value="1.8434" calcext:value-type="float">
            <text:p>1.8434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69]&amp;[.B69]; [.Q$3:.Q$201]; 0)+2))" office:value-type="float" office:value="0.000002775" calcext:value-type="float">
            <text:p>2.78E-006</text:p>
          </table:table-cell>
          <table:table-cell table:formula="of:=[.F69]/[.J69]" office:value-type="float" office:value="278018.018018018" calcext:value-type="float">
            <text:p>278018.02</text:p>
          </table:table-cell>
          <table:table-cell table:formula="of:=[.A69]&amp;[.B69]" office:value-type="string" office:string-value="10000100" calcext:value-type="string">
            <text:p>10000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  <table:table-cell table:formula="of:=[.N69]&amp;[.O69]" office:value-type="string" office:string-value="10500" calcext:value-type="string">
            <text:p>10500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4185" calcext:value-type="float">
            <text:p>0.4185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0393" calcext:value-type="float">
            <text:p>1.0393</text:p>
          </table:table-cell>
          <table:table-cell office:value-type="float" office:value="1.5892" calcext:value-type="float">
            <text:p>1.5892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70]&amp;[.B70]; [.Q$3:.Q$201]; 0)+2))" office:value-type="float" office:value="0.000002775" calcext:value-type="float">
            <text:p>2.78E-006</text:p>
          </table:table-cell>
          <table:table-cell table:formula="of:=[.F70]/[.J70]" office:value-type="float" office:value="234378.378378378" calcext:value-type="float">
            <text:p>234378.38</text:p>
          </table:table-cell>
          <table:table-cell table:formula="of:=[.A70]&amp;[.B70]" office:value-type="string" office:string-value="10000100" calcext:value-type="string">
            <text:p>1000010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  <table:table-cell table:formula="of:=[.N70]&amp;[.O70]" office:value-type="string" office:string-value="195100" calcext:value-type="string">
            <text:p>195100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7305" calcext:value-type="float">
            <text:p>0.7305</text:p>
          </table:table-cell>
          <table:table-cell office:value-type="float" office:value="1.1527" calcext:value-type="float">
            <text:p>1.1527</text:p>
          </table:table-cell>
          <table:table-cell office:value-type="float" office:value="1.7621" calcext:value-type="float">
            <text:p>1.7621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71]&amp;[.B71]; [.Q$3:.Q$201]; 0)+2))" office:value-type="float" office:value="0.0000026" calcext:value-type="float">
            <text:p>2.60E-006</text:p>
          </table:table-cell>
          <table:table-cell table:formula="of:=[.F71]/[.J71]" office:value-type="float" office:value="280961.538461538" calcext:value-type="float">
            <text:p>280961.54</text:p>
          </table:table-cell>
          <table:table-cell table:formula="of:=[.A71]&amp;[.B71]" office:value-type="string" office:string-value="10000150" calcext:value-type="string">
            <text:p>10000150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  <table:table-cell table:formula="of:=[.N71]&amp;[.O71]" office:value-type="string" office:string-value="19951000" calcext:value-type="string">
            <text:p>19951000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6855" calcext:value-type="float">
            <text:p>0.6855</text:p>
          </table:table-cell>
          <table:table-cell office:value-type="float" office:value="1.0872" calcext:value-type="float">
            <text:p>1.0872</text:p>
          </table:table-cell>
          <table:table-cell office:value-type="float" office:value="1.6561" calcext:value-type="float">
            <text:p>1.6561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72]&amp;[.B72]; [.Q$3:.Q$201]; 0)+2))" office:value-type="float" office:value="0.0000026" calcext:value-type="float">
            <text:p>2.60E-006</text:p>
          </table:table-cell>
          <table:table-cell table:formula="of:=[.F72]/[.J72]" office:value-type="float" office:value="263653.846153846" calcext:value-type="float">
            <text:p>263653.85</text:p>
          </table:table-cell>
          <table:table-cell table:formula="of:=[.A72]&amp;[.B72]" office:value-type="string" office:string-value="10000150" calcext:value-type="string">
            <text:p>100001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  <table:table-cell table:formula="of:=[.N72]&amp;[.O72]" office:value-type="string" office:string-value="2000100" calcext:value-type="string">
            <text:p>2000100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2978" calcext:value-type="float">
            <text:p>0.2978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6777" calcext:value-type="float">
            <text:p>0.6777</text:p>
          </table:table-cell>
          <table:table-cell office:value-type="float" office:value="1.0938" calcext:value-type="float">
            <text:p>1.0938</text:p>
          </table:table-cell>
          <table:table-cell office:value-type="float" office:value="1.6907" calcext:value-type="float">
            <text:p>1.6907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73]&amp;[.B73]; [.Q$3:.Q$201]; 0)+2))" office:value-type="float" office:value="0.00000108" calcext:value-type="float">
            <text:p>1.08E-006</text:p>
          </table:table-cell>
          <table:table-cell table:formula="of:=[.F73]/[.J73]" office:value-type="float" office:value="627500" calcext:value-type="float">
            <text:p>627500.00</text:p>
          </table:table-cell>
          <table:table-cell table:formula="of:=[.A73]&amp;[.B73]" office:value-type="string" office:string-value="10000500" calcext:value-type="string">
            <text:p>100005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  <table:table-cell table:formula="of:=[.N73]&amp;[.O73]" office:value-type="string" office:string-value="200010" calcext:value-type="string">
            <text:p>200010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6867" calcext:value-type="float">
            <text:p>0.6867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677" calcext:value-type="float">
            <text:p>0.9677</text:p>
          </table:table-cell>
          <table:table-cell office:value-type="float" office:value="1.4958" calcext:value-type="float">
            <text:p>1.495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74]&amp;[.B74]; [.Q$3:.Q$201]; 0)+2))" office:value-type="float" office:value="0.00000108" calcext:value-type="float">
            <text:p>1.08E-006</text:p>
          </table:table-cell>
          <table:table-cell table:formula="of:=[.F74]/[.J74]" office:value-type="float" office:value="555185.185185185" calcext:value-type="float">
            <text:p>555185.19</text:p>
          </table:table-cell>
          <table:table-cell table:formula="of:=[.A74]&amp;[.B74]" office:value-type="string" office:string-value="10000500" calcext:value-type="string">
            <text:p>100005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  <table:table-cell table:formula="of:=[.N74]&amp;[.O74]" office:value-type="string" office:string-value="2000150" calcext:value-type="string">
            <text:p>2000150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99" calcext:value-type="float">
            <text:p>0.99</text:p>
          </table:table-cell>
          <table:table-cell office:value-type="float" office:value="1.5591" calcext:value-type="float">
            <text:p>1.5591</text:p>
          </table:table-cell>
          <table:table-cell office:value-type="float" office:value="1" calcext:value-type="float">
            <text:p>1</text:p>
          </table:table-cell>
          <table:table-cell table:formula="of:=INDIRECT(&quot;P&quot;&amp;(MATCH([.A75]&amp;[.B75]; [.Q$3:.Q$201]; 0)+2))" office:value-type="float" office:value="0.0000002709" calcext:value-type="float">
            <text:p>2.71E-007</text:p>
          </table:table-cell>
          <table:table-cell table:formula="of:=[.F75]/[.J75]" office:value-type="float" office:value="2242155.7770395" calcext:value-type="float">
            <text:p>2242155.78</text:p>
          </table:table-cell>
          <table:table-cell table:formula="of:=[.A75]&amp;[.B75]" office:value-type="string" office:string-value="100001000" calcext:value-type="string">
            <text:p>100001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  <table:table-cell table:formula="of:=[.N75]&amp;[.O75]" office:value-type="string" office:string-value="20001" calcext:value-type="string">
            <text:p>20001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623" calcext:value-type="float">
            <text:p>0.62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9097" calcext:value-type="float">
            <text:p>0.9097</text:p>
          </table:table-cell>
          <table:table-cell office:value-type="float" office:value="1.4338" calcext:value-type="float">
            <text:p>1.4338</text:p>
          </table:table-cell>
          <table:table-cell office:value-type="float" office:value="0" calcext:value-type="float">
            <text:p>0</text:p>
          </table:table-cell>
          <table:table-cell table:formula="of:=INDIRECT(&quot;P&quot;&amp;(MATCH([.A76]&amp;[.B76]; [.Q$3:.Q$201]; 0)+2))" office:value-type="float" office:value="0.0000002709" calcext:value-type="float">
            <text:p>2.71E-007</text:p>
          </table:table-cell>
          <table:table-cell table:formula="of:=[.F76]/[.J76]" office:value-type="float" office:value="2040236.24953858" calcext:value-type="float">
            <text:p>2040236.25</text:p>
          </table:table-cell>
          <table:table-cell table:formula="of:=[.A76]&amp;[.B76]" office:value-type="string" office:string-value="100001000" calcext:value-type="string">
            <text:p>100001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  <table:table-cell table:formula="of:=[.N76]&amp;[.O76]" office:value-type="string" office:string-value="2000500" calcext:value-type="string">
            <text:p>20005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  <table:table-cell table:formula="of:=[.N77]&amp;[.O77]" office:value-type="string" office:string-value="200050" calcext:value-type="string">
            <text:p>2000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  <table:table-cell table:formula="of:=[.N78]&amp;[.O78]" office:value-type="string" office:string-value="20010" calcext:value-type="string">
            <text:p>2001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  <table:table-cell table:formula="of:=[.N79]&amp;[.O79]" office:value-type="string" office:string-value="200150" calcext:value-type="string">
            <text:p>2001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  <table:table-cell table:formula="of:=[.N80]&amp;[.O80]" office:value-type="string" office:string-value="2001" calcext:value-type="string">
            <text:p>200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  <table:table-cell table:formula="of:=[.N81]&amp;[.O81]" office:value-type="string" office:string-value="20050" calcext:value-type="string">
            <text:p>200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  <table:table-cell table:formula="of:=[.N82]&amp;[.O82]" office:value-type="string" office:string-value="201" calcext:value-type="string">
            <text:p>20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  <table:table-cell table:formula="of:=[.N83]&amp;[.O83]" office:value-type="string" office:string-value="295150" calcext:value-type="string">
            <text:p>2951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table:formula="of:=[.N84]&amp;[.O84]" office:value-type="string" office:string-value="3001" calcext:value-type="string">
            <text:p>300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  <table:table-cell table:formula="of:=[.N85]&amp;[.O85]" office:value-type="string" office:string-value="300100" calcext:value-type="string">
            <text:p>3001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  <table:table-cell table:formula="of:=[.N86]&amp;[.O86]" office:value-type="string" office:string-value="30010" calcext:value-type="string">
            <text:p>3001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  <table:table-cell table:formula="of:=[.N87]&amp;[.O87]" office:value-type="string" office:string-value="30050" calcext:value-type="string">
            <text:p>300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  <table:table-cell table:formula="of:=[.N88]&amp;[.O88]" office:value-type="string" office:string-value="500100" calcext:value-type="string">
            <text:p>5001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  <table:table-cell table:formula="of:=[.N89]&amp;[.O89]" office:value-type="string" office:string-value="50010" calcext:value-type="string">
            <text:p>5001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  <table:table-cell table:formula="of:=[.N90]&amp;[.O90]" office:value-type="string" office:string-value="500150" calcext:value-type="string">
            <text:p>5001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  <table:table-cell table:formula="of:=[.N91]&amp;[.O91]" office:value-type="string" office:string-value="5001" calcext:value-type="string">
            <text:p>500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  <table:table-cell table:formula="of:=[.N92]&amp;[.O92]" office:value-type="string" office:string-value="500500" calcext:value-type="string">
            <text:p>5005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  <table:table-cell table:formula="of:=[.N93]&amp;[.O93]" office:value-type="string" office:string-value="50050" calcext:value-type="string">
            <text:p>500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  <table:table-cell table:formula="of:=[.N94]&amp;[.O94]" office:value-type="string" office:string-value="5010" calcext:value-type="string">
            <text:p>501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  <table:table-cell table:formula="of:=[.N95]&amp;[.O95]" office:value-type="string" office:string-value="501" calcext:value-type="string">
            <text:p>50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  <table:table-cell table:formula="of:=[.N96]&amp;[.O96]" office:value-type="string" office:string-value="5050" calcext:value-type="string">
            <text:p>50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  <table:table-cell table:formula="of:=[.N97]&amp;[.O97]" office:value-type="string" office:string-value="9550" calcext:value-type="string">
            <text:p>955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  <table:table-cell table:formula="of:=[.N98]&amp;[.O98]" office:value-type="string" office:string-value="995500" calcext:value-type="string">
            <text:p>9955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99]&amp;[.O99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00]&amp;[.O100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01]&amp;[.O101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02]&amp;[.O102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03]&amp;[.O103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04]&amp;[.O104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05]&amp;[.O105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06]&amp;[.O106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07]&amp;[.O107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08]&amp;[.O108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09]&amp;[.O109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10]&amp;[.O110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11]&amp;[.O111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12]&amp;[.O112]">
            <text:p/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formula="of:=[.N113]&amp;[.O113]">
            <text:p/>
          </table:table-cell>
          <table:table-cell table:number-columns-repeated="11"/>
        </table:table-row>
      </table:table>
      <table:table table:name="ADD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-2s</text:p>
          </table:table-cell>
          <table:table-cell office:value-type="string" calcext:value-type="string">
            <text:p>-1s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+1s</text:p>
          </table:table-cell>
          <table:table-cell office:value-type="string" calcext:value-type="string">
            <text:p>+2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352" calcext:value-type="float">
            <text:p>0.352</text:p>
          </table:table-cell>
          <table:table-cell office:value-type="float" office:value="0.5605" calcext:value-type="float">
            <text:p>0.5605</text:p>
          </table:table-cell>
          <table:table-cell office:value-type="float" office:value="0.92" calcext:value-type="float">
            <text:p>0.92</text:p>
          </table:table-cell>
          <table:table-cell office:value-type="float" office:value="1.4414" calcext:value-type="float">
            <text:p>1.441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7006" calcext:value-type="float">
            <text:p>0.7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6789" calcext:value-type="float">
            <text:p>0.6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7107" calcext:value-type="float">
            <text:p>0.7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251" calcext:value-type="float">
            <text:p>0.25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6616" calcext:value-type="float">
            <text:p>0.6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276" calcext:value-type="float">
            <text:p>0.27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6789" calcext:value-type="float">
            <text:p>0.6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6827" calcext:value-type="float">
            <text:p>0.6827</text:p>
          </table:table-cell>
        </table:table-row>
      </table:table>
      <table:table table:name="electroweak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chi</text:p>
          </table:table-cell>
          <table:table-cell office:value-type="string" calcext:value-type="string">
            <text:p>cutoff_scale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-2s</text:p>
          </table:table-cell>
          <table:table-cell office:value-type="string" calcext:value-type="string">
            <text:p>-1s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+1s</text:p>
          </table:table-cell>
          <table:table-cell office:value-type="string" calcext:value-type="string">
            <text:p>+2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93" calcext:value-type="float">
            <text:p>0.12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1262" calcext:value-type="float">
            <text:p>0.12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1232" calcext:value-type="float">
            <text:p>0.12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1191" calcext:value-type="float">
            <text:p>0.11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0" calcext:value-type="float">
            <text:p>300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1189" calcext:value-type="float">
            <text:p>0.118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26" calcext:value-type="float">
            <text:p>0.1226</text:p>
          </table:table-cell>
        </table:table-row>
      </table:table>
      <table:table table:name="BSM ZH" table:style-name="ta1">
        <table:table-column table:style-name="co3" table:number-columns-repeated="7" table:default-cell-style-name="Default"/>
        <table:table-column table:style-name="co3" table:default-cell-style-name="ce10"/>
        <table:table-column table:style-name="co3" table:number-columns-repeated="1016" table:default-cell-style-name="Default"/>
        <table:table-row table:style-name="ro2">
          <table:table-cell table:style-name="ce6" office:value-type="string" calcext:value-type="string">
            <text:p>Mphi</text:p>
          </table:table-cell>
          <table:table-cell table:style-name="ce6" office:value-type="string" calcext:value-type="string">
            <text:p>obs</text:p>
          </table:table-cell>
          <table:table-cell table:style-name="ce6" office:value-type="string" calcext:value-type="string">
            <text:p>-2s</text:p>
          </table:table-cell>
          <table:table-cell table:style-name="ce6" office:value-type="string" calcext:value-type="string">
            <text:p>-1s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+1s</text:p>
          </table:table-cell>
          <table:table-cell table:style-name="ce6" office:value-type="string" calcext:value-type="string">
            <text:p>+2s</text:p>
          </table:table-cell>
          <table:table-cell table:style-name="ce8" office:value-type="string" calcext:value-type="string">
            <text:p>theory</text:p>
          </table:table-cell>
          <table:table-cell table:style-name="ce2" office:value-type="string" calcext:value-type="string">
            <text:p>mu</text:p>
          </table:table-cell>
          <table:table-cell table:style-name="ce2" table:number-columns-repeated="2"/>
          <table:table-cell table:style-name="ce11"/>
          <table:table-cell table:style-name="ce13"/>
          <table:table-cell table:style-name="ce15"/>
          <table:table-cell table:style-name="ce17"/>
          <table:table-cell table:style-name="ce2" table:number-columns-repeated="1009"/>
        </table:table-row>
        <table:table-row table:style-name="ro2"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.2586" calcext:value-type="float">
            <text:p>1.2586</text:p>
          </table:table-cell>
          <table:table-cell table:style-name="ce7" office:value-type="float" office:value="0.7105" calcext:value-type="float">
            <text:p>0.7105</text:p>
          </table:table-cell>
          <table:table-cell table:style-name="ce7" office:value-type="float" office:value="0.9788" calcext:value-type="float">
            <text:p>0.9788</text:p>
          </table:table-cell>
          <table:table-cell table:style-name="ce7" office:value-type="float" office:value="1.4492" calcext:value-type="float">
            <text:p>1.4492</text:p>
          </table:table-cell>
          <table:table-cell table:style-name="ce7" office:value-type="float" office:value="2.2133" calcext:value-type="float">
            <text:p>2.2133</text:p>
          </table:table-cell>
          <table:table-cell table:style-name="ce7" office:value-type="float" office:value="3.2591" calcext:value-type="float">
            <text:p>3.2591</text:p>
          </table:table-cell>
          <table:table-cell table:style-name="ce9" office:value-type="float" office:value="1.309" calcext:value-type="float">
            <text:p>1.309</text:p>
          </table:table-cell>
          <table:table-cell table:formula="of:=[.E2]/[.H2]" office:value-type="float" office:value="1.10710466004584" calcext:value-type="float">
            <text:p>1.10710466</text:p>
          </table:table-cell>
          <table:table-cell table:number-columns-repeated="2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09"/>
        </table:table-row>
        <table:table-row table:style-name="ro2"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.0174" calcext:value-type="float">
            <text:p>1.0174</text:p>
          </table:table-cell>
          <table:table-cell table:style-name="ce7" office:value-type="float" office:value="0.5528" calcext:value-type="float">
            <text:p>0.5528</text:p>
          </table:table-cell>
          <table:table-cell table:style-name="ce7" office:value-type="float" office:value="0.7649" calcext:value-type="float">
            <text:p>0.7649</text:p>
          </table:table-cell>
          <table:table-cell table:style-name="ce7" office:value-type="float" office:value="1.1367" calcext:value-type="float">
            <text:p>1.1367</text:p>
          </table:table-cell>
          <table:table-cell table:style-name="ce7" office:value-type="float" office:value="1.7252" calcext:value-type="float">
            <text:p>1.7252</text:p>
          </table:table-cell>
          <table:table-cell table:style-name="ce7" office:value-type="float" office:value="2.5326" calcext:value-type="float">
            <text:p>2.5326</text:p>
          </table:table-cell>
          <table:table-cell table:style-name="ce9" office:value-type="float" office:value="0.9095" calcext:value-type="float">
            <text:p>0.9095</text:p>
          </table:table-cell>
          <table:table-cell table:formula="of:=[.E3]/[.H3]" office:value-type="float" office:value="1.24980758658604" calcext:value-type="float">
            <text:p>1.2498075866</text:p>
          </table:table-cell>
          <table:table-cell table:number-columns-repeated="2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09"/>
        </table:table-row>
        <table:table-row table:style-name="ro2"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.7197" calcext:value-type="float">
            <text:p>0.7197</text:p>
          </table:table-cell>
          <table:table-cell table:style-name="ce7" office:value-type="float" office:value="0.3932" calcext:value-type="float">
            <text:p>0.3932</text:p>
          </table:table-cell>
          <table:table-cell table:style-name="ce7" office:value-type="float" office:value="0.5458" calcext:value-type="float">
            <text:p>0.5458</text:p>
          </table:table-cell>
          <table:table-cell table:style-name="ce7" office:value-type="float" office:value="0.8086" calcext:value-type="float">
            <text:p>0.8086</text:p>
          </table:table-cell>
          <table:table-cell table:style-name="ce7" office:value-type="float" office:value="1.2426" calcext:value-type="float">
            <text:p>1.2426</text:p>
          </table:table-cell>
          <table:table-cell table:style-name="ce7" office:value-type="float" office:value="1.8232" calcext:value-type="float">
            <text:p>1.8232</text:p>
          </table:table-cell>
          <table:table-cell table:style-name="ce9" office:value-type="float" office:value="0.5279" calcext:value-type="float">
            <text:p>0.5279</text:p>
          </table:table-cell>
          <table:table-cell table:formula="of:=[.E4]/[.H4]" office:value-type="float" office:value="1.53172949422239" calcext:value-type="float">
            <text:p>1.5317294942</text:p>
          </table:table-cell>
          <table:table-cell table:number-columns-repeated="2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09"/>
        </table:table-row>
        <table:table-row table:style-name="ro2"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0.4647" calcext:value-type="float">
            <text:p>0.4647</text:p>
          </table:table-cell>
          <table:table-cell table:style-name="ce7" office:value-type="float" office:value="0.2326" calcext:value-type="float">
            <text:p>0.2326</text:p>
          </table:table-cell>
          <table:table-cell table:style-name="ce7" office:value-type="float" office:value="0.3269" calcext:value-type="float">
            <text:p>0.3269</text:p>
          </table:table-cell>
          <table:table-cell table:style-name="ce7" office:value-type="float" office:value="0.4922" calcext:value-type="float">
            <text:p>0.4922</text:p>
          </table:table-cell>
          <table:table-cell table:style-name="ce7" office:value-type="float" office:value="0.7657" calcext:value-type="float">
            <text:p>0.7657</text:p>
          </table:table-cell>
          <table:table-cell table:style-name="ce7" office:value-type="float" office:value="1.1517" calcext:value-type="float">
            <text:p>1.1517</text:p>
          </table:table-cell>
          <table:table-cell table:style-name="ce9" office:value-type="float" office:value="0.2054" calcext:value-type="float">
            <text:p>0.2054</text:p>
          </table:table-cell>
          <table:table-cell table:formula="of:=[.E5]/[.H5]" office:value-type="float" office:value="2.39629990262902" calcext:value-type="float">
            <text:p>2.3962999026</text:p>
          </table:table-cell>
          <table:table-cell table:number-columns-repeated="2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09"/>
        </table:table-row>
        <table:table-row table:style-name="ro2"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0.2743" calcext:value-type="float">
            <text:p>0.2743</text:p>
          </table:table-cell>
          <table:table-cell table:style-name="ce7" office:value-type="float" office:value="0.1299" calcext:value-type="float">
            <text:p>0.1299</text:p>
          </table:table-cell>
          <table:table-cell table:style-name="ce7" office:value-type="float" office:value="0.1847" calcext:value-type="float">
            <text:p>0.1847</text:p>
          </table:table-cell>
          <table:table-cell table:style-name="ce7" office:value-type="float" office:value="0.2842" calcext:value-type="float">
            <text:p>0.2842</text:p>
          </table:table-cell>
          <table:table-cell table:style-name="ce7" office:value-type="float" office:value="0.4529" calcext:value-type="float">
            <text:p>0.4529</text:p>
          </table:table-cell>
          <table:table-cell table:style-name="ce7" office:value-type="float" office:value="0.6876" calcext:value-type="float">
            <text:p>0.6876</text:p>
          </table:table-cell>
          <table:table-cell table:style-name="ce9" office:value-type="float" office:value="0.04132" calcext:value-type="float">
            <text:p>0.04132</text:p>
          </table:table-cell>
          <table:table-cell table:formula="of:=[.E6]/[.H6]" office:value-type="float" office:value="6.87802516940949" calcext:value-type="float">
            <text:p>6.8780251694</text:p>
          </table:table-cell>
          <table:table-cell table:number-columns-repeated="2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09"/>
        </table:table-row>
        <table:table-row table:style-name="ro2"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0.2662" calcext:value-type="float">
            <text:p>0.2662</text:p>
          </table:table-cell>
          <table:table-cell table:style-name="ce7" office:value-type="float" office:value="0.1173" calcext:value-type="float">
            <text:p>0.1173</text:p>
          </table:table-cell>
          <table:table-cell table:style-name="ce7" office:value-type="float" office:value="0.1697" calcext:value-type="float">
            <text:p>0.1697</text:p>
          </table:table-cell>
          <table:table-cell table:style-name="ce7" office:value-type="float" office:value="0.2646" calcext:value-type="float">
            <text:p>0.2646</text:p>
          </table:table-cell>
          <table:table-cell table:style-name="ce7" office:value-type="float" office:value="0.4293" calcext:value-type="float">
            <text:p>0.4293</text:p>
          </table:table-cell>
          <table:table-cell table:style-name="ce7" office:value-type="float" office:value="0.6632" calcext:value-type="float">
            <text:p>0.6632</text:p>
          </table:table-cell>
          <table:table-cell table:style-name="ce9" office:value-type="float" office:value="0.01273" calcext:value-type="float">
            <text:p>0.01273</text:p>
          </table:table-cell>
          <table:table-cell table:formula="of:=[.E7]/[.H7]" office:value-type="float" office:value="20.7855459544383" calcext:value-type="float">
            <text:p>20.7855459544</text:p>
          </table:table-cell>
          <table:table-cell table:number-columns-repeated="2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09"/>
        </table:table-row>
        <table:table-row table:style-name="ro2"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3311" calcext:value-type="float">
            <text:p>0.3311</text:p>
          </table:table-cell>
          <table:table-cell table:style-name="ce7" office:value-type="float" office:value="0.1463" calcext:value-type="float">
            <text:p>0.1463</text:p>
          </table:table-cell>
          <table:table-cell table:style-name="ce7" office:value-type="float" office:value="0.2127" calcext:value-type="float">
            <text:p>0.2127</text:p>
          </table:table-cell>
          <table:table-cell table:style-name="ce7" office:value-type="float" office:value="0.333" calcext:value-type="float">
            <text:p>0.333</text:p>
          </table:table-cell>
          <table:table-cell table:style-name="ce7" office:value-type="float" office:value="0.5434" calcext:value-type="float">
            <text:p>0.5434</text:p>
          </table:table-cell>
          <table:table-cell table:style-name="ce7" office:value-type="float" office:value="0.8454" calcext:value-type="float">
            <text:p>0.8454</text:p>
          </table:table-cell>
          <table:table-cell table:style-name="ce9" office:value-type="float" office:value="0.005256" calcext:value-type="float">
            <text:p>0.005256</text:p>
          </table:table-cell>
          <table:table-cell table:formula="of:=[.E8]/[.H8]" office:value-type="float" office:value="63.3561643835617" calcext:value-type="float">
            <text:p>63.3561643836</text:p>
          </table:table-cell>
          <table:table-cell table:number-columns-repeated="2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09"/>
        </table:table-row>
        <table:table-row table:style-name="ro2"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0.4258" calcext:value-type="float">
            <text:p>0.4258</text:p>
          </table:table-cell>
          <table:table-cell table:style-name="ce7" office:value-type="float" office:value="0.1879" calcext:value-type="float">
            <text:p>0.1879</text:p>
          </table:table-cell>
          <table:table-cell table:style-name="ce7" office:value-type="float" office:value="0.2699" calcext:value-type="float">
            <text:p>0.2699</text:p>
          </table:table-cell>
          <table:table-cell table:style-name="ce7" office:value-type="float" office:value="0.4238" calcext:value-type="float">
            <text:p>0.4238</text:p>
          </table:table-cell>
          <table:table-cell table:style-name="ce7" office:value-type="float" office:value="0.6835" calcext:value-type="float">
            <text:p>0.6835</text:p>
          </table:table-cell>
          <table:table-cell table:style-name="ce7" office:value-type="float" office:value="1.06" calcext:value-type="float">
            <text:p>1.06</text:p>
          </table:table-cell>
          <table:table-cell table:style-name="ce9" office:value-type="float" office:value="0.002544" calcext:value-type="float">
            <text:p>0.002544</text:p>
          </table:table-cell>
          <table:table-cell table:formula="of:=[.E9]/[.H9]" office:value-type="float" office:value="166.588050314465" calcext:value-type="float">
            <text:p>166.5880503145</text:p>
          </table:table-cell>
          <table:table-cell table:number-columns-repeated="2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09"/>
        </table:table-row>
        <table:table-row table:style-name="ro2" table:number-rows-repeated="37">
          <table:table-cell table:number-columns-repeated="11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09"/>
        </table:table-row>
        <table:table-row table:style-name="ro2">
          <table:table-cell table:number-columns-repeated="11"/>
          <table:table-cell table:style-name="ce12"/>
          <table:table-cell table:style-name="ce14"/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ctor theory" table:style-name="ta1">
        <table:table-column table:style-name="co3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.0000006432" calcext:value-type="float">
            <text:p>6.43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.0000006432" calcext:value-type="float">
            <text:p>6.43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4991" calcext:value-type="float">
            <text:p>0.049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92" calcext:value-type="float">
            <text:p>0.0005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37" calcext:value-type="float">
            <text:p>0.24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6141" calcext:value-type="float">
            <text:p>0.000061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.013" calcext:value-type="float">
            <text:p>5.0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</table:table-row>
      </table:table>
      <table:table table:name="axial theory" table:style-name="ta1">
        <table:table-column table:style-name="co3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.0000002709" calcext:value-type="float">
            <text:p>2.71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.0000002709" calcext:value-type="float">
            <text:p>2.71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</table:table-row>
      </table:table>
      <table:named-expressions/>
      <table:database-ranges>
        <table:database-range table:name="__Anonymous_Sheet_DB__0" table:target-range-address="axial.J2:axial.L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axial.A3:axial.I76" table:contains-header="false">
          <table:sort>
            <table:sort-by table:field-number="0" table:data-type="automatic"/>
            <table:sort-by table:field-number="1" table:data-type="automatic"/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  <number:text> </number:text>
    </number:number-style>
    <number:number-style style:name="N126">
      <number:number number:decimal-places="4" number:min-integer-digits="1"/>
      <number:text> </number:text>
    </number:number-style>
    <number:number-style style:name="N127P0" style:volatile="true">
      <number:number number:decimal-places="1" number:min-integer-digits="1"/>
      <number:text> </number:text>
    </number:number-style>
    <number:number-style style:name="N127">
      <style:text-properties fo:color="#ff0000"/>
      <number:text>(</number:text>
      <number:number number:decimal-places="1" number:min-integer-digits="1"/>
      <number:text>)</number:text>
      <style:map style:condition="value()&gt;=0" style:apply-style-name="N127P0"/>
    </number:number-style>
    <number:number-style style:name="N128">
      <number:number number:decimal-places="3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5" number:min-integer-digits="1"/>
    </number:number-style>
    <number:number-style style:name="N131">
      <number:text>+</number:text>
      <number:number number:decimal-places="1" number:min-integer-digits="1"/>
    </number:number-style>
    <number:number-style style:name="N132">
      <number:text>-</number:text>
      <number:number number:decimal-places="1" number:min-integer-digits="1"/>
    </number:number-style>
    <number:number-style style:name="N133">
      <number:number number:decimal-places="1" number:min-integer-digits="1"/>
    </number:number-style>
    <number:number-style style:name="N134">
      <number:text>-</number:text>
      <number:number number:decimal-places="2" number:min-integer-digits="1"/>
    </number:number-style>
    <number:number-style style:name="N135">
      <number:text>±</number:text>
      <number:number number:decimal-places="1" number:min-integer-digits="1"/>
    </number:number-style>
    <number:number-style style:name="N136">
      <number:scientific-number number:decimal-places="3" number:min-integer-digits="1" number:min-exponent-digits="2"/>
    </number:number-style>
    <number:number-style style:name="N137">
      <number:text>+</number:text>
      <number:number number:decimal-places="1" number:min-integer-digits="1"/>
      <number:text>.</number:text>
    </number:number-style>
    <number:number-style style:name="N138">
      <number:number number:decimal-places="1" number:min-integer-digits="1"/>
      <number:text>.</number:text>
    </number:number-style>
    <number:number-style style:name="N139">
      <number:text>+</number:text>
      <number:number number:decimal-places="2" number:min-integer-digits="1"/>
    </number:number-style>
    <number:number-style style:name="N140">
      <number:text>±</number:text>
      <number:number number:decimal-places="2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11" number:min-integer-digits="1"/>
    </number:number-style>
    <number:number-style style:name="N144">
      <number:number number:decimal-places="12" number:min-integer-digits="1"/>
    </number:number-style>
    <number:number-style style:name="N145">
      <number:number number:decimal-places="8" number:min-integer-digits="1"/>
    </number:number-style>
    <number:number-style style:name="N146">
      <number:number number:decimal-places="7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13" number:min-integer-digits="1"/>
    </number:number-style>
    <number:number-style style:name="N149">
      <number:number number:decimal-places="14" number:min-integer-digits="1"/>
    </number:number-style>
    <number:number-style style:name="N150">
      <number:number number:decimal-places="15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6:45:30.454900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Hsu</meta:initial-creator>
    <meta:creation-date>2016-04-22T14:52:54.967890725</meta:creation-date>
    <dc:date>2016-04-28T18:30:15.059500536</dc:date>
    <dc:creator>Dylan Hsu</dc:creator>
    <meta:editing-duration>PT23H31M32S</meta:editing-duration>
    <meta:editing-cycles>34</meta:editing-cycles>
    <meta:generator>LibreOffice/4.2.8.2$Linux_X86_64 LibreOffice_project/420$Build-2</meta:generator>
    <meta:document-statistic meta:table-count="7" meta:cell-count="4559" meta:object-count="0"/>
  </office:meta>
</office:document-meta>
</file>